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417in" svg:height="5.1138in" svg:x="29.4413in" svg:y="0.0311in">
            <draw:object draw:notify-on-update-of-ranges="Sheet1.A2:Sheet1.A2 Sheet1.B2:Sheet1.AF2 Sheet1.A3:Sheet1.A3 Sheet1.B3:Sheet1.AF3 Sheet1.A4:Sheet1.A4 Sheet1.B4:Sheet1.AF4 Sheet1.A5:Sheet1.A5 Sheet1.B5:Sheet1.AF5 Sheet1.A6:Sheet1.A6 Sheet1.B6:Sheet1.AF6 Sheet1.A7:Sheet1.A7 Sheet1.B7:Sheet1.AF7 Sheet1.A8:Sheet1.A8 Sheet1.B8:Sheet1.AF8 Sheet1.A9:Sheet1.A9 Sheet1.B9:Sheet1.AF9 Sheet1.A10:Sheet1.A10 Sheet1.B10:Sheet1.AF10 Sheet1.A11:Sheet1.A11 Sheet1.B11:Sheet1.AF11 Sheet1.A12:Sheet1.A12 Sheet1.B12:Sheet1.AF12 Sheet1.A13:Sheet1.A13 Sheet1.B13:Sheet1.AF13 Sheet1.A14:Sheet1.A14 Sheet1.B14:Sheet1.AF14 Sheet1.A15:Sheet1.A15 Sheet1.B15:Sheet1.AF15 Sheet1.A16:Sheet1.A16 Sheet1.B16:Sheet1.AF16 Sheet1.A17:Sheet1.A17 Sheet1.B17:Sheet1.AF17 Sheet1.A18:Sheet1.A18 Sheet1.B18:Sheet1.AF18 Sheet1.A19:Sheet1.A19 Sheet1.B19:Sheet1.AF19 Sheet1.A20:Sheet1.A20 Sheet1.B20:Sheet1.AF20 Sheet1.A21:Sheet1.A21 Sheet1.B21:Sheet1.AF21 Sheet1.A22:Sheet1.A22 Sheet1.B22:Sheet1.AF22 Sheet1.A23:Sheet1.A23 Sheet1.B23:Sheet1.AF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4.6433in" svg:x="29.4307in" svg:y="5.1453in">
            <draw:object draw:notify-on-update-of-ranges="Sheet1.A31:Sheet1.A31 Sheet1.B31:Sheet1.AF31 Sheet1.A32:Sheet1.A32 Sheet1.B32:Sheet1.AF32 Sheet1.A33:Sheet1.A33 Sheet1.B33:Sheet1.AF33 Sheet1.A34:Sheet1.A34 Sheet1.B34:Sheet1.AF34 Sheet1.A35:Sheet1.A35 Sheet1.B35:Sheet1.AF35 Sheet1.A36:Sheet1.A36 Sheet1.B36:Sheet1.AF36 Sheet1.A37:Sheet1.A37 Sheet1.B37:Sheet1.AF37 Sheet1.A38:Sheet1.A38 Sheet1.B38:Sheet1.AF38 Sheet1.A39:Sheet1.A39 Sheet1.B39:Sheet1.AF39 Sheet1.A40:Sheet1.A40 Sheet1.B40:Sheet1.AF40 Sheet1.A41:Sheet1.A41 Sheet1.B41:Sheet1.AF41 Sheet1.A42:Sheet1.A42 Sheet1.B42:Sheet1.AF42 Sheet1.A43:Sheet1.A43 Sheet1.B43:Sheet1.AF43 Sheet1.A44:Sheet1.A44 Sheet1.B44:Sheet1.AF44 Sheet1.A45:Sheet1.A45 Sheet1.B45:Sheet1.AF45 Sheet1.A46:Sheet1.A46 Sheet1.B46:Sheet1.AF46 Sheet1.A47:Sheet1.A47 Sheet1.B47:Sheet1.AF47 Sheet1.A48:Sheet1.A48 Sheet1.B48:Sheet1.AF48 Sheet1.A49:Sheet1.A49 Sheet1.B49:Sheet1.AF49 Sheet1.A50:Sheet1.A50 Sheet1.B50:Sheet1.AF50 Sheet1.A51:Sheet1.A51 Sheet1.B51:Sheet1.AF51 Sheet1.A52:Sheet1.A52 Sheet1.B52:Sheet1.AF5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6359274130647" calcext:value-type="float">
            <text:p>24.6359274131</text:p>
          </table:table-cell>
          <table:table-cell office:value-type="float" office:value="45.5737554747357" calcext:value-type="float">
            <text:p>45.5737554747</text:p>
          </table:table-cell>
          <table:table-cell office:value-type="float" office:value="60.2758907633881" calcext:value-type="float">
            <text:p>60.2758907634</text:p>
          </table:table-cell>
          <table:table-cell office:value-type="float" office:value="66.9916310130227" calcext:value-type="float">
            <text:p>66.991631013</text:p>
          </table:table-cell>
          <table:table-cell office:value-type="float" office:value="71.3136932621682" calcext:value-type="float">
            <text:p>71.3136932622</text:p>
          </table:table-cell>
          <table:table-cell office:value-type="float" office:value="74.4052776461842" calcext:value-type="float">
            <text:p>74.4052776462</text:p>
          </table:table-cell>
          <table:table-cell office:value-type="float" office:value="76.7944033963388" calcext:value-type="float">
            <text:p>76.7944033963</text:p>
          </table:table-cell>
          <table:table-cell office:value-type="float" office:value="80.4798214691749" calcext:value-type="float">
            <text:p>80.4798214692</text:p>
          </table:table-cell>
          <table:table-cell office:value-type="float" office:value="79.9496914735632" calcext:value-type="float">
            <text:p>79.9496914736</text:p>
          </table:table-cell>
          <table:table-cell office:value-type="float" office:value="81.6846269520271" calcext:value-type="float">
            <text:p>81.684626952</text:p>
          </table:table-cell>
          <table:table-cell office:value-type="float" office:value="84.4878286363093" calcext:value-type="float">
            <text:p>84.4878286363</text:p>
          </table:table-cell>
          <table:table-cell office:value-type="float" office:value="83.8741438015868" calcext:value-type="float">
            <text:p>83.8741438016</text:p>
          </table:table-cell>
          <table:table-cell office:value-type="float" office:value="83.8062785695393" calcext:value-type="float">
            <text:p>83.8062785695</text:p>
          </table:table-cell>
          <table:table-cell office:value-type="float" office:value="85.208053501259" calcext:value-type="float">
            <text:p>85.2080535013</text:p>
          </table:table-cell>
          <table:table-cell office:value-type="float" office:value="85.2235549524132" calcext:value-type="float">
            <text:p>85.2235549524</text:p>
          </table:table-cell>
          <table:table-cell office:value-type="float" office:value="86.4687204098489" calcext:value-type="float">
            <text:p>86.4687204098</text:p>
          </table:table-cell>
          <table:table-cell office:value-type="float" office:value="86.2287504624099" calcext:value-type="float">
            <text:p>86.2287504624</text:p>
          </table:table-cell>
          <table:table-cell office:value-type="float" office:value="87.2927147240589" calcext:value-type="float">
            <text:p>87.2927147241</text:p>
          </table:table-cell>
          <table:table-cell office:value-type="float" office:value="87.0984364206424" calcext:value-type="float">
            <text:p>87.0984364206</text:p>
          </table:table-cell>
          <table:table-cell office:value-type="float" office:value="88.1155212498877" calcext:value-type="float">
            <text:p>88.1155212499</text:p>
          </table:table-cell>
          <table:table-cell office:value-type="float" office:value="87.6155048993849" calcext:value-type="float">
            <text:p>87.6155048994</text:p>
          </table:table-cell>
          <table:table-cell office:value-type="float" office:value="88.2761620789619" calcext:value-type="float">
            <text:p>88.276162079</text:p>
          </table:table-cell>
          <table:table-cell office:value-type="float" office:value="88.2668087347324" calcext:value-type="float">
            <text:p>88.2668087347</text:p>
          </table:table-cell>
          <table:table-cell office:value-type="float" office:value="88.5527991669506" calcext:value-type="float">
            <text:p>88.552799167</text:p>
          </table:table-cell>
          <table:table-cell office:value-type="float" office:value="88.8171066424249" calcext:value-type="float">
            <text:p>88.8171066424</text:p>
          </table:table-cell>
          <table:table-cell office:value-type="float" office:value="89.0632576735326" calcext:value-type="float">
            <text:p>89.0632576735</text:p>
          </table:table-cell>
          <table:table-cell office:value-type="float" office:value="89.1415965412253" calcext:value-type="float">
            <text:p>89.1415965412</text:p>
          </table:table-cell>
          <table:table-cell office:value-type="float" office:value="89.3714436213723" calcext:value-type="float">
            <text:p>89.3714436214</text:p>
          </table:table-cell>
          <table:table-cell office:value-type="float" office:value="89.5755723171603" calcext:value-type="float">
            <text:p>89.5755723172</text:p>
          </table:table-cell>
          <table:table-cell office:value-type="float" office:value="89.7682791711327" calcext:value-type="float">
            <text:p>89.7682791711</text:p>
          </table:table-cell>
          <table:table-cell office:value-type="float" office:value="89.951068114472" calcext:value-type="float">
            <text:p>89.9510681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52377699885853" calcext:value-type="float">
            <text:p>9.5237769989</text:p>
          </table:table-cell>
          <table:table-cell office:value-type="float" office:value="38.4595202700655" calcext:value-type="float">
            <text:p>38.4595202701</text:p>
          </table:table-cell>
          <table:table-cell office:value-type="float" office:value="57.182840728502" calcext:value-type="float">
            <text:p>57.1828407285</text:p>
          </table:table-cell>
          <table:table-cell office:value-type="float" office:value="65.8421222790746" calcext:value-type="float">
            <text:p>65.8421222791</text:p>
          </table:table-cell>
          <table:table-cell office:value-type="float" office:value="70.8815082183448" calcext:value-type="float">
            <text:p>70.8815082183</text:p>
          </table:table-cell>
          <table:table-cell office:value-type="float" office:value="74.2766530130868" calcext:value-type="float">
            <text:p>74.2766530131</text:p>
          </table:table-cell>
          <table:table-cell office:value-type="float" office:value="76.4400505035423" calcext:value-type="float">
            <text:p>76.4400505035</text:p>
          </table:table-cell>
          <table:table-cell office:value-type="float" office:value="78.7006653040555" calcext:value-type="float">
            <text:p>78.7006653041</text:p>
          </table:table-cell>
          <table:table-cell office:value-type="float" office:value="79.9331949511931" calcext:value-type="float">
            <text:p>79.9331949512</text:p>
          </table:table-cell>
          <table:table-cell office:value-type="float" office:value="81.2622151520323" calcext:value-type="float">
            <text:p>81.262215152</text:p>
          </table:table-cell>
          <table:table-cell office:value-type="float" office:value="82.3160509734414" calcext:value-type="float">
            <text:p>82.3160509734</text:p>
          </table:table-cell>
          <table:table-cell office:value-type="float" office:value="83.7462364141074" calcext:value-type="float">
            <text:p>83.7462364141</text:p>
          </table:table-cell>
          <table:table-cell office:value-type="float" office:value="83.4785193604554" calcext:value-type="float">
            <text:p>83.4785193605</text:p>
          </table:table-cell>
          <table:table-cell office:value-type="float" office:value="84.9300091672396" calcext:value-type="float">
            <text:p>84.9300091672</text:p>
          </table:table-cell>
          <table:table-cell office:value-type="float" office:value="84.5986525197143" calcext:value-type="float">
            <text:p>84.5986525197</text:p>
          </table:table-cell>
          <table:table-cell office:value-type="float" office:value="86.1387382142554" calcext:value-type="float">
            <text:p>86.1387382143</text:p>
          </table:table-cell>
          <table:table-cell office:value-type="float" office:value="86.1601463122718" calcext:value-type="float">
            <text:p>86.1601463123</text:p>
          </table:table-cell>
          <table:table-cell office:value-type="float" office:value="86.984984304398" calcext:value-type="float">
            <text:p>86.9849843044</text:p>
          </table:table-cell>
          <table:table-cell office:value-type="float" office:value="86.8057701259655" calcext:value-type="float">
            <text:p>86.805770126</text:p>
          </table:table-cell>
          <table:table-cell office:value-type="float" office:value="87.7573848722712" calcext:value-type="float">
            <text:p>87.7573848723</text:p>
          </table:table-cell>
          <table:table-cell office:value-type="float" office:value="87.3740217440109" calcext:value-type="float">
            <text:p>87.374021744</text:p>
          </table:table-cell>
          <table:table-cell office:value-type="float" office:value="87.9571860141976" calcext:value-type="float">
            <text:p>87.9571860142</text:p>
          </table:table-cell>
          <table:table-cell office:value-type="float" office:value="88.1413680084215" calcext:value-type="float">
            <text:p>88.1413680084</text:p>
          </table:table-cell>
          <table:table-cell office:value-type="float" office:value="88.1778188453513" calcext:value-type="float">
            <text:p>88.1778188454</text:p>
          </table:table-cell>
          <table:table-cell office:value-type="float" office:value="88.4882504009853" calcext:value-type="float">
            <text:p>88.488250401</text:p>
          </table:table-cell>
          <table:table-cell office:value-type="float" office:value="88.5604579864586" calcext:value-type="float">
            <text:p>88.5604579865</text:p>
          </table:table-cell>
          <table:table-cell office:value-type="float" office:value="88.8482798370987" calcext:value-type="float">
            <text:p>88.8482798371</text:p>
          </table:table-cell>
          <table:table-cell office:value-type="float" office:value="88.9421116608949" calcext:value-type="float">
            <text:p>88.9421116609</text:p>
          </table:table-cell>
          <table:table-cell office:value-type="float" office:value="89.1948322464354" calcext:value-type="float">
            <text:p>89.1948322464</text:p>
          </table:table-cell>
          <table:table-cell office:value-type="float" office:value="89.2640052537032" calcext:value-type="float">
            <text:p>89.2640052537</text:p>
          </table:table-cell>
          <table:table-cell office:value-type="float" office:value="89.352418484503" calcext:value-type="float">
            <text:p>89.35241848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6101177261447" calcext:value-type="float">
            <text:p>8.6101177261</text:p>
          </table:table-cell>
          <table:table-cell office:value-type="float" office:value="38.0549380568374" calcext:value-type="float">
            <text:p>38.0549380568</text:p>
          </table:table-cell>
          <table:table-cell office:value-type="float" office:value="57.046144559364" calcext:value-type="float">
            <text:p>57.0461445594</text:p>
          </table:table-cell>
          <table:table-cell office:value-type="float" office:value="65.3293230654378" calcext:value-type="float">
            <text:p>65.3293230654</text:p>
          </table:table-cell>
          <table:table-cell office:value-type="float" office:value="68.7565285135515" calcext:value-type="float">
            <text:p>68.7565285136</text:p>
          </table:table-cell>
          <table:table-cell office:value-type="float" office:value="72.2530861777497" calcext:value-type="float">
            <text:p>72.2530861777</text:p>
          </table:table-cell>
          <table:table-cell office:value-type="float" office:value="73.0420880036772" calcext:value-type="float">
            <text:p>73.0420880037</text:p>
          </table:table-cell>
          <table:table-cell office:value-type="float" office:value="78.3886223265917" calcext:value-type="float">
            <text:p>78.3886223266</text:p>
          </table:table-cell>
          <table:table-cell office:value-type="float" office:value="79.9095892361399" calcext:value-type="float">
            <text:p>79.9095892361</text:p>
          </table:table-cell>
          <table:table-cell office:value-type="float" office:value="81.2122962825551" calcext:value-type="float">
            <text:p>81.2122962826</text:p>
          </table:table-cell>
          <table:table-cell office:value-type="float" office:value="82.2306446417878" calcext:value-type="float">
            <text:p>82.2306446418</text:p>
          </table:table-cell>
          <table:table-cell office:value-type="float" office:value="83.6304652631501" calcext:value-type="float">
            <text:p>83.6304652632</text:p>
          </table:table-cell>
          <table:table-cell office:value-type="float" office:value="83.3235452018742" calcext:value-type="float">
            <text:p>83.3235452019</text:p>
          </table:table-cell>
          <table:table-cell office:value-type="float" office:value="84.5912056484631" calcext:value-type="float">
            <text:p>84.5912056485</text:p>
          </table:table-cell>
          <table:table-cell office:value-type="float" office:value="84.3782440840645" calcext:value-type="float">
            <text:p>84.3782440841</text:p>
          </table:table-cell>
          <table:table-cell office:value-type="float" office:value="85.7648901593925" calcext:value-type="float">
            <text:p>85.7648901594</text:p>
          </table:table-cell>
          <table:table-cell office:value-type="float" office:value="85.4571337090184" calcext:value-type="float">
            <text:p>85.457133709</text:p>
          </table:table-cell>
          <table:table-cell office:value-type="float" office:value="86.6892352627324" calcext:value-type="float">
            <text:p>86.6892352627</text:p>
          </table:table-cell>
          <table:table-cell office:value-type="float" office:value="86.2603892050423" calcext:value-type="float">
            <text:p>86.260389205</text:p>
          </table:table-cell>
          <table:table-cell office:value-type="float" office:value="87.4668529623272" calcext:value-type="float">
            <text:p>87.4668529623</text:p>
          </table:table-cell>
          <table:table-cell office:value-type="float" office:value="87.1414331153597" calcext:value-type="float">
            <text:p>87.1414331154</text:p>
          </table:table-cell>
          <table:table-cell office:value-type="float" office:value="87.5197276440268" calcext:value-type="float">
            <text:p>87.519727644</text:p>
          </table:table-cell>
          <table:table-cell office:value-type="float" office:value="87.8662415995316" calcext:value-type="float">
            <text:p>87.8662415995</text:p>
          </table:table-cell>
          <table:table-cell office:value-type="float" office:value="86.5246219933693" calcext:value-type="float">
            <text:p>86.5246219934</text:p>
          </table:table-cell>
          <table:table-cell office:value-type="float" office:value="88.4641490328576" calcext:value-type="float">
            <text:p>88.4641490329</text:p>
          </table:table-cell>
          <table:table-cell office:value-type="float" office:value="87.100843223855" calcext:value-type="float">
            <text:p>87.1008432239</text:p>
          </table:table-cell>
          <table:table-cell office:value-type="float" office:value="86.4887900927128" calcext:value-type="float">
            <text:p>86.4887900927</text:p>
          </table:table-cell>
          <table:table-cell office:value-type="float" office:value="87.7492783102656" calcext:value-type="float">
            <text:p>87.7492783103</text:p>
          </table:table-cell>
          <table:table-cell office:value-type="float" office:value="86.7943254247581" calcext:value-type="float">
            <text:p>86.7943254248</text:p>
          </table:table-cell>
          <table:table-cell office:value-type="float" office:value="88.5194126974819" calcext:value-type="float">
            <text:p>88.5194126975</text:p>
          </table:table-cell>
          <table:table-cell office:value-type="float" office:value="87.5154833996407" calcext:value-type="float">
            <text:p>87.5154833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4214975222116" calcext:value-type="float">
            <text:p>5.7421497522</text:p>
          </table:table-cell>
          <table:table-cell office:value-type="float" office:value="23.71175396586" calcext:value-type="float">
            <text:p>23.7117539659</text:p>
          </table:table-cell>
          <table:table-cell office:value-type="float" office:value="56.6102782645664" calcext:value-type="float">
            <text:p>56.6102782646</text:p>
          </table:table-cell>
          <table:table-cell office:value-type="float" office:value="63.5780539697303" calcext:value-type="float">
            <text:p>63.5780539697</text:p>
          </table:table-cell>
          <table:table-cell office:value-type="float" office:value="67.9567522716834" calcext:value-type="float">
            <text:p>67.9567522717</text:p>
          </table:table-cell>
          <table:table-cell office:value-type="float" office:value="71.7573308180736" calcext:value-type="float">
            <text:p>71.7573308181</text:p>
          </table:table-cell>
          <table:table-cell office:value-type="float" office:value="72.506252934627" calcext:value-type="float">
            <text:p>72.5062529346</text:p>
          </table:table-cell>
          <table:table-cell office:value-type="float" office:value="78.3864240634723" calcext:value-type="float">
            <text:p>78.3864240635</text:p>
          </table:table-cell>
          <table:table-cell office:value-type="float" office:value="77.7548313726963" calcext:value-type="float">
            <text:p>77.7548313727</text:p>
          </table:table-cell>
          <table:table-cell office:value-type="float" office:value="81.1614764754278" calcext:value-type="float">
            <text:p>81.1614764754</text:p>
          </table:table-cell>
          <table:table-cell office:value-type="float" office:value="81.2442585312846" calcext:value-type="float">
            <text:p>81.2442585313</text:p>
          </table:table-cell>
          <table:table-cell office:value-type="float" office:value="83.4253021009597" calcext:value-type="float">
            <text:p>83.425302101</text:p>
          </table:table-cell>
          <table:table-cell office:value-type="float" office:value="83.1424886047169" calcext:value-type="float">
            <text:p>83.1424886047</text:p>
          </table:table-cell>
          <table:table-cell office:value-type="float" office:value="84.3745477438384" calcext:value-type="float">
            <text:p>84.3745477438</text:p>
          </table:table-cell>
          <table:table-cell office:value-type="float" office:value="84.3760717509814" calcext:value-type="float">
            <text:p>84.376071751</text:p>
          </table:table-cell>
          <table:table-cell office:value-type="float" office:value="85.5241970178768" calcext:value-type="float">
            <text:p>85.5241970179</text:p>
          </table:table-cell>
          <table:table-cell office:value-type="float" office:value="84.8036615069521" calcext:value-type="float">
            <text:p>84.803661507</text:p>
          </table:table-cell>
          <table:table-cell office:value-type="float" office:value="86.5125802828512" calcext:value-type="float">
            <text:p>86.5125802829</text:p>
          </table:table-cell>
          <table:table-cell office:value-type="float" office:value="85.9054368117864" calcext:value-type="float">
            <text:p>85.9054368118</text:p>
          </table:table-cell>
          <table:table-cell office:value-type="float" office:value="86.7317693008839" calcext:value-type="float">
            <text:p>86.7317693009</text:p>
          </table:table-cell>
          <table:table-cell office:value-type="float" office:value="85.8973825812741" calcext:value-type="float">
            <text:p>85.8973825813</text:p>
          </table:table-cell>
          <table:table-cell office:value-type="float" office:value="86.1878584177236" calcext:value-type="float">
            <text:p>86.1878584177</text:p>
          </table:table-cell>
          <table:table-cell office:value-type="float" office:value="86.7814705100166" calcext:value-type="float">
            <text:p>86.78147051</text:p>
          </table:table-cell>
          <table:table-cell office:value-type="float" office:value="85.6679802127037" calcext:value-type="float">
            <text:p>85.6679802127</text:p>
          </table:table-cell>
          <table:table-cell office:value-type="float" office:value="87.7601937640327" calcext:value-type="float">
            <text:p>87.760193764</text:p>
          </table:table-cell>
          <table:table-cell office:value-type="float" office:value="86.5273355787164" calcext:value-type="float">
            <text:p>86.5273355787</text:p>
          </table:table-cell>
          <table:table-cell office:value-type="float" office:value="86.0922974024171" calcext:value-type="float">
            <text:p>86.0922974024</text:p>
          </table:table-cell>
          <table:table-cell office:value-type="float" office:value="86.003964796951" calcext:value-type="float">
            <text:p>86.003964797</text:p>
          </table:table-cell>
          <table:table-cell office:value-type="float" office:value="86.5691620503884" calcext:value-type="float">
            <text:p>86.5691620504</text:p>
          </table:table-cell>
          <table:table-cell office:value-type="float" office:value="88.3928051923791" calcext:value-type="float">
            <text:p>88.3928051924</text:p>
          </table:table-cell>
          <table:table-cell office:value-type="float" office:value="86.5704458893181" calcext:value-type="float">
            <text:p>86.57044588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5210662085442" calcext:value-type="float">
            <text:p>1.2521066209</text:p>
          </table:table-cell>
          <table:table-cell office:value-type="float" office:value="2.63349991565331" calcext:value-type="float">
            <text:p>2.6334999157</text:p>
          </table:table-cell>
          <table:table-cell office:value-type="float" office:value="48.1642927753964" calcext:value-type="float">
            <text:p>48.1642927754</text:p>
          </table:table-cell>
          <table:table-cell office:value-type="float" office:value="60.3429837182106" calcext:value-type="float">
            <text:p>60.3429837182</text:p>
          </table:table-cell>
          <table:table-cell office:value-type="float" office:value="66.9936678483982" calcext:value-type="float">
            <text:p>66.9936678484</text:p>
          </table:table-cell>
          <table:table-cell office:value-type="float" office:value="71.3792284901438" calcext:value-type="float">
            <text:p>71.3792284901</text:p>
          </table:table-cell>
          <table:table-cell office:value-type="float" office:value="72.3506556156955" calcext:value-type="float">
            <text:p>72.3506556157</text:p>
          </table:table-cell>
          <table:table-cell office:value-type="float" office:value="78.088865712136" calcext:value-type="float">
            <text:p>78.0888657121</text:p>
          </table:table-cell>
          <table:table-cell office:value-type="float" office:value="77.2900708288756" calcext:value-type="float">
            <text:p>77.2900708289</text:p>
          </table:table-cell>
          <table:table-cell office:value-type="float" office:value="80.3172054113488" calcext:value-type="float">
            <text:p>80.3172054113</text:p>
          </table:table-cell>
          <table:table-cell office:value-type="float" office:value="80.3539662416131" calcext:value-type="float">
            <text:p>80.3539662416</text:p>
          </table:table-cell>
          <table:table-cell office:value-type="float" office:value="83.2367167325312" calcext:value-type="float">
            <text:p>83.2367167325</text:p>
          </table:table-cell>
          <table:table-cell office:value-type="float" office:value="82.1526511250212" calcext:value-type="float">
            <text:p>82.152651125</text:p>
          </table:table-cell>
          <table:table-cell office:value-type="float" office:value="83.94823364382" calcext:value-type="float">
            <text:p>83.9482336438</text:p>
          </table:table-cell>
          <table:table-cell office:value-type="float" office:value="83.5985452421884" calcext:value-type="float">
            <text:p>83.5985452422</text:p>
          </table:table-cell>
          <table:table-cell office:value-type="float" office:value="84.8146535602592" calcext:value-type="float">
            <text:p>84.8146535603</text:p>
          </table:table-cell>
          <table:table-cell office:value-type="float" office:value="83.5006752014144" calcext:value-type="float">
            <text:p>83.5006752014</text:p>
          </table:table-cell>
          <table:table-cell office:value-type="float" office:value="85.9906158513855" calcext:value-type="float">
            <text:p>85.9906158514</text:p>
          </table:table-cell>
          <table:table-cell office:value-type="float" office:value="85.1287835530419" calcext:value-type="float">
            <text:p>85.128783553</text:p>
          </table:table-cell>
          <table:table-cell office:value-type="float" office:value="85.325584141264" calcext:value-type="float">
            <text:p>85.3255841413</text:p>
          </table:table-cell>
          <table:table-cell office:value-type="float" office:value="85.1548781431799" calcext:value-type="float">
            <text:p>85.1548781432</text:p>
          </table:table-cell>
          <table:table-cell office:value-type="float" office:value="85.7428657842045" calcext:value-type="float">
            <text:p>85.7428657842</text:p>
          </table:table-cell>
          <table:table-cell office:value-type="float" office:value="85.5368072195618" calcext:value-type="float">
            <text:p>85.5368072196</text:p>
          </table:table-cell>
          <table:table-cell office:value-type="float" office:value="85.426167893045" calcext:value-type="float">
            <text:p>85.426167893</text:p>
          </table:table-cell>
          <table:table-cell office:value-type="float" office:value="87.3302829514851" calcext:value-type="float">
            <text:p>87.3302829515</text:p>
          </table:table-cell>
          <table:table-cell office:value-type="float" office:value="86.2164056762541" calcext:value-type="float">
            <text:p>86.2164056763</text:p>
          </table:table-cell>
          <table:table-cell office:value-type="float" office:value="86.0574100109207" calcext:value-type="float">
            <text:p>86.0574100109</text:p>
          </table:table-cell>
          <table:table-cell office:value-type="float" office:value="85.7166126890885" calcext:value-type="float">
            <text:p>85.7166126891</text:p>
          </table:table-cell>
          <table:table-cell office:value-type="float" office:value="86.3072172987716" calcext:value-type="float">
            <text:p>86.3072172988</text:p>
          </table:table-cell>
          <table:table-cell office:value-type="float" office:value="86.4960008406296" calcext:value-type="float">
            <text:p>86.4960008406</text:p>
          </table:table-cell>
          <table:table-cell office:value-type="float" office:value="86.4559468411155" calcext:value-type="float">
            <text:p>86.45594684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590281318886" calcext:value-type="float">
            <text:p>1.1559028132</text:p>
          </table:table-cell>
          <table:table-cell office:value-type="float" office:value="1.62749986953754" calcext:value-type="float">
            <text:p>1.6274998695</text:p>
          </table:table-cell>
          <table:table-cell office:value-type="float" office:value="44.1341989956588" calcext:value-type="float">
            <text:p>44.1341989957</text:p>
          </table:table-cell>
          <table:table-cell office:value-type="float" office:value="48.2230176857394" calcext:value-type="float">
            <text:p>48.2230176857</text:p>
          </table:table-cell>
          <table:table-cell office:value-type="float" office:value="65.5531977399825" calcext:value-type="float">
            <text:p>65.55319774</text:p>
          </table:table-cell>
          <table:table-cell office:value-type="float" office:value="71.287671939853" calcext:value-type="float">
            <text:p>71.2876719399</text:p>
          </table:table-cell>
          <table:table-cell office:value-type="float" office:value="72.1240732606075" calcext:value-type="float">
            <text:p>72.1240732606</text:p>
          </table:table-cell>
          <table:table-cell office:value-type="float" office:value="73.5745209379062" calcext:value-type="float">
            <text:p>73.5745209379</text:p>
          </table:table-cell>
          <table:table-cell office:value-type="float" office:value="76.7117683562116" calcext:value-type="float">
            <text:p>76.7117683562</text:p>
          </table:table-cell>
          <table:table-cell office:value-type="float" office:value="79.3513211116651" calcext:value-type="float">
            <text:p>79.3513211117</text:p>
          </table:table-cell>
          <table:table-cell office:value-type="float" office:value="79.7541539874352" calcext:value-type="float">
            <text:p>79.7541539874</text:p>
          </table:table-cell>
          <table:table-cell office:value-type="float" office:value="83.1424886047169" calcext:value-type="float">
            <text:p>83.1424886047</text:p>
          </table:table-cell>
          <table:table-cell office:value-type="float" office:value="81.9498336272528" calcext:value-type="float">
            <text:p>81.9498336273</text:p>
          </table:table-cell>
          <table:table-cell office:value-type="float" office:value="82.9523115180808" calcext:value-type="float">
            <text:p>82.9523115181</text:p>
          </table:table-cell>
          <table:table-cell office:value-type="float" office:value="82.9922411590609" calcext:value-type="float">
            <text:p>82.9922411591</text:p>
          </table:table-cell>
          <table:table-cell table:number-columns-repeated="2" office:value-type="float" office:value="83.4079253565973" calcext:value-type="float">
            <text:p>83.4079253566</text:p>
          </table:table-cell>
          <table:table-cell office:value-type="float" office:value="84.6833116155162" calcext:value-type="float">
            <text:p>84.6833116155</text:p>
          </table:table-cell>
          <table:table-cell table:number-columns-repeated="2" office:value-type="float" office:value="84.9644025304097" calcext:value-type="float">
            <text:p>84.9644025304</text:p>
          </table:table-cell>
          <table:table-cell table:number-columns-repeated="4" office:value-type="float" office:value="85.0588949811094" calcext:value-type="float">
            <text:p>85.0588949811</text:p>
          </table:table-cell>
          <table:table-cell office:value-type="float" office:value="85.1064796435404" calcext:value-type="float">
            <text:p>85.1064796435</text:p>
          </table:table-cell>
          <table:table-cell table:number-columns-repeated="3" office:value-type="float" office:value="85.7134384224292" calcext:value-type="float">
            <text:p>85.7134384224</text:p>
          </table:table-cell>
          <table:table-cell office:value-type="float" office:value="85.9578154540989" calcext:value-type="float">
            <text:p>85.9578154541</text:p>
          </table:table-cell>
          <table:table-cell office:value-type="float" office:value="86.4559468411155" calcext:value-type="float">
            <text:p>86.4559468411</text:p>
          </table:table-cell>
          <table:table-cell office:value-type="float" office:value="86.3747226946353" calcext:value-type="float">
            <text:p>86.37472269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9878819398023" calcext:value-type="float">
            <text:p>1.098788194</text:p>
          </table:table-cell>
          <table:table-cell office:value-type="float" office:value="1.62588532132095" calcext:value-type="float">
            <text:p>1.6258853213</text:p>
          </table:table-cell>
          <table:table-cell office:value-type="float" office:value="43.285684752772" calcext:value-type="float">
            <text:p>43.2856847528</text:p>
          </table:table-cell>
          <table:table-cell office:value-type="float" office:value="48.2206699525832" calcext:value-type="float">
            <text:p>48.2206699526</text:p>
          </table:table-cell>
          <table:table-cell office:value-type="float" office:value="58.9034335284466" calcext:value-type="float">
            <text:p>58.9034335284</text:p>
          </table:table-cell>
          <table:table-cell office:value-type="float" office:value="71.091612551041" calcext:value-type="float">
            <text:p>71.091612551</text:p>
          </table:table-cell>
          <table:table-cell office:value-type="float" office:value="71.6578039145387" calcext:value-type="float">
            <text:p>71.6578039145</text:p>
          </table:table-cell>
          <table:table-cell office:value-type="float" office:value="72.3358640938219" calcext:value-type="float">
            <text:p>72.3358640938</text:p>
          </table:table-cell>
          <table:table-cell office:value-type="float" office:value="74.532128273537" calcext:value-type="float">
            <text:p>74.5321282735</text:p>
          </table:table-cell>
          <table:table-cell office:value-type="float" office:value="79.2757927919821" calcext:value-type="float">
            <text:p>79.275792792</text:p>
          </table:table-cell>
          <table:table-cell office:value-type="float" office:value="79.7285000365399" calcext:value-type="float">
            <text:p>79.7285000365</text:p>
          </table:table-cell>
          <table:table-cell office:value-type="float" office:value="81.61157767664" calcext:value-type="float">
            <text:p>81.6115776766</text:p>
          </table:table-cell>
          <table:table-cell office:value-type="float" office:value="81.6038784739803" calcext:value-type="float">
            <text:p>81.603878474</text:p>
          </table:table-cell>
          <table:table-cell office:value-type="float" office:value="82.5440007207938" calcext:value-type="float">
            <text:p>82.5440007208</text:p>
          </table:table-cell>
          <table:table-cell office:value-type="float" office:value="82.9523115180808" calcext:value-type="float">
            <text:p>82.9523115181</text:p>
          </table:table-cell>
          <table:table-cell office:value-type="float" office:value="83.1493245830362" calcext:value-type="float">
            <text:p>83.149324583</text:p>
          </table:table-cell>
          <table:table-cell office:value-type="float" office:value="83.4027791470922" calcext:value-type="float">
            <text:p>83.4027791471</text:p>
          </table:table-cell>
          <table:table-cell office:value-type="float" office:value="83.8076942035042" calcext:value-type="float">
            <text:p>83.8076942035</text:p>
          </table:table-cell>
          <table:table-cell office:value-type="float" office:value="84.6833116155162" calcext:value-type="float">
            <text:p>84.6833116155</text:p>
          </table:table-cell>
          <table:table-cell office:value-type="float" office:value="84.7963572111394" calcext:value-type="float">
            <text:p>84.7963572111</text:p>
          </table:table-cell>
          <table:table-cell office:value-type="float" office:value="84.9644025304097" calcext:value-type="float">
            <text:p>84.9644025304</text:p>
          </table:table-cell>
          <table:table-cell office:value-type="float" office:value="84.6878519690035" calcext:value-type="float">
            <text:p>84.687851969</text:p>
          </table:table-cell>
          <table:table-cell office:value-type="float" office:value="84.7651787137427" calcext:value-type="float">
            <text:p>84.7651787137</text:p>
          </table:table-cell>
          <table:table-cell office:value-type="float" office:value="85.0376262015517" calcext:value-type="float">
            <text:p>85.0376262016</text:p>
          </table:table-cell>
          <table:table-cell office:value-type="float" office:value="85.0723490211024" calcext:value-type="float">
            <text:p>85.0723490211</text:p>
          </table:table-cell>
          <table:table-cell office:value-type="float" office:value="85.651180096756" calcext:value-type="float">
            <text:p>85.6511800968</text:p>
          </table:table-cell>
          <table:table-cell office:value-type="float" office:value="85.472745437682" calcext:value-type="float">
            <text:p>85.4727454377</text:p>
          </table:table-cell>
          <table:table-cell office:value-type="float" office:value="85.6146510145564" calcext:value-type="float">
            <text:p>85.6146510146</text:p>
          </table:table-cell>
          <table:table-cell office:value-type="float" office:value="85.7601386551893" calcext:value-type="float">
            <text:p>85.7601386552</text:p>
          </table:table-cell>
          <table:table-cell office:value-type="float" office:value="85.9578154540989" calcext:value-type="float">
            <text:p>85.9578154541</text:p>
          </table:table-cell>
          <table:table-cell office:value-type="float" office:value="86.0758304330649" calcext:value-type="float">
            <text:p>86.07583043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5142232449038" calcext:value-type="float">
            <text:p>1.0514223245</text:p>
          </table:table-cell>
          <table:table-cell office:value-type="float" office:value="1.60409639963236" calcext:value-type="float">
            <text:p>1.6040963996</text:p>
          </table:table-cell>
          <table:table-cell office:value-type="float" office:value="14.6844243027752" calcext:value-type="float">
            <text:p>14.6844243028</text:p>
          </table:table-cell>
          <table:table-cell office:value-type="float" office:value="45.6364813054096" calcext:value-type="float">
            <text:p>45.6364813054</text:p>
          </table:table-cell>
          <table:table-cell office:value-type="float" office:value="49.7552184629564" calcext:value-type="float">
            <text:p>49.755218463</text:p>
          </table:table-cell>
          <table:table-cell office:value-type="float" office:value="65.5531977399825" calcext:value-type="float">
            <text:p>65.55319774</text:p>
          </table:table-cell>
          <table:table-cell office:value-type="float" office:value="71.287671939853" calcext:value-type="float">
            <text:p>71.2876719399</text:p>
          </table:table-cell>
          <table:table-cell office:value-type="float" office:value="72.1240732606075" calcext:value-type="float">
            <text:p>72.1240732606</text:p>
          </table:table-cell>
          <table:table-cell office:value-type="float" office:value="73.5745209379062" calcext:value-type="float">
            <text:p>73.5745209379</text:p>
          </table:table-cell>
          <table:table-cell office:value-type="float" office:value="78.0379265413884" calcext:value-type="float">
            <text:p>78.0379265414</text:p>
          </table:table-cell>
          <table:table-cell office:value-type="float" office:value="79.3513211116651" calcext:value-type="float">
            <text:p>79.3513211117</text:p>
          </table:table-cell>
          <table:table-cell office:value-type="float" office:value="80.5514354298805" calcext:value-type="float">
            <text:p>80.5514354299</text:p>
          </table:table-cell>
          <table:table-cell office:value-type="float" office:value="81.5888656626834" calcext:value-type="float">
            <text:p>81.5888656627</text:p>
          </table:table-cell>
          <table:table-cell office:value-type="float" office:value="81.9498336272528" calcext:value-type="float">
            <text:p>81.9498336273</text:p>
          </table:table-cell>
          <table:table-cell office:value-type="float" office:value="82.1835614290911" calcext:value-type="float">
            <text:p>82.1835614291</text:p>
          </table:table-cell>
          <table:table-cell office:value-type="float" office:value="82.9922411590609" calcext:value-type="float">
            <text:p>82.9922411591</text:p>
          </table:table-cell>
          <table:table-cell office:value-type="float" office:value="83.0619080493239" calcext:value-type="float">
            <text:p>83.0619080493</text:p>
          </table:table-cell>
          <table:table-cell office:value-type="float" office:value="83.4685471893542" calcext:value-type="float">
            <text:p>83.4685471894</text:p>
          </table:table-cell>
          <table:table-cell office:value-type="float" office:value="84.0912453101063" calcext:value-type="float">
            <text:p>84.0912453101</text:p>
          </table:table-cell>
          <table:table-cell office:value-type="float" office:value="83.569153589907" calcext:value-type="float">
            <text:p>83.5691535899</text:p>
          </table:table-cell>
          <table:table-cell office:value-type="float" office:value="84.8822679016748" calcext:value-type="float">
            <text:p>84.8822679017</text:p>
          </table:table-cell>
          <table:table-cell office:value-type="float" office:value="84.4438186952092" calcext:value-type="float">
            <text:p>84.4438186952</text:p>
          </table:table-cell>
          <table:table-cell office:value-type="float" office:value="84.5395884494085" calcext:value-type="float">
            <text:p>84.5395884494</text:p>
          </table:table-cell>
          <table:table-cell office:value-type="float" office:value="84.9666150727697" calcext:value-type="float">
            <text:p>84.9666150728</text:p>
          </table:table-cell>
          <table:table-cell office:value-type="float" office:value="85.0588949811094" calcext:value-type="float">
            <text:p>85.0588949811</text:p>
          </table:table-cell>
          <table:table-cell office:value-type="float" office:value="85.1064796435404" calcext:value-type="float">
            <text:p>85.1064796435</text:p>
          </table:table-cell>
          <table:table-cell office:value-type="float" office:value="85.3993771425616" calcext:value-type="float">
            <text:p>85.3993771426</text:p>
          </table:table-cell>
          <table:table-cell office:value-type="float" office:value="85.5677413684017" calcext:value-type="float">
            <text:p>85.5677413684</text:p>
          </table:table-cell>
          <table:table-cell office:value-type="float" office:value="85.7134384224292" calcext:value-type="float">
            <text:p>85.7134384224</text:p>
          </table:table-cell>
          <table:table-cell office:value-type="float" office:value="85.8776305087837" calcext:value-type="float">
            <text:p>85.8776305088</text:p>
          </table:table-cell>
          <table:table-cell office:value-type="float" office:value="85.7727043857323" calcext:value-type="float">
            <text:p>85.77270438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4281992101554" calcext:value-type="float">
            <text:p>1.042819921</text:p>
          </table:table-cell>
          <table:table-cell office:value-type="float" office:value="1.58714040371882" calcext:value-type="float">
            <text:p>1.5871404037</text:p>
          </table:table-cell>
          <table:table-cell office:value-type="float" office:value="2.63349991565331" calcext:value-type="float">
            <text:p>2.6334999157</text:p>
          </table:table-cell>
          <table:table-cell office:value-type="float" office:value="44.1341989956588" calcext:value-type="float">
            <text:p>44.1341989957</text:p>
          </table:table-cell>
          <table:table-cell office:value-type="float" office:value="48.2230176857394" calcext:value-type="float">
            <text:p>48.2230176857</text:p>
          </table:table-cell>
          <table:table-cell office:value-type="float" office:value="64.4429135347421" calcext:value-type="float">
            <text:p>64.4429135347</text:p>
          </table:table-cell>
          <table:table-cell office:value-type="float" office:value="65.1812534032456" calcext:value-type="float">
            <text:p>65.1812534032</text:p>
          </table:table-cell>
          <table:table-cell office:value-type="float" office:value="71.7070776226902" calcext:value-type="float">
            <text:p>71.7070776227</text:p>
          </table:table-cell>
          <table:table-cell office:value-type="float" office:value="72.9669054570688" calcext:value-type="float">
            <text:p>72.9669054571</text:p>
          </table:table-cell>
          <table:table-cell office:value-type="float" office:value="76.7117683562116" calcext:value-type="float">
            <text:p>76.7117683562</text:p>
          </table:table-cell>
          <table:table-cell office:value-type="float" office:value="79.1464234668985" calcext:value-type="float">
            <text:p>79.1464234669</text:p>
          </table:table-cell>
          <table:table-cell office:value-type="float" office:value="80.1114990959139" calcext:value-type="float">
            <text:p>80.1114990959</text:p>
          </table:table-cell>
          <table:table-cell office:value-type="float" office:value="79.5380590789913" calcext:value-type="float">
            <text:p>79.538059079</text:p>
          </table:table-cell>
          <table:table-cell office:value-type="float" office:value="81.1712053375091" calcext:value-type="float">
            <text:p>81.1712053375</text:p>
          </table:table-cell>
          <table:table-cell office:value-type="float" office:value="81.8507447255875" calcext:value-type="float">
            <text:p>81.8507447256</text:p>
          </table:table-cell>
          <table:table-cell office:value-type="float" office:value="82.4125528519028" calcext:value-type="float">
            <text:p>82.4125528519</text:p>
          </table:table-cell>
          <table:table-cell office:value-type="float" office:value="82.7025701026109" calcext:value-type="float">
            <text:p>82.7025701026</text:p>
          </table:table-cell>
          <table:table-cell office:value-type="float" office:value="83.4079253565973" calcext:value-type="float">
            <text:p>83.4079253566</text:p>
          </table:table-cell>
          <table:table-cell office:value-type="float" office:value="83.6785833471408" calcext:value-type="float">
            <text:p>83.6785833471</text:p>
          </table:table-cell>
          <table:table-cell office:value-type="float" office:value="83.5329137778405" calcext:value-type="float">
            <text:p>83.5329137778</text:p>
          </table:table-cell>
          <table:table-cell office:value-type="float" office:value="83.7793406553518" calcext:value-type="float">
            <text:p>83.7793406554</text:p>
          </table:table-cell>
          <table:table-cell office:value-type="float" office:value="84.2046589298692" calcext:value-type="float">
            <text:p>84.2046589299</text:p>
          </table:table-cell>
          <table:table-cell office:value-type="float" office:value="84.3848509943954" calcext:value-type="float">
            <text:p>84.3848509944</text:p>
          </table:table-cell>
          <table:table-cell office:value-type="float" office:value="84.8399031283332" calcext:value-type="float">
            <text:p>84.8399031283</text:p>
          </table:table-cell>
          <table:table-cell office:value-type="float" office:value="84.7689635716164" calcext:value-type="float">
            <text:p>84.7689635716</text:p>
          </table:table-cell>
          <table:table-cell office:value-type="float" office:value="85.0477832455678" calcext:value-type="float">
            <text:p>85.0477832456</text:p>
          </table:table-cell>
          <table:table-cell office:value-type="float" office:value="85.3107024932105" calcext:value-type="float">
            <text:p>85.3107024932</text:p>
          </table:table-cell>
          <table:table-cell office:value-type="float" office:value="84.5948630596727" calcext:value-type="float">
            <text:p>84.5948630597</text:p>
          </table:table-cell>
          <table:table-cell office:value-type="float" office:value="85.3299394855214" calcext:value-type="float">
            <text:p>85.3299394855</text:p>
          </table:table-cell>
          <table:table-cell office:value-type="float" office:value="84.999606262961" calcext:value-type="float">
            <text:p>84.999606263</text:p>
          </table:table-cell>
          <table:table-cell office:value-type="float" office:value="85.6682610254768" calcext:value-type="float">
            <text:p>85.66826102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123574253716" calcext:value-type="float">
            <text:p>1.0123574254</text:p>
          </table:table-cell>
          <table:table-cell office:value-type="float" office:value="1.56365226983992" calcext:value-type="float">
            <text:p>1.5636522698</text:p>
          </table:table-cell>
          <table:table-cell office:value-type="float" office:value="1.83604020296902" calcext:value-type="float">
            <text:p>1.836040203</text:p>
          </table:table-cell>
          <table:table-cell office:value-type="float" office:value="22.5425000150106" calcext:value-type="float">
            <text:p>22.542500015</text:p>
          </table:table-cell>
          <table:table-cell office:value-type="float" office:value="48.0349205009849" calcext:value-type="float">
            <text:p>48.034920501</text:p>
          </table:table-cell>
          <table:table-cell office:value-type="float" office:value="56.6271810942591" calcext:value-type="float">
            <text:p>56.6271810943</text:p>
          </table:table-cell>
          <table:table-cell office:value-type="float" office:value="64.3059283608787" calcext:value-type="float">
            <text:p>64.3059283609</text:p>
          </table:table-cell>
          <table:table-cell office:value-type="float" office:value="70.4692413204142" calcext:value-type="float">
            <text:p>70.4692413204</text:p>
          </table:table-cell>
          <table:table-cell office:value-type="float" office:value="72.577474068466" calcext:value-type="float">
            <text:p>72.5774740685</text:p>
          </table:table-cell>
          <table:table-cell office:value-type="float" office:value="76.6654176527242" calcext:value-type="float">
            <text:p>76.6654176527</text:p>
          </table:table-cell>
          <table:table-cell office:value-type="float" office:value="78.7381934940088" calcext:value-type="float">
            <text:p>78.738193494</text:p>
          </table:table-cell>
          <table:table-cell office:value-type="float" office:value="79.7541539874352" calcext:value-type="float">
            <text:p>79.7541539874</text:p>
          </table:table-cell>
          <table:table-cell office:value-type="float" office:value="79.4263780072894" calcext:value-type="float">
            <text:p>79.4263780073</text:p>
          </table:table-cell>
          <table:table-cell office:value-type="float" office:value="80.3619615757622" calcext:value-type="float">
            <text:p>80.3619615758</text:p>
          </table:table-cell>
          <table:table-cell office:value-type="float" office:value="81.1785063284783" calcext:value-type="float">
            <text:p>81.1785063285</text:p>
          </table:table-cell>
          <table:table-cell office:value-type="float" office:value="82.3220470735249" calcext:value-type="float">
            <text:p>82.3220470735</text:p>
          </table:table-cell>
          <table:table-cell office:value-type="float" office:value="82.6526094046628" calcext:value-type="float">
            <text:p>82.6526094047</text:p>
          </table:table-cell>
          <table:table-cell office:value-type="float" office:value="82.4543064319935" calcext:value-type="float">
            <text:p>82.454306432</text:p>
          </table:table-cell>
          <table:table-cell office:value-type="float" office:value="83.4696916489976" calcext:value-type="float">
            <text:p>83.469691649</text:p>
          </table:table-cell>
          <table:table-cell office:value-type="float" office:value="83.3223271698664" calcext:value-type="float">
            <text:p>83.3223271699</text:p>
          </table:table-cell>
          <table:table-cell office:value-type="float" office:value="83.4519292152816" calcext:value-type="float">
            <text:p>83.4519292153</text:p>
          </table:table-cell>
          <table:table-cell office:value-type="float" office:value="83.8510735154571" calcext:value-type="float">
            <text:p>83.8510735155</text:p>
          </table:table-cell>
          <table:table-cell office:value-type="float" office:value="84.3678044731286" calcext:value-type="float">
            <text:p>84.3678044731</text:p>
          </table:table-cell>
          <table:table-cell office:value-type="float" office:value="84.6736286495131" calcext:value-type="float">
            <text:p>84.6736286495</text:p>
          </table:table-cell>
          <table:table-cell office:value-type="float" office:value="84.2265844183475" calcext:value-type="float">
            <text:p>84.2265844183</text:p>
          </table:table-cell>
          <table:table-cell office:value-type="float" office:value="84.7850942072887" calcext:value-type="float">
            <text:p>84.7850942073</text:p>
          </table:table-cell>
          <table:table-cell office:value-type="float" office:value="85.2596507475336" calcext:value-type="float">
            <text:p>85.2596507475</text:p>
          </table:table-cell>
          <table:table-cell office:value-type="float" office:value="84.0643712509784" calcext:value-type="float">
            <text:p>84.064371251</text:p>
          </table:table-cell>
          <table:table-cell office:value-type="float" office:value="85.319030439318" calcext:value-type="float">
            <text:p>85.3190304393</text:p>
          </table:table-cell>
          <table:table-cell office:value-type="float" office:value="84.9311067666098" calcext:value-type="float">
            <text:p>84.9311067666</text:p>
          </table:table-cell>
          <table:table-cell office:value-type="float" office:value="85.3849785254758" calcext:value-type="float">
            <text:p>85.38497852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1121204725337" calcext:value-type="float">
            <text:p>1.0112120473</text:p>
          </table:table-cell>
          <table:table-cell office:value-type="float" office:value="1.55354492729641" calcext:value-type="float">
            <text:p>1.5535449273</text:p>
          </table:table-cell>
          <table:table-cell office:value-type="float" office:value="1.7992241206377" calcext:value-type="float">
            <text:p>1.7992241206</text:p>
          </table:table-cell>
          <table:table-cell office:value-type="float" office:value="21.3764424557079" calcext:value-type="float">
            <text:p>21.3764424557</text:p>
          </table:table-cell>
          <table:table-cell office:value-type="float" office:value="44.6148914724109" calcext:value-type="float">
            <text:p>44.6148914724</text:p>
          </table:table-cell>
          <table:table-cell office:value-type="float" office:value="56.0423732610311" calcext:value-type="float">
            <text:p>56.042373261</text:p>
          </table:table-cell>
          <table:table-cell office:value-type="float" office:value="64.2483103475554" calcext:value-type="float">
            <text:p>64.2483103476</text:p>
          </table:table-cell>
          <table:table-cell office:value-type="float" office:value="69.2865443198106" calcext:value-type="float">
            <text:p>69.2865443198</text:p>
          </table:table-cell>
          <table:table-cell office:value-type="float" office:value="72.2289524529346" calcext:value-type="float">
            <text:p>72.2289524529</text:p>
          </table:table-cell>
          <table:table-cell office:value-type="float" office:value="76.3590968703773" calcext:value-type="float">
            <text:p>76.3590968704</text:p>
          </table:table-cell>
          <table:table-cell office:value-type="float" office:value="78.1802627046738" calcext:value-type="float">
            <text:p>78.1802627047</text:p>
          </table:table-cell>
          <table:table-cell office:value-type="float" office:value="79.5379604352987" calcext:value-type="float">
            <text:p>79.5379604353</text:p>
          </table:table-cell>
          <table:table-cell office:value-type="float" office:value="78.9651419823757" calcext:value-type="float">
            <text:p>78.9651419824</text:p>
          </table:table-cell>
          <table:table-cell office:value-type="float" office:value="80.0573330594448" calcext:value-type="float">
            <text:p>80.0573330594</text:p>
          </table:table-cell>
          <table:table-cell office:value-type="float" office:value="81.0340480018735" calcext:value-type="float">
            <text:p>81.0340480019</text:p>
          </table:table-cell>
          <table:table-cell office:value-type="float" office:value="80.7890605756699" calcext:value-type="float">
            <text:p>80.7890605757</text:p>
          </table:table-cell>
          <table:table-cell office:value-type="float" office:value="81.4811942684004" calcext:value-type="float">
            <text:p>81.4811942684</text:p>
          </table:table-cell>
          <table:table-cell office:value-type="float" office:value="82.1565770150605" calcext:value-type="float">
            <text:p>82.1565770151</text:p>
          </table:table-cell>
          <table:table-cell office:value-type="float" office:value="82.7801194946715" calcext:value-type="float">
            <text:p>82.7801194947</text:p>
          </table:table-cell>
          <table:table-cell office:value-type="float" office:value="82.9980590279074" calcext:value-type="float">
            <text:p>82.9980590279</text:p>
          </table:table-cell>
          <table:table-cell office:value-type="float" office:value="82.9415675449335" calcext:value-type="float">
            <text:p>82.9415675449</text:p>
          </table:table-cell>
          <table:table-cell office:value-type="float" office:value="83.6602318951694" calcext:value-type="float">
            <text:p>83.6602318952</text:p>
          </table:table-cell>
          <table:table-cell office:value-type="float" office:value="84.2176861852417" calcext:value-type="float">
            <text:p>84.2176861852</text:p>
          </table:table-cell>
          <table:table-cell office:value-type="float" office:value="84.608977986374" calcext:value-type="float">
            <text:p>84.6089779864</text:p>
          </table:table-cell>
          <table:table-cell office:value-type="float" office:value="84.0483025639637" calcext:value-type="float">
            <text:p>84.048302564</text:p>
          </table:table-cell>
          <table:table-cell office:value-type="float" office:value="84.6829636238533" calcext:value-type="float">
            <text:p>84.6829636239</text:p>
          </table:table-cell>
          <table:table-cell office:value-type="float" office:value="83.952826845604" calcext:value-type="float">
            <text:p>83.9528268456</text:p>
          </table:table-cell>
          <table:table-cell office:value-type="float" office:value="83.9699581524107" calcext:value-type="float">
            <text:p>83.9699581524</text:p>
          </table:table-cell>
          <table:table-cell office:value-type="float" office:value="84.7377906189358" calcext:value-type="float">
            <text:p>84.7377906189</text:p>
          </table:table-cell>
          <table:table-cell office:value-type="float" office:value="84.4281146163816" calcext:value-type="float">
            <text:p>84.4281146164</text:p>
          </table:table-cell>
          <table:table-cell office:value-type="float" office:value="85.0607359481907" calcext:value-type="float">
            <text:p>85.06073594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0778702480782" calcext:value-type="float">
            <text:p>1.0077870248</text:p>
          </table:table-cell>
          <table:table-cell office:value-type="float" office:value="1.50148262192162" calcext:value-type="float">
            <text:p>1.5014826219</text:p>
          </table:table-cell>
          <table:table-cell office:value-type="float" office:value="1.77522839452949" calcext:value-type="float">
            <text:p>1.7752283945</text:p>
          </table:table-cell>
          <table:table-cell office:value-type="float" office:value="1.9440617750007" calcext:value-type="float">
            <text:p>1.944061775</text:p>
          </table:table-cell>
          <table:table-cell office:value-type="float" office:value="17.5173544159703" calcext:value-type="float">
            <text:p>17.517354416</text:p>
          </table:table-cell>
          <table:table-cell office:value-type="float" office:value="48.1371962628426" calcext:value-type="float">
            <text:p>48.1371962628</text:p>
          </table:table-cell>
          <table:table-cell office:value-type="float" office:value="63.8963518033205" calcext:value-type="float">
            <text:p>63.8963518033</text:p>
          </table:table-cell>
          <table:table-cell office:value-type="float" office:value="66.7131199658757" calcext:value-type="float">
            <text:p>66.7131199659</text:p>
          </table:table-cell>
          <table:table-cell office:value-type="float" office:value="71.7453440119929" calcext:value-type="float">
            <text:p>71.745344012</text:p>
          </table:table-cell>
          <table:table-cell office:value-type="float" office:value="75.960939606885" calcext:value-type="float">
            <text:p>75.9609396069</text:p>
          </table:table-cell>
          <table:table-cell office:value-type="float" office:value="76.3653577649269" calcext:value-type="float">
            <text:p>76.3653577649</text:p>
          </table:table-cell>
          <table:table-cell office:value-type="float" office:value="79.4963805409159" calcext:value-type="float">
            <text:p>79.4963805409</text:p>
          </table:table-cell>
          <table:table-cell office:value-type="float" office:value="78.9050086433709" calcext:value-type="float">
            <text:p>78.9050086434</text:p>
          </table:table-cell>
          <table:table-cell office:value-type="float" office:value="79.3002332210649" calcext:value-type="float">
            <text:p>79.3002332211</text:p>
          </table:table-cell>
          <table:table-cell office:value-type="float" office:value="80.784438329661" calcext:value-type="float">
            <text:p>80.7844383297</text:p>
          </table:table-cell>
          <table:table-cell office:value-type="float" office:value="80.6162663288098" calcext:value-type="float">
            <text:p>80.6162663288</text:p>
          </table:table-cell>
          <table:table-cell office:value-type="float" office:value="81.4494434454358" calcext:value-type="float">
            <text:p>81.4494434454</text:p>
          </table:table-cell>
          <table:table-cell office:value-type="float" office:value="81.892289538787" calcext:value-type="float">
            <text:p>81.8922895388</text:p>
          </table:table-cell>
          <table:table-cell office:value-type="float" office:value="82.4697263128734" calcext:value-type="float">
            <text:p>82.4697263129</text:p>
          </table:table-cell>
          <table:table-cell office:value-type="float" office:value="82.4130460166199" calcext:value-type="float">
            <text:p>82.4130460166</text:p>
          </table:table-cell>
          <table:table-cell office:value-type="float" office:value="82.8500744054997" calcext:value-type="float">
            <text:p>82.8500744055</text:p>
          </table:table-cell>
          <table:table-cell office:value-type="float" office:value="83.6287102258264" calcext:value-type="float">
            <text:p>83.6287102258</text:p>
          </table:table-cell>
          <table:table-cell office:value-type="float" office:value="82.6562242777352" calcext:value-type="float">
            <text:p>82.6562242777</text:p>
          </table:table-cell>
          <table:table-cell office:value-type="float" office:value="84.5109985826859" calcext:value-type="float">
            <text:p>84.5109985827</text:p>
          </table:table-cell>
          <table:table-cell office:value-type="float" office:value="83.7757028340176" calcext:value-type="float">
            <text:p>83.775702834</text:p>
          </table:table-cell>
          <table:table-cell office:value-type="float" office:value="84.2883265179327" calcext:value-type="float">
            <text:p>84.2883265179</text:p>
          </table:table-cell>
          <table:table-cell office:value-type="float" office:value="83.7663078143852" calcext:value-type="float">
            <text:p>83.7663078144</text:p>
          </table:table-cell>
          <table:table-cell office:value-type="float" office:value="83.733265348175" calcext:value-type="float">
            <text:p>83.7332653482</text:p>
          </table:table-cell>
          <table:table-cell office:value-type="float" office:value="84.4387781244571" calcext:value-type="float">
            <text:p>84.4387781245</text:p>
          </table:table-cell>
          <table:table-cell office:value-type="float" office:value="84.1904801894404" calcext:value-type="float">
            <text:p>84.1904801894</text:p>
          </table:table-cell>
          <table:table-cell office:value-type="float" office:value="84.0420760948457" calcext:value-type="float">
            <text:p>84.04207609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012496930878" calcext:value-type="float">
            <text:p>1.0012496931</text:p>
          </table:table-cell>
          <table:table-cell office:value-type="float" office:value="1.49304711043223" calcext:value-type="float">
            <text:p>1.4930471104</text:p>
          </table:table-cell>
          <table:table-cell office:value-type="float" office:value="1.70300589099037" calcext:value-type="float">
            <text:p>1.703005891</text:p>
          </table:table-cell>
          <table:table-cell office:value-type="float" office:value="1.87214926814357" calcext:value-type="float">
            <text:p>1.8721492681</text:p>
          </table:table-cell>
          <table:table-cell office:value-type="float" office:value="1.97884588187109" calcext:value-type="float">
            <text:p>1.9788458819</text:p>
          </table:table-cell>
          <table:table-cell office:value-type="float" office:value="48.1358246199399" calcext:value-type="float">
            <text:p>48.1358246199</text:p>
          </table:table-cell>
          <table:table-cell office:value-type="float" office:value="61.9637064098534" calcext:value-type="float">
            <text:p>61.9637064099</text:p>
          </table:table-cell>
          <table:table-cell office:value-type="float" office:value="64.2985105742132" calcext:value-type="float">
            <text:p>64.2985105742</text:p>
          </table:table-cell>
          <table:table-cell office:value-type="float" office:value="71.5349494493381" calcext:value-type="float">
            <text:p>71.5349494493</text:p>
          </table:table-cell>
          <table:table-cell office:value-type="float" office:value="72.6116541337405" calcext:value-type="float">
            <text:p>72.6116541337</text:p>
          </table:table-cell>
          <table:table-cell office:value-type="float" office:value="76.2129789564217" calcext:value-type="float">
            <text:p>76.2129789564</text:p>
          </table:table-cell>
          <table:table-cell office:value-type="float" office:value="77.2979934612859" calcext:value-type="float">
            <text:p>77.2979934613</text:p>
          </table:table-cell>
          <table:table-cell office:value-type="float" office:value="77.5185507616509" calcext:value-type="float">
            <text:p>77.5185507617</text:p>
          </table:table-cell>
          <table:table-cell office:value-type="float" office:value="78.7220789289234" calcext:value-type="float">
            <text:p>78.7220789289</text:p>
          </table:table-cell>
          <table:table-cell office:value-type="float" office:value="79.7350414985609" calcext:value-type="float">
            <text:p>79.7350414986</text:p>
          </table:table-cell>
          <table:table-cell office:value-type="float" office:value="80.5863642713663" calcext:value-type="float">
            <text:p>80.5863642714</text:p>
          </table:table-cell>
          <table:table-cell office:value-type="float" office:value="81.2551655124135" calcext:value-type="float">
            <text:p>81.2551655124</text:p>
          </table:table-cell>
          <table:table-cell office:value-type="float" office:value="81.4046374563321" calcext:value-type="float">
            <text:p>81.4046374563</text:p>
          </table:table-cell>
          <table:table-cell office:value-type="float" office:value="81.7653924933811" calcext:value-type="float">
            <text:p>81.7653924934</text:p>
          </table:table-cell>
          <table:table-cell office:value-type="float" office:value="82.0310711062565" calcext:value-type="float">
            <text:p>82.0310711063</text:p>
          </table:table-cell>
          <table:table-cell office:value-type="float" office:value="81.7730292975478" calcext:value-type="float">
            <text:p>81.7730292975</text:p>
          </table:table-cell>
          <table:table-cell office:value-type="float" office:value="83.4562365643901" calcext:value-type="float">
            <text:p>83.4562365644</text:p>
          </table:table-cell>
          <table:table-cell office:value-type="float" office:value="81.8897207578642" calcext:value-type="float">
            <text:p>81.8897207579</text:p>
          </table:table-cell>
          <table:table-cell office:value-type="float" office:value="83.4659170853242" calcext:value-type="float">
            <text:p>83.4659170853</text:p>
          </table:table-cell>
          <table:table-cell office:value-type="float" office:value="83.1701744997315" calcext:value-type="float">
            <text:p>83.1701744997</text:p>
          </table:table-cell>
          <table:table-cell office:value-type="float" office:value="82.910959516241" calcext:value-type="float">
            <text:p>82.9109595162</text:p>
          </table:table-cell>
          <table:table-cell office:value-type="float" office:value="83.3886169509405" calcext:value-type="float">
            <text:p>83.3886169509</text:p>
          </table:table-cell>
          <table:table-cell office:value-type="float" office:value="83.3003334562571" calcext:value-type="float">
            <text:p>83.3003334563</text:p>
          </table:table-cell>
          <table:table-cell office:value-type="float" office:value="84.0621888847325" calcext:value-type="float">
            <text:p>84.0621888847</text:p>
          </table:table-cell>
          <table:table-cell office:value-type="float" office:value="83.4504002744964" calcext:value-type="float">
            <text:p>83.4504002745</text:p>
          </table:table-cell>
          <table:table-cell office:value-type="float" office:value="83.8402861989689" calcext:value-type="float">
            <text:p>83.8402861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80567709005998" calcext:value-type="float">
            <text:p>0.980567709</text:p>
          </table:table-cell>
          <table:table-cell office:value-type="float" office:value="1.4758221015793" calcext:value-type="float">
            <text:p>1.4758221016</text:p>
          </table:table-cell>
          <table:table-cell office:value-type="float" office:value="1.69518999868139" calcext:value-type="float">
            <text:p>1.6951899987</text:p>
          </table:table-cell>
          <table:table-cell office:value-type="float" office:value="1.8540473422693" calcext:value-type="float">
            <text:p>1.8540473423</text:p>
          </table:table-cell>
          <table:table-cell office:value-type="float" office:value="1.92819254913835" calcext:value-type="float">
            <text:p>1.9281925491</text:p>
          </table:table-cell>
          <table:table-cell office:value-type="float" office:value="14.9585064594612" calcext:value-type="float">
            <text:p>14.9585064595</text:p>
          </table:table-cell>
          <table:table-cell office:value-type="float" office:value="48.2473354675983" calcext:value-type="float">
            <text:p>48.2473354676</text:p>
          </table:table-cell>
          <table:table-cell office:value-type="float" office:value="64.2059359223884" calcext:value-type="float">
            <text:p>64.2059359224</text:p>
          </table:table-cell>
          <table:table-cell office:value-type="float" office:value="71.2866979343619" calcext:value-type="float">
            <text:p>71.2866979344</text:p>
          </table:table-cell>
          <table:table-cell office:value-type="float" office:value="72.2835186797915" calcext:value-type="float">
            <text:p>72.2835186798</text:p>
          </table:table-cell>
          <table:table-cell office:value-type="float" office:value="75.6698420303881" calcext:value-type="float">
            <text:p>75.6698420304</text:p>
          </table:table-cell>
          <table:table-cell office:value-type="float" office:value="76.1471918577874" calcext:value-type="float">
            <text:p>76.1471918578</text:p>
          </table:table-cell>
          <table:table-cell office:value-type="float" office:value="77.3034505599554" calcext:value-type="float">
            <text:p>77.30345056</text:p>
          </table:table-cell>
          <table:table-cell office:value-type="float" office:value="78.6685652266616" calcext:value-type="float">
            <text:p>78.6685652267</text:p>
          </table:table-cell>
          <table:table-cell office:value-type="float" office:value="79.7340697432913" calcext:value-type="float">
            <text:p>79.7340697433</text:p>
          </table:table-cell>
          <table:table-cell office:value-type="float" office:value="80.5046095100738" calcext:value-type="float">
            <text:p>80.5046095101</text:p>
          </table:table-cell>
          <table:table-cell office:value-type="float" office:value="81.2506427047143" calcext:value-type="float">
            <text:p>81.2506427047</text:p>
          </table:table-cell>
          <table:table-cell office:value-type="float" office:value="81.3920295185686" calcext:value-type="float">
            <text:p>81.3920295186</text:p>
          </table:table-cell>
          <table:table-cell office:value-type="float" office:value="80.9854181081448" calcext:value-type="float">
            <text:p>80.9854181081</text:p>
          </table:table-cell>
          <table:table-cell office:value-type="float" office:value="80.6773899385764" calcext:value-type="float">
            <text:p>80.6773899386</text:p>
          </table:table-cell>
          <table:table-cell office:value-type="float" office:value="81.7402701273008" calcext:value-type="float">
            <text:p>81.7402701273</text:p>
          </table:table-cell>
          <table:table-cell office:value-type="float" office:value="82.6418225262116" calcext:value-type="float">
            <text:p>82.6418225262</text:p>
          </table:table-cell>
          <table:table-cell office:value-type="float" office:value="81.5653887412845" calcext:value-type="float">
            <text:p>81.5653887413</text:p>
          </table:table-cell>
          <table:table-cell office:value-type="float" office:value="82.7097509636291" calcext:value-type="float">
            <text:p>82.7097509636</text:p>
          </table:table-cell>
          <table:table-cell office:value-type="float" office:value="82.7692948462316" calcext:value-type="float">
            <text:p>82.7692948462</text:p>
          </table:table-cell>
          <table:table-cell office:value-type="float" office:value="82.7669065406888" calcext:value-type="float">
            <text:p>82.7669065407</text:p>
          </table:table-cell>
          <table:table-cell office:value-type="float" office:value="82.719890768899" calcext:value-type="float">
            <text:p>82.7198907689</text:p>
          </table:table-cell>
          <table:table-cell office:value-type="float" office:value="82.6791544858862" calcext:value-type="float">
            <text:p>82.6791544859</text:p>
          </table:table-cell>
          <table:table-cell office:value-type="float" office:value="83.1438232976915" calcext:value-type="float">
            <text:p>83.1438232977</text:p>
          </table:table-cell>
          <table:table-cell office:value-type="float" office:value="83.1293340043936" calcext:value-type="float">
            <text:p>83.1293340044</text:p>
          </table:table-cell>
          <table:table-cell office:value-type="float" office:value="83.769984261396" calcext:value-type="float">
            <text:p>83.76998426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70665264803803" calcext:value-type="float">
            <text:p>0.9706652648</text:p>
          </table:table-cell>
          <table:table-cell office:value-type="float" office:value="1.40212379127219" calcext:value-type="float">
            <text:p>1.4021237913</text:p>
          </table:table-cell>
          <table:table-cell office:value-type="float" office:value="1.6900388305679" calcext:value-type="float">
            <text:p>1.6900388306</text:p>
          </table:table-cell>
          <table:table-cell office:value-type="float" office:value="1.78529598605388" calcext:value-type="float">
            <text:p>1.7852959861</text:p>
          </table:table-cell>
          <table:table-cell office:value-type="float" office:value="1.92313929232039" calcext:value-type="float">
            <text:p>1.9231392923</text:p>
          </table:table-cell>
          <table:table-cell office:value-type="float" office:value="2.03836721584068" calcext:value-type="float">
            <text:p>2.0383672158</text:p>
          </table:table-cell>
          <table:table-cell office:value-type="float" office:value="48.2004584515369" calcext:value-type="float">
            <text:p>48.2004584515</text:p>
          </table:table-cell>
          <table:table-cell office:value-type="float" office:value="60.3477767948647" calcext:value-type="float">
            <text:p>60.3477767949</text:p>
          </table:table-cell>
          <table:table-cell office:value-type="float" office:value="71.2682981172082" calcext:value-type="float">
            <text:p>71.2682981172</text:p>
          </table:table-cell>
          <table:table-cell office:value-type="float" office:value="71.650235942783" calcext:value-type="float">
            <text:p>71.6502359428</text:p>
          </table:table-cell>
          <table:table-cell office:value-type="float" office:value="74.638557002857" calcext:value-type="float">
            <text:p>74.6385570029</text:p>
          </table:table-cell>
          <table:table-cell office:value-type="float" office:value="75.6997400029536" calcext:value-type="float">
            <text:p>75.699740003</text:p>
          </table:table-cell>
          <table:table-cell office:value-type="float" office:value="77.1099271930408" calcext:value-type="float">
            <text:p>77.109927193</text:p>
          </table:table-cell>
          <table:table-cell office:value-type="float" office:value="78.5391549782209" calcext:value-type="float">
            <text:p>78.5391549782</text:p>
          </table:table-cell>
          <table:table-cell office:value-type="float" office:value="78.8308363381097" calcext:value-type="float">
            <text:p>78.8308363381</text:p>
          </table:table-cell>
          <table:table-cell office:value-type="float" office:value="78.6651770122031" calcext:value-type="float">
            <text:p>78.6651770122</text:p>
          </table:table-cell>
          <table:table-cell office:value-type="float" office:value="79.3074569218137" calcext:value-type="float">
            <text:p>79.3074569218</text:p>
          </table:table-cell>
          <table:table-cell office:value-type="float" office:value="80.6568909842349" calcext:value-type="float">
            <text:p>80.6568909842</text:p>
          </table:table-cell>
          <table:table-cell office:value-type="float" office:value="80.7172411582816" calcext:value-type="float">
            <text:p>80.7172411583</text:p>
          </table:table-cell>
          <table:table-cell office:value-type="float" office:value="80.0974230349192" calcext:value-type="float">
            <text:p>80.0974230349</text:p>
          </table:table-cell>
          <table:table-cell office:value-type="float" office:value="81.1782531047998" calcext:value-type="float">
            <text:p>81.1782531048</text:p>
          </table:table-cell>
          <table:table-cell office:value-type="float" office:value="81.6672696223173" calcext:value-type="float">
            <text:p>81.6672696223</text:p>
          </table:table-cell>
          <table:table-cell office:value-type="float" office:value="81.4270133244813" calcext:value-type="float">
            <text:p>81.4270133245</text:p>
          </table:table-cell>
          <table:table-cell office:value-type="float" office:value="82.2258454502405" calcext:value-type="float">
            <text:p>82.2258454502</text:p>
          </table:table-cell>
          <table:table-cell office:value-type="float" office:value="82.4664895243263" calcext:value-type="float">
            <text:p>82.4664895243</text:p>
          </table:table-cell>
          <table:table-cell office:value-type="float" office:value="82.7308245633995" calcext:value-type="float">
            <text:p>82.7308245634</text:p>
          </table:table-cell>
          <table:table-cell office:value-type="float" office:value="82.5536407355578" calcext:value-type="float">
            <text:p>82.5536407356</text:p>
          </table:table-cell>
          <table:table-cell office:value-type="float" office:value="81.9936001991848" calcext:value-type="float">
            <text:p>81.9936001992</text:p>
          </table:table-cell>
          <table:table-cell office:value-type="float" office:value="82.8947904200561" calcext:value-type="float">
            <text:p>82.8947904201</text:p>
          </table:table-cell>
          <table:table-cell office:value-type="float" office:value="83.0483952635194" calcext:value-type="float">
            <text:p>83.0483952635</text:p>
          </table:table-cell>
          <table:table-cell office:value-type="float" office:value="83.7585624687901" calcext:value-type="float">
            <text:p>83.75856246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54091362774199" calcext:value-type="float">
            <text:p>0.9540913628</text:p>
          </table:table-cell>
          <table:table-cell office:value-type="float" office:value="1.15865227244234" calcext:value-type="float">
            <text:p>1.1586522724</text:p>
          </table:table-cell>
          <table:table-cell office:value-type="float" office:value="1.66296944783276" calcext:value-type="float">
            <text:p>1.6629694478</text:p>
          </table:table-cell>
          <table:table-cell office:value-type="float" office:value="1.78038403811043" calcext:value-type="float">
            <text:p>1.7803840381</text:p>
          </table:table-cell>
          <table:table-cell office:value-type="float" office:value="1.8573194500366" calcext:value-type="float">
            <text:p>1.85731945</text:p>
          </table:table-cell>
          <table:table-cell office:value-type="float" office:value="2.00531637056211" calcext:value-type="float">
            <text:p>2.0053163706</text:p>
          </table:table-cell>
          <table:table-cell office:value-type="float" office:value="13.1487069491445" calcext:value-type="float">
            <text:p>13.1487069491</text:p>
          </table:table-cell>
          <table:table-cell office:value-type="float" office:value="48.1183724540293" calcext:value-type="float">
            <text:p>48.118372454</text:p>
          </table:table-cell>
          <table:table-cell office:value-type="float" office:value="70.1862112056532" calcext:value-type="float">
            <text:p>70.1862112057</text:p>
          </table:table-cell>
          <table:table-cell office:value-type="float" office:value="71.2151093126372" calcext:value-type="float">
            <text:p>71.2151093126</text:p>
          </table:table-cell>
          <table:table-cell office:value-type="float" office:value="74.5552349393343" calcext:value-type="float">
            <text:p>74.5552349393</text:p>
          </table:table-cell>
          <table:table-cell office:value-type="float" office:value="75.5068120102265" calcext:value-type="float">
            <text:p>75.5068120102</text:p>
          </table:table-cell>
          <table:table-cell office:value-type="float" office:value="76.9313600311336" calcext:value-type="float">
            <text:p>76.9313600311</text:p>
          </table:table-cell>
          <table:table-cell office:value-type="float" office:value="77.021204782997" calcext:value-type="float">
            <text:p>77.021204783</text:p>
          </table:table-cell>
          <table:table-cell office:value-type="float" office:value="77.3163283267309" calcext:value-type="float">
            <text:p>77.3163283267</text:p>
          </table:table-cell>
          <table:table-cell office:value-type="float" office:value="78.3601262482582" calcext:value-type="float">
            <text:p>78.3601262483</text:p>
          </table:table-cell>
          <table:table-cell office:value-type="float" office:value="79.0689044826247" calcext:value-type="float">
            <text:p>79.0689044826</text:p>
          </table:table-cell>
          <table:table-cell office:value-type="float" office:value="80.150311113557" calcext:value-type="float">
            <text:p>80.1503111136</text:p>
          </table:table-cell>
          <table:table-cell office:value-type="float" office:value="80.2263778541996" calcext:value-type="float">
            <text:p>80.2263778542</text:p>
          </table:table-cell>
          <table:table-cell office:value-type="float" office:value="79.5374465788494" calcext:value-type="float">
            <text:p>79.5374465788</text:p>
          </table:table-cell>
          <table:table-cell office:value-type="float" office:value="80.2628709233906" calcext:value-type="float">
            <text:p>80.2628709234</text:p>
          </table:table-cell>
          <table:table-cell office:value-type="float" office:value="81.6062123396389" calcext:value-type="float">
            <text:p>81.6062123396</text:p>
          </table:table-cell>
          <table:table-cell office:value-type="float" office:value="80.1395200569902" calcext:value-type="float">
            <text:p>80.139520057</text:p>
          </table:table-cell>
          <table:table-cell office:value-type="float" office:value="81.6655155286514" calcext:value-type="float">
            <text:p>81.6655155287</text:p>
          </table:table-cell>
          <table:table-cell office:value-type="float" office:value="81.8055922250438" calcext:value-type="float">
            <text:p>81.805592225</text:p>
          </table:table-cell>
          <table:table-cell office:value-type="float" office:value="80.700434047048" calcext:value-type="float">
            <text:p>80.700434047</text:p>
          </table:table-cell>
          <table:table-cell office:value-type="float" office:value="81.3533794994852" calcext:value-type="float">
            <text:p>81.3533794995</text:p>
          </table:table-cell>
          <table:table-cell office:value-type="float" office:value="81.6691403019437" calcext:value-type="float">
            <text:p>81.6691403019</text:p>
          </table:table-cell>
          <table:table-cell office:value-type="float" office:value="82.4120533660491" calcext:value-type="float">
            <text:p>82.412053366</text:p>
          </table:table-cell>
          <table:table-cell office:value-type="float" office:value="83.0461951160758" calcext:value-type="float">
            <text:p>83.0461951161</text:p>
          </table:table-cell>
          <table:table-cell office:value-type="float" office:value="83.1658606034235" calcext:value-type="float">
            <text:p>83.16586060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15590281318886" calcext:value-type="float">
            <text:p>1.1559028132</text:p>
          </table:table-cell>
          <table:table-cell office:value-type="float" office:value="1.64927109636381" calcext:value-type="float">
            <text:p>1.6492710964</text:p>
          </table:table-cell>
          <table:table-cell office:value-type="float" office:value="1.7704209008981" calcext:value-type="float">
            <text:p>1.7704209009</text:p>
          </table:table-cell>
          <table:table-cell office:value-type="float" office:value="1.85125479624942" calcext:value-type="float">
            <text:p>1.8512547962</text:p>
          </table:table-cell>
          <table:table-cell office:value-type="float" office:value="1.95148340235073" calcext:value-type="float">
            <text:p>1.9514834024</text:p>
          </table:table-cell>
          <table:table-cell office:value-type="float" office:value="2.06120843915093" calcext:value-type="float">
            <text:p>2.0612084392</text:p>
          </table:table-cell>
          <table:table-cell office:value-type="float" office:value="48.0596182954026" calcext:value-type="float">
            <text:p>48.0596182954</text:p>
          </table:table-cell>
          <table:table-cell office:value-type="float" office:value="64.7776616923742" calcext:value-type="float">
            <text:p>64.7776616924</text:p>
          </table:table-cell>
          <table:table-cell office:value-type="float" office:value="70.8661157192991" calcext:value-type="float">
            <text:p>70.8661157193</text:p>
          </table:table-cell>
          <table:table-cell office:value-type="float" office:value="73.3115030878918" calcext:value-type="float">
            <text:p>73.3115030879</text:p>
          </table:table-cell>
          <table:table-cell office:value-type="float" office:value="75.3499253030033" calcext:value-type="float">
            <text:p>75.349925303</text:p>
          </table:table-cell>
          <table:table-cell office:value-type="float" office:value="73.6914959532889" calcext:value-type="float">
            <text:p>73.6914959533</text:p>
          </table:table-cell>
          <table:table-cell office:value-type="float" office:value="73.2862479582287" calcext:value-type="float">
            <text:p>73.2862479582</text:p>
          </table:table-cell>
          <table:table-cell office:value-type="float" office:value="76.2238910179067" calcext:value-type="float">
            <text:p>76.2238910179</text:p>
          </table:table-cell>
          <table:table-cell office:value-type="float" office:value="73.9611417138175" calcext:value-type="float">
            <text:p>73.9611417138</text:p>
          </table:table-cell>
          <table:table-cell office:value-type="float" office:value="77.6029261470125" calcext:value-type="float">
            <text:p>77.602926147</text:p>
          </table:table-cell>
          <table:table-cell office:value-type="float" office:value="79.7047115950753" calcext:value-type="float">
            <text:p>79.7047115951</text:p>
          </table:table-cell>
          <table:table-cell office:value-type="float" office:value="78.3551010412748" calcext:value-type="float">
            <text:p>78.3551010413</text:p>
          </table:table-cell>
          <table:table-cell office:value-type="float" office:value="78.8150611878676" calcext:value-type="float">
            <text:p>78.8150611879</text:p>
          </table:table-cell>
          <table:table-cell office:value-type="float" office:value="79.995982442278" calcext:value-type="float">
            <text:p>79.9959824423</text:p>
          </table:table-cell>
          <table:table-cell office:value-type="float" office:value="81.4124834674024" calcext:value-type="float">
            <text:p>81.4124834674</text:p>
          </table:table-cell>
          <table:table-cell office:value-type="float" office:value="77.9298635322281" calcext:value-type="float">
            <text:p>77.9298635322</text:p>
          </table:table-cell>
          <table:table-cell office:value-type="float" office:value="81.6283522462028" calcext:value-type="float">
            <text:p>81.6283522462</text:p>
          </table:table-cell>
          <table:table-cell office:value-type="float" office:value="79.008818880967" calcext:value-type="float">
            <text:p>79.008818881</text:p>
          </table:table-cell>
          <table:table-cell office:value-type="float" office:value="80.6073652654249" calcext:value-type="float">
            <text:p>80.6073652654</text:p>
          </table:table-cell>
          <table:table-cell office:value-type="float" office:value="78.1252386942272" calcext:value-type="float">
            <text:p>78.1252386942</text:p>
          </table:table-cell>
          <table:table-cell office:value-type="float" office:value="81.1618352990063" calcext:value-type="float">
            <text:p>81.161835299</text:p>
          </table:table-cell>
          <table:table-cell office:value-type="float" office:value="82.2784154900794" calcext:value-type="float">
            <text:p>82.2784154901</text:p>
          </table:table-cell>
          <table:table-cell office:value-type="float" office:value="80.1022856167268" calcext:value-type="float">
            <text:p>80.1022856167</text:p>
          </table:table-cell>
          <table:table-cell office:value-type="float" office:value="81.7284673276187" calcext:value-type="float">
            <text:p>81.72846732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648814099596" calcext:value-type="float">
            <text:p>1.636488141</text:p>
          </table:table-cell>
          <table:table-cell office:value-type="float" office:value="1.76824059802293" calcext:value-type="float">
            <text:p>1.768240598</text:p>
          </table:table-cell>
          <table:table-cell office:value-type="float" office:value="1.84795866069803" calcext:value-type="float">
            <text:p>1.8479586607</text:p>
          </table:table-cell>
          <table:table-cell office:value-type="float" office:value="1.93245049967317" calcext:value-type="float">
            <text:p>1.9324504997</text:p>
          </table:table-cell>
          <table:table-cell office:value-type="float" office:value="2.03778795515898" calcext:value-type="float">
            <text:p>2.0377879552</text:p>
          </table:table-cell>
          <table:table-cell office:value-type="float" office:value="11.7576714824684" calcext:value-type="float">
            <text:p>11.7576714825</text:p>
          </table:table-cell>
          <table:table-cell office:value-type="float" office:value="48.0756094850657" calcext:value-type="float">
            <text:p>48.0756094851</text:p>
          </table:table-cell>
          <table:table-cell office:value-type="float" office:value="65.9028763527427" calcext:value-type="float">
            <text:p>65.9028763527</text:p>
          </table:table-cell>
          <table:table-cell office:value-type="float" office:value="66.2075762056022" calcext:value-type="float">
            <text:p>66.2075762056</text:p>
          </table:table-cell>
          <table:table-cell office:value-type="float" office:value="66.2504916738545" calcext:value-type="float">
            <text:p>66.2504916739</text:p>
          </table:table-cell>
          <table:table-cell office:value-type="float" office:value="67.1436033018577" calcext:value-type="float">
            <text:p>67.1436033019</text:p>
          </table:table-cell>
          <table:table-cell office:value-type="float" office:value="66.0663350590206" calcext:value-type="float">
            <text:p>66.066335059</text:p>
          </table:table-cell>
          <table:table-cell office:value-type="float" office:value="73.9756973209509" calcext:value-type="float">
            <text:p>73.975697321</text:p>
          </table:table-cell>
          <table:table-cell office:value-type="float" office:value="66.6236327923681" calcext:value-type="float">
            <text:p>66.6236327924</text:p>
          </table:table-cell>
          <table:table-cell office:value-type="float" office:value="76.6222925412875" calcext:value-type="float">
            <text:p>76.6222925413</text:p>
          </table:table-cell>
          <table:table-cell office:value-type="float" office:value="78.977609050385" calcext:value-type="float">
            <text:p>78.9776090504</text:p>
          </table:table-cell>
          <table:table-cell office:value-type="float" office:value="78.0340698566233" calcext:value-type="float">
            <text:p>78.0340698566</text:p>
          </table:table-cell>
          <table:table-cell office:value-type="float" office:value="74.388632581892" calcext:value-type="float">
            <text:p>74.3886325819</text:p>
          </table:table-cell>
          <table:table-cell office:value-type="float" office:value="79.2848602111155" calcext:value-type="float">
            <text:p>79.2848602111</text:p>
          </table:table-cell>
          <table:table-cell office:value-type="float" office:value="78.823995873043" calcext:value-type="float">
            <text:p>78.823995873</text:p>
          </table:table-cell>
          <table:table-cell office:value-type="float" office:value="77.1942655103464" calcext:value-type="float">
            <text:p>77.1942655103</text:p>
          </table:table-cell>
          <table:table-cell office:value-type="float" office:value="75.7727828121301" calcext:value-type="float">
            <text:p>75.7727828121</text:p>
          </table:table-cell>
          <table:table-cell office:value-type="float" office:value="76.3156008076229" calcext:value-type="float">
            <text:p>76.3156008076</text:p>
          </table:table-cell>
          <table:table-cell office:value-type="float" office:value="77.2658003520846" calcext:value-type="float">
            <text:p>77.2658003521</text:p>
          </table:table-cell>
          <table:table-cell office:value-type="float" office:value="77.4310705321598" calcext:value-type="float">
            <text:p>77.4310705322</text:p>
          </table:table-cell>
          <table:table-cell office:value-type="float" office:value="78.7861813922946" calcext:value-type="float">
            <text:p>78.7861813923</text:p>
          </table:table-cell>
          <table:table-cell office:value-type="float" office:value="79.3986013710088" calcext:value-type="float">
            <text:p>79.398601371</text:p>
          </table:table-cell>
          <table:table-cell office:value-type="float" office:value="80.0393088962278" calcext:value-type="float">
            <text:p>80.0393088962</text:p>
          </table:table-cell>
          <table:table-cell office:value-type="float" office:value="80.780613161036" calcext:value-type="float">
            <text:p>80.7806131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771188599077" calcext:value-type="float">
            <text:p>1.587711886</text:p>
          </table:table-cell>
          <table:table-cell office:value-type="float" office:value="1.7572639291069" calcext:value-type="float">
            <text:p>1.7572639291</text:p>
          </table:table-cell>
          <table:table-cell office:value-type="float" office:value="1.8082539497065" calcext:value-type="float">
            <text:p>1.8082539497</text:p>
          </table:table-cell>
          <table:table-cell office:value-type="float" office:value="1.91024763596432" calcext:value-type="float">
            <text:p>1.910247636</text:p>
          </table:table-cell>
          <table:table-cell office:value-type="float" office:value="1.99045037239608" calcext:value-type="float">
            <text:p>1.9904503724</text:p>
          </table:table-cell>
          <table:table-cell office:value-type="float" office:value="7.29756982592534" calcext:value-type="float">
            <text:p>7.2975698259</text:p>
          </table:table-cell>
          <table:table-cell office:value-type="float" office:value="10.6724889207681" calcext:value-type="float">
            <text:p>10.6724889208</text:p>
          </table:table-cell>
          <table:table-cell office:value-type="float" office:value="48.1744759556736" calcext:value-type="float">
            <text:p>48.1744759557</text:p>
          </table:table-cell>
          <table:table-cell office:value-type="float" office:value="48.0913996282791" calcext:value-type="float">
            <text:p>48.0913996283</text:p>
          </table:table-cell>
          <table:table-cell office:value-type="float" office:value="48.6507918919342" calcext:value-type="float">
            <text:p>48.6507918919</text:p>
          </table:table-cell>
          <table:table-cell office:value-type="float" office:value="48.1776137581625" calcext:value-type="float">
            <text:p>48.1776137582</text:p>
          </table:table-cell>
          <table:table-cell office:value-type="float" office:value="48.218323361926" calcext:value-type="float">
            <text:p>48.2183233619</text:p>
          </table:table-cell>
          <table:table-cell office:value-type="float" office:value="48.1264659822198" calcext:value-type="float">
            <text:p>48.1264659822</text:p>
          </table:table-cell>
          <table:table-cell office:value-type="float" office:value="48.1532643435619" calcext:value-type="float">
            <text:p>48.1532643436</text:p>
          </table:table-cell>
          <table:table-cell office:value-type="float" office:value="48.1597262861077" calcext:value-type="float">
            <text:p>48.1597262861</text:p>
          </table:table-cell>
          <table:table-cell office:value-type="float" office:value="48.0993246114047" calcext:value-type="float">
            <text:p>48.0993246114</text:p>
          </table:table-cell>
          <table:table-cell office:value-type="float" office:value="48.4493944623345" calcext:value-type="float">
            <text:p>48.4493944623</text:p>
          </table:table-cell>
          <table:table-cell office:value-type="float" office:value="48.1788420602201" calcext:value-type="float">
            <text:p>48.1788420602</text:p>
          </table:table-cell>
          <table:table-cell office:value-type="float" office:value="48.0733830825491" calcext:value-type="float">
            <text:p>48.0733830825</text:p>
          </table:table-cell>
          <table:table-cell office:value-type="float" office:value="48.8266789748122" calcext:value-type="float">
            <text:p>48.8266789748</text:p>
          </table:table-cell>
          <table:table-cell office:value-type="float" office:value="48.2232874008122" calcext:value-type="float">
            <text:p>48.2232874008</text:p>
          </table:table-cell>
          <table:table-cell office:value-type="float" office:value="48.1743874025902" calcext:value-type="float">
            <text:p>48.1743874026</text:p>
          </table:table-cell>
          <table:table-cell office:value-type="float" office:value="48.2677471553385" calcext:value-type="float">
            <text:p>48.2677471553</text:p>
          </table:table-cell>
          <table:table-cell office:value-type="float" office:value="48.1482773360694" calcext:value-type="float">
            <text:p>48.1482773361</text:p>
          </table:table-cell>
          <table:table-cell office:value-type="float" office:value="48.2367658541828" calcext:value-type="float">
            <text:p>48.2367658542</text:p>
          </table:table-cell>
          <table:table-cell office:value-type="float" office:value="47.907790370899" calcext:value-type="float">
            <text:p>47.9077903709</text:p>
          </table:table-cell>
          <table:table-cell office:value-type="float" office:value="48.5312328614344" calcext:value-type="float">
            <text:p>48.5312328614</text:p>
          </table:table-cell>
          <table:table-cell office:value-type="float" office:value="1.00291585274974" calcext:value-type="float">
            <text:p>1.0029158527</text:p>
          </table:table-cell>
          <table:table-cell office:value-type="float" office:value="48.1982019283176" calcext:value-type="float">
            <text:p>48.19820192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772947805055" calcext:value-type="float">
            <text:p>1.4477294781</text:p>
          </table:table-cell>
          <table:table-cell office:value-type="float" office:value="1.75607676622864" calcext:value-type="float">
            <text:p>1.7560767662</text:p>
          </table:table-cell>
          <table:table-cell office:value-type="float" office:value="1.00357285923765" calcext:value-type="float">
            <text:p>1.0035728592</text:p>
          </table:table-cell>
          <table:table-cell office:value-type="float" office:value="1.90181165709968" calcext:value-type="float">
            <text:p>1.9018116571</text:p>
          </table:table-cell>
          <table:table-cell office:value-type="float" office:value="1.9746981973108" calcext:value-type="float">
            <text:p>1.9746981973</text:p>
          </table:table-cell>
          <table:table-cell office:value-type="float" office:value="2.05228470583181" calcext:value-type="float">
            <text:p>2.0522847058</text:p>
          </table:table-cell>
          <table:table-cell office:value-type="float" office:value="1.00208830117292" calcext:value-type="float">
            <text:p>1.0020883012</text:p>
          </table:table-cell>
          <table:table-cell office:value-type="float" office:value="48.1546771945899" calcext:value-type="float">
            <text:p>48.1546771946</text:p>
          </table:table-cell>
          <table:table-cell office:value-type="float" office:value="48.0734266711448" calcext:value-type="float">
            <text:p>48.0734266711</text:p>
          </table:table-cell>
          <table:table-cell office:value-type="float" office:value="48.0350653132487" calcext:value-type="float">
            <text:p>48.0350653132</text:p>
          </table:table-cell>
          <table:table-cell office:value-type="float" office:value="34.1402055212591" calcext:value-type="float">
            <text:p>34.1402055213</text:p>
          </table:table-cell>
          <table:table-cell office:value-type="float" office:value="48.1616868495787" calcext:value-type="float">
            <text:p>48.1616868496</text:p>
          </table:table-cell>
          <table:table-cell office:value-type="float" office:value="48.1164955192335" calcext:value-type="float">
            <text:p>48.1164955192</text:p>
          </table:table-cell>
          <table:table-cell office:value-type="float" office:value="48.1515226610455" calcext:value-type="float">
            <text:p>48.151522661</text:p>
          </table:table-cell>
          <table:table-cell office:value-type="float" office:value="1.00338069442519" calcext:value-type="float">
            <text:p>1.0033806944</text:p>
          </table:table-cell>
          <table:table-cell office:value-type="float" office:value="47.9469976656417" calcext:value-type="float">
            <text:p>47.9469976656</text:p>
          </table:table-cell>
          <table:table-cell office:value-type="float" office:value="48.0451993790789" calcext:value-type="float">
            <text:p>48.0451993791</text:p>
          </table:table-cell>
          <table:table-cell office:value-type="float" office:value="48.1128973978843" calcext:value-type="float">
            <text:p>48.1128973979</text:p>
          </table:table-cell>
          <table:table-cell office:value-type="float" office:value="47.9190712454149" calcext:value-type="float">
            <text:p>47.9190712454</text:p>
          </table:table-cell>
          <table:table-cell office:value-type="float" office:value="48.1217973963497" calcext:value-type="float">
            <text:p>48.1217973963</text:p>
          </table:table-cell>
          <table:table-cell office:value-type="float" office:value="48.1854537637206" calcext:value-type="float">
            <text:p>48.1854537637</text:p>
          </table:table-cell>
          <table:table-cell office:value-type="float" office:value="48.1670271077506" calcext:value-type="float">
            <text:p>48.1670271078</text:p>
          </table:table-cell>
          <table:table-cell office:value-type="float" office:value="48.2485346469492" calcext:value-type="float">
            <text:p>48.2485346469</text:p>
          </table:table-cell>
          <table:table-cell office:value-type="float" office:value="48.0814626148448" calcext:value-type="float">
            <text:p>48.0814626148</text:p>
          </table:table-cell>
          <table:table-cell office:value-type="float" office:value="1.0060045859092" calcext:value-type="float">
            <text:p>1.0060045859</text:p>
          </table:table-cell>
          <table:table-cell office:value-type="float" office:value="1.00287877522926" calcext:value-type="float">
            <text:p>1.0028787752</text:p>
          </table:table-cell>
          <table:table-cell office:value-type="float" office:value="48.1596738400186" calcext:value-type="float">
            <text:p>48.15967384</text:p>
          </table:table-cell>
          <table:table-cell office:value-type="float" office:value="1.00238685545532" calcext:value-type="float">
            <text:p>1.0023868555</text:p>
          </table:table-cell>
          <table:table-cell office:value-type="float" office:value="1.00229891496428" calcext:value-type="float">
            <text:p>1.002298915</text:p>
          </table:table-cell>
        </table:table-row>
        <table:table-row table:style-name="ro1">
          <table:table-cell office:value-type="string" calcext:value-type="string">
            <text:p>Average fitness</text:p>
          </table:table-cell>
          <table:table-cell table:formula="of:=AVERAGE([.B2:.B21])" office:value-type="float" office:value="3.05254711454616" calcext:value-type="float">
            <text:p>3.0525471145</text:p>
          </table:table-cell>
          <table:table-cell table:formula="of:=AVERAGE([.C2:.C21])" office:value-type="float" office:value="8.30911587926672" calcext:value-type="float">
            <text:p>8.3091158793</text:p>
          </table:table-cell>
          <table:table-cell table:formula="of:=AVERAGE([.D2:.D21])" office:value-type="float" office:value="20.1250076272843" calcext:value-type="float">
            <text:p>20.1250076273</text:p>
          </table:table-cell>
          <table:table-cell table:formula="of:=AVERAGE([.E2:.E21])" office:value-type="float" office:value="28.425268252971" calcext:value-type="float">
            <text:p>28.425268253</text:p>
          </table:table-cell>
          <table:table-cell table:formula="of:=AVERAGE([.F2:.F21])" office:value-type="float" office:value="34.6351360679948" calcext:value-type="float">
            <text:p>34.635136068</text:p>
          </table:table-cell>
          <table:table-cell table:formula="of:=AVERAGE([.G2:.G21])" office:value-type="float" office:value="43.6043865194941" calcext:value-type="float">
            <text:p>43.6043865195</text:p>
          </table:table-cell>
          <table:table-cell table:formula="of:=AVERAGE([.H2:.H21])" office:value-type="float" office:value="51.1729597863015" calcext:value-type="float">
            <text:p>51.1729597863</text:p>
          </table:table-cell>
          <table:table-cell table:formula="of:=AVERAGE([.I2:.I21])" office:value-type="float" office:value="59.819629022584" calcext:value-type="float">
            <text:p>59.8196290226</text:p>
          </table:table-cell>
          <table:table-cell table:formula="of:=AVERAGE([.J2:.J21])" office:value-type="float" office:value="65.8989238263264" calcext:value-type="float">
            <text:p>65.8989238263</text:p>
          </table:table-cell>
          <table:table-cell table:formula="of:=AVERAGE([.K2:.K21])" office:value-type="float" office:value="73.4429373247941" calcext:value-type="float">
            <text:p>73.4429373248</text:p>
          </table:table-cell>
          <table:table-cell table:formula="of:=AVERAGE([.L2:.L21])" office:value-type="float" office:value="74.9328740056252" calcext:value-type="float">
            <text:p>74.9328740056</text:p>
          </table:table-cell>
          <table:table-cell table:formula="of:=AVERAGE([.M2:.M21])" office:value-type="float" office:value="76.2528185798715" calcext:value-type="float">
            <text:p>76.2528185799</text:p>
          </table:table-cell>
          <table:table-cell table:formula="of:=AVERAGE([.N2:.N21])" office:value-type="float" office:value="75.494842770895" calcext:value-type="float">
            <text:p>75.4948427709</text:p>
          </table:table-cell>
          <table:table-cell table:formula="of:=AVERAGE([.O2:.O21])" office:value-type="float" office:value="77.0036262955043" calcext:value-type="float">
            <text:p>77.0036262955</text:p>
          </table:table-cell>
          <table:table-cell table:formula="of:=AVERAGE([.P2:.P21])" office:value-type="float" office:value="77.8604872894099" calcext:value-type="float">
            <text:p>77.8604872894</text:p>
          </table:table-cell>
          <table:table-cell table:formula="of:=AVERAGE([.Q2:.Q21])" office:value-type="float" office:value="77.9703227921465" calcext:value-type="float">
            <text:p>77.9703227921</text:p>
          </table:table-cell>
          <table:table-cell table:formula="of:=AVERAGE([.R2:.R21])" office:value-type="float" office:value="76.4289646128294" calcext:value-type="float">
            <text:p>76.4289646128</text:p>
          </table:table-cell>
          <table:table-cell table:formula="of:=AVERAGE([.S2:.S21])" office:value-type="float" office:value="79.6836646885719" calcext:value-type="float">
            <text:p>79.6836646886</text:p>
          </table:table-cell>
          <table:table-cell table:formula="of:=AVERAGE([.T2:.T21])" office:value-type="float" office:value="79.6957045364756" calcext:value-type="float">
            <text:p>79.6957045365</text:p>
          </table:table-cell>
          <table:table-cell table:formula="of:=AVERAGE([.U2:.U21])" office:value-type="float" office:value="79.6416067868395" calcext:value-type="float">
            <text:p>79.6416067868</text:p>
          </table:table-cell>
          <table:table-cell table:formula="of:=AVERAGE([.V2:.V21])" office:value-type="float" office:value="80.0669709075933" calcext:value-type="float">
            <text:p>80.0669709076</text:p>
          </table:table-cell>
          <table:table-cell table:formula="of:=AVERAGE([.W2:.W21])" office:value-type="float" office:value="80.5887768457462" calcext:value-type="float">
            <text:p>80.5887768457</text:p>
          </table:table-cell>
          <table:table-cell table:formula="of:=AVERAGE([.X2:.X21])" office:value-type="float" office:value="80.1568718617377" calcext:value-type="float">
            <text:p>80.1568718617</text:p>
          </table:table-cell>
          <table:table-cell table:formula="of:=AVERAGE([.Y2:.Y21])" office:value-type="float" office:value="80.5927805655138" calcext:value-type="float">
            <text:p>80.5927805655</text:p>
          </table:table-cell>
          <table:table-cell table:formula="of:=AVERAGE([.Z2:.Z21])" office:value-type="float" office:value="80.7484756205847" calcext:value-type="float">
            <text:p>80.7484756206</text:p>
          </table:table-cell>
          <table:table-cell table:formula="of:=AVERAGE([.AA2:.AA21])" office:value-type="float" office:value="80.7977798065993" calcext:value-type="float">
            <text:p>80.7977798066</text:p>
          </table:table-cell>
          <table:table-cell table:formula="of:=AVERAGE([.AB2:.AB21])" office:value-type="float" office:value="78.3159015204571" calcext:value-type="float">
            <text:p>78.3159015205</text:p>
          </table:table-cell>
          <table:table-cell table:formula="of:=AVERAGE([.AC2:.AC21])" office:value-type="float" office:value="78.4771306987949" calcext:value-type="float">
            <text:p>78.4771306988</text:p>
          </table:table-cell>
          <table:table-cell table:formula="of:=AVERAGE([.AD2:.AD21])" office:value-type="float" office:value="81.3289410034267" calcext:value-type="float">
            <text:p>81.3289410034</text:p>
          </table:table-cell>
          <table:table-cell table:formula="of:=AVERAGE([.AE2:.AE21])" office:value-type="float" office:value="76.7051212837181" calcext:value-type="float">
            <text:p>76.7051212837</text:p>
          </table:table-cell>
          <table:table-cell table:formula="of:=AVERAGE([.AF2:.AF21])" office:value-type="float" office:value="79.2234473350493" calcext:value-type="float">
            <text:p>79.223447335</text:p>
          </table:table-cell>
        </table:table-row>
        <table:table-row table:style-name="ro1">
          <table:table-cell office:value-type="string" calcext:value-type="string">
            <text:p>Average # of genes</text:p>
          </table:table-cell>
          <table:table-cell office:value-type="float" office:value="156.25" calcext:value-type="float">
            <text:p>156.25</text:p>
          </table:table-cell>
          <table:table-cell office:value-type="float" office:value="153.45" calcext:value-type="float">
            <text:p>153.45</text:p>
          </table:table-cell>
          <table:table-cell office:value-type="float" office:value="143.05" calcext:value-type="float">
            <text:p>143.05</text:p>
          </table:table-cell>
          <table:table-cell office:value-type="float" office:value="136.4" calcext:value-type="float">
            <text:p>136.4</text:p>
          </table:table-cell>
          <table:table-cell office:value-type="float" office:value="129.8" calcext:value-type="float">
            <text:p>129.8</text:p>
          </table:table-cell>
          <table:table-cell office:value-type="float" office:value="124.5" calcext:value-type="float">
            <text:p>124.5</text:p>
          </table:table-cell>
          <table:table-cell office:value-type="float" office:value="120.45" calcext:value-type="float">
            <text:p>120.45</text:p>
          </table:table-cell>
          <table:table-cell office:value-type="float" office:value="109.55" calcext:value-type="float">
            <text:p>109.55</text:p>
          </table:table-cell>
          <table:table-cell office:value-type="float" office:value="97.65" calcext:value-type="float">
            <text:p>97.65</text:p>
          </table:table-cell>
          <table:table-cell office:value-type="float" office:value="90.8" calcext:value-type="float">
            <text:p>90.8</text:p>
          </table:table-cell>
          <table:table-cell office:value-type="float" office:value="96.95" calcext:value-type="float">
            <text:p>96.95</text:p>
          </table:table-cell>
          <table:table-cell office:value-type="float" office:value="87.2" calcext:value-type="float">
            <text:p>87.2</text:p>
          </table:table-cell>
          <table:table-cell office:value-type="float" office:value="89.15" calcext:value-type="float">
            <text:p>89.15</text:p>
          </table:table-cell>
          <table:table-cell office:value-type="float" office:value="95.2" calcext:value-type="float">
            <text:p>95.2</text:p>
          </table:table-cell>
          <table:table-cell office:value-type="float" office:value="89.65" calcext:value-type="float">
            <text:p>89.65</text:p>
          </table:table-cell>
          <table:table-cell office:value-type="float" office:value="96.15" calcext:value-type="float">
            <text:p>96.15</text:p>
          </table:table-cell>
          <table:table-cell office:value-type="float" office:value="97.2" calcext:value-type="float">
            <text:p>97.2</text:p>
          </table:table-cell>
          <table:table-cell office:value-type="float" office:value="89.65" calcext:value-type="float">
            <text:p>89.65</text:p>
          </table:table-cell>
          <table:table-cell office:value-type="float" office:value="95.85" calcext:value-type="float">
            <text:p>95.85</text:p>
          </table:table-cell>
          <table:table-cell office:value-type="float" office:value="94.95" calcext:value-type="float">
            <text:p>94.95</text:p>
          </table:table-cell>
          <table:table-cell office:value-type="float" office:value="96.1" calcext:value-type="float">
            <text:p>96.1</text:p>
          </table:table-cell>
          <table:table-cell office:value-type="float" office:value="87.8" calcext:value-type="float">
            <text:p>87.8</text:p>
          </table:table-cell>
          <table:table-cell office:value-type="float" office:value="90.8" calcext:value-type="float">
            <text:p>90.8</text:p>
          </table:table-cell>
          <table:table-cell office:value-type="float" office:value="93.4" calcext:value-type="float">
            <text:p>93.4</text:p>
          </table:table-cell>
          <table:table-cell office:value-type="float" office:value="88.05" calcext:value-type="float">
            <text:p>88.05</text:p>
          </table:table-cell>
          <table:table-cell office:value-type="float" office:value="95.25" calcext:value-type="float">
            <text:p>95.25</text:p>
          </table:table-cell>
          <table:table-cell office:value-type="float" office:value="90.2" calcext:value-type="float">
            <text:p>90.2</text:p>
          </table:table-cell>
          <table:table-cell office:value-type="float" office:value="91.2" calcext:value-type="float">
            <text:p>91.2</text:p>
          </table:table-cell>
          <table:table-cell office:value-type="float" office:value="89.45" calcext:value-type="float">
            <text:p>89.45</text:p>
          </table:table-cell>
          <table:table-cell office:value-type="float" office:value="88.85" calcext:value-type="float">
            <text:p>88.85</text:p>
          </table:table-cell>
          <table:table-cell office:value-type="float" office:value="89.65" calcext:value-type="float">
            <text:p>89.65</text:p>
          </table:table-cell>
        </table:table-row>
        <table:table-row table:style-name="ro1" table:number-rows-repeated="6">
          <table:table-cell table:number-columns-repeated="32"/>
        </table:table-row>
        <table:table-row table:style-name="ro1">
          <table:table-cell office:value-type="string" calcext:value-type="string">
            <text:p>Gener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7897302624355" calcext:value-type="float">
            <text:p>15.7897302624</text:p>
          </table:table-cell>
          <table:table-cell office:value-type="float" office:value="7.66240571701927" calcext:value-type="float">
            <text:p>7.662405717</text:p>
          </table:table-cell>
          <table:table-cell office:value-type="float" office:value="4.73889448841227" calcext:value-type="float">
            <text:p>4.7388944884</text:p>
          </table:table-cell>
          <table:table-cell office:value-type="float" office:value="3.24485654847501" calcext:value-type="float">
            <text:p>3.2448565485</text:p>
          </table:table-cell>
          <table:table-cell office:value-type="float" office:value="7.28510718639627" calcext:value-type="float">
            <text:p>7.2851071864</text:p>
          </table:table-cell>
          <table:table-cell office:value-type="float" office:value="2.4355033013462" calcext:value-type="float">
            <text:p>2.4355033013</text:p>
          </table:table-cell>
          <table:table-cell office:value-type="float" office:value="2.31609439580913" calcext:value-type="float">
            <text:p>2.3160943958</text:p>
          </table:table-cell>
          <table:table-cell office:value-type="float" office:value="2.22451153765964" calcext:value-type="float">
            <text:p>2.2245115377</text:p>
          </table:table-cell>
          <table:table-cell office:value-type="float" office:value="2.17643449250965" calcext:value-type="float">
            <text:p>2.1764344925</text:p>
          </table:table-cell>
          <table:table-cell office:value-type="float" office:value="2.01750773987549" calcext:value-type="float">
            <text:p>2.0175077399</text:p>
          </table:table-cell>
          <table:table-cell office:value-type="float" office:value="1.983403995579" calcext:value-type="float">
            <text:p>1.9834039956</text:p>
          </table:table-cell>
          <table:table-cell office:value-type="float" office:value="2.0201281281478" calcext:value-type="float">
            <text:p>2.0201281281</text:p>
          </table:table-cell>
          <table:table-cell office:value-type="float" office:value="1.92815714678695" calcext:value-type="float">
            <text:p>1.9281571468</text:p>
          </table:table-cell>
          <table:table-cell office:value-type="float" office:value="4.74487002983924" calcext:value-type="float">
            <text:p>4.7448700298</text:p>
          </table:table-cell>
          <table:table-cell office:value-type="float" office:value="4.64872557388479" calcext:value-type="float">
            <text:p>4.6487255739</text:p>
          </table:table-cell>
          <table:table-cell office:value-type="float" office:value="5.06781567323549" calcext:value-type="float">
            <text:p>5.0678156732</text:p>
          </table:table-cell>
          <table:table-cell office:value-type="float" office:value="2.65043014482653" calcext:value-type="float">
            <text:p>2.6504301448</text:p>
          </table:table-cell>
          <table:table-cell office:value-type="float" office:value="2.26610273385434" calcext:value-type="float">
            <text:p>2.2661027339</text:p>
          </table:table-cell>
          <table:table-cell office:value-type="float" office:value="2.25422715950138" calcext:value-type="float">
            <text:p>2.2542271595</text:p>
          </table:table-cell>
          <table:table-cell office:value-type="float" office:value="2.24170166926259" calcext:value-type="float">
            <text:p>2.2417016693</text:p>
          </table:table-cell>
          <table:table-cell office:value-type="float" office:value="2.1694991772895" calcext:value-type="float">
            <text:p>2.1694991773</text:p>
          </table:table-cell>
          <table:table-cell office:value-type="float" office:value="2.09803302471999" calcext:value-type="float">
            <text:p>2.0980330247</text:p>
          </table:table-cell>
          <table:table-cell office:value-type="float" office:value="2.12003001653013" calcext:value-type="float">
            <text:p>2.1200300165</text:p>
          </table:table-cell>
          <table:table-cell office:value-type="float" office:value="2.0449491516546" calcext:value-type="float">
            <text:p>2.0449491517</text:p>
          </table:table-cell>
          <table:table-cell office:value-type="float" office:value="9.09498257305206" calcext:value-type="float">
            <text:p>9.0949825731</text:p>
          </table:table-cell>
          <table:table-cell office:value-type="float" office:value="22.4370613487544" calcext:value-type="float">
            <text:p>22.4370613488</text:p>
          </table:table-cell>
          <table:table-cell office:value-type="float" office:value="28.2968664974386" calcext:value-type="float">
            <text:p>28.2968664974</text:p>
          </table:table-cell>
          <table:table-cell office:value-type="float" office:value="23.3503082516526" calcext:value-type="float">
            <text:p>23.3503082517</text:p>
          </table:table-cell>
          <table:table-cell office:value-type="float" office:value="33.0793464429939" calcext:value-type="float">
            <text:p>33.079346443</text:p>
          </table:table-cell>
          <table:table-cell office:value-type="float" office:value="35.9065199203471" calcext:value-type="float">
            <text:p>35.9065199203</text:p>
          </table:table-cell>
          <table:table-cell office:value-type="float" office:value="40.2245453873745" calcext:value-type="float">
            <text:p>40.22454538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3771583347712" calcext:value-type="float">
            <text:p>10.3771583348</text:p>
          </table:table-cell>
          <table:table-cell office:value-type="float" office:value="5.3163316591492" calcext:value-type="float">
            <text:p>5.3163316591</text:p>
          </table:table-cell>
          <table:table-cell office:value-type="float" office:value="3.13381859885583" calcext:value-type="float">
            <text:p>3.1338185989</text:p>
          </table:table-cell>
          <table:table-cell office:value-type="float" office:value="2.49699133088404" calcext:value-type="float">
            <text:p>2.4969913309</text:p>
          </table:table-cell>
          <table:table-cell office:value-type="float" office:value="2.69791889043979" calcext:value-type="float">
            <text:p>2.6979188904</text:p>
          </table:table-cell>
          <table:table-cell office:value-type="float" office:value="2.14185911670402" calcext:value-type="float">
            <text:p>2.1418591167</text:p>
          </table:table-cell>
          <table:table-cell office:value-type="float" office:value="1.99776184914361" calcext:value-type="float">
            <text:p>1.9977618491</text:p>
          </table:table-cell>
          <table:table-cell office:value-type="float" office:value="1.91299908752461" calcext:value-type="float">
            <text:p>1.9129990875</text:p>
          </table:table-cell>
          <table:table-cell office:value-type="float" office:value="1.92282475836148" calcext:value-type="float">
            <text:p>1.9228247584</text:p>
          </table:table-cell>
          <table:table-cell office:value-type="float" office:value="1.82759711274526" calcext:value-type="float">
            <text:p>1.8275971127</text:p>
          </table:table-cell>
          <table:table-cell office:value-type="float" office:value="1.90907274739604" calcext:value-type="float">
            <text:p>1.9090727474</text:p>
          </table:table-cell>
          <table:table-cell office:value-type="float" office:value="1.82719746107017" calcext:value-type="float">
            <text:p>1.8271974611</text:p>
          </table:table-cell>
          <table:table-cell office:value-type="float" office:value="1.78484634902978" calcext:value-type="float">
            <text:p>1.784846349</text:p>
          </table:table-cell>
          <table:table-cell office:value-type="float" office:value="2.77638148278085" calcext:value-type="float">
            <text:p>2.7763814828</text:p>
          </table:table-cell>
          <table:table-cell office:value-type="float" office:value="4.41510765823732" calcext:value-type="float">
            <text:p>4.4151076582</text:p>
          </table:table-cell>
          <table:table-cell office:value-type="float" office:value="4.53184240036646" calcext:value-type="float">
            <text:p>4.5318424004</text:p>
          </table:table-cell>
          <table:table-cell office:value-type="float" office:value="2.32106308927059" calcext:value-type="float">
            <text:p>2.3210630893</text:p>
          </table:table-cell>
          <table:table-cell office:value-type="float" office:value="2.14636605637511" calcext:value-type="float">
            <text:p>2.1463660564</text:p>
          </table:table-cell>
          <table:table-cell office:value-type="float" office:value="2.13162989029965" calcext:value-type="float">
            <text:p>2.1316298903</text:p>
          </table:table-cell>
          <table:table-cell office:value-type="float" office:value="2.12902128856704" calcext:value-type="float">
            <text:p>2.1290212886</text:p>
          </table:table-cell>
          <table:table-cell office:value-type="float" office:value="2.13150839560194" calcext:value-type="float">
            <text:p>2.1315083956</text:p>
          </table:table-cell>
          <table:table-cell office:value-type="float" office:value="2.05705680745936" calcext:value-type="float">
            <text:p>2.0570568075</text:p>
          </table:table-cell>
          <table:table-cell office:value-type="float" office:value="1.97403308977206" calcext:value-type="float">
            <text:p>1.9740330898</text:p>
          </table:table-cell>
          <table:table-cell office:value-type="float" office:value="1.99109292684771" calcext:value-type="float">
            <text:p>1.9910929268</text:p>
          </table:table-cell>
          <table:table-cell office:value-type="float" office:value="2.02583883584404" calcext:value-type="float">
            <text:p>2.0258388358</text:p>
          </table:table-cell>
          <table:table-cell office:value-type="float" office:value="6.41812400076294" calcext:value-type="float">
            <text:p>6.4181240008</text:p>
          </table:table-cell>
          <table:table-cell office:value-type="float" office:value="24.629215483812" calcext:value-type="float">
            <text:p>24.6292154838</text:p>
          </table:table-cell>
          <table:table-cell office:value-type="float" office:value="19.8285684336426" calcext:value-type="float">
            <text:p>19.8285684336</text:p>
          </table:table-cell>
          <table:table-cell office:value-type="float" office:value="25.3640028903155" calcext:value-type="float">
            <text:p>25.3640028903</text:p>
          </table:table-cell>
          <table:table-cell office:value-type="float" office:value="31.7847061318113" calcext:value-type="float">
            <text:p>31.7847061318</text:p>
          </table:table-cell>
          <table:table-cell office:value-type="float" office:value="34.3861668521335" calcext:value-type="float">
            <text:p>34.38616685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38633692893027" calcext:value-type="float">
            <text:p>8.3863369289</text:p>
          </table:table-cell>
          <table:table-cell office:value-type="float" office:value="4.81150005804008" calcext:value-type="float">
            <text:p>4.811500058</text:p>
          </table:table-cell>
          <table:table-cell office:value-type="float" office:value="2.80008060630837" calcext:value-type="float">
            <text:p>2.8000806063</text:p>
          </table:table-cell>
          <table:table-cell office:value-type="float" office:value="2.12704774734236" calcext:value-type="float">
            <text:p>2.1270477473</text:p>
          </table:table-cell>
          <table:table-cell office:value-type="float" office:value="2.50530934046365" calcext:value-type="float">
            <text:p>2.5053093405</text:p>
          </table:table-cell>
          <table:table-cell office:value-type="float" office:value="2.05143858395959" calcext:value-type="float">
            <text:p>2.051438584</text:p>
          </table:table-cell>
          <table:table-cell office:value-type="float" office:value="1.98500113007137" calcext:value-type="float">
            <text:p>1.9850011301</text:p>
          </table:table-cell>
          <table:table-cell office:value-type="float" office:value="1.90819007065475" calcext:value-type="float">
            <text:p>1.9081900707</text:p>
          </table:table-cell>
          <table:table-cell office:value-type="float" office:value="1.85033242780444" calcext:value-type="float">
            <text:p>1.8503324278</text:p>
          </table:table-cell>
          <table:table-cell office:value-type="float" office:value="1.82554935743669" calcext:value-type="float">
            <text:p>1.8255493574</text:p>
          </table:table-cell>
          <table:table-cell office:value-type="float" office:value="1.87233347519386" calcext:value-type="float">
            <text:p>1.8723334752</text:p>
          </table:table-cell>
          <table:table-cell office:value-type="float" office:value="1.78701384094404" calcext:value-type="float">
            <text:p>1.7870138409</text:p>
          </table:table-cell>
          <table:table-cell office:value-type="float" office:value="1.78345139601674" calcext:value-type="float">
            <text:p>1.783451396</text:p>
          </table:table-cell>
          <table:table-cell office:value-type="float" office:value="2.08140948439428" calcext:value-type="float">
            <text:p>2.0814094844</text:p>
          </table:table-cell>
          <table:table-cell office:value-type="float" office:value="4.07855279478315" calcext:value-type="float">
            <text:p>4.0785527948</text:p>
          </table:table-cell>
          <table:table-cell office:value-type="float" office:value="4.52415935851095" calcext:value-type="float">
            <text:p>4.5241593585</text:p>
          </table:table-cell>
          <table:table-cell office:value-type="float" office:value="2.21435619232534" calcext:value-type="float">
            <text:p>2.2143561923</text:p>
          </table:table-cell>
          <table:table-cell office:value-type="float" office:value="2.07525223955514" calcext:value-type="float">
            <text:p>2.0752522396</text:p>
          </table:table-cell>
          <table:table-cell office:value-type="float" office:value="1.89618187774548" calcext:value-type="float">
            <text:p>1.8961818777</text:p>
          </table:table-cell>
          <table:table-cell office:value-type="float" office:value="1.88654302786679" calcext:value-type="float">
            <text:p>1.8865430279</text:p>
          </table:table-cell>
          <table:table-cell office:value-type="float" office:value="1.88207218231138" calcext:value-type="float">
            <text:p>1.8820721823</text:p>
          </table:table-cell>
          <table:table-cell office:value-type="float" office:value="1.87300041381739" calcext:value-type="float">
            <text:p>1.8730004138</text:p>
          </table:table-cell>
          <table:table-cell office:value-type="float" office:value="1.92431175942262" calcext:value-type="float">
            <text:p>1.9243117594</text:p>
          </table:table-cell>
          <table:table-cell office:value-type="float" office:value="1.97983081542417" calcext:value-type="float">
            <text:p>1.9798308154</text:p>
          </table:table-cell>
          <table:table-cell office:value-type="float" office:value="2.00557643563843" calcext:value-type="float">
            <text:p>2.0055764356</text:p>
          </table:table-cell>
          <table:table-cell office:value-type="float" office:value="2.05691988563856" calcext:value-type="float">
            <text:p>2.0569198856</text:p>
          </table:table-cell>
          <table:table-cell office:value-type="float" office:value="15.9643199870391" calcext:value-type="float">
            <text:p>15.964319987</text:p>
          </table:table-cell>
          <table:table-cell office:value-type="float" office:value="18.4876053535194" calcext:value-type="float">
            <text:p>18.4876053535</text:p>
          </table:table-cell>
          <table:table-cell office:value-type="float" office:value="24.3452911036535" calcext:value-type="float">
            <text:p>24.3452911037</text:p>
          </table:table-cell>
          <table:table-cell office:value-type="float" office:value="28.7399836025342" calcext:value-type="float">
            <text:p>28.7399836025</text:p>
          </table:table-cell>
          <table:table-cell office:value-type="float" office:value="31.5028502336867" calcext:value-type="float">
            <text:p>31.50285023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8778982400384" calcext:value-type="float">
            <text:p>5.787789824</text:p>
          </table:table-cell>
          <table:table-cell office:value-type="float" office:value="3.91054211503478" calcext:value-type="float">
            <text:p>3.910542115</text:p>
          </table:table-cell>
          <table:table-cell office:value-type="float" office:value="2.71382763058415" calcext:value-type="float">
            <text:p>2.7138276306</text:p>
          </table:table-cell>
          <table:table-cell office:value-type="float" office:value="2.12484556218743" calcext:value-type="float">
            <text:p>2.1248455622</text:p>
          </table:table-cell>
          <table:table-cell office:value-type="float" office:value="2.26037706772908" calcext:value-type="float">
            <text:p>2.2603770677</text:p>
          </table:table-cell>
          <table:table-cell office:value-type="float" office:value="2.00303147797125" calcext:value-type="float">
            <text:p>2.003031478</text:p>
          </table:table-cell>
          <table:table-cell office:value-type="float" office:value="1.972381078744" calcext:value-type="float">
            <text:p>1.9723810787</text:p>
          </table:table-cell>
          <table:table-cell office:value-type="float" office:value="1.87123752586041" calcext:value-type="float">
            <text:p>1.8712375259</text:p>
          </table:table-cell>
          <table:table-cell office:value-type="float" office:value="1.84978463320429" calcext:value-type="float">
            <text:p>1.8497846332</text:p>
          </table:table-cell>
          <table:table-cell office:value-type="float" office:value="1.82101823423545" calcext:value-type="float">
            <text:p>1.8210182342</text:p>
          </table:table-cell>
          <table:table-cell office:value-type="float" office:value="1.82987910485689" calcext:value-type="float">
            <text:p>1.8298791049</text:p>
          </table:table-cell>
          <table:table-cell office:value-type="float" office:value="1.77938601148103" calcext:value-type="float">
            <text:p>1.7793860115</text:p>
          </table:table-cell>
          <table:table-cell office:value-type="float" office:value="1.75578192473883" calcext:value-type="float">
            <text:p>1.7557819247</text:p>
          </table:table-cell>
          <table:table-cell office:value-type="float" office:value="1.92680855043467" calcext:value-type="float">
            <text:p>1.9268085504</text:p>
          </table:table-cell>
          <table:table-cell office:value-type="float" office:value="3.85436676545084" calcext:value-type="float">
            <text:p>3.8543667655</text:p>
          </table:table-cell>
          <table:table-cell office:value-type="float" office:value="3.81563327602663" calcext:value-type="float">
            <text:p>3.815633276</text:p>
          </table:table-cell>
          <table:table-cell office:value-type="float" office:value="2.17581630108505" calcext:value-type="float">
            <text:p>2.1758163011</text:p>
          </table:table-cell>
          <table:table-cell office:value-type="float" office:value="1.93142584635086" calcext:value-type="float">
            <text:p>1.9314258464</text:p>
          </table:table-cell>
          <table:table-cell office:value-type="float" office:value="1.84400649274254" calcext:value-type="float">
            <text:p>1.8440064927</text:p>
          </table:table-cell>
          <table:table-cell office:value-type="float" office:value="1.84971524750756" calcext:value-type="float">
            <text:p>1.8497152475</text:p>
          </table:table-cell>
          <table:table-cell office:value-type="float" office:value="1.85154809672188" calcext:value-type="float">
            <text:p>1.8515480967</text:p>
          </table:table-cell>
          <table:table-cell office:value-type="float" office:value="1.87004192217307" calcext:value-type="float">
            <text:p>1.8700419222</text:p>
          </table:table-cell>
          <table:table-cell office:value-type="float" office:value="1.86358457553346" calcext:value-type="float">
            <text:p>1.8635845755</text:p>
          </table:table-cell>
          <table:table-cell office:value-type="float" office:value="1.88618396408776" calcext:value-type="float">
            <text:p>1.8861839641</text:p>
          </table:table-cell>
          <table:table-cell office:value-type="float" office:value="1.99928592371939" calcext:value-type="float">
            <text:p>1.9992859237</text:p>
          </table:table-cell>
          <table:table-cell office:value-type="float" office:value="2.03478571010444" calcext:value-type="float">
            <text:p>2.0347857101</text:p>
          </table:table-cell>
          <table:table-cell office:value-type="float" office:value="5.04911551471262" calcext:value-type="float">
            <text:p>5.0491155147</text:p>
          </table:table-cell>
          <table:table-cell office:value-type="float" office:value="15.848151733567" calcext:value-type="float">
            <text:p>15.8481517336</text:p>
          </table:table-cell>
          <table:table-cell office:value-type="float" office:value="12.280307494771" calcext:value-type="float">
            <text:p>12.2803074948</text:p>
          </table:table-cell>
          <table:table-cell office:value-type="float" office:value="22.2000871110024" calcext:value-type="float">
            <text:p>22.200087111</text:p>
          </table:table-cell>
          <table:table-cell office:value-type="float" office:value="24.9495624903466" calcext:value-type="float">
            <text:p>24.94956249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67941439541682" calcext:value-type="float">
            <text:p>5.6794143954</text:p>
          </table:table-cell>
          <table:table-cell office:value-type="float" office:value="3.18917253265538" calcext:value-type="float">
            <text:p>3.1891725327</text:p>
          </table:table-cell>
          <table:table-cell office:value-type="float" office:value="2.51021667410245" calcext:value-type="float">
            <text:p>2.5102166741</text:p>
          </table:table-cell>
          <table:table-cell office:value-type="float" office:value="2.09326818899404" calcext:value-type="float">
            <text:p>2.093268189</text:p>
          </table:table-cell>
          <table:table-cell office:value-type="float" office:value="2.24178031584502" calcext:value-type="float">
            <text:p>2.2417803158</text:p>
          </table:table-cell>
          <table:table-cell office:value-type="float" office:value="1.9890812082868" calcext:value-type="float">
            <text:p>1.9890812083</text:p>
          </table:table-cell>
          <table:table-cell office:value-type="float" office:value="1.96383886438035" calcext:value-type="float">
            <text:p>1.9638388644</text:p>
          </table:table-cell>
          <table:table-cell office:value-type="float" office:value="1.84627004147576" calcext:value-type="float">
            <text:p>1.8462700415</text:p>
          </table:table-cell>
          <table:table-cell office:value-type="float" office:value="1.82787943495304" calcext:value-type="float">
            <text:p>1.827879435</text:p>
          </table:table-cell>
          <table:table-cell office:value-type="float" office:value="1.80849457789413" calcext:value-type="float">
            <text:p>1.8084945779</text:p>
          </table:table-cell>
          <table:table-cell office:value-type="float" office:value="1.80260142552098" calcext:value-type="float">
            <text:p>1.8026014255</text:p>
          </table:table-cell>
          <table:table-cell office:value-type="float" office:value="1.76113889215129" calcext:value-type="float">
            <text:p>1.7611388922</text:p>
          </table:table-cell>
          <table:table-cell office:value-type="float" office:value="1.75424671327181" calcext:value-type="float">
            <text:p>1.7542467133</text:p>
          </table:table-cell>
          <table:table-cell office:value-type="float" office:value="1.91382120054517" calcext:value-type="float">
            <text:p>1.9138212005</text:p>
          </table:table-cell>
          <table:table-cell office:value-type="float" office:value="2.95745328515063" calcext:value-type="float">
            <text:p>2.9574532852</text:p>
          </table:table-cell>
          <table:table-cell office:value-type="float" office:value="2.74124311371657" calcext:value-type="float">
            <text:p>2.7412431137</text:p>
          </table:table-cell>
          <table:table-cell office:value-type="float" office:value="1.98307622155277" calcext:value-type="float">
            <text:p>1.9830762216</text:p>
          </table:table-cell>
          <table:table-cell office:value-type="float" office:value="1.8992295274717" calcext:value-type="float">
            <text:p>1.8992295275</text:p>
          </table:table-cell>
          <table:table-cell office:value-type="float" office:value="1.84089173061663" calcext:value-type="float">
            <text:p>1.8408917306</text:p>
          </table:table-cell>
          <table:table-cell office:value-type="float" office:value="1.82621092931572" calcext:value-type="float">
            <text:p>1.8262109293</text:p>
          </table:table-cell>
          <table:table-cell office:value-type="float" office:value="1.84560306313184" calcext:value-type="float">
            <text:p>1.8456030631</text:p>
          </table:table-cell>
          <table:table-cell office:value-type="float" office:value="1.82450070410812" calcext:value-type="float">
            <text:p>1.8245007041</text:p>
          </table:table-cell>
          <table:table-cell office:value-type="float" office:value="1.86320222551502" calcext:value-type="float">
            <text:p>1.8632022255</text:p>
          </table:table-cell>
          <table:table-cell office:value-type="float" office:value="1.82232146015736" calcext:value-type="float">
            <text:p>1.8223214602</text:p>
          </table:table-cell>
          <table:table-cell office:value-type="float" office:value="1.91030478337843" calcext:value-type="float">
            <text:p>1.9103047834</text:p>
          </table:table-cell>
          <table:table-cell office:value-type="float" office:value="1.982030119041" calcext:value-type="float">
            <text:p>1.982030119</text:p>
          </table:table-cell>
          <table:table-cell office:value-type="float" office:value="2.06056832220826" calcext:value-type="float">
            <text:p>2.0605683222</text:p>
          </table:table-cell>
          <table:table-cell office:value-type="float" office:value="8.93963146417268" calcext:value-type="float">
            <text:p>8.9396314642</text:p>
          </table:table-cell>
          <table:table-cell office:value-type="float" office:value="11.0823662521461" calcext:value-type="float">
            <text:p>11.0823662521</text:p>
          </table:table-cell>
          <table:table-cell office:value-type="float" office:value="17.9233092870973" calcext:value-type="float">
            <text:p>17.9233092871</text:p>
          </table:table-cell>
          <table:table-cell office:value-type="float" office:value="20.4610059135566" calcext:value-type="float">
            <text:p>20.46100591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3163316591492" calcext:value-type="float">
            <text:p>5.3163316591</text:p>
          </table:table-cell>
          <table:table-cell office:value-type="float" office:value="3.13381859885583" calcext:value-type="float">
            <text:p>3.1338185989</text:p>
          </table:table-cell>
          <table:table-cell office:value-type="float" office:value="2.49699133088404" calcext:value-type="float">
            <text:p>2.4969913309</text:p>
          </table:table-cell>
          <table:table-cell office:value-type="float" office:value="2.06170256577716" calcext:value-type="float">
            <text:p>2.0617025658</text:p>
          </table:table-cell>
          <table:table-cell office:value-type="float" office:value="2.14185911670402" calcext:value-type="float">
            <text:p>2.1418591167</text:p>
          </table:table-cell>
          <table:table-cell office:value-type="float" office:value="1.98500113007137" calcext:value-type="float">
            <text:p>1.9850011301</text:p>
          </table:table-cell>
          <table:table-cell office:value-type="float" office:value="1.90819007065475" calcext:value-type="float">
            <text:p>1.9081900707</text:p>
          </table:table-cell>
          <table:table-cell office:value-type="float" office:value="1.82787943495304" calcext:value-type="float">
            <text:p>1.827879435</text:p>
          </table:table-cell>
          <table:table-cell office:value-type="float" office:value="1.82101823423545" calcext:value-type="float">
            <text:p>1.8210182342</text:p>
          </table:table-cell>
          <table:table-cell office:value-type="float" office:value="1.80260142552098" calcext:value-type="float">
            <text:p>1.8026014255</text:p>
          </table:table-cell>
          <table:table-cell office:value-type="float" office:value="1.78701384094404" calcext:value-type="float">
            <text:p>1.7870138409</text:p>
          </table:table-cell>
          <table:table-cell office:value-type="float" office:value="1.75424671327181" calcext:value-type="float">
            <text:p>1.7542467133</text:p>
          </table:table-cell>
          <table:table-cell office:value-type="float" office:value="1.75215768541734" calcext:value-type="float">
            <text:p>1.7521576854</text:p>
          </table:table-cell>
          <table:table-cell office:value-type="float" office:value="1.76839316550239" calcext:value-type="float">
            <text:p>1.7683931655</text:p>
          </table:table-cell>
          <table:table-cell office:value-type="float" office:value="2.74124311371657" calcext:value-type="float">
            <text:p>2.7412431137</text:p>
          </table:table-cell>
          <table:table-cell office:value-type="float" office:value="2.65043014482653" calcext:value-type="float">
            <text:p>2.6504301448</text:p>
          </table:table-cell>
          <table:table-cell office:value-type="float" office:value="1.93142584635086" calcext:value-type="float">
            <text:p>1.9314258464</text:p>
          </table:table-cell>
          <table:table-cell office:value-type="float" office:value="1.89618187774548" calcext:value-type="float">
            <text:p>1.8961818777</text:p>
          </table:table-cell>
          <table:table-cell table:number-columns-repeated="3" office:value-type="float" office:value="1.82450070410812" calcext:value-type="float">
            <text:p>1.8245007041</text:p>
          </table:table-cell>
          <table:table-cell table:number-columns-repeated="2" office:value-type="float" office:value="1.82232146015736" calcext:value-type="float">
            <text:p>1.8223214602</text:p>
          </table:table-cell>
          <table:table-cell office:value-type="float" office:value="1.81398748840273" calcext:value-type="float">
            <text:p>1.8139874884</text:p>
          </table:table-cell>
          <table:table-cell table:number-columns-repeated="2" office:value-type="float" office:value="1.88288815526571" calcext:value-type="float">
            <text:p>1.8828881553</text:p>
          </table:table-cell>
          <table:table-cell office:value-type="float" office:value="2.04947910021839" calcext:value-type="float">
            <text:p>2.0494791002</text:p>
          </table:table-cell>
          <table:table-cell office:value-type="float" office:value="2.07763705645854" calcext:value-type="float">
            <text:p>2.0776370565</text:p>
          </table:table-cell>
          <table:table-cell office:value-type="float" office:value="4.91040660182827" calcext:value-type="float">
            <text:p>4.9104066018</text:p>
          </table:table-cell>
          <table:table-cell table:number-columns-repeated="2" office:value-type="float" office:value="15.5957987321232" calcext:value-type="float">
            <text:p>15.59579873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94595142456373" calcext:value-type="float">
            <text:p>4.9459514246</text:p>
          </table:table-cell>
          <table:table-cell office:value-type="float" office:value="2.93870692242305" calcext:value-type="float">
            <text:p>2.9387069224</text:p>
          </table:table-cell>
          <table:table-cell office:value-type="float" office:value="2.35953033609129" calcext:value-type="float">
            <text:p>2.3595303361</text:p>
          </table:table-cell>
          <table:table-cell office:value-type="float" office:value="2.04766899121721" calcext:value-type="float">
            <text:p>2.0476689912</text:p>
          </table:table-cell>
          <table:table-cell office:value-type="float" office:value="2.07458555117545" calcext:value-type="float">
            <text:p>2.0745855512</text:p>
          </table:table-cell>
          <table:table-cell office:value-type="float" office:value="1.95948795737521" calcext:value-type="float">
            <text:p>1.9594879574</text:p>
          </table:table-cell>
          <table:table-cell office:value-type="float" office:value="1.89561669135507" calcext:value-type="float">
            <text:p>1.8956166914</text:p>
          </table:table-cell>
          <table:table-cell office:value-type="float" office:value="1.81185424166731" calcext:value-type="float">
            <text:p>1.8118542417</text:p>
          </table:table-cell>
          <table:table-cell office:value-type="float" office:value="1.81004530821905" calcext:value-type="float">
            <text:p>1.8100453082</text:p>
          </table:table-cell>
          <table:table-cell office:value-type="float" office:value="1.78937239983914" calcext:value-type="float">
            <text:p>1.7893723998</text:p>
          </table:table-cell>
          <table:table-cell office:value-type="float" office:value="1.77189510603608" calcext:value-type="float">
            <text:p>1.771895106</text:p>
          </table:table-cell>
          <table:table-cell office:value-type="float" office:value="1.74532097502306" calcext:value-type="float">
            <text:p>1.745320975</text:p>
          </table:table-cell>
          <table:table-cell office:value-type="float" office:value="1.74679313104605" calcext:value-type="float">
            <text:p>1.746793131</text:p>
          </table:table-cell>
          <table:table-cell office:value-type="float" office:value="1.76834852983164" calcext:value-type="float">
            <text:p>1.7683485298</text:p>
          </table:table-cell>
          <table:table-cell office:value-type="float" office:value="1.98058574931154" calcext:value-type="float">
            <text:p>1.9805857493</text:p>
          </table:table-cell>
          <table:table-cell office:value-type="float" office:value="2.13087686613946" calcext:value-type="float">
            <text:p>2.1308768661</text:p>
          </table:table-cell>
          <table:table-cell office:value-type="float" office:value="1.89075921541539" calcext:value-type="float">
            <text:p>1.8907592154</text:p>
          </table:table-cell>
          <table:table-cell office:value-type="float" office:value="1.85456238464469" calcext:value-type="float">
            <text:p>1.8545623846</text:p>
          </table:table-cell>
          <table:table-cell office:value-type="float" office:value="1.8233744450155" calcext:value-type="float">
            <text:p>1.823374445</text:p>
          </table:table-cell>
          <table:table-cell office:value-type="float" office:value="1.82053328929726" calcext:value-type="float">
            <text:p>1.8205332893</text:p>
          </table:table-cell>
          <table:table-cell office:value-type="float" office:value="1.81759640960123" calcext:value-type="float">
            <text:p>1.8175964096</text:p>
          </table:table-cell>
          <table:table-cell office:value-type="float" office:value="1.79438575642165" calcext:value-type="float">
            <text:p>1.7943857564</text:p>
          </table:table-cell>
          <table:table-cell office:value-type="float" office:value="1.81059745553189" calcext:value-type="float">
            <text:p>1.8105974555</text:p>
          </table:table-cell>
          <table:table-cell office:value-type="float" office:value="1.7996615419691" calcext:value-type="float">
            <text:p>1.799661542</text:p>
          </table:table-cell>
          <table:table-cell office:value-type="float" office:value="1.81398748840273" calcext:value-type="float">
            <text:p>1.8139874884</text:p>
          </table:table-cell>
          <table:table-cell office:value-type="float" office:value="1.83667775677338" calcext:value-type="float">
            <text:p>1.8366777568</text:p>
          </table:table-cell>
          <table:table-cell office:value-type="float" office:value="1.94958050491335" calcext:value-type="float">
            <text:p>1.9495805049</text:p>
          </table:table-cell>
          <table:table-cell office:value-type="float" office:value="2.04947910021839" calcext:value-type="float">
            <text:p>2.0494791002</text:p>
          </table:table-cell>
          <table:table-cell office:value-type="float" office:value="2.07763705645854" calcext:value-type="float">
            <text:p>2.0776370565</text:p>
          </table:table-cell>
          <table:table-cell office:value-type="float" office:value="4.91040660182827" calcext:value-type="float">
            <text:p>4.9104066018</text:p>
          </table:table-cell>
          <table:table-cell office:value-type="float" office:value="14.4913888246771" calcext:value-type="float">
            <text:p>14.49138882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3308560593761" calcext:value-type="float">
            <text:p>1.8330856059</text:p>
          </table:table-cell>
          <table:table-cell office:value-type="float" office:value="2.67408503225135" calcext:value-type="float">
            <text:p>2.6740850323</text:p>
          </table:table-cell>
          <table:table-cell office:value-type="float" office:value="2.19509220797469" calcext:value-type="float">
            <text:p>2.195092208</text:p>
          </table:table-cell>
          <table:table-cell office:value-type="float" office:value="2.04453210000554" calcext:value-type="float">
            <text:p>2.0445321</text:p>
          </table:table-cell>
          <table:table-cell office:value-type="float" office:value="2.06170256577716" calcext:value-type="float">
            <text:p>2.0617025658</text:p>
          </table:table-cell>
          <table:table-cell office:value-type="float" office:value="1.8793805425687" calcext:value-type="float">
            <text:p>1.8793805426</text:p>
          </table:table-cell>
          <table:table-cell office:value-type="float" office:value="1.88285029800826" calcext:value-type="float">
            <text:p>1.882850298</text:p>
          </table:table-cell>
          <table:table-cell office:value-type="float" office:value="1.80194085272318" calcext:value-type="float">
            <text:p>1.8019408527</text:p>
          </table:table-cell>
          <table:table-cell office:value-type="float" office:value="1.80572243537738" calcext:value-type="float">
            <text:p>1.8057224354</text:p>
          </table:table-cell>
          <table:table-cell office:value-type="float" office:value="1.76081114642448" calcext:value-type="float">
            <text:p>1.7608111464</text:p>
          </table:table-cell>
          <table:table-cell office:value-type="float" office:value="1.74746458025832" calcext:value-type="float">
            <text:p>1.7474645803</text:p>
          </table:table-cell>
          <table:table-cell office:value-type="float" office:value="1.72717225942024" calcext:value-type="float">
            <text:p>1.7271722594</text:p>
          </table:table-cell>
          <table:table-cell office:value-type="float" office:value="1.73747527014577" calcext:value-type="float">
            <text:p>1.7374752701</text:p>
          </table:table-cell>
          <table:table-cell office:value-type="float" office:value="1.75215768541734" calcext:value-type="float">
            <text:p>1.7521576854</text:p>
          </table:table-cell>
          <table:table-cell office:value-type="float" office:value="1.92303581906821" calcext:value-type="float">
            <text:p>1.9230358191</text:p>
          </table:table-cell>
          <table:table-cell office:value-type="float" office:value="1.92920282208494" calcext:value-type="float">
            <text:p>1.9292028221</text:p>
          </table:table-cell>
          <table:table-cell office:value-type="float" office:value="1.87761332657683" calcext:value-type="float">
            <text:p>1.8776133266</text:p>
          </table:table-cell>
          <table:table-cell office:value-type="float" office:value="1.83119181902813" calcext:value-type="float">
            <text:p>1.831191819</text:p>
          </table:table-cell>
          <table:table-cell office:value-type="float" office:value="1.81414490382267" calcext:value-type="float">
            <text:p>1.8141449038</text:p>
          </table:table-cell>
          <table:table-cell office:value-type="float" office:value="1.81942726599064" calcext:value-type="float">
            <text:p>1.819427266</text:p>
          </table:table-cell>
          <table:table-cell office:value-type="float" office:value="1.79307240096748" calcext:value-type="float">
            <text:p>1.793072401</text:p>
          </table:table-cell>
          <table:table-cell office:value-type="float" office:value="1.79395515111801" calcext:value-type="float">
            <text:p>1.7939551511</text:p>
          </table:table-cell>
          <table:table-cell office:value-type="float" office:value="1.79788058342964" calcext:value-type="float">
            <text:p>1.7978805834</text:p>
          </table:table-cell>
          <table:table-cell office:value-type="float" office:value="1.79639159145748" calcext:value-type="float">
            <text:p>1.7963915915</text:p>
          </table:table-cell>
          <table:table-cell office:value-type="float" office:value="1.7992168734138" calcext:value-type="float">
            <text:p>1.7992168734</text:p>
          </table:table-cell>
          <table:table-cell office:value-type="float" office:value="1.82353341587426" calcext:value-type="float">
            <text:p>1.8235334159</text:p>
          </table:table-cell>
          <table:table-cell office:value-type="float" office:value="1.92373629620202" calcext:value-type="float">
            <text:p>1.9237362962</text:p>
          </table:table-cell>
          <table:table-cell office:value-type="float" office:value="1.99958663022647" calcext:value-type="float">
            <text:p>1.9995866302</text:p>
          </table:table-cell>
          <table:table-cell office:value-type="float" office:value="2.07523806959315" calcext:value-type="float">
            <text:p>2.0752380696</text:p>
          </table:table-cell>
          <table:table-cell office:value-type="float" office:value="2.1135489184015" calcext:value-type="float">
            <text:p>2.1135489184</text:p>
          </table:table-cell>
          <table:table-cell office:value-type="float" office:value="12.9777982741942" calcext:value-type="float">
            <text:p>12.97779827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499685952797" calcext:value-type="float">
            <text:p>1.1499685953</text:p>
          </table:table-cell>
          <table:table-cell office:value-type="float" office:value="2.31314831596135" calcext:value-type="float">
            <text:p>2.313148316</text:p>
          </table:table-cell>
          <table:table-cell office:value-type="float" office:value="2.11716246135863" calcext:value-type="float">
            <text:p>2.1171624614</text:p>
          </table:table-cell>
          <table:table-cell office:value-type="float" office:value="2.03515433723814" calcext:value-type="float">
            <text:p>2.0351543372</text:p>
          </table:table-cell>
          <table:table-cell office:value-type="float" office:value="2.03682861558023" calcext:value-type="float">
            <text:p>2.0368286156</text:p>
          </table:table-cell>
          <table:table-cell office:value-type="float" office:value="1.85419144278154" calcext:value-type="float">
            <text:p>1.8541914428</text:p>
          </table:table-cell>
          <table:table-cell office:value-type="float" office:value="1.83238851687676" calcext:value-type="float">
            <text:p>1.8323885169</text:p>
          </table:table-cell>
          <table:table-cell office:value-type="float" office:value="1.78993164563015" calcext:value-type="float">
            <text:p>1.7899316456</text:p>
          </table:table-cell>
          <table:table-cell office:value-type="float" office:value="1.8014053746777" calcext:value-type="float">
            <text:p>1.8014053747</text:p>
          </table:table-cell>
          <table:table-cell office:value-type="float" office:value="1.75776985106327" calcext:value-type="float">
            <text:p>1.7577698511</text:p>
          </table:table-cell>
          <table:table-cell office:value-type="float" office:value="1.7301663154295" calcext:value-type="float">
            <text:p>1.7301663154</text:p>
          </table:table-cell>
          <table:table-cell office:value-type="float" office:value="1.72291268647181" calcext:value-type="float">
            <text:p>1.7229126865</text:p>
          </table:table-cell>
          <table:table-cell office:value-type="float" office:value="1.7301641873367" calcext:value-type="float">
            <text:p>1.7301641873</text:p>
          </table:table-cell>
          <table:table-cell office:value-type="float" office:value="1.73273775651938" calcext:value-type="float">
            <text:p>1.7327377565</text:p>
          </table:table-cell>
          <table:table-cell office:value-type="float" office:value="1.91493539873607" calcext:value-type="float">
            <text:p>1.9149353987</text:p>
          </table:table-cell>
          <table:table-cell office:value-type="float" office:value="1.9127021774069" calcext:value-type="float">
            <text:p>1.9127021774</text:p>
          </table:table-cell>
          <table:table-cell office:value-type="float" office:value="1.86698769502773" calcext:value-type="float">
            <text:p>1.866987695</text:p>
          </table:table-cell>
          <table:table-cell office:value-type="float" office:value="1.8108661941324" calcext:value-type="float">
            <text:p>1.8108661941</text:p>
          </table:table-cell>
          <table:table-cell office:value-type="float" office:value="1.81384906416945" calcext:value-type="float">
            <text:p>1.8138490642</text:p>
          </table:table-cell>
          <table:table-cell office:value-type="float" office:value="1.81761443927512" calcext:value-type="float">
            <text:p>1.8176144393</text:p>
          </table:table-cell>
          <table:table-cell office:value-type="float" office:value="1.79243241462668" calcext:value-type="float">
            <text:p>1.7924324146</text:p>
          </table:table-cell>
          <table:table-cell office:value-type="float" office:value="1.79067448788241" calcext:value-type="float">
            <text:p>1.7906744879</text:p>
          </table:table-cell>
          <table:table-cell office:value-type="float" office:value="1.79309315829081" calcext:value-type="float">
            <text:p>1.7930931583</text:p>
          </table:table-cell>
          <table:table-cell office:value-type="float" office:value="1.78309855849183" calcext:value-type="float">
            <text:p>1.7830985585</text:p>
          </table:table-cell>
          <table:table-cell office:value-type="float" office:value="1.78550490146698" calcext:value-type="float">
            <text:p>1.7855049015</text:p>
          </table:table-cell>
          <table:table-cell office:value-type="float" office:value="1.80934255372429" calcext:value-type="float">
            <text:p>1.8093425537</text:p>
          </table:table-cell>
          <table:table-cell office:value-type="float" office:value="1.88288815526571" calcext:value-type="float">
            <text:p>1.8828881553</text:p>
          </table:table-cell>
          <table:table-cell office:value-type="float" office:value="1.94114217572206" calcext:value-type="float">
            <text:p>1.9411421757</text:p>
          </table:table-cell>
          <table:table-cell office:value-type="float" office:value="2.01668870766457" calcext:value-type="float">
            <text:p>2.0166887077</text:p>
          </table:table-cell>
          <table:table-cell office:value-type="float" office:value="2.02953151947746" calcext:value-type="float">
            <text:p>2.0295315195</text:p>
          </table:table-cell>
          <table:table-cell office:value-type="float" office:value="4.62498710171964" calcext:value-type="float">
            <text:p>4.6249871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5719029992117" calcext:value-type="float">
            <text:p>0.95571903</text:p>
          </table:table-cell>
          <table:table-cell office:value-type="float" office:value="2.02404068736604" calcext:value-type="float">
            <text:p>2.0240406874</text:p>
          </table:table-cell>
          <table:table-cell office:value-type="float" office:value="1.86977925344748" calcext:value-type="float">
            <text:p>1.8697792534</text:p>
          </table:table-cell>
          <table:table-cell office:value-type="float" office:value="1.9559150187493" calcext:value-type="float">
            <text:p>1.9559150187</text:p>
          </table:table-cell>
          <table:table-cell office:value-type="float" office:value="2.00409399674702" calcext:value-type="float">
            <text:p>2.0040939967</text:p>
          </table:table-cell>
          <table:table-cell office:value-type="float" office:value="1.84152812897817" calcext:value-type="float">
            <text:p>1.841528129</text:p>
          </table:table-cell>
          <table:table-cell office:value-type="float" office:value="1.81411981611942" calcext:value-type="float">
            <text:p>1.8141198161</text:p>
          </table:table-cell>
          <table:table-cell office:value-type="float" office:value="1.77745605962293" calcext:value-type="float">
            <text:p>1.7774560596</text:p>
          </table:table-cell>
          <table:table-cell office:value-type="float" office:value="1.80021301201431" calcext:value-type="float">
            <text:p>1.800213012</text:p>
          </table:table-cell>
          <table:table-cell office:value-type="float" office:value="1.75495919858558" calcext:value-type="float">
            <text:p>1.7549591986</text:p>
          </table:table-cell>
          <table:table-cell office:value-type="float" office:value="1.6916786764103" calcext:value-type="float">
            <text:p>1.6916786764</text:p>
          </table:table-cell>
          <table:table-cell office:value-type="float" office:value="1.71763071453894" calcext:value-type="float">
            <text:p>1.7176307145</text:p>
          </table:table-cell>
          <table:table-cell office:value-type="float" office:value="1.71851118914255" calcext:value-type="float">
            <text:p>1.7185111891</text:p>
          </table:table-cell>
          <table:table-cell office:value-type="float" office:value="1.72926992998304" calcext:value-type="float">
            <text:p>1.72926993</text:p>
          </table:table-cell>
          <table:table-cell office:value-type="float" office:value="1.87332565758419" calcext:value-type="float">
            <text:p>1.8733256576</text:p>
          </table:table-cell>
          <table:table-cell office:value-type="float" office:value="1.85667641562706" calcext:value-type="float">
            <text:p>1.8566764156</text:p>
          </table:table-cell>
          <table:table-cell office:value-type="float" office:value="1.84183096278791" calcext:value-type="float">
            <text:p>1.8418309628</text:p>
          </table:table-cell>
          <table:table-cell office:value-type="float" office:value="1.80400174477314" calcext:value-type="float">
            <text:p>1.8040017448</text:p>
          </table:table-cell>
          <table:table-cell office:value-type="float" office:value="1.78915900881145" calcext:value-type="float">
            <text:p>1.7891590088</text:p>
          </table:table-cell>
          <table:table-cell office:value-type="float" office:value="1.78950688909332" calcext:value-type="float">
            <text:p>1.7895068891</text:p>
          </table:table-cell>
          <table:table-cell office:value-type="float" office:value="1.78519856459349" calcext:value-type="float">
            <text:p>1.7851985646</text:p>
          </table:table-cell>
          <table:table-cell office:value-type="float" office:value="1.78036090502704" calcext:value-type="float">
            <text:p>1.780360905</text:p>
          </table:table-cell>
          <table:table-cell office:value-type="float" office:value="1.79279502726438" calcext:value-type="float">
            <text:p>1.7927950273</text:p>
          </table:table-cell>
          <table:table-cell office:value-type="float" office:value="1.77987160707556" calcext:value-type="float">
            <text:p>1.7798716071</text:p>
          </table:table-cell>
          <table:table-cell office:value-type="float" office:value="1.78196629205467" calcext:value-type="float">
            <text:p>1.7819662921</text:p>
          </table:table-cell>
          <table:table-cell office:value-type="float" office:value="1.80210426545833" calcext:value-type="float">
            <text:p>1.8021042655</text:p>
          </table:table-cell>
          <table:table-cell office:value-type="float" office:value="1.81773332061427" calcext:value-type="float">
            <text:p>1.8177333206</text:p>
          </table:table-cell>
          <table:table-cell office:value-type="float" office:value="1.91457294761337" calcext:value-type="float">
            <text:p>1.9145729476</text:p>
          </table:table-cell>
          <table:table-cell office:value-type="float" office:value="1.99505276231178" calcext:value-type="float">
            <text:p>1.9950527623</text:p>
          </table:table-cell>
          <table:table-cell office:value-type="float" office:value="2.0156271129546" calcext:value-type="float">
            <text:p>2.015627113</text:p>
          </table:table-cell>
          <table:table-cell office:value-type="float" office:value="2.1335081972314" calcext:value-type="float">
            <text:p>2.13350819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43462535381216" calcext:value-type="float">
            <text:p>0.9434625354</text:p>
          </table:table-cell>
          <table:table-cell office:value-type="float" office:value="1.6088980094362" calcext:value-type="float">
            <text:p>1.6088980094</text:p>
          </table:table-cell>
          <table:table-cell office:value-type="float" office:value="1.83616375867758" calcext:value-type="float">
            <text:p>1.8361637587</text:p>
          </table:table-cell>
          <table:table-cell office:value-type="float" office:value="1.93962296622064" calcext:value-type="float">
            <text:p>1.9396229662</text:p>
          </table:table-cell>
          <table:table-cell office:value-type="float" office:value="1.84498805718487" calcext:value-type="float">
            <text:p>1.8449880572</text:p>
          </table:table-cell>
          <table:table-cell office:value-type="float" office:value="1.79512691201775" calcext:value-type="float">
            <text:p>1.795126912</text:p>
          </table:table-cell>
          <table:table-cell office:value-type="float" office:value="1.81379758672542" calcext:value-type="float">
            <text:p>1.8137975867</text:p>
          </table:table-cell>
          <table:table-cell office:value-type="float" office:value="1.76072950751753" calcext:value-type="float">
            <text:p>1.7607295075</text:p>
          </table:table-cell>
          <table:table-cell office:value-type="float" office:value="1.72724401966682" calcext:value-type="float">
            <text:p>1.7272440197</text:p>
          </table:table-cell>
          <table:table-cell office:value-type="float" office:value="1.73005063385469" calcext:value-type="float">
            <text:p>1.7300506339</text:p>
          </table:table-cell>
          <table:table-cell office:value-type="float" office:value="1.68480220684514" calcext:value-type="float">
            <text:p>1.6848022068</text:p>
          </table:table-cell>
          <table:table-cell office:value-type="float" office:value="1.71746861940763" calcext:value-type="float">
            <text:p>1.7174686194</text:p>
          </table:table-cell>
          <table:table-cell office:value-type="float" office:value="1.70411824870316" calcext:value-type="float">
            <text:p>1.7041182487</text:p>
          </table:table-cell>
          <table:table-cell office:value-type="float" office:value="1.71783262371822" calcext:value-type="float">
            <text:p>1.7178326237</text:p>
          </table:table-cell>
          <table:table-cell office:value-type="float" office:value="1.82814416006695" calcext:value-type="float">
            <text:p>1.8281441601</text:p>
          </table:table-cell>
          <table:table-cell office:value-type="float" office:value="1.83909513373861" calcext:value-type="float">
            <text:p>1.8390951337</text:p>
          </table:table-cell>
          <table:table-cell office:value-type="float" office:value="1.81307151334594" calcext:value-type="float">
            <text:p>1.8130715133</text:p>
          </table:table-cell>
          <table:table-cell office:value-type="float" office:value="1.78629306221556" calcext:value-type="float">
            <text:p>1.7862930622</text:p>
          </table:table-cell>
          <table:table-cell office:value-type="float" office:value="1.78662163384722" calcext:value-type="float">
            <text:p>1.7866216338</text:p>
          </table:table-cell>
          <table:table-cell office:value-type="float" office:value="1.78863993632607" calcext:value-type="float">
            <text:p>1.7886399363</text:p>
          </table:table-cell>
          <table:table-cell office:value-type="float" office:value="1.77183044347734" calcext:value-type="float">
            <text:p>1.7718304435</text:p>
          </table:table-cell>
          <table:table-cell office:value-type="float" office:value="1.77728807272241" calcext:value-type="float">
            <text:p>1.7772880727</text:p>
          </table:table-cell>
          <table:table-cell office:value-type="float" office:value="1.7797022005367" calcext:value-type="float">
            <text:p>1.7797022005</text:p>
          </table:table-cell>
          <table:table-cell office:value-type="float" office:value="1.77658318570096" calcext:value-type="float">
            <text:p>1.7765831857</text:p>
          </table:table-cell>
          <table:table-cell office:value-type="float" office:value="1.7809624980804" calcext:value-type="float">
            <text:p>1.7809624981</text:p>
          </table:table-cell>
          <table:table-cell office:value-type="float" office:value="1.78571615771848" calcext:value-type="float">
            <text:p>1.7857161577</text:p>
          </table:table-cell>
          <table:table-cell office:value-type="float" office:value="1.80997851864376" calcext:value-type="float">
            <text:p>1.8099785186</text:p>
          </table:table-cell>
          <table:table-cell office:value-type="float" office:value="1.84429784885084" calcext:value-type="float">
            <text:p>1.8442978489</text:p>
          </table:table-cell>
          <table:table-cell office:value-type="float" office:value="1.89226854415109" calcext:value-type="float">
            <text:p>1.8922685442</text:p>
          </table:table-cell>
          <table:table-cell office:value-type="float" office:value="2.00081551284671" calcext:value-type="float">
            <text:p>2.0008155128</text:p>
          </table:table-cell>
          <table:table-cell office:value-type="float" office:value="2.03597550028174" calcext:value-type="float">
            <text:p>2.03597550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24736563489975" calcext:value-type="float">
            <text:p>0.9247365635</text:p>
          </table:table-cell>
          <table:table-cell office:value-type="float" office:value="1.51881962893698" calcext:value-type="float">
            <text:p>1.5188196289</text:p>
          </table:table-cell>
          <table:table-cell office:value-type="float" office:value="1.75106487022968" calcext:value-type="float">
            <text:p>1.7510648702</text:p>
          </table:table-cell>
          <table:table-cell office:value-type="float" office:value="1.87645556074623" calcext:value-type="float">
            <text:p>1.8764555607</text:p>
          </table:table-cell>
          <table:table-cell office:value-type="float" office:value="1.83307490651794" calcext:value-type="float">
            <text:p>1.8330749065</text:p>
          </table:table-cell>
          <table:table-cell office:value-type="float" office:value="1.77951281172147" calcext:value-type="float">
            <text:p>1.7795128117</text:p>
          </table:table-cell>
          <table:table-cell office:value-type="float" office:value="1.80577090639475" calcext:value-type="float">
            <text:p>1.8057709064</text:p>
          </table:table-cell>
          <table:table-cell office:value-type="float" office:value="1.74330669947701" calcext:value-type="float">
            <text:p>1.7433066995</text:p>
          </table:table-cell>
          <table:table-cell office:value-type="float" office:value="1.70758242793617" calcext:value-type="float">
            <text:p>1.7075824279</text:p>
          </table:table-cell>
          <table:table-cell office:value-type="float" office:value="1.7249087420202" calcext:value-type="float">
            <text:p>1.724908742</text:p>
          </table:table-cell>
          <table:table-cell office:value-type="float" office:value="1.67458087220636" calcext:value-type="float">
            <text:p>1.6745808722</text:p>
          </table:table-cell>
          <table:table-cell office:value-type="float" office:value="1.71543542066403" calcext:value-type="float">
            <text:p>1.7154354207</text:p>
          </table:table-cell>
          <table:table-cell office:value-type="float" office:value="1.67641201825749" calcext:value-type="float">
            <text:p>1.6764120183</text:p>
          </table:table-cell>
          <table:table-cell office:value-type="float" office:value="1.69793405451588" calcext:value-type="float">
            <text:p>1.6979340545</text:p>
          </table:table-cell>
          <table:table-cell office:value-type="float" office:value="1.76839316550239" calcext:value-type="float">
            <text:p>1.7683931655</text:p>
          </table:table-cell>
          <table:table-cell office:value-type="float" office:value="1.82968754943158" calcext:value-type="float">
            <text:p>1.8296875494</text:p>
          </table:table-cell>
          <table:table-cell office:value-type="float" office:value="1.80430010545346" calcext:value-type="float">
            <text:p>1.8043001055</text:p>
          </table:table-cell>
          <table:table-cell office:value-type="float" office:value="1.784142772523" calcext:value-type="float">
            <text:p>1.7841427725</text:p>
          </table:table-cell>
          <table:table-cell office:value-type="float" office:value="1.7693579130833" calcext:value-type="float">
            <text:p>1.7693579131</text:p>
          </table:table-cell>
          <table:table-cell office:value-type="float" office:value="1.78748308220164" calcext:value-type="float">
            <text:p>1.7874830822</text:p>
          </table:table-cell>
          <table:table-cell office:value-type="float" office:value="1.76783199060323" calcext:value-type="float">
            <text:p>1.7678319906</text:p>
          </table:table-cell>
          <table:table-cell office:value-type="float" office:value="1.77641347059271" calcext:value-type="float">
            <text:p>1.7764134706</text:p>
          </table:table-cell>
          <table:table-cell office:value-type="float" office:value="1.77648386935549" calcext:value-type="float">
            <text:p>1.7764838694</text:p>
          </table:table-cell>
          <table:table-cell office:value-type="float" office:value="1.77471379276157" calcext:value-type="float">
            <text:p>1.7747137928</text:p>
          </table:table-cell>
          <table:table-cell office:value-type="float" office:value="1.77876195050543" calcext:value-type="float">
            <text:p>1.7787619505</text:p>
          </table:table-cell>
          <table:table-cell office:value-type="float" office:value="1.7839095341542" calcext:value-type="float">
            <text:p>1.7839095342</text:p>
          </table:table-cell>
          <table:table-cell office:value-type="float" office:value="1.80405719504503" calcext:value-type="float">
            <text:p>1.804057195</text:p>
          </table:table-cell>
          <table:table-cell office:value-type="float" office:value="1.81528162136996" calcext:value-type="float">
            <text:p>1.8152816214</text:p>
          </table:table-cell>
          <table:table-cell office:value-type="float" office:value="1.85902098866687" calcext:value-type="float">
            <text:p>1.8590209887</text:p>
          </table:table-cell>
          <table:table-cell office:value-type="float" office:value="1.87019876737752" calcext:value-type="float">
            <text:p>1.8701987674</text:p>
          </table:table-cell>
          <table:table-cell office:value-type="float" office:value="2.0244207979991" calcext:value-type="float">
            <text:p>2.0244207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11390819461903" calcext:value-type="float">
            <text:p>0.9113908195</text:p>
          </table:table-cell>
          <table:table-cell office:value-type="float" office:value="1.494569988427" calcext:value-type="float">
            <text:p>1.4945699884</text:p>
          </table:table-cell>
          <table:table-cell office:value-type="float" office:value="1.67753695108012" calcext:value-type="float">
            <text:p>1.6775369511</text:p>
          </table:table-cell>
          <table:table-cell office:value-type="float" office:value="1.85378993981407" calcext:value-type="float">
            <text:p>1.8537899398</text:p>
          </table:table-cell>
          <table:table-cell office:value-type="float" office:value="1.76934331401197" calcext:value-type="float">
            <text:p>1.769343314</text:p>
          </table:table-cell>
          <table:table-cell office:value-type="float" office:value="1.77376335979617" calcext:value-type="float">
            <text:p>1.7737633598</text:p>
          </table:table-cell>
          <table:table-cell office:value-type="float" office:value="1.68719615540147" calcext:value-type="float">
            <text:p>1.6871961554</text:p>
          </table:table-cell>
          <table:table-cell office:value-type="float" office:value="1.72636163391793" calcext:value-type="float">
            <text:p>1.7263616339</text:p>
          </table:table-cell>
          <table:table-cell office:value-type="float" office:value="1.70619258751655" calcext:value-type="float">
            <text:p>1.7061925875</text:p>
          </table:table-cell>
          <table:table-cell office:value-type="float" office:value="1.69834721690254" calcext:value-type="float">
            <text:p>1.6983472169</text:p>
          </table:table-cell>
          <table:table-cell office:value-type="float" office:value="1.65590426469078" calcext:value-type="float">
            <text:p>1.6559042647</text:p>
          </table:table-cell>
          <table:table-cell office:value-type="float" office:value="1.69891607690915" calcext:value-type="float">
            <text:p>1.6989160769</text:p>
          </table:table-cell>
          <table:table-cell office:value-type="float" office:value="1.66708275102286" calcext:value-type="float">
            <text:p>1.667082751</text:p>
          </table:table-cell>
          <table:table-cell office:value-type="float" office:value="1.68487451663556" calcext:value-type="float">
            <text:p>1.6848745166</text:p>
          </table:table-cell>
          <table:table-cell office:value-type="float" office:value="1.76743401853766" calcext:value-type="float">
            <text:p>1.7674340185</text:p>
          </table:table-cell>
          <table:table-cell office:value-type="float" office:value="1.79008971169132" calcext:value-type="float">
            <text:p>1.7900897117</text:p>
          </table:table-cell>
          <table:table-cell office:value-type="float" office:value="1.80351216773242" calcext:value-type="float">
            <text:p>1.8035121677</text:p>
          </table:table-cell>
          <table:table-cell office:value-type="float" office:value="1.76122519709795" calcext:value-type="float">
            <text:p>1.7612251971</text:p>
          </table:table-cell>
          <table:table-cell office:value-type="float" office:value="1.7631796619483" calcext:value-type="float">
            <text:p>1.7631796619</text:p>
          </table:table-cell>
          <table:table-cell office:value-type="float" office:value="1.76415311529354" calcext:value-type="float">
            <text:p>1.7641531153</text:p>
          </table:table-cell>
          <table:table-cell office:value-type="float" office:value="1.74612260257208" calcext:value-type="float">
            <text:p>1.7461226026</text:p>
          </table:table-cell>
          <table:table-cell office:value-type="float" office:value="1.77122240405873" calcext:value-type="float">
            <text:p>1.7712224041</text:p>
          </table:table-cell>
          <table:table-cell office:value-type="float" office:value="1.77300746898062" calcext:value-type="float">
            <text:p>1.773007469</text:p>
          </table:table-cell>
          <table:table-cell office:value-type="float" office:value="1.75137261923721" calcext:value-type="float">
            <text:p>1.7513726192</text:p>
          </table:table-cell>
          <table:table-cell office:value-type="float" office:value="1.77292375254077" calcext:value-type="float">
            <text:p>1.7729237525</text:p>
          </table:table-cell>
          <table:table-cell office:value-type="float" office:value="1.78356460783682" calcext:value-type="float">
            <text:p>1.7835646078</text:p>
          </table:table-cell>
          <table:table-cell office:value-type="float" office:value="1.78795833830691" calcext:value-type="float">
            <text:p>1.7879583383</text:p>
          </table:table-cell>
          <table:table-cell office:value-type="float" office:value="1.80513497576024" calcext:value-type="float">
            <text:p>1.8051349758</text:p>
          </table:table-cell>
          <table:table-cell office:value-type="float" office:value="1.83005064236914" calcext:value-type="float">
            <text:p>1.8300506424</text:p>
          </table:table-cell>
          <table:table-cell office:value-type="float" office:value="1.86981915195553" calcext:value-type="float">
            <text:p>1.869819152</text:p>
          </table:table-cell>
          <table:table-cell office:value-type="float" office:value="1.96761738359916" calcext:value-type="float">
            <text:p>1.96761738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85507699863198" calcext:value-type="float">
            <text:p>0.8855076999</text:p>
          </table:table-cell>
          <table:table-cell office:value-type="float" office:value="1.48752708808351" calcext:value-type="float">
            <text:p>1.4875270881</text:p>
          </table:table-cell>
          <table:table-cell office:value-type="float" office:value="1.56515454140953" calcext:value-type="float">
            <text:p>1.5651545414</text:p>
          </table:table-cell>
          <table:table-cell office:value-type="float" office:value="1.77493951862475" calcext:value-type="float">
            <text:p>1.7749395186</text:p>
          </table:table-cell>
          <table:table-cell office:value-type="float" office:value="1.76682876784118" calcext:value-type="float">
            <text:p>1.7668287678</text:p>
          </table:table-cell>
          <table:table-cell office:value-type="float" office:value="1.7531177382387" calcext:value-type="float">
            <text:p>1.7531177382</text:p>
          </table:table-cell>
          <table:table-cell office:value-type="float" office:value="1.67926412111227" calcext:value-type="float">
            <text:p>1.6792641211</text:p>
          </table:table-cell>
          <table:table-cell office:value-type="float" office:value="1.7110053898627" calcext:value-type="float">
            <text:p>1.7110053899</text:p>
          </table:table-cell>
          <table:table-cell office:value-type="float" office:value="1.70400386374764" calcext:value-type="float">
            <text:p>1.7040038637</text:p>
          </table:table-cell>
          <table:table-cell office:value-type="float" office:value="1.67139946912167" calcext:value-type="float">
            <text:p>1.6713994691</text:p>
          </table:table-cell>
          <table:table-cell office:value-type="float" office:value="1.65059804392101" calcext:value-type="float">
            <text:p>1.6505980439</text:p>
          </table:table-cell>
          <table:table-cell office:value-type="float" office:value="1.69819193429756" calcext:value-type="float">
            <text:p>1.6981919343</text:p>
          </table:table-cell>
          <table:table-cell office:value-type="float" office:value="1.65295919822828" calcext:value-type="float">
            <text:p>1.6529591982</text:p>
          </table:table-cell>
          <table:table-cell office:value-type="float" office:value="1.68185089489785" calcext:value-type="float">
            <text:p>1.6818508949</text:p>
          </table:table-cell>
          <table:table-cell office:value-type="float" office:value="1.76163106260764" calcext:value-type="float">
            <text:p>1.7616310626</text:p>
          </table:table-cell>
          <table:table-cell office:value-type="float" office:value="1.78548830601014" calcext:value-type="float">
            <text:p>1.785488306</text:p>
          </table:table-cell>
          <table:table-cell office:value-type="float" office:value="1.78004414087774" calcext:value-type="float">
            <text:p>1.7800441409</text:p>
          </table:table-cell>
          <table:table-cell office:value-type="float" office:value="1.7591199868973" calcext:value-type="float">
            <text:p>1.7591199869</text:p>
          </table:table-cell>
          <table:table-cell office:value-type="float" office:value="1.7517603474956" calcext:value-type="float">
            <text:p>1.7517603475</text:p>
          </table:table-cell>
          <table:table-cell office:value-type="float" office:value="1.7438529314373" calcext:value-type="float">
            <text:p>1.7438529314</text:p>
          </table:table-cell>
          <table:table-cell office:value-type="float" office:value="1.73884232985236" calcext:value-type="float">
            <text:p>1.7388423299</text:p>
          </table:table-cell>
          <table:table-cell office:value-type="float" office:value="1.73270050552429" calcext:value-type="float">
            <text:p>1.7327005055</text:p>
          </table:table-cell>
          <table:table-cell office:value-type="float" office:value="1.74729443033724" calcext:value-type="float">
            <text:p>1.7472944303</text:p>
          </table:table-cell>
          <table:table-cell office:value-type="float" office:value="1.74274292588654" calcext:value-type="float">
            <text:p>1.7427429259</text:p>
          </table:table-cell>
          <table:table-cell office:value-type="float" office:value="1.74773149457286" calcext:value-type="float">
            <text:p>1.7477314946</text:p>
          </table:table-cell>
          <table:table-cell office:value-type="float" office:value="1.77888533417486" calcext:value-type="float">
            <text:p>1.7788853342</text:p>
          </table:table-cell>
          <table:table-cell office:value-type="float" office:value="1.78324762083794" calcext:value-type="float">
            <text:p>1.7832476208</text:p>
          </table:table-cell>
          <table:table-cell office:value-type="float" office:value="1.79035188376795" calcext:value-type="float">
            <text:p>1.7903518838</text:p>
          </table:table-cell>
          <table:table-cell office:value-type="float" office:value="1.8074329171203" calcext:value-type="float">
            <text:p>1.8074329171</text:p>
          </table:table-cell>
          <table:table-cell office:value-type="float" office:value="1.84573956234636" calcext:value-type="float">
            <text:p>1.8457395623</text:p>
          </table:table-cell>
          <table:table-cell office:value-type="float" office:value="1.87854356901309" calcext:value-type="float">
            <text:p>1.8785435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9078450170756" calcext:value-type="float">
            <text:p>0.8590784502</text:p>
          </table:table-cell>
          <table:table-cell office:value-type="float" office:value="1.34290902773791" calcext:value-type="float">
            <text:p>1.3429090277</text:p>
          </table:table-cell>
          <table:table-cell office:value-type="float" office:value="1.43426522696046" calcext:value-type="float">
            <text:p>1.434265227</text:p>
          </table:table-cell>
          <table:table-cell office:value-type="float" office:value="1.53403372682263" calcext:value-type="float">
            <text:p>1.5340337268</text:p>
          </table:table-cell>
          <table:table-cell office:value-type="float" office:value="1.76070501242671" calcext:value-type="float">
            <text:p>1.7607050124</text:p>
          </table:table-cell>
          <table:table-cell office:value-type="float" office:value="1.71542485597501" calcext:value-type="float">
            <text:p>1.715424856</text:p>
          </table:table-cell>
          <table:table-cell office:value-type="float" office:value="1.64986749696264" calcext:value-type="float">
            <text:p>1.649867497</text:p>
          </table:table-cell>
          <table:table-cell office:value-type="float" office:value="1.67184387910323" calcext:value-type="float">
            <text:p>1.6718438791</text:p>
          </table:table-cell>
          <table:table-cell office:value-type="float" office:value="1.70313659150225" calcext:value-type="float">
            <text:p>1.7031365915</text:p>
          </table:table-cell>
          <table:table-cell office:value-type="float" office:value="1.65529495047419" calcext:value-type="float">
            <text:p>1.6552949505</text:p>
          </table:table-cell>
          <table:table-cell office:value-type="float" office:value="1.63278782367" calcext:value-type="float">
            <text:p>1.6327878237</text:p>
          </table:table-cell>
          <table:table-cell office:value-type="float" office:value="1.68517712298855" calcext:value-type="float">
            <text:p>1.685177123</text:p>
          </table:table-cell>
          <table:table-cell office:value-type="float" office:value="1.59921017947555" calcext:value-type="float">
            <text:p>1.5992101795</text:p>
          </table:table-cell>
          <table:table-cell office:value-type="float" office:value="1.67645560350041" calcext:value-type="float">
            <text:p>1.6764556035</text:p>
          </table:table-cell>
          <table:table-cell office:value-type="float" office:value="1.75920475064431" calcext:value-type="float">
            <text:p>1.7592047506</text:p>
          </table:table-cell>
          <table:table-cell office:value-type="float" office:value="1.77941320117148" calcext:value-type="float">
            <text:p>1.7794132012</text:p>
          </table:table-cell>
          <table:table-cell office:value-type="float" office:value="1.77805627966417" calcext:value-type="float">
            <text:p>1.7780562797</text:p>
          </table:table-cell>
          <table:table-cell office:value-type="float" office:value="1.72563477101985" calcext:value-type="float">
            <text:p>1.725634771</text:p>
          </table:table-cell>
          <table:table-cell office:value-type="float" office:value="1.62836073747274" calcext:value-type="float">
            <text:p>1.6283607375</text:p>
          </table:table-cell>
          <table:table-cell office:value-type="float" office:value="1.68680031318967" calcext:value-type="float">
            <text:p>1.6868003132</text:p>
          </table:table-cell>
          <table:table-cell office:value-type="float" office:value="1.72834028342978" calcext:value-type="float">
            <text:p>1.7283402834</text:p>
          </table:table-cell>
          <table:table-cell office:value-type="float" office:value="1.68890877354934" calcext:value-type="float">
            <text:p>1.6889087735</text:p>
          </table:table-cell>
          <table:table-cell office:value-type="float" office:value="1.70157439233773" calcext:value-type="float">
            <text:p>1.7015743923</text:p>
          </table:table-cell>
          <table:table-cell office:value-type="float" office:value="1.73908797051332" calcext:value-type="float">
            <text:p>1.7390879705</text:p>
          </table:table-cell>
          <table:table-cell office:value-type="float" office:value="1.73996872039794" calcext:value-type="float">
            <text:p>1.7399687204</text:p>
          </table:table-cell>
          <table:table-cell office:value-type="float" office:value="1.77015299334352" calcext:value-type="float">
            <text:p>1.7701529933</text:p>
          </table:table-cell>
          <table:table-cell office:value-type="float" office:value="1.78247191669235" calcext:value-type="float">
            <text:p>1.7824719167</text:p>
          </table:table-cell>
          <table:table-cell office:value-type="float" office:value="1.78748309290835" calcext:value-type="float">
            <text:p>1.7874830929</text:p>
          </table:table-cell>
          <table:table-cell office:value-type="float" office:value="1.79269634978409" calcext:value-type="float">
            <text:p>1.7926963498</text:p>
          </table:table-cell>
          <table:table-cell office:value-type="float" office:value="1.80806038906511" calcext:value-type="float">
            <text:p>1.8080603891</text:p>
          </table:table-cell>
          <table:table-cell office:value-type="float" office:value="1.85253445064017" calcext:value-type="float">
            <text:p>1.85253445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84901376776676" calcext:value-type="float">
            <text:p>0.7849013768</text:p>
          </table:table-cell>
          <table:table-cell office:value-type="float" office:value="1.25646060296176" calcext:value-type="float">
            <text:p>1.256460603</text:p>
          </table:table-cell>
          <table:table-cell office:value-type="float" office:value="1.405323248791" calcext:value-type="float">
            <text:p>1.4053232488</text:p>
          </table:table-cell>
          <table:table-cell office:value-type="float" office:value="1.52307940106926" calcext:value-type="float">
            <text:p>1.5230794011</text:p>
          </table:table-cell>
          <table:table-cell office:value-type="float" office:value="1.740536282548" calcext:value-type="float">
            <text:p>1.7405362825</text:p>
          </table:table-cell>
          <table:table-cell office:value-type="float" office:value="1.68035629595448" calcext:value-type="float">
            <text:p>1.680356296</text:p>
          </table:table-cell>
          <table:table-cell office:value-type="float" office:value="1.63932937950054" calcext:value-type="float">
            <text:p>1.6393293795</text:p>
          </table:table-cell>
          <table:table-cell office:value-type="float" office:value="1.6676871063255" calcext:value-type="float">
            <text:p>1.6676871063</text:p>
          </table:table-cell>
          <table:table-cell office:value-type="float" office:value="1.6555745662588" calcext:value-type="float">
            <text:p>1.6555745663</text:p>
          </table:table-cell>
          <table:table-cell office:value-type="float" office:value="1.64150040147279" calcext:value-type="float">
            <text:p>1.6415004015</text:p>
          </table:table-cell>
          <table:table-cell office:value-type="float" office:value="1.62083225515127" calcext:value-type="float">
            <text:p>1.6208322552</text:p>
          </table:table-cell>
          <table:table-cell office:value-type="float" office:value="1.60883323956822" calcext:value-type="float">
            <text:p>1.6088332396</text:p>
          </table:table-cell>
          <table:table-cell office:value-type="float" office:value="1.56667638643941" calcext:value-type="float">
            <text:p>1.5666763864</text:p>
          </table:table-cell>
          <table:table-cell office:value-type="float" office:value="1.66930114827242" calcext:value-type="float">
            <text:p>1.6693011483</text:p>
          </table:table-cell>
          <table:table-cell office:value-type="float" office:value="1.7423415783861" calcext:value-type="float">
            <text:p>1.7423415784</text:p>
          </table:table-cell>
          <table:table-cell office:value-type="float" office:value="1.77579917772639" calcext:value-type="float">
            <text:p>1.7757991777</text:p>
          </table:table-cell>
          <table:table-cell office:value-type="float" office:value="1.7692648630859" calcext:value-type="float">
            <text:p>1.7692648631</text:p>
          </table:table-cell>
          <table:table-cell office:value-type="float" office:value="1.65879558500841" calcext:value-type="float">
            <text:p>1.658795585</text:p>
          </table:table-cell>
          <table:table-cell office:value-type="float" office:value="1.54254316432226" calcext:value-type="float">
            <text:p>1.5425431643</text:p>
          </table:table-cell>
          <table:table-cell office:value-type="float" office:value="1.60092846174097" calcext:value-type="float">
            <text:p>1.6009284617</text:p>
          </table:table-cell>
          <table:table-cell office:value-type="float" office:value="1.67389479427416" calcext:value-type="float">
            <text:p>1.6738947943</text:p>
          </table:table-cell>
          <table:table-cell office:value-type="float" office:value="1.67483773012049" calcext:value-type="float">
            <text:p>1.6748377301</text:p>
          </table:table-cell>
          <table:table-cell office:value-type="float" office:value="1.64889244991394" calcext:value-type="float">
            <text:p>1.6488924499</text:p>
          </table:table-cell>
          <table:table-cell office:value-type="float" office:value="1.72441268178512" calcext:value-type="float">
            <text:p>1.7244126818</text:p>
          </table:table-cell>
          <table:table-cell office:value-type="float" office:value="1.72748918531412" calcext:value-type="float">
            <text:p>1.7274891853</text:p>
          </table:table-cell>
          <table:table-cell office:value-type="float" office:value="1.75900210403346" calcext:value-type="float">
            <text:p>1.759002104</text:p>
          </table:table-cell>
          <table:table-cell office:value-type="float" office:value="1.78120908670223" calcext:value-type="float">
            <text:p>1.7812090867</text:p>
          </table:table-cell>
          <table:table-cell office:value-type="float" office:value="1.78349459930415" calcext:value-type="float">
            <text:p>1.7834945993</text:p>
          </table:table-cell>
          <table:table-cell office:value-type="float" office:value="1.7909073758011" calcext:value-type="float">
            <text:p>1.7909073758</text:p>
          </table:table-cell>
          <table:table-cell office:value-type="float" office:value="1.79444625787877" calcext:value-type="float">
            <text:p>1.7944462579</text:p>
          </table:table-cell>
          <table:table-cell office:value-type="float" office:value="1.84887524019869" calcext:value-type="float">
            <text:p>1.84887524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24027250825868" calcext:value-type="float">
            <text:p>1.2402725083</text:p>
          </table:table-cell>
          <table:table-cell office:value-type="float" office:value="1.38138196105573" calcext:value-type="float">
            <text:p>1.3813819611</text:p>
          </table:table-cell>
          <table:table-cell office:value-type="float" office:value="1.4822717255072" calcext:value-type="float">
            <text:p>1.4822717255</text:p>
          </table:table-cell>
          <table:table-cell office:value-type="float" office:value="1.73820974384866" calcext:value-type="float">
            <text:p>1.7382097438</text:p>
          </table:table-cell>
          <table:table-cell office:value-type="float" office:value="1.64105424942298" calcext:value-type="float">
            <text:p>1.6410542494</text:p>
          </table:table-cell>
          <table:table-cell office:value-type="float" office:value="1.46660886502523" calcext:value-type="float">
            <text:p>1.466608865</text:p>
          </table:table-cell>
          <table:table-cell office:value-type="float" office:value="1.66178177546583" calcext:value-type="float">
            <text:p>1.6617817755</text:p>
          </table:table-cell>
          <table:table-cell office:value-type="float" office:value="1.64934692005319" calcext:value-type="float">
            <text:p>1.6493469201</text:p>
          </table:table-cell>
          <table:table-cell office:value-type="float" office:value="1.63330468404696" calcext:value-type="float">
            <text:p>1.633304684</text:p>
          </table:table-cell>
          <table:table-cell office:value-type="float" office:value="1.57658792891082" calcext:value-type="float">
            <text:p>1.5765879289</text:p>
          </table:table-cell>
          <table:table-cell office:value-type="float" office:value="1.35352280582357" calcext:value-type="float">
            <text:p>1.3535228058</text:p>
          </table:table-cell>
          <table:table-cell office:value-type="float" office:value="1.44597447511193" calcext:value-type="float">
            <text:p>1.4459744751</text:p>
          </table:table-cell>
          <table:table-cell office:value-type="float" office:value="1.64368962246197" calcext:value-type="float">
            <text:p>1.6436896225</text:p>
          </table:table-cell>
          <table:table-cell office:value-type="float" office:value="1.73153920152416" calcext:value-type="float">
            <text:p>1.7315392015</text:p>
          </table:table-cell>
          <table:table-cell office:value-type="float" office:value="1.76808084380112" calcext:value-type="float">
            <text:p>1.7680808438</text:p>
          </table:table-cell>
          <table:table-cell office:value-type="float" office:value="1.75393653713225" calcext:value-type="float">
            <text:p>1.7539365371</text:p>
          </table:table-cell>
          <table:table-cell office:value-type="float" office:value="1.57021333787609" calcext:value-type="float">
            <text:p>1.5702133379</text:p>
          </table:table-cell>
          <table:table-cell office:value-type="float" office:value="1.52657694133706" calcext:value-type="float">
            <text:p>1.5265769413</text:p>
          </table:table-cell>
          <table:table-cell office:value-type="float" office:value="1.58228778277633" calcext:value-type="float">
            <text:p>1.5822877828</text:p>
          </table:table-cell>
          <table:table-cell office:value-type="float" office:value="1.58092975097041" calcext:value-type="float">
            <text:p>1.580929751</text:p>
          </table:table-cell>
          <table:table-cell office:value-type="float" office:value="1.56574882770882" calcext:value-type="float">
            <text:p>1.5657488277</text:p>
          </table:table-cell>
          <table:table-cell office:value-type="float" office:value="1.55884268035417" calcext:value-type="float">
            <text:p>1.5588426804</text:p>
          </table:table-cell>
          <table:table-cell office:value-type="float" office:value="1.60643928326045" calcext:value-type="float">
            <text:p>1.6064392833</text:p>
          </table:table-cell>
          <table:table-cell office:value-type="float" office:value="1.69516297407113" calcext:value-type="float">
            <text:p>1.6951629741</text:p>
          </table:table-cell>
          <table:table-cell office:value-type="float" office:value="1.73631751904717" calcext:value-type="float">
            <text:p>1.736317519</text:p>
          </table:table-cell>
          <table:table-cell office:value-type="float" office:value="1.77909316795058" calcext:value-type="float">
            <text:p>1.779093168</text:p>
          </table:table-cell>
          <table:table-cell office:value-type="float" office:value="1.78289406514252" calcext:value-type="float">
            <text:p>1.7828940651</text:p>
          </table:table-cell>
          <table:table-cell office:value-type="float" office:value="1.79008487842516" calcext:value-type="float">
            <text:p>1.7900848784</text:p>
          </table:table-cell>
          <table:table-cell office:value-type="float" office:value="1.79308676369262" calcext:value-type="float">
            <text:p>1.7930867637</text:p>
          </table:table-cell>
          <table:table-cell office:value-type="float" office:value="1.80970912651085" calcext:value-type="float">
            <text:p>1.809709126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0405704875707" calcext:value-type="float">
            <text:p>1.0405704876</text:p>
          </table:table-cell>
          <table:table-cell office:value-type="float" office:value="0.926917494645594" calcext:value-type="float">
            <text:p>0.9269174946</text:p>
          </table:table-cell>
          <table:table-cell office:value-type="float" office:value="1.47720440192721" calcext:value-type="float">
            <text:p>1.4772044019</text:p>
          </table:table-cell>
          <table:table-cell office:value-type="float" office:value="1.69528618149813" calcext:value-type="float">
            <text:p>1.6952861815</text:p>
          </table:table-cell>
          <table:table-cell office:value-type="float" office:value="1.58481691342726" calcext:value-type="float">
            <text:p>1.5848169134</text:p>
          </table:table-cell>
          <table:table-cell office:value-type="float" office:value="1.44368978890019" calcext:value-type="float">
            <text:p>1.4436897889</text:p>
          </table:table-cell>
          <table:table-cell office:value-type="float" office:value="1.65705086725252" calcext:value-type="float">
            <text:p>1.6570508673</text:p>
          </table:table-cell>
          <table:table-cell office:value-type="float" office:value="1.50584043309943" calcext:value-type="float">
            <text:p>1.5058404331</text:p>
          </table:table-cell>
          <table:table-cell office:value-type="float" office:value="1.62669993180961" calcext:value-type="float">
            <text:p>1.6266999318</text:p>
          </table:table-cell>
          <table:table-cell office:value-type="float" office:value="1.49770901894763" calcext:value-type="float">
            <text:p>1.4977090189</text:p>
          </table:table-cell>
          <table:table-cell office:value-type="float" office:value="1.28570040508239" calcext:value-type="float">
            <text:p>1.2857004051</text:p>
          </table:table-cell>
          <table:table-cell office:value-type="float" office:value="1.29413367564207" calcext:value-type="float">
            <text:p>1.2941336756</text:p>
          </table:table-cell>
          <table:table-cell office:value-type="float" office:value="1.6395127506642" calcext:value-type="float">
            <text:p>1.6395127507</text:p>
          </table:table-cell>
          <table:table-cell office:value-type="float" office:value="1.7285176189934" calcext:value-type="float">
            <text:p>1.728517619</text:p>
          </table:table-cell>
          <table:table-cell office:value-type="float" office:value="1.74863757948595" calcext:value-type="float">
            <text:p>1.7486375795</text:p>
          </table:table-cell>
          <table:table-cell office:value-type="float" office:value="1.72686697726561" calcext:value-type="float">
            <text:p>1.7268669773</text:p>
          </table:table-cell>
          <table:table-cell office:value-type="float" office:value="1.48621749973665" calcext:value-type="float">
            <text:p>1.4862174997</text:p>
          </table:table-cell>
          <table:table-cell office:value-type="float" office:value="1.4337802808374" calcext:value-type="float">
            <text:p>1.4337802808</text:p>
          </table:table-cell>
          <table:table-cell office:value-type="float" office:value="1.41055825818635" calcext:value-type="float">
            <text:p>1.4105582582</text:p>
          </table:table-cell>
          <table:table-cell office:value-type="float" office:value="1.44065248423483" calcext:value-type="float">
            <text:p>1.4406524842</text:p>
          </table:table-cell>
          <table:table-cell office:value-type="float" office:value="1.44695429520893" calcext:value-type="float">
            <text:p>1.4469542952</text:p>
          </table:table-cell>
          <table:table-cell office:value-type="float" office:value="1.46131595237579" calcext:value-type="float">
            <text:p>1.4613159524</text:p>
          </table:table-cell>
          <table:table-cell office:value-type="float" office:value="1.59974172891375" calcext:value-type="float">
            <text:p>1.5997417289</text:p>
          </table:table-cell>
          <table:table-cell office:value-type="float" office:value="1.66124442950737" calcext:value-type="float">
            <text:p>1.6612444295</text:p>
          </table:table-cell>
          <table:table-cell office:value-type="float" office:value="1.71461247392198" calcext:value-type="float">
            <text:p>1.7146124739</text:p>
          </table:table-cell>
          <table:table-cell office:value-type="float" office:value="1.76671864265837" calcext:value-type="float">
            <text:p>1.7667186427</text:p>
          </table:table-cell>
          <table:table-cell office:value-type="float" office:value="1.78258532258203" calcext:value-type="float">
            <text:p>1.7825853226</text:p>
          </table:table-cell>
          <table:table-cell office:value-type="float" office:value="1.78566985842411" calcext:value-type="float">
            <text:p>1.7856698584</text:p>
          </table:table-cell>
          <table:table-cell office:value-type="float" office:value="1.79116557143024" calcext:value-type="float">
            <text:p>1.7911655714</text:p>
          </table:table-cell>
          <table:table-cell office:value-type="float" office:value="1.8027911351322" calcext:value-type="float">
            <text:p>1.80279113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812790409536035" calcext:value-type="float">
            <text:p>0.8127904095</text:p>
          </table:table-cell>
          <table:table-cell office:value-type="float" office:value="0.920125786318214" calcext:value-type="float">
            <text:p>0.9201257863</text:p>
          </table:table-cell>
          <table:table-cell office:value-type="float" office:value="1.44869785474075" calcext:value-type="float">
            <text:p>1.4486978547</text:p>
          </table:table-cell>
          <table:table-cell office:value-type="float" office:value="1.24186304575953" calcext:value-type="float">
            <text:p>1.2418630458</text:p>
          </table:table-cell>
          <table:table-cell office:value-type="float" office:value="1.28852752891277" calcext:value-type="float">
            <text:p>1.2885275289</text:p>
          </table:table-cell>
          <table:table-cell office:value-type="float" office:value="0.884916252376312" calcext:value-type="float">
            <text:p>0.8849162524</text:p>
          </table:table-cell>
          <table:table-cell office:value-type="float" office:value="1.2273564942273" calcext:value-type="float">
            <text:p>1.2273564942</text:p>
          </table:table-cell>
          <table:table-cell office:value-type="float" office:value="1.14348311130405" calcext:value-type="float">
            <text:p>1.1434831113</text:p>
          </table:table-cell>
          <table:table-cell office:value-type="float" office:value="1.51881056668454" calcext:value-type="float">
            <text:p>1.5188105667</text:p>
          </table:table-cell>
          <table:table-cell office:value-type="float" office:value="0.927104259380717" calcext:value-type="float">
            <text:p>0.9271042594</text:p>
          </table:table-cell>
          <table:table-cell office:value-type="float" office:value="0.937456816789218" calcext:value-type="float">
            <text:p>0.9374568168</text:p>
          </table:table-cell>
          <table:table-cell office:value-type="float" office:value="1.14040985411057" calcext:value-type="float">
            <text:p>1.1404098541</text:p>
          </table:table-cell>
          <table:table-cell office:value-type="float" office:value="1.58966085554045" calcext:value-type="float">
            <text:p>1.5896608555</text:p>
          </table:table-cell>
          <table:table-cell office:value-type="float" office:value="1.72413473254514" calcext:value-type="float">
            <text:p>1.7241347325</text:p>
          </table:table-cell>
          <table:table-cell office:value-type="float" office:value="1.74764630602327" calcext:value-type="float">
            <text:p>1.747646306</text:p>
          </table:table-cell>
          <table:table-cell office:value-type="float" office:value="1.03446376740173" calcext:value-type="float">
            <text:p>1.0344637674</text:p>
          </table:table-cell>
          <table:table-cell office:value-type="float" office:value="0.939376505991744" calcext:value-type="float">
            <text:p>0.939376506</text:p>
          </table:table-cell>
          <table:table-cell office:value-type="float" office:value="1.27339361557372" calcext:value-type="float">
            <text:p>1.2733936156</text:p>
          </table:table-cell>
          <table:table-cell office:value-type="float" office:value="0.925794349561814" calcext:value-type="float">
            <text:p>0.9257943496</text:p>
          </table:table-cell>
          <table:table-cell office:value-type="float" office:value="1.23899040484681" calcext:value-type="float">
            <text:p>1.2389904048</text:p>
          </table:table-cell>
          <table:table-cell office:value-type="float" office:value="1.22558280752121" calcext:value-type="float">
            <text:p>1.2255828075</text:p>
          </table:table-cell>
          <table:table-cell office:value-type="float" office:value="1.25837597169493" calcext:value-type="float">
            <text:p>1.2583759717</text:p>
          </table:table-cell>
          <table:table-cell office:value-type="float" office:value="1.45779078605234" calcext:value-type="float">
            <text:p>1.4577907861</text:p>
          </table:table-cell>
          <table:table-cell office:value-type="float" office:value="1.22331176262301" calcext:value-type="float">
            <text:p>1.2233117626</text:p>
          </table:table-cell>
          <table:table-cell office:value-type="float" office:value="1.66904767779386" calcext:value-type="float">
            <text:p>1.6690476778</text:p>
          </table:table-cell>
          <table:table-cell office:value-type="float" office:value="1.73365028559512" calcext:value-type="float">
            <text:p>1.7336502856</text:p>
          </table:table-cell>
          <table:table-cell office:value-type="float" office:value="1.76399452403749" calcext:value-type="float">
            <text:p>1.763994524</text:p>
          </table:table-cell>
          <table:table-cell office:value-type="float" office:value="1.78496796986982" calcext:value-type="float">
            <text:p>1.7849679699</text:p>
          </table:table-cell>
          <table:table-cell office:value-type="float" office:value="1.7868699342257" calcext:value-type="float">
            <text:p>1.7868699342</text:p>
          </table:table-cell>
          <table:table-cell office:value-type="float" office:value="1.79325758911903" calcext:value-type="float">
            <text:p>1.79325758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9742241112672" calcext:value-type="float">
            <text:p>0.8497422411</text:p>
          </table:table-cell>
          <table:table-cell office:value-type="float" office:value="1.27306548160908" calcext:value-type="float">
            <text:p>1.2730654816</text:p>
          </table:table-cell>
          <table:table-cell office:value-type="float" office:value="1.00643640642053" calcext:value-type="float">
            <text:p>1.0064364064</text:p>
          </table:table-cell>
          <table:table-cell office:value-type="float" office:value="0.851159482078833" calcext:value-type="float">
            <text:p>0.8511594821</text:p>
          </table:table-cell>
          <table:table-cell office:value-type="float" office:value="0.880799003746755" calcext:value-type="float">
            <text:p>0.8807990037</text:p>
          </table:table-cell>
          <table:table-cell office:value-type="float" office:value="0.956328051807855" calcext:value-type="float">
            <text:p>0.9563280518</text:p>
          </table:table-cell>
          <table:table-cell office:value-type="float" office:value="1.01615636961034" calcext:value-type="float">
            <text:p>1.0161563696</text:p>
          </table:table-cell>
          <table:table-cell office:value-type="float" office:value="1.29650780175953" calcext:value-type="float">
            <text:p>1.2965078018</text:p>
          </table:table-cell>
          <table:table-cell office:value-type="float" office:value="0.832010179689159" calcext:value-type="float">
            <text:p>0.8320101797</text:p>
          </table:table-cell>
          <table:table-cell office:value-type="float" office:value="0.784298663268041" calcext:value-type="float">
            <text:p>0.7842986633</text:p>
          </table:table-cell>
          <table:table-cell office:value-type="float" office:value="0.925041247359324" calcext:value-type="float">
            <text:p>0.9250412474</text:p>
          </table:table-cell>
          <table:table-cell office:value-type="float" office:value="1.47754907143911" calcext:value-type="float">
            <text:p>1.4775490714</text:p>
          </table:table-cell>
          <table:table-cell office:value-type="float" office:value="1.66239432901356" calcext:value-type="float">
            <text:p>1.662394329</text:p>
          </table:table-cell>
          <table:table-cell office:value-type="float" office:value="1.21791759882402" calcext:value-type="float">
            <text:p>1.2179175988</text:p>
          </table:table-cell>
          <table:table-cell office:value-type="float" office:value="1.00221604833832" calcext:value-type="float">
            <text:p>1.0022160483</text:p>
          </table:table-cell>
          <table:table-cell office:value-type="float" office:value="0.788950575181016" calcext:value-type="float">
            <text:p>0.7889505752</text:p>
          </table:table-cell>
          <table:table-cell office:value-type="float" office:value="0.926113852880669" calcext:value-type="float">
            <text:p>0.9261138529</text:p>
          </table:table-cell>
          <table:table-cell office:value-type="float" office:value="0.858780945084613" calcext:value-type="float">
            <text:p>0.8587809451</text:p>
          </table:table-cell>
          <table:table-cell office:value-type="float" office:value="0.945065339475291" calcext:value-type="float">
            <text:p>0.9450653395</text:p>
          </table:table-cell>
          <table:table-cell office:value-type="float" office:value="0.926480674513552" calcext:value-type="float">
            <text:p>0.9264806745</text:p>
          </table:table-cell>
          <table:table-cell office:value-type="float" office:value="0.925286090766557" calcext:value-type="float">
            <text:p>0.9252860908</text:p>
          </table:table-cell>
          <table:table-cell office:value-type="float" office:value="0.935770888201874" calcext:value-type="float">
            <text:p>0.9357708882</text:p>
          </table:table-cell>
          <table:table-cell office:value-type="float" office:value="0.923376134672691" calcext:value-type="float">
            <text:p>0.9233761347</text:p>
          </table:table-cell>
          <table:table-cell office:value-type="float" office:value="1.13300512753052" calcext:value-type="float">
            <text:p>1.1330051275</text:p>
          </table:table-cell>
          <table:table-cell office:value-type="float" office:value="1.73234674950137" calcext:value-type="float">
            <text:p>1.7323467495</text:p>
          </table:table-cell>
          <table:table-cell office:value-type="float" office:value="1.20202305245174" calcext:value-type="float">
            <text:p>1.2020230525</text:p>
          </table:table-cell>
          <table:table-cell office:value-type="float" office:value="1.53632499847538" calcext:value-type="float">
            <text:p>1.5363249985</text:p>
          </table:table-cell>
          <table:table-cell office:value-type="float" office:value="0.840691637690463" calcext:value-type="float">
            <text:p>0.8406916377</text:p>
          </table:table-cell>
          <table:table-cell office:value-type="float" office:value="1.79032500685672" calcext:value-type="float">
            <text:p>1.7903250069</text:p>
          </table:table-cell>
        </table:table-row>
        <table:table-row table:style-name="ro1">
          <table:table-cell office:value-type="string" calcext:value-type="string">
            <text:p>Average fitness</text:p>
          </table:table-cell>
          <table:table-cell table:formula="of:=AVERAGE([.B31:.B50])" office:value-type="float" office:value="3.27652817528119" calcext:value-type="float">
            <text:p>3.2765281753</text:p>
          </table:table-cell>
          <table:table-cell table:formula="of:=AVERAGE([.C31:.C50])" office:value-type="float" office:value="2.48882846948525" calcext:value-type="float">
            <text:p>2.4888284695</text:p>
          </table:table-cell>
          <table:table-cell table:formula="of:=AVERAGE([.D31:.D50])" office:value-type="float" office:value="2.03415348341499" calcext:value-type="float">
            <text:p>2.0341534834</text:p>
          </table:table-cell>
          <table:table-cell table:formula="of:=AVERAGE([.E31:.E50])" office:value-type="float" office:value="1.9207571483976" calcext:value-type="float">
            <text:p>1.9207571484</text:p>
          </table:table-cell>
          <table:table-cell table:formula="of:=AVERAGE([.F31:.F50])" office:value-type="float" office:value="2.18534171824576" calcext:value-type="float">
            <text:p>2.1853417182</text:p>
          </table:table-cell>
          <table:table-cell table:formula="of:=AVERAGE([.G31:.G50])" office:value-type="float" office:value="1.80016815187941" calcext:value-type="float">
            <text:p>1.8001681519</text:p>
          </table:table-cell>
          <table:table-cell table:formula="of:=AVERAGE([.H31:.H50])" office:value-type="float" office:value="1.72597411336541" calcext:value-type="float">
            <text:p>1.7259741134</text:p>
          </table:table-cell>
          <table:table-cell table:formula="of:=AVERAGE([.I31:.I50])" office:value-type="float" office:value="1.72778609513646" calcext:value-type="float">
            <text:p>1.7277860951</text:p>
          </table:table-cell>
          <table:table-cell table:formula="of:=AVERAGE([.J31:.J50])" office:value-type="float" office:value="1.7092110501026" calcext:value-type="float">
            <text:p>1.7092110501</text:p>
          </table:table-cell>
          <table:table-cell table:formula="of:=AVERAGE([.K31:.K50])" office:value-type="float" office:value="1.71812527208836" calcext:value-type="float">
            <text:p>1.7181252721</text:p>
          </table:table-cell>
          <table:table-cell table:formula="of:=AVERAGE([.L31:.L50])" office:value-type="float" office:value="1.6439213060519" calcext:value-type="float">
            <text:p>1.6439213061</text:p>
          </table:table-cell>
          <table:table-cell table:formula="of:=AVERAGE([.M31:.M50])" office:value-type="float" office:value="1.61635743936593" calcext:value-type="float">
            <text:p>1.6163574394</text:p>
          </table:table-cell>
          <table:table-cell table:formula="of:=AVERAGE([.N31:.N50])" office:value-type="float" office:value="1.61818015136416" calcext:value-type="float">
            <text:p>1.6181801514</text:p>
          </table:table-cell>
          <table:table-cell table:formula="of:=AVERAGE([.O31:.O50])" office:value-type="float" office:value="1.9336429478447" calcext:value-type="float">
            <text:p>1.9336429478</text:p>
          </table:table-cell>
          <table:table-cell table:formula="of:=AVERAGE([.P31:.P50])" office:value-type="float" office:value="2.39305332168723" calcext:value-type="float">
            <text:p>2.3930533217</text:p>
          </table:table-cell>
          <table:table-cell table:formula="of:=AVERAGE([.Q31:.Q50])" office:value-type="float" office:value="2.42212188279224" calcext:value-type="float">
            <text:p>2.4221218828</text:p>
          </table:table-cell>
          <table:table-cell table:formula="of:=AVERAGE([.R31:.R50])" office:value-type="float" office:value="1.85095456977583" calcext:value-type="float">
            <text:p>1.8509545698</text:p>
          </table:table-cell>
          <table:table-cell table:formula="of:=AVERAGE([.S31:.S50])" office:value-type="float" office:value="1.73875748587393" calcext:value-type="float">
            <text:p>1.7387574859</text:p>
          </table:table-cell>
          <table:table-cell table:formula="of:=AVERAGE([.T31:.T50])" office:value-type="float" office:value="1.72168267128156" calcext:value-type="float">
            <text:p>1.7216826713</text:p>
          </table:table-cell>
          <table:table-cell table:formula="of:=AVERAGE([.U31:.U50])" office:value-type="float" office:value="1.70770269630412" calcext:value-type="float">
            <text:p>1.7077026963</text:p>
          </table:table-cell>
          <table:table-cell table:formula="of:=AVERAGE([.V31:.V50])" office:value-type="float" office:value="1.72627659163449" calcext:value-type="float">
            <text:p>1.7262765916</text:p>
          </table:table-cell>
          <table:table-cell table:formula="of:=AVERAGE([.W31:.W50])" office:value-type="float" office:value="1.71452340972024" calcext:value-type="float">
            <text:p>1.7145234097</text:p>
          </table:table-cell>
          <table:table-cell table:formula="of:=AVERAGE([.X31:.X50])" office:value-type="float" office:value="1.71963124290503" calcext:value-type="float">
            <text:p>1.7196312429</text:p>
          </table:table-cell>
          <table:table-cell table:formula="of:=AVERAGE([.Y31:.Y50])" office:value-type="float" office:value="1.74030224839407" calcext:value-type="float">
            <text:p>1.7403022484</text:p>
          </table:table-cell>
          <table:table-cell table:formula="of:=AVERAGE([.Z31:.Z50])" office:value-type="float" office:value="2.1075242582261" calcext:value-type="float">
            <text:p>2.1075242582</text:p>
          </table:table-cell>
          <table:table-cell table:formula="of:=AVERAGE([.AA31:.AA50])" office:value-type="float" office:value="3.04988403704761" calcext:value-type="float">
            <text:p>3.049884037</text:p>
          </table:table-cell>
          <table:table-cell table:formula="of:=AVERAGE([.AB31:.AB50])" office:value-type="float" office:value="5.1692117352179" calcext:value-type="float">
            <text:p>5.1692117352</text:p>
          </table:table-cell>
          <table:table-cell table:formula="of:=AVERAGE([.AC31:.AC50])" office:value-type="float" office:value="5.68971120664842" calcext:value-type="float">
            <text:p>5.6897112066</text:p>
          </table:table-cell>
          <table:table-cell table:formula="of:=AVERAGE([.AD31:.AD50])" office:value-type="float" office:value="6.85478809524117" calcext:value-type="float">
            <text:p>6.8547880952</text:p>
          </table:table-cell>
          <table:table-cell table:formula="of:=AVERAGE([.AE31:.AE50])" office:value-type="float" office:value="9.03102062430432" calcext:value-type="float">
            <text:p>9.0310206243</text:p>
          </table:table-cell>
          <table:table-cell table:formula="of:=AVERAGE([.AF31:.AF50])" office:value-type="float" office:value="11.0075830903197" calcext:value-type="float">
            <text:p>11.0075830903</text:p>
          </table:table-cell>
        </table:table-row>
        <table:table-row table:style-name="ro1">
          <table:table-cell office:value-type="string" calcext:value-type="string">
            <text:p>Average # of genes</text:p>
          </table:table-cell>
          <table:table-cell office:value-type="float" office:value="138.55" calcext:value-type="float">
            <text:p>138.55</text:p>
          </table:table-cell>
          <table:table-cell office:value-type="float" office:value="134.75" calcext:value-type="float">
            <text:p>134.75</text:p>
          </table:table-cell>
          <table:table-cell office:value-type="float" office:value="130.5" calcext:value-type="float">
            <text:p>130.5</text:p>
          </table:table-cell>
          <table:table-cell office:value-type="float" office:value="124.3" calcext:value-type="float">
            <text:p>124.3</text:p>
          </table:table-cell>
          <table:table-cell office:value-type="float" office:value="121.55" calcext:value-type="float">
            <text:p>121.55</text:p>
          </table:table-cell>
          <table:table-cell office:value-type="float" office:value="117.05" calcext:value-type="float">
            <text:p>117.05</text:p>
          </table:table-cell>
          <table:table-cell office:value-type="float" office:value="121.9" calcext:value-type="float">
            <text:p>121.9</text:p>
          </table:table-cell>
          <table:table-cell office:value-type="float" office:value="122.75" calcext:value-type="float">
            <text:p>122.75</text:p>
          </table:table-cell>
          <table:table-cell office:value-type="float" office:value="119.9" calcext:value-type="float">
            <text:p>119.9</text:p>
          </table:table-cell>
          <table:table-cell office:value-type="float" office:value="120.55" calcext:value-type="float">
            <text:p>120.55</text:p>
          </table:table-cell>
          <table:table-cell office:value-type="float" office:value="112.75" calcext:value-type="float">
            <text:p>112.75</text:p>
          </table:table-cell>
          <table:table-cell office:value-type="float" office:value="115.7" calcext:value-type="float">
            <text:p>115.7</text:p>
          </table:table-cell>
          <table:table-cell office:value-type="float" office:value="112.3" calcext:value-type="float">
            <text:p>112.3</text:p>
          </table:table-cell>
          <table:table-cell office:value-type="float" office:value="120.2" calcext:value-type="float">
            <text:p>120.2</text:p>
          </table:table-cell>
          <table:table-cell office:value-type="float" office:value="115.35" calcext:value-type="float">
            <text:p>115.35</text:p>
          </table:table-cell>
          <table:table-cell office:value-type="float" office:value="107.35" calcext:value-type="float">
            <text:p>107.35</text:p>
          </table:table-cell>
          <table:table-cell office:value-type="float" office:value="99.1" calcext:value-type="float">
            <text:p>99.1</text:p>
          </table:table-cell>
          <table:table-cell office:value-type="float" office:value="100.4" calcext:value-type="float">
            <text:p>100.4</text:p>
          </table:table-cell>
          <table:table-cell office:value-type="float" office:value="103.65" calcext:value-type="float">
            <text:p>103.65</text:p>
          </table:table-cell>
          <table:table-cell office:value-type="float" office:value="110.9" calcext:value-type="float">
            <text:p>110.9</text:p>
          </table:table-cell>
          <table:table-cell office:value-type="float" office:value="107.6" calcext:value-type="float">
            <text:p>107.6</text:p>
          </table:table-cell>
          <table:table-cell office:value-type="float" office:value="99.25" calcext:value-type="float">
            <text:p>99.25</text:p>
          </table:table-cell>
          <table:table-cell office:value-type="float" office:value="115.55" calcext:value-type="float">
            <text:p>115.55</text:p>
          </table:table-cell>
          <table:table-cell office:value-type="float" office:value="100.65" calcext:value-type="float">
            <text:p>100.65</text:p>
          </table:table-cell>
          <table:table-cell office:value-type="float" office:value="97.35" calcext:value-type="float">
            <text:p>97.35</text:p>
          </table:table-cell>
          <table:table-cell office:value-type="float" office:value="104.4" calcext:value-type="float">
            <text:p>104.4</text:p>
          </table:table-cell>
          <table:table-cell office:value-type="float" office:value="100.4" calcext:value-type="float">
            <text:p>100.4</text:p>
          </table:table-cell>
          <table:table-cell office:value-type="float" office:value="96" calcext:value-type="float">
            <text:p>96</text:p>
          </table:table-cell>
          <table:table-cell office:value-type="float" office:value="90.35" calcext:value-type="float">
            <text:p>90.35</text:p>
          </table:table-cell>
          <table:table-cell office:value-type="float" office:value="91.75" calcext:value-type="float">
            <text:p>91.75</text:p>
          </table:table-cell>
          <table:table-cell office:value-type="float" office:value="87.85" calcext:value-type="float">
            <text:p>87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4">00/00/0000</text:date>, <text:time style:data-style-name="N2" text:time-value="16:44:10.699998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</meta:initial-creator>
    <meta:creation-date>2014-08-18T00:30:25.658980319</meta:creation-date>
    <dc:date>2014-08-24T17:08:27.947296869</dc:date>
    <dc:creator>Benjamin </dc:creator>
    <meta:editing-duration>PT1H19M57S</meta:editing-duration>
    <meta:editing-cycles>8</meta:editing-cycles>
    <meta:generator>LibreOffice/4.2.4.2$Linux_X86_64 LibreOffice_project/420m0$Build-2</meta:generator>
    <meta:document-statistic meta:table-count="1" meta:cell-count="14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109cm" svg:height="12.99cm" xlink:href=".." xlink:type="simple" chart:class="chart:line" chart:style-name="ch1">
        <chart:title svg:x="4.783cm" svg:y="0.395cm" chart:style-name="ch2">
          <text:p>Fitness values velocity (1st run)</text:p>
        </chart:title>
        <chart:legend svg:x="1.61cm" svg:y="9.943cm" style:legend-expansion="custom" chartooo:width="13.503cm" chartooo:height="2.504cm" style:legend-expansion-aspect-ratio="5.39257188498403" chart:style-name="ch3"/>
        <chart:plot-area chart:style-name="ch4" table:cell-range-address="Sheet1.A2:Sheet1.AF23" chart:data-source-has-labels="column" svg:x="1.045cm" svg:y="1.056cm" svg:width="14.259cm" svg:height="8.075cm">
          <chartooo:coordinate-region svg:x="1.852cm" svg:y="1.255cm" svg:width="13.265cm" svg:height="7.229cm"/>
          <chart:axis chart:dimension="x" chart:name="primary-x" chart:style-name="ch5">
            <chart:title svg:x="7.31cm" svg:y="9.39cm" chart:style-name="ch6">
              <text:p>Generation</text:p>
            </chart:title>
          </chart:axis>
          <chart:axis chart:dimension="y" chart:name="primary-y" chart:style-name="ch5">
            <chart:title svg:x="0.163cm" svg:y="6.103cm" chart:style-name="ch7">
              <text:p>Velocity (m/s)</text:p>
            </chart:title>
            <chart:grid chart:style-name="ch8" chart:class="major"/>
          </chart:axis>
          <chart:axis chart:dimension="y" chart:name="secondary-y" chart:style-name="ch9">
            <chart:title svg:x="15.549cm" svg:y="6.394cm" chart:style-name="ch7">
              <text:p>Number of genes</text:p>
            </chart:title>
          </chart:axis>
          <chart:series chart:attached-axis="primary-y" chart:style-name="ch10" chart:values-cell-range-address="Sheet1.B2:Sheet1.AF2" chart:label-cell-address="Sheet1.A2:Sheet1.A2" chart:class="chart:line">
            <chart:data-point chart:repeated="31"/>
          </chart:series>
          <chart:series chart:attached-axis="primary-y" chart:style-name="ch11" chart:values-cell-range-address="Sheet1.B3:Sheet1.AF3" chart:label-cell-address="Sheet1.A3:Sheet1.A3" chart:class="chart:line">
            <chart:data-point chart:repeated="31"/>
          </chart:series>
          <chart:series chart:attached-axis="primary-y" chart:style-name="ch12" chart:values-cell-range-address="Sheet1.B4:Sheet1.AF4" chart:label-cell-address="Sheet1.A4:Sheet1.A4" chart:class="chart:line">
            <chart:data-point chart:repeated="31"/>
          </chart:series>
          <chart:series chart:attached-axis="primary-y" chart:style-name="ch13" chart:values-cell-range-address="Sheet1.B5:Sheet1.AF5" chart:label-cell-address="Sheet1.A5:Sheet1.A5" chart:class="chart:line">
            <chart:data-point chart:repeated="31"/>
          </chart:series>
          <chart:series chart:attached-axis="primary-y" chart:style-name="ch14" chart:values-cell-range-address="Sheet1.B6:Sheet1.AF6" chart:label-cell-address="Sheet1.A6:Sheet1.A6" chart:class="chart:line">
            <chart:data-point chart:repeated="31"/>
          </chart:series>
          <chart:series chart:attached-axis="primary-y" chart:style-name="ch15" chart:values-cell-range-address="Sheet1.B7:Sheet1.AF7" chart:label-cell-address="Sheet1.A7:Sheet1.A7" chart:class="chart:line">
            <chart:data-point chart:repeated="31"/>
          </chart:series>
          <chart:series chart:attached-axis="primary-y" chart:style-name="ch16" chart:values-cell-range-address="Sheet1.B8:Sheet1.AF8" chart:label-cell-address="Sheet1.A8:Sheet1.A8" chart:class="chart:line">
            <chart:data-point chart:repeated="31"/>
          </chart:series>
          <chart:series chart:attached-axis="primary-y" chart:style-name="ch17" chart:values-cell-range-address="Sheet1.B9:Sheet1.AF9" chart:label-cell-address="Sheet1.A9:Sheet1.A9" chart:class="chart:line">
            <chart:data-point chart:repeated="31"/>
          </chart:series>
          <chart:series chart:attached-axis="primary-y" chart:style-name="ch18" chart:values-cell-range-address="Sheet1.B10:Sheet1.AF10" chart:label-cell-address="Sheet1.A10:Sheet1.A10" chart:class="chart:line">
            <chart:data-point chart:repeated="31"/>
          </chart:series>
          <chart:series chart:attached-axis="primary-y" chart:style-name="ch19" chart:values-cell-range-address="Sheet1.B11:Sheet1.AF11" chart:label-cell-address="Sheet1.A11:Sheet1.A11" chart:class="chart:line">
            <chart:data-point chart:repeated="31"/>
          </chart:series>
          <chart:series chart:attached-axis="primary-y" chart:style-name="ch20" chart:values-cell-range-address="Sheet1.B12:Sheet1.AF12" chart:label-cell-address="Sheet1.A12:Sheet1.A12" chart:class="chart:line">
            <chart:data-point chart:repeated="31"/>
          </chart:series>
          <chart:series chart:attached-axis="primary-y" chart:style-name="ch21" chart:values-cell-range-address="Sheet1.B13:Sheet1.AF13" chart:label-cell-address="Sheet1.A13:Sheet1.A13" chart:class="chart:line">
            <chart:data-point chart:repeated="31"/>
          </chart:series>
          <chart:series chart:attached-axis="primary-y" chart:style-name="ch10" chart:values-cell-range-address="Sheet1.B14:Sheet1.AF14" chart:label-cell-address="Sheet1.A14:Sheet1.A14" chart:class="chart:line">
            <chart:data-point chart:repeated="31"/>
          </chart:series>
          <chart:series chart:attached-axis="primary-y" chart:style-name="ch11" chart:values-cell-range-address="Sheet1.B15:Sheet1.AF15" chart:label-cell-address="Sheet1.A15:Sheet1.A15" chart:class="chart:line">
            <chart:data-point chart:repeated="31"/>
          </chart:series>
          <chart:series chart:attached-axis="primary-y" chart:style-name="ch12" chart:values-cell-range-address="Sheet1.B16:Sheet1.AF16" chart:label-cell-address="Sheet1.A16:Sheet1.A16" chart:class="chart:line">
            <chart:data-point chart:repeated="31"/>
          </chart:series>
          <chart:series chart:attached-axis="primary-y" chart:style-name="ch13" chart:values-cell-range-address="Sheet1.B17:Sheet1.AF17" chart:label-cell-address="Sheet1.A17:Sheet1.A17" chart:class="chart:line">
            <chart:data-point chart:repeated="31"/>
          </chart:series>
          <chart:series chart:attached-axis="primary-y" chart:style-name="ch14" chart:values-cell-range-address="Sheet1.B18:Sheet1.AF18" chart:label-cell-address="Sheet1.A18:Sheet1.A18" chart:class="chart:line">
            <chart:data-point chart:repeated="31"/>
          </chart:series>
          <chart:series chart:attached-axis="primary-y" chart:style-name="ch15" chart:values-cell-range-address="Sheet1.B19:Sheet1.AF19" chart:label-cell-address="Sheet1.A19:Sheet1.A19" chart:class="chart:line">
            <chart:data-point chart:repeated="31"/>
          </chart:series>
          <chart:series chart:attached-axis="primary-y" chart:style-name="ch16" chart:values-cell-range-address="Sheet1.B20:Sheet1.AF20" chart:label-cell-address="Sheet1.A20:Sheet1.A20" chart:class="chart:line">
            <chart:data-point chart:repeated="31"/>
          </chart:series>
          <chart:series chart:attached-axis="primary-y" chart:style-name="ch17" chart:values-cell-range-address="Sheet1.B21:Sheet1.AF21" chart:label-cell-address="Sheet1.A21:Sheet1.A21" chart:class="chart:line">
            <chart:data-point chart:repeated="31"/>
          </chart:series>
          <chart:series chart:attached-axis="primary-y" chart:style-name="ch18" chart:values-cell-range-address="Sheet1.B22:Sheet1.AF22" chart:label-cell-address="Sheet1.A22:Sheet1.A22" chart:class="chart:line">
            <chart:data-point chart:repeated="31"/>
          </chart:series>
          <chart:series chart:attached-axis="primary-y" chart:style-name="ch19" chart:values-cell-range-address="Sheet1.B23:Sheet1.AF23" chart:label-cell-address="Sheet1.A23:Sheet1.A23" chart:class="chart:line">
            <chart:data-point chart:repeated="3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2:Sheet1.A2</svg:desc>
                </draw:g>
              </table:table-cell>
              <table:table-cell office:value-type="float" office:value="24.6359274130647">
                <text:p>24.6359274130647</text:p>
                <draw:g>
                  <svg:desc>Sheet1.B2:Sheet1.AF2</svg:desc>
                </draw:g>
              </table:table-cell>
              <table:table-cell office:value-type="float" office:value="45.5737554747357">
                <text:p>45.5737554747357</text:p>
              </table:table-cell>
              <table:table-cell office:value-type="float" office:value="60.2758907633881">
                <text:p>60.2758907633881</text:p>
              </table:table-cell>
              <table:table-cell office:value-type="float" office:value="66.9916310130227">
                <text:p>66.9916310130227</text:p>
              </table:table-cell>
              <table:table-cell office:value-type="float" office:value="71.3136932621682">
                <text:p>71.3136932621682</text:p>
              </table:table-cell>
              <table:table-cell office:value-type="float" office:value="74.4052776461842">
                <text:p>74.4052776461842</text:p>
              </table:table-cell>
              <table:table-cell office:value-type="float" office:value="76.7944033963388">
                <text:p>76.7944033963388</text:p>
              </table:table-cell>
              <table:table-cell office:value-type="float" office:value="80.4798214691749">
                <text:p>80.4798214691749</text:p>
              </table:table-cell>
              <table:table-cell office:value-type="float" office:value="79.9496914735632">
                <text:p>79.9496914735632</text:p>
              </table:table-cell>
              <table:table-cell office:value-type="float" office:value="81.6846269520271">
                <text:p>81.6846269520271</text:p>
              </table:table-cell>
              <table:table-cell office:value-type="float" office:value="84.4878286363093">
                <text:p>84.4878286363093</text:p>
              </table:table-cell>
              <table:table-cell office:value-type="float" office:value="83.8741438015868">
                <text:p>83.8741438015868</text:p>
              </table:table-cell>
              <table:table-cell office:value-type="float" office:value="83.8062785695393">
                <text:p>83.8062785695393</text:p>
              </table:table-cell>
              <table:table-cell office:value-type="float" office:value="85.208053501259">
                <text:p>85.208053501259</text:p>
              </table:table-cell>
              <table:table-cell office:value-type="float" office:value="85.2235549524132">
                <text:p>85.2235549524132</text:p>
              </table:table-cell>
              <table:table-cell office:value-type="float" office:value="86.4687204098489">
                <text:p>86.4687204098489</text:p>
              </table:table-cell>
              <table:table-cell office:value-type="float" office:value="86.2287504624099">
                <text:p>86.2287504624099</text:p>
              </table:table-cell>
              <table:table-cell office:value-type="float" office:value="87.2927147240589">
                <text:p>87.2927147240589</text:p>
              </table:table-cell>
              <table:table-cell office:value-type="float" office:value="87.0984364206424">
                <text:p>87.0984364206424</text:p>
              </table:table-cell>
              <table:table-cell office:value-type="float" office:value="88.1155212498877">
                <text:p>88.1155212498877</text:p>
              </table:table-cell>
              <table:table-cell office:value-type="float" office:value="87.6155048993849">
                <text:p>87.6155048993849</text:p>
              </table:table-cell>
              <table:table-cell office:value-type="float" office:value="88.2761620789619">
                <text:p>88.2761620789619</text:p>
              </table:table-cell>
              <table:table-cell office:value-type="float" office:value="88.2668087347324">
                <text:p>88.2668087347324</text:p>
              </table:table-cell>
              <table:table-cell office:value-type="float" office:value="88.5527991669506">
                <text:p>88.5527991669506</text:p>
              </table:table-cell>
              <table:table-cell office:value-type="float" office:value="88.8171066424249">
                <text:p>88.8171066424249</text:p>
              </table:table-cell>
              <table:table-cell office:value-type="float" office:value="89.0632576735326">
                <text:p>89.0632576735326</text:p>
              </table:table-cell>
              <table:table-cell office:value-type="float" office:value="89.1415965412253">
                <text:p>89.1415965412253</text:p>
              </table:table-cell>
              <table:table-cell office:value-type="float" office:value="89.3714436213723">
                <text:p>89.3714436213723</text:p>
              </table:table-cell>
              <table:table-cell office:value-type="float" office:value="89.5755723171603">
                <text:p>89.5755723171603</text:p>
              </table:table-cell>
              <table:table-cell office:value-type="float" office:value="89.7682791711327">
                <text:p>89.7682791711327</text:p>
              </table:table-cell>
              <table:table-cell office:value-type="float" office:value="89.951068114472">
                <text:p>89.951068114472</text:p>
              </table:table-cell>
            </table:table-row>
            <table:table-row>
              <table:table-cell office:value-type="string">
                <text:p>2</text:p>
                <draw:g>
                  <svg:desc>Sheet1.A3:Sheet1.A3</svg:desc>
                </draw:g>
              </table:table-cell>
              <table:table-cell office:value-type="float" office:value="9.52377699885853">
                <text:p>9.52377699885853</text:p>
                <draw:g>
                  <svg:desc>Sheet1.B3:Sheet1.AF3</svg:desc>
                </draw:g>
              </table:table-cell>
              <table:table-cell office:value-type="float" office:value="38.4595202700655">
                <text:p>38.4595202700655</text:p>
              </table:table-cell>
              <table:table-cell office:value-type="float" office:value="57.182840728502">
                <text:p>57.182840728502</text:p>
              </table:table-cell>
              <table:table-cell office:value-type="float" office:value="65.8421222790746">
                <text:p>65.8421222790746</text:p>
              </table:table-cell>
              <table:table-cell office:value-type="float" office:value="70.8815082183448">
                <text:p>70.8815082183448</text:p>
              </table:table-cell>
              <table:table-cell office:value-type="float" office:value="74.2766530130868">
                <text:p>74.2766530130868</text:p>
              </table:table-cell>
              <table:table-cell office:value-type="float" office:value="76.4400505035423">
                <text:p>76.4400505035423</text:p>
              </table:table-cell>
              <table:table-cell office:value-type="float" office:value="78.7006653040555">
                <text:p>78.7006653040555</text:p>
              </table:table-cell>
              <table:table-cell office:value-type="float" office:value="79.9331949511931">
                <text:p>79.9331949511931</text:p>
              </table:table-cell>
              <table:table-cell office:value-type="float" office:value="81.2622151520323">
                <text:p>81.2622151520323</text:p>
              </table:table-cell>
              <table:table-cell office:value-type="float" office:value="82.3160509734414">
                <text:p>82.3160509734414</text:p>
              </table:table-cell>
              <table:table-cell office:value-type="float" office:value="83.7462364141074">
                <text:p>83.7462364141074</text:p>
              </table:table-cell>
              <table:table-cell office:value-type="float" office:value="83.4785193604554">
                <text:p>83.4785193604554</text:p>
              </table:table-cell>
              <table:table-cell office:value-type="float" office:value="84.9300091672396">
                <text:p>84.9300091672396</text:p>
              </table:table-cell>
              <table:table-cell office:value-type="float" office:value="84.5986525197143">
                <text:p>84.5986525197143</text:p>
              </table:table-cell>
              <table:table-cell office:value-type="float" office:value="86.1387382142554">
                <text:p>86.1387382142554</text:p>
              </table:table-cell>
              <table:table-cell office:value-type="float" office:value="86.1601463122718">
                <text:p>86.1601463122718</text:p>
              </table:table-cell>
              <table:table-cell office:value-type="float" office:value="86.984984304398">
                <text:p>86.984984304398</text:p>
              </table:table-cell>
              <table:table-cell office:value-type="float" office:value="86.8057701259655">
                <text:p>86.8057701259655</text:p>
              </table:table-cell>
              <table:table-cell office:value-type="float" office:value="87.7573848722712">
                <text:p>87.7573848722712</text:p>
              </table:table-cell>
              <table:table-cell office:value-type="float" office:value="87.3740217440109">
                <text:p>87.3740217440109</text:p>
              </table:table-cell>
              <table:table-cell office:value-type="float" office:value="87.9571860141976">
                <text:p>87.9571860141976</text:p>
              </table:table-cell>
              <table:table-cell office:value-type="float" office:value="88.1413680084215">
                <text:p>88.1413680084215</text:p>
              </table:table-cell>
              <table:table-cell office:value-type="float" office:value="88.1778188453513">
                <text:p>88.1778188453513</text:p>
              </table:table-cell>
              <table:table-cell office:value-type="float" office:value="88.4882504009853">
                <text:p>88.4882504009853</text:p>
              </table:table-cell>
              <table:table-cell office:value-type="float" office:value="88.5604579864586">
                <text:p>88.5604579864586</text:p>
              </table:table-cell>
              <table:table-cell office:value-type="float" office:value="88.8482798370987">
                <text:p>88.8482798370987</text:p>
              </table:table-cell>
              <table:table-cell office:value-type="float" office:value="88.9421116608949">
                <text:p>88.9421116608949</text:p>
              </table:table-cell>
              <table:table-cell office:value-type="float" office:value="89.1948322464354">
                <text:p>89.1948322464354</text:p>
              </table:table-cell>
              <table:table-cell office:value-type="float" office:value="89.2640052537032">
                <text:p>89.2640052537032</text:p>
              </table:table-cell>
              <table:table-cell office:value-type="float" office:value="89.352418484503">
                <text:p>89.352418484503</text:p>
              </table:table-cell>
            </table:table-row>
            <table:table-row>
              <table:table-cell office:value-type="string">
                <text:p>3</text:p>
                <draw:g>
                  <svg:desc>Sheet1.A4:Sheet1.A4</svg:desc>
                </draw:g>
              </table:table-cell>
              <table:table-cell office:value-type="float" office:value="8.6101177261447">
                <text:p>8.6101177261447</text:p>
                <draw:g>
                  <svg:desc>Sheet1.B4:Sheet1.AF4</svg:desc>
                </draw:g>
              </table:table-cell>
              <table:table-cell office:value-type="float" office:value="38.0549380568374">
                <text:p>38.0549380568374</text:p>
              </table:table-cell>
              <table:table-cell office:value-type="float" office:value="57.046144559364">
                <text:p>57.046144559364</text:p>
              </table:table-cell>
              <table:table-cell office:value-type="float" office:value="65.3293230654378">
                <text:p>65.3293230654378</text:p>
              </table:table-cell>
              <table:table-cell office:value-type="float" office:value="68.7565285135515">
                <text:p>68.7565285135515</text:p>
              </table:table-cell>
              <table:table-cell office:value-type="float" office:value="72.2530861777497">
                <text:p>72.2530861777497</text:p>
              </table:table-cell>
              <table:table-cell office:value-type="float" office:value="73.0420880036772">
                <text:p>73.0420880036772</text:p>
              </table:table-cell>
              <table:table-cell office:value-type="float" office:value="78.3886223265917">
                <text:p>78.3886223265917</text:p>
              </table:table-cell>
              <table:table-cell office:value-type="float" office:value="79.9095892361399">
                <text:p>79.9095892361399</text:p>
              </table:table-cell>
              <table:table-cell office:value-type="float" office:value="81.2122962825551">
                <text:p>81.2122962825551</text:p>
              </table:table-cell>
              <table:table-cell office:value-type="float" office:value="82.2306446417878">
                <text:p>82.2306446417878</text:p>
              </table:table-cell>
              <table:table-cell office:value-type="float" office:value="83.6304652631501">
                <text:p>83.6304652631501</text:p>
              </table:table-cell>
              <table:table-cell office:value-type="float" office:value="83.3235452018742">
                <text:p>83.3235452018742</text:p>
              </table:table-cell>
              <table:table-cell office:value-type="float" office:value="84.5912056484631">
                <text:p>84.5912056484631</text:p>
              </table:table-cell>
              <table:table-cell office:value-type="float" office:value="84.3782440840645">
                <text:p>84.3782440840645</text:p>
              </table:table-cell>
              <table:table-cell office:value-type="float" office:value="85.7648901593925">
                <text:p>85.7648901593925</text:p>
              </table:table-cell>
              <table:table-cell office:value-type="float" office:value="85.4571337090184">
                <text:p>85.4571337090184</text:p>
              </table:table-cell>
              <table:table-cell office:value-type="float" office:value="86.6892352627324">
                <text:p>86.6892352627324</text:p>
              </table:table-cell>
              <table:table-cell office:value-type="float" office:value="86.2603892050423">
                <text:p>86.2603892050423</text:p>
              </table:table-cell>
              <table:table-cell office:value-type="float" office:value="87.4668529623272">
                <text:p>87.4668529623272</text:p>
              </table:table-cell>
              <table:table-cell office:value-type="float" office:value="87.1414331153597">
                <text:p>87.1414331153597</text:p>
              </table:table-cell>
              <table:table-cell office:value-type="float" office:value="87.5197276440268">
                <text:p>87.5197276440268</text:p>
              </table:table-cell>
              <table:table-cell office:value-type="float" office:value="87.8662415995316">
                <text:p>87.8662415995316</text:p>
              </table:table-cell>
              <table:table-cell office:value-type="float" office:value="86.5246219933693">
                <text:p>86.5246219933693</text:p>
              </table:table-cell>
              <table:table-cell office:value-type="float" office:value="88.4641490328576">
                <text:p>88.4641490328576</text:p>
              </table:table-cell>
              <table:table-cell office:value-type="float" office:value="87.100843223855">
                <text:p>87.100843223855</text:p>
              </table:table-cell>
              <table:table-cell office:value-type="float" office:value="86.4887900927128">
                <text:p>86.4887900927128</text:p>
              </table:table-cell>
              <table:table-cell office:value-type="float" office:value="87.7492783102656">
                <text:p>87.7492783102656</text:p>
              </table:table-cell>
              <table:table-cell office:value-type="float" office:value="86.7943254247581">
                <text:p>86.7943254247581</text:p>
              </table:table-cell>
              <table:table-cell office:value-type="float" office:value="88.5194126974819">
                <text:p>88.5194126974819</text:p>
              </table:table-cell>
              <table:table-cell office:value-type="float" office:value="87.5154833996407">
                <text:p>87.5154833996407</text:p>
              </table:table-cell>
            </table:table-row>
            <table:table-row>
              <table:table-cell office:value-type="string">
                <text:p>4</text:p>
                <draw:g>
                  <svg:desc>Sheet1.A5:Sheet1.A5</svg:desc>
                </draw:g>
              </table:table-cell>
              <table:table-cell office:value-type="float" office:value="5.74214975222116">
                <text:p>5.74214975222116</text:p>
                <draw:g>
                  <svg:desc>Sheet1.B5:Sheet1.AF5</svg:desc>
                </draw:g>
              </table:table-cell>
              <table:table-cell office:value-type="float" office:value="23.71175396586">
                <text:p>23.71175396586</text:p>
              </table:table-cell>
              <table:table-cell office:value-type="float" office:value="56.6102782645664">
                <text:p>56.6102782645664</text:p>
              </table:table-cell>
              <table:table-cell office:value-type="float" office:value="63.5780539697303">
                <text:p>63.5780539697303</text:p>
              </table:table-cell>
              <table:table-cell office:value-type="float" office:value="67.9567522716834">
                <text:p>67.9567522716834</text:p>
              </table:table-cell>
              <table:table-cell office:value-type="float" office:value="71.7573308180736">
                <text:p>71.7573308180736</text:p>
              </table:table-cell>
              <table:table-cell office:value-type="float" office:value="72.506252934627">
                <text:p>72.506252934627</text:p>
              </table:table-cell>
              <table:table-cell office:value-type="float" office:value="78.3864240634723">
                <text:p>78.3864240634723</text:p>
              </table:table-cell>
              <table:table-cell office:value-type="float" office:value="77.7548313726963">
                <text:p>77.7548313726963</text:p>
              </table:table-cell>
              <table:table-cell office:value-type="float" office:value="81.1614764754278">
                <text:p>81.1614764754278</text:p>
              </table:table-cell>
              <table:table-cell office:value-type="float" office:value="81.2442585312846">
                <text:p>81.2442585312846</text:p>
              </table:table-cell>
              <table:table-cell office:value-type="float" office:value="83.4253021009597">
                <text:p>83.4253021009597</text:p>
              </table:table-cell>
              <table:table-cell office:value-type="float" office:value="83.1424886047169">
                <text:p>83.1424886047169</text:p>
              </table:table-cell>
              <table:table-cell office:value-type="float" office:value="84.3745477438384">
                <text:p>84.3745477438384</text:p>
              </table:table-cell>
              <table:table-cell office:value-type="float" office:value="84.3760717509814">
                <text:p>84.3760717509814</text:p>
              </table:table-cell>
              <table:table-cell office:value-type="float" office:value="85.5241970178768">
                <text:p>85.5241970178768</text:p>
              </table:table-cell>
              <table:table-cell office:value-type="float" office:value="84.8036615069521">
                <text:p>84.8036615069521</text:p>
              </table:table-cell>
              <table:table-cell office:value-type="float" office:value="86.5125802828512">
                <text:p>86.5125802828512</text:p>
              </table:table-cell>
              <table:table-cell office:value-type="float" office:value="85.9054368117864">
                <text:p>85.9054368117864</text:p>
              </table:table-cell>
              <table:table-cell office:value-type="float" office:value="86.7317693008839">
                <text:p>86.7317693008839</text:p>
              </table:table-cell>
              <table:table-cell office:value-type="float" office:value="85.8973825812741">
                <text:p>85.8973825812741</text:p>
              </table:table-cell>
              <table:table-cell office:value-type="float" office:value="86.1878584177236">
                <text:p>86.1878584177236</text:p>
              </table:table-cell>
              <table:table-cell office:value-type="float" office:value="86.7814705100166">
                <text:p>86.7814705100166</text:p>
              </table:table-cell>
              <table:table-cell office:value-type="float" office:value="85.6679802127037">
                <text:p>85.6679802127037</text:p>
              </table:table-cell>
              <table:table-cell office:value-type="float" office:value="87.7601937640327">
                <text:p>87.7601937640327</text:p>
              </table:table-cell>
              <table:table-cell office:value-type="float" office:value="86.5273355787164">
                <text:p>86.5273355787164</text:p>
              </table:table-cell>
              <table:table-cell office:value-type="float" office:value="86.0922974024171">
                <text:p>86.0922974024171</text:p>
              </table:table-cell>
              <table:table-cell office:value-type="float" office:value="86.003964796951">
                <text:p>86.003964796951</text:p>
              </table:table-cell>
              <table:table-cell office:value-type="float" office:value="86.5691620503884">
                <text:p>86.5691620503884</text:p>
              </table:table-cell>
              <table:table-cell office:value-type="float" office:value="88.3928051923791">
                <text:p>88.3928051923791</text:p>
              </table:table-cell>
              <table:table-cell office:value-type="float" office:value="86.5704458893181">
                <text:p>86.5704458893181</text:p>
              </table:table-cell>
            </table:table-row>
            <table:table-row>
              <table:table-cell office:value-type="string">
                <text:p>5</text:p>
                <draw:g>
                  <svg:desc>Sheet1.A6:Sheet1.A6</svg:desc>
                </draw:g>
              </table:table-cell>
              <table:table-cell office:value-type="float" office:value="1.25210662085442">
                <text:p>1.25210662085442</text:p>
                <draw:g>
                  <svg:desc>Sheet1.B6:Sheet1.AF6</svg:desc>
                </draw:g>
              </table:table-cell>
              <table:table-cell office:value-type="float" office:value="2.63349991565331">
                <text:p>2.63349991565331</text:p>
              </table:table-cell>
              <table:table-cell office:value-type="float" office:value="48.1642927753964">
                <text:p>48.1642927753964</text:p>
              </table:table-cell>
              <table:table-cell office:value-type="float" office:value="60.3429837182106">
                <text:p>60.3429837182106</text:p>
              </table:table-cell>
              <table:table-cell office:value-type="float" office:value="66.9936678483982">
                <text:p>66.9936678483982</text:p>
              </table:table-cell>
              <table:table-cell office:value-type="float" office:value="71.3792284901438">
                <text:p>71.3792284901438</text:p>
              </table:table-cell>
              <table:table-cell office:value-type="float" office:value="72.3506556156955">
                <text:p>72.3506556156955</text:p>
              </table:table-cell>
              <table:table-cell office:value-type="float" office:value="78.088865712136">
                <text:p>78.088865712136</text:p>
              </table:table-cell>
              <table:table-cell office:value-type="float" office:value="77.2900708288756">
                <text:p>77.2900708288756</text:p>
              </table:table-cell>
              <table:table-cell office:value-type="float" office:value="80.3172054113488">
                <text:p>80.3172054113488</text:p>
              </table:table-cell>
              <table:table-cell office:value-type="float" office:value="80.3539662416131">
                <text:p>80.3539662416131</text:p>
              </table:table-cell>
              <table:table-cell office:value-type="float" office:value="83.2367167325312">
                <text:p>83.2367167325312</text:p>
              </table:table-cell>
              <table:table-cell office:value-type="float" office:value="82.1526511250212">
                <text:p>82.1526511250212</text:p>
              </table:table-cell>
              <table:table-cell office:value-type="float" office:value="83.94823364382">
                <text:p>83.94823364382</text:p>
              </table:table-cell>
              <table:table-cell office:value-type="float" office:value="83.5985452421884">
                <text:p>83.5985452421884</text:p>
              </table:table-cell>
              <table:table-cell office:value-type="float" office:value="84.8146535602592">
                <text:p>84.8146535602592</text:p>
              </table:table-cell>
              <table:table-cell office:value-type="float" office:value="83.5006752014144">
                <text:p>83.5006752014144</text:p>
              </table:table-cell>
              <table:table-cell office:value-type="float" office:value="85.9906158513855">
                <text:p>85.9906158513855</text:p>
              </table:table-cell>
              <table:table-cell office:value-type="float" office:value="85.1287835530419">
                <text:p>85.1287835530419</text:p>
              </table:table-cell>
              <table:table-cell office:value-type="float" office:value="85.325584141264">
                <text:p>85.325584141264</text:p>
              </table:table-cell>
              <table:table-cell office:value-type="float" office:value="85.1548781431799">
                <text:p>85.1548781431799</text:p>
              </table:table-cell>
              <table:table-cell office:value-type="float" office:value="85.7428657842045">
                <text:p>85.7428657842045</text:p>
              </table:table-cell>
              <table:table-cell office:value-type="float" office:value="85.5368072195618">
                <text:p>85.5368072195618</text:p>
              </table:table-cell>
              <table:table-cell office:value-type="float" office:value="85.426167893045">
                <text:p>85.426167893045</text:p>
              </table:table-cell>
              <table:table-cell office:value-type="float" office:value="87.3302829514851">
                <text:p>87.3302829514851</text:p>
              </table:table-cell>
              <table:table-cell office:value-type="float" office:value="86.2164056762541">
                <text:p>86.2164056762541</text:p>
              </table:table-cell>
              <table:table-cell office:value-type="float" office:value="86.0574100109207">
                <text:p>86.0574100109207</text:p>
              </table:table-cell>
              <table:table-cell office:value-type="float" office:value="85.7166126890885">
                <text:p>85.7166126890885</text:p>
              </table:table-cell>
              <table:table-cell office:value-type="float" office:value="86.3072172987716">
                <text:p>86.3072172987716</text:p>
              </table:table-cell>
              <table:table-cell office:value-type="float" office:value="86.4960008406296">
                <text:p>86.4960008406296</text:p>
              </table:table-cell>
              <table:table-cell office:value-type="float" office:value="86.4559468411155">
                <text:p>86.4559468411155</text:p>
              </table:table-cell>
            </table:table-row>
            <table:table-row>
              <table:table-cell office:value-type="string">
                <text:p>6</text:p>
                <draw:g>
                  <svg:desc>Sheet1.A7:Sheet1.A7</svg:desc>
                </draw:g>
              </table:table-cell>
              <table:table-cell office:value-type="float" office:value="1.15590281318886">
                <text:p>1.15590281318886</text:p>
                <draw:g>
                  <svg:desc>Sheet1.B7:Sheet1.AF7</svg:desc>
                </draw:g>
              </table:table-cell>
              <table:table-cell office:value-type="float" office:value="1.62749986953754">
                <text:p>1.62749986953754</text:p>
              </table:table-cell>
              <table:table-cell office:value-type="float" office:value="44.1341989956588">
                <text:p>44.1341989956588</text:p>
              </table:table-cell>
              <table:table-cell office:value-type="float" office:value="48.2230176857394">
                <text:p>48.2230176857394</text:p>
              </table:table-cell>
              <table:table-cell office:value-type="float" office:value="65.5531977399825">
                <text:p>65.5531977399825</text:p>
              </table:table-cell>
              <table:table-cell office:value-type="float" office:value="71.287671939853">
                <text:p>71.287671939853</text:p>
              </table:table-cell>
              <table:table-cell office:value-type="float" office:value="72.1240732606075">
                <text:p>72.1240732606075</text:p>
              </table:table-cell>
              <table:table-cell office:value-type="float" office:value="73.5745209379062">
                <text:p>73.5745209379062</text:p>
              </table:table-cell>
              <table:table-cell office:value-type="float" office:value="76.7117683562116">
                <text:p>76.7117683562116</text:p>
              </table:table-cell>
              <table:table-cell office:value-type="float" office:value="79.3513211116651">
                <text:p>79.3513211116651</text:p>
              </table:table-cell>
              <table:table-cell office:value-type="float" office:value="79.7541539874352">
                <text:p>79.7541539874352</text:p>
              </table:table-cell>
              <table:table-cell office:value-type="float" office:value="83.1424886047169">
                <text:p>83.1424886047169</text:p>
              </table:table-cell>
              <table:table-cell office:value-type="float" office:value="81.9498336272528">
                <text:p>81.9498336272528</text:p>
              </table:table-cell>
              <table:table-cell office:value-type="float" office:value="82.9523115180808">
                <text:p>82.9523115180808</text:p>
              </table:table-cell>
              <table:table-cell office:value-type="float" office:value="82.9922411590609">
                <text:p>82.9922411590609</text:p>
              </table:table-cell>
              <table:table-cell office:value-type="float" office:value="83.4079253565973">
                <text:p>83.4079253565973</text:p>
              </table:table-cell>
              <table:table-cell office:value-type="float" office:value="83.4079253565973">
                <text:p>83.4079253565973</text:p>
              </table:table-cell>
              <table:table-cell office:value-type="float" office:value="84.6833116155162">
                <text:p>84.6833116155162</text:p>
              </table:table-cell>
              <table:table-cell office:value-type="float" office:value="84.9644025304097">
                <text:p>84.9644025304097</text:p>
              </table:table-cell>
              <table:table-cell office:value-type="float" office:value="84.9644025304097">
                <text:p>84.9644025304097</text:p>
              </table:table-cell>
              <table:table-cell office:value-type="float" office:value="85.0588949811094">
                <text:p>85.0588949811094</text:p>
              </table:table-cell>
              <table:table-cell office:value-type="float" office:value="85.0588949811094">
                <text:p>85.0588949811094</text:p>
              </table:table-cell>
              <table:table-cell office:value-type="float" office:value="85.0588949811094">
                <text:p>85.0588949811094</text:p>
              </table:table-cell>
              <table:table-cell office:value-type="float" office:value="85.0588949811094">
                <text:p>85.0588949811094</text:p>
              </table:table-cell>
              <table:table-cell office:value-type="float" office:value="85.1064796435404">
                <text:p>85.1064796435404</text:p>
              </table:table-cell>
              <table:table-cell office:value-type="float" office:value="85.7134384224292">
                <text:p>85.7134384224292</text:p>
              </table:table-cell>
              <table:table-cell office:value-type="float" office:value="85.7134384224292">
                <text:p>85.7134384224292</text:p>
              </table:table-cell>
              <table:table-cell office:value-type="float" office:value="85.7134384224292">
                <text:p>85.7134384224292</text:p>
              </table:table-cell>
              <table:table-cell office:value-type="float" office:value="85.9578154540989">
                <text:p>85.9578154540989</text:p>
              </table:table-cell>
              <table:table-cell office:value-type="float" office:value="86.4559468411155">
                <text:p>86.4559468411155</text:p>
              </table:table-cell>
              <table:table-cell office:value-type="float" office:value="86.3747226946353">
                <text:p>86.3747226946353</text:p>
              </table:table-cell>
            </table:table-row>
            <table:table-row>
              <table:table-cell office:value-type="string">
                <text:p>7</text:p>
                <draw:g>
                  <svg:desc>Sheet1.A8:Sheet1.A8</svg:desc>
                </draw:g>
              </table:table-cell>
              <table:table-cell office:value-type="float" office:value="1.09878819398023">
                <text:p>1.09878819398023</text:p>
                <draw:g>
                  <svg:desc>Sheet1.B8:Sheet1.AF8</svg:desc>
                </draw:g>
              </table:table-cell>
              <table:table-cell office:value-type="float" office:value="1.62588532132095">
                <text:p>1.62588532132095</text:p>
              </table:table-cell>
              <table:table-cell office:value-type="float" office:value="43.285684752772">
                <text:p>43.285684752772</text:p>
              </table:table-cell>
              <table:table-cell office:value-type="float" office:value="48.2206699525832">
                <text:p>48.2206699525832</text:p>
              </table:table-cell>
              <table:table-cell office:value-type="float" office:value="58.9034335284466">
                <text:p>58.9034335284466</text:p>
              </table:table-cell>
              <table:table-cell office:value-type="float" office:value="71.091612551041">
                <text:p>71.091612551041</text:p>
              </table:table-cell>
              <table:table-cell office:value-type="float" office:value="71.6578039145387">
                <text:p>71.6578039145387</text:p>
              </table:table-cell>
              <table:table-cell office:value-type="float" office:value="72.3358640938219">
                <text:p>72.3358640938219</text:p>
              </table:table-cell>
              <table:table-cell office:value-type="float" office:value="74.532128273537">
                <text:p>74.532128273537</text:p>
              </table:table-cell>
              <table:table-cell office:value-type="float" office:value="79.2757927919821">
                <text:p>79.2757927919821</text:p>
              </table:table-cell>
              <table:table-cell office:value-type="float" office:value="79.7285000365399">
                <text:p>79.7285000365399</text:p>
              </table:table-cell>
              <table:table-cell office:value-type="float" office:value="81.61157767664">
                <text:p>81.61157767664</text:p>
              </table:table-cell>
              <table:table-cell office:value-type="float" office:value="81.6038784739803">
                <text:p>81.6038784739803</text:p>
              </table:table-cell>
              <table:table-cell office:value-type="float" office:value="82.5440007207938">
                <text:p>82.5440007207938</text:p>
              </table:table-cell>
              <table:table-cell office:value-type="float" office:value="82.9523115180808">
                <text:p>82.9523115180808</text:p>
              </table:table-cell>
              <table:table-cell office:value-type="float" office:value="83.1493245830362">
                <text:p>83.1493245830362</text:p>
              </table:table-cell>
              <table:table-cell office:value-type="float" office:value="83.4027791470922">
                <text:p>83.4027791470922</text:p>
              </table:table-cell>
              <table:table-cell office:value-type="float" office:value="83.8076942035042">
                <text:p>83.8076942035042</text:p>
              </table:table-cell>
              <table:table-cell office:value-type="float" office:value="84.6833116155162">
                <text:p>84.6833116155162</text:p>
              </table:table-cell>
              <table:table-cell office:value-type="float" office:value="84.7963572111394">
                <text:p>84.7963572111394</text:p>
              </table:table-cell>
              <table:table-cell office:value-type="float" office:value="84.9644025304097">
                <text:p>84.9644025304097</text:p>
              </table:table-cell>
              <table:table-cell office:value-type="float" office:value="84.6878519690035">
                <text:p>84.6878519690035</text:p>
              </table:table-cell>
              <table:table-cell office:value-type="float" office:value="84.7651787137427">
                <text:p>84.7651787137427</text:p>
              </table:table-cell>
              <table:table-cell office:value-type="float" office:value="85.0376262015517">
                <text:p>85.0376262015517</text:p>
              </table:table-cell>
              <table:table-cell office:value-type="float" office:value="85.0723490211024">
                <text:p>85.0723490211024</text:p>
              </table:table-cell>
              <table:table-cell office:value-type="float" office:value="85.651180096756">
                <text:p>85.651180096756</text:p>
              </table:table-cell>
              <table:table-cell office:value-type="float" office:value="85.472745437682">
                <text:p>85.472745437682</text:p>
              </table:table-cell>
              <table:table-cell office:value-type="float" office:value="85.6146510145564">
                <text:p>85.6146510145564</text:p>
              </table:table-cell>
              <table:table-cell office:value-type="float" office:value="85.7601386551893">
                <text:p>85.7601386551893</text:p>
              </table:table-cell>
              <table:table-cell office:value-type="float" office:value="85.9578154540989">
                <text:p>85.9578154540989</text:p>
              </table:table-cell>
              <table:table-cell office:value-type="float" office:value="86.0758304330649">
                <text:p>86.0758304330649</text:p>
              </table:table-cell>
            </table:table-row>
            <table:table-row>
              <table:table-cell office:value-type="string">
                <text:p>8</text:p>
                <draw:g>
                  <svg:desc>Sheet1.A9:Sheet1.A9</svg:desc>
                </draw:g>
              </table:table-cell>
              <table:table-cell office:value-type="float" office:value="1.05142232449038">
                <text:p>1.05142232449038</text:p>
                <draw:g>
                  <svg:desc>Sheet1.B9:Sheet1.AF9</svg:desc>
                </draw:g>
              </table:table-cell>
              <table:table-cell office:value-type="float" office:value="1.60409639963236">
                <text:p>1.60409639963236</text:p>
              </table:table-cell>
              <table:table-cell office:value-type="float" office:value="14.6844243027752">
                <text:p>14.6844243027752</text:p>
              </table:table-cell>
              <table:table-cell office:value-type="float" office:value="45.6364813054096">
                <text:p>45.6364813054096</text:p>
              </table:table-cell>
              <table:table-cell office:value-type="float" office:value="49.7552184629564">
                <text:p>49.7552184629564</text:p>
              </table:table-cell>
              <table:table-cell office:value-type="float" office:value="65.5531977399825">
                <text:p>65.5531977399825</text:p>
              </table:table-cell>
              <table:table-cell office:value-type="float" office:value="71.287671939853">
                <text:p>71.287671939853</text:p>
              </table:table-cell>
              <table:table-cell office:value-type="float" office:value="72.1240732606075">
                <text:p>72.1240732606075</text:p>
              </table:table-cell>
              <table:table-cell office:value-type="float" office:value="73.5745209379062">
                <text:p>73.5745209379062</text:p>
              </table:table-cell>
              <table:table-cell office:value-type="float" office:value="78.0379265413884">
                <text:p>78.0379265413884</text:p>
              </table:table-cell>
              <table:table-cell office:value-type="float" office:value="79.3513211116651">
                <text:p>79.3513211116651</text:p>
              </table:table-cell>
              <table:table-cell office:value-type="float" office:value="80.5514354298805">
                <text:p>80.5514354298805</text:p>
              </table:table-cell>
              <table:table-cell office:value-type="float" office:value="81.5888656626834">
                <text:p>81.5888656626834</text:p>
              </table:table-cell>
              <table:table-cell office:value-type="float" office:value="81.9498336272528">
                <text:p>81.9498336272528</text:p>
              </table:table-cell>
              <table:table-cell office:value-type="float" office:value="82.1835614290911">
                <text:p>82.1835614290911</text:p>
              </table:table-cell>
              <table:table-cell office:value-type="float" office:value="82.9922411590609">
                <text:p>82.9922411590609</text:p>
              </table:table-cell>
              <table:table-cell office:value-type="float" office:value="83.0619080493239">
                <text:p>83.0619080493239</text:p>
              </table:table-cell>
              <table:table-cell office:value-type="float" office:value="83.4685471893542">
                <text:p>83.4685471893542</text:p>
              </table:table-cell>
              <table:table-cell office:value-type="float" office:value="84.0912453101063">
                <text:p>84.0912453101063</text:p>
              </table:table-cell>
              <table:table-cell office:value-type="float" office:value="83.569153589907">
                <text:p>83.569153589907</text:p>
              </table:table-cell>
              <table:table-cell office:value-type="float" office:value="84.8822679016748">
                <text:p>84.8822679016748</text:p>
              </table:table-cell>
              <table:table-cell office:value-type="float" office:value="84.4438186952092">
                <text:p>84.4438186952092</text:p>
              </table:table-cell>
              <table:table-cell office:value-type="float" office:value="84.5395884494085">
                <text:p>84.5395884494085</text:p>
              </table:table-cell>
              <table:table-cell office:value-type="float" office:value="84.9666150727697">
                <text:p>84.9666150727697</text:p>
              </table:table-cell>
              <table:table-cell office:value-type="float" office:value="85.0588949811094">
                <text:p>85.0588949811094</text:p>
              </table:table-cell>
              <table:table-cell office:value-type="float" office:value="85.1064796435404">
                <text:p>85.1064796435404</text:p>
              </table:table-cell>
              <table:table-cell office:value-type="float" office:value="85.3993771425616">
                <text:p>85.3993771425616</text:p>
              </table:table-cell>
              <table:table-cell office:value-type="float" office:value="85.5677413684017">
                <text:p>85.5677413684017</text:p>
              </table:table-cell>
              <table:table-cell office:value-type="float" office:value="85.7134384224292">
                <text:p>85.7134384224292</text:p>
              </table:table-cell>
              <table:table-cell office:value-type="float" office:value="85.8776305087837">
                <text:p>85.8776305087837</text:p>
              </table:table-cell>
              <table:table-cell office:value-type="float" office:value="85.7727043857323">
                <text:p>85.7727043857323</text:p>
              </table:table-cell>
            </table:table-row>
            <table:table-row>
              <table:table-cell office:value-type="string">
                <text:p>9</text:p>
                <draw:g>
                  <svg:desc>Sheet1.A10:Sheet1.A10</svg:desc>
                </draw:g>
              </table:table-cell>
              <table:table-cell office:value-type="float" office:value="1.04281992101554">
                <text:p>1.04281992101554</text:p>
                <draw:g>
                  <svg:desc>Sheet1.B10:Sheet1.AF10</svg:desc>
                </draw:g>
              </table:table-cell>
              <table:table-cell office:value-type="float" office:value="1.58714040371882">
                <text:p>1.58714040371882</text:p>
              </table:table-cell>
              <table:table-cell office:value-type="float" office:value="2.63349991565331">
                <text:p>2.63349991565331</text:p>
              </table:table-cell>
              <table:table-cell office:value-type="float" office:value="44.1341989956588">
                <text:p>44.1341989956588</text:p>
              </table:table-cell>
              <table:table-cell office:value-type="float" office:value="48.2230176857394">
                <text:p>48.2230176857394</text:p>
              </table:table-cell>
              <table:table-cell office:value-type="float" office:value="64.4429135347421">
                <text:p>64.4429135347421</text:p>
              </table:table-cell>
              <table:table-cell office:value-type="float" office:value="65.1812534032456">
                <text:p>65.1812534032456</text:p>
              </table:table-cell>
              <table:table-cell office:value-type="float" office:value="71.7070776226902">
                <text:p>71.7070776226902</text:p>
              </table:table-cell>
              <table:table-cell office:value-type="float" office:value="72.9669054570688">
                <text:p>72.9669054570688</text:p>
              </table:table-cell>
              <table:table-cell office:value-type="float" office:value="76.7117683562116">
                <text:p>76.7117683562116</text:p>
              </table:table-cell>
              <table:table-cell office:value-type="float" office:value="79.1464234668985">
                <text:p>79.1464234668985</text:p>
              </table:table-cell>
              <table:table-cell office:value-type="float" office:value="80.1114990959139">
                <text:p>80.1114990959139</text:p>
              </table:table-cell>
              <table:table-cell office:value-type="float" office:value="79.5380590789913">
                <text:p>79.5380590789913</text:p>
              </table:table-cell>
              <table:table-cell office:value-type="float" office:value="81.1712053375091">
                <text:p>81.1712053375091</text:p>
              </table:table-cell>
              <table:table-cell office:value-type="float" office:value="81.8507447255875">
                <text:p>81.8507447255875</text:p>
              </table:table-cell>
              <table:table-cell office:value-type="float" office:value="82.4125528519028">
                <text:p>82.4125528519028</text:p>
              </table:table-cell>
              <table:table-cell office:value-type="float" office:value="82.7025701026109">
                <text:p>82.7025701026109</text:p>
              </table:table-cell>
              <table:table-cell office:value-type="float" office:value="83.4079253565973">
                <text:p>83.4079253565973</text:p>
              </table:table-cell>
              <table:table-cell office:value-type="float" office:value="83.6785833471408">
                <text:p>83.6785833471408</text:p>
              </table:table-cell>
              <table:table-cell office:value-type="float" office:value="83.5329137778405">
                <text:p>83.5329137778405</text:p>
              </table:table-cell>
              <table:table-cell office:value-type="float" office:value="83.7793406553518">
                <text:p>83.7793406553518</text:p>
              </table:table-cell>
              <table:table-cell office:value-type="float" office:value="84.2046589298692">
                <text:p>84.2046589298692</text:p>
              </table:table-cell>
              <table:table-cell office:value-type="float" office:value="84.3848509943954">
                <text:p>84.3848509943954</text:p>
              </table:table-cell>
              <table:table-cell office:value-type="float" office:value="84.8399031283332">
                <text:p>84.8399031283332</text:p>
              </table:table-cell>
              <table:table-cell office:value-type="float" office:value="84.7689635716164">
                <text:p>84.7689635716164</text:p>
              </table:table-cell>
              <table:table-cell office:value-type="float" office:value="85.0477832455678">
                <text:p>85.0477832455678</text:p>
              </table:table-cell>
              <table:table-cell office:value-type="float" office:value="85.3107024932105">
                <text:p>85.3107024932105</text:p>
              </table:table-cell>
              <table:table-cell office:value-type="float" office:value="84.5948630596727">
                <text:p>84.5948630596727</text:p>
              </table:table-cell>
              <table:table-cell office:value-type="float" office:value="85.3299394855214">
                <text:p>85.3299394855214</text:p>
              </table:table-cell>
              <table:table-cell office:value-type="float" office:value="84.999606262961">
                <text:p>84.999606262961</text:p>
              </table:table-cell>
              <table:table-cell office:value-type="float" office:value="85.6682610254768">
                <text:p>85.6682610254768</text:p>
              </table:table-cell>
            </table:table-row>
            <table:table-row>
              <table:table-cell office:value-type="string">
                <text:p>10</text:p>
                <draw:g>
                  <svg:desc>Sheet1.A11:Sheet1.A11</svg:desc>
                </draw:g>
              </table:table-cell>
              <table:table-cell office:value-type="float" office:value="1.0123574253716">
                <text:p>1.0123574253716</text:p>
                <draw:g>
                  <svg:desc>Sheet1.B11:Sheet1.AF11</svg:desc>
                </draw:g>
              </table:table-cell>
              <table:table-cell office:value-type="float" office:value="1.56365226983992">
                <text:p>1.56365226983992</text:p>
              </table:table-cell>
              <table:table-cell office:value-type="float" office:value="1.83604020296902">
                <text:p>1.83604020296902</text:p>
              </table:table-cell>
              <table:table-cell office:value-type="float" office:value="22.5425000150106">
                <text:p>22.5425000150106</text:p>
              </table:table-cell>
              <table:table-cell office:value-type="float" office:value="48.0349205009849">
                <text:p>48.0349205009849</text:p>
              </table:table-cell>
              <table:table-cell office:value-type="float" office:value="56.6271810942591">
                <text:p>56.6271810942591</text:p>
              </table:table-cell>
              <table:table-cell office:value-type="float" office:value="64.3059283608787">
                <text:p>64.3059283608787</text:p>
              </table:table-cell>
              <table:table-cell office:value-type="float" office:value="70.4692413204142">
                <text:p>70.4692413204142</text:p>
              </table:table-cell>
              <table:table-cell office:value-type="float" office:value="72.577474068466">
                <text:p>72.577474068466</text:p>
              </table:table-cell>
              <table:table-cell office:value-type="float" office:value="76.6654176527242">
                <text:p>76.6654176527242</text:p>
              </table:table-cell>
              <table:table-cell office:value-type="float" office:value="78.7381934940088">
                <text:p>78.7381934940088</text:p>
              </table:table-cell>
              <table:table-cell office:value-type="float" office:value="79.7541539874352">
                <text:p>79.7541539874352</text:p>
              </table:table-cell>
              <table:table-cell office:value-type="float" office:value="79.4263780072894">
                <text:p>79.4263780072894</text:p>
              </table:table-cell>
              <table:table-cell office:value-type="float" office:value="80.3619615757622">
                <text:p>80.3619615757622</text:p>
              </table:table-cell>
              <table:table-cell office:value-type="float" office:value="81.1785063284783">
                <text:p>81.1785063284783</text:p>
              </table:table-cell>
              <table:table-cell office:value-type="float" office:value="82.3220470735249">
                <text:p>82.3220470735249</text:p>
              </table:table-cell>
              <table:table-cell office:value-type="float" office:value="82.6526094046628">
                <text:p>82.6526094046628</text:p>
              </table:table-cell>
              <table:table-cell office:value-type="float" office:value="82.4543064319935">
                <text:p>82.4543064319935</text:p>
              </table:table-cell>
              <table:table-cell office:value-type="float" office:value="83.4696916489976">
                <text:p>83.4696916489976</text:p>
              </table:table-cell>
              <table:table-cell office:value-type="float" office:value="83.3223271698664">
                <text:p>83.3223271698664</text:p>
              </table:table-cell>
              <table:table-cell office:value-type="float" office:value="83.4519292152816">
                <text:p>83.4519292152816</text:p>
              </table:table-cell>
              <table:table-cell office:value-type="float" office:value="83.8510735154571">
                <text:p>83.8510735154571</text:p>
              </table:table-cell>
              <table:table-cell office:value-type="float" office:value="84.3678044731286">
                <text:p>84.3678044731286</text:p>
              </table:table-cell>
              <table:table-cell office:value-type="float" office:value="84.6736286495131">
                <text:p>84.6736286495131</text:p>
              </table:table-cell>
              <table:table-cell office:value-type="float" office:value="84.2265844183475">
                <text:p>84.2265844183475</text:p>
              </table:table-cell>
              <table:table-cell office:value-type="float" office:value="84.7850942072887">
                <text:p>84.7850942072887</text:p>
              </table:table-cell>
              <table:table-cell office:value-type="float" office:value="85.2596507475336">
                <text:p>85.2596507475336</text:p>
              </table:table-cell>
              <table:table-cell office:value-type="float" office:value="84.0643712509784">
                <text:p>84.0643712509784</text:p>
              </table:table-cell>
              <table:table-cell office:value-type="float" office:value="85.319030439318">
                <text:p>85.319030439318</text:p>
              </table:table-cell>
              <table:table-cell office:value-type="float" office:value="84.9311067666098">
                <text:p>84.9311067666098</text:p>
              </table:table-cell>
              <table:table-cell office:value-type="float" office:value="85.3849785254758">
                <text:p>85.3849785254758</text:p>
              </table:table-cell>
            </table:table-row>
            <table:table-row>
              <table:table-cell office:value-type="string">
                <text:p>11</text:p>
                <draw:g>
                  <svg:desc>Sheet1.A12:Sheet1.A12</svg:desc>
                </draw:g>
              </table:table-cell>
              <table:table-cell office:value-type="float" office:value="1.01121204725337">
                <text:p>1.01121204725337</text:p>
                <draw:g>
                  <svg:desc>Sheet1.B12:Sheet1.AF12</svg:desc>
                </draw:g>
              </table:table-cell>
              <table:table-cell office:value-type="float" office:value="1.55354492729641">
                <text:p>1.55354492729641</text:p>
              </table:table-cell>
              <table:table-cell office:value-type="float" office:value="1.7992241206377">
                <text:p>1.7992241206377</text:p>
              </table:table-cell>
              <table:table-cell office:value-type="float" office:value="21.3764424557079">
                <text:p>21.3764424557079</text:p>
              </table:table-cell>
              <table:table-cell office:value-type="float" office:value="44.6148914724109">
                <text:p>44.6148914724109</text:p>
              </table:table-cell>
              <table:table-cell office:value-type="float" office:value="56.0423732610311">
                <text:p>56.0423732610311</text:p>
              </table:table-cell>
              <table:table-cell office:value-type="float" office:value="64.2483103475554">
                <text:p>64.2483103475554</text:p>
              </table:table-cell>
              <table:table-cell office:value-type="float" office:value="69.2865443198106">
                <text:p>69.2865443198106</text:p>
              </table:table-cell>
              <table:table-cell office:value-type="float" office:value="72.2289524529346">
                <text:p>72.2289524529346</text:p>
              </table:table-cell>
              <table:table-cell office:value-type="float" office:value="76.3590968703773">
                <text:p>76.3590968703773</text:p>
              </table:table-cell>
              <table:table-cell office:value-type="float" office:value="78.1802627046738">
                <text:p>78.1802627046738</text:p>
              </table:table-cell>
              <table:table-cell office:value-type="float" office:value="79.5379604352987">
                <text:p>79.5379604352987</text:p>
              </table:table-cell>
              <table:table-cell office:value-type="float" office:value="78.9651419823757">
                <text:p>78.9651419823757</text:p>
              </table:table-cell>
              <table:table-cell office:value-type="float" office:value="80.0573330594448">
                <text:p>80.0573330594448</text:p>
              </table:table-cell>
              <table:table-cell office:value-type="float" office:value="81.0340480018735">
                <text:p>81.0340480018735</text:p>
              </table:table-cell>
              <table:table-cell office:value-type="float" office:value="80.7890605756699">
                <text:p>80.7890605756699</text:p>
              </table:table-cell>
              <table:table-cell office:value-type="float" office:value="81.4811942684004">
                <text:p>81.4811942684004</text:p>
              </table:table-cell>
              <table:table-cell office:value-type="float" office:value="82.1565770150605">
                <text:p>82.1565770150605</text:p>
              </table:table-cell>
              <table:table-cell office:value-type="float" office:value="82.7801194946715">
                <text:p>82.7801194946715</text:p>
              </table:table-cell>
              <table:table-cell office:value-type="float" office:value="82.9980590279074">
                <text:p>82.9980590279074</text:p>
              </table:table-cell>
              <table:table-cell office:value-type="float" office:value="82.9415675449335">
                <text:p>82.9415675449335</text:p>
              </table:table-cell>
              <table:table-cell office:value-type="float" office:value="83.6602318951694">
                <text:p>83.6602318951694</text:p>
              </table:table-cell>
              <table:table-cell office:value-type="float" office:value="84.2176861852417">
                <text:p>84.2176861852417</text:p>
              </table:table-cell>
              <table:table-cell office:value-type="float" office:value="84.608977986374">
                <text:p>84.608977986374</text:p>
              </table:table-cell>
              <table:table-cell office:value-type="float" office:value="84.0483025639637">
                <text:p>84.0483025639637</text:p>
              </table:table-cell>
              <table:table-cell office:value-type="float" office:value="84.6829636238533">
                <text:p>84.6829636238533</text:p>
              </table:table-cell>
              <table:table-cell office:value-type="float" office:value="83.952826845604">
                <text:p>83.952826845604</text:p>
              </table:table-cell>
              <table:table-cell office:value-type="float" office:value="83.9699581524107">
                <text:p>83.9699581524107</text:p>
              </table:table-cell>
              <table:table-cell office:value-type="float" office:value="84.7377906189358">
                <text:p>84.7377906189358</text:p>
              </table:table-cell>
              <table:table-cell office:value-type="float" office:value="84.4281146163816">
                <text:p>84.4281146163816</text:p>
              </table:table-cell>
              <table:table-cell office:value-type="float" office:value="85.0607359481907">
                <text:p>85.0607359481907</text:p>
              </table:table-cell>
            </table:table-row>
            <table:table-row>
              <table:table-cell office:value-type="string">
                <text:p>12</text:p>
                <draw:g>
                  <svg:desc>Sheet1.A13:Sheet1.A13</svg:desc>
                </draw:g>
              </table:table-cell>
              <table:table-cell office:value-type="float" office:value="1.00778702480782">
                <text:p>1.00778702480782</text:p>
                <draw:g>
                  <svg:desc>Sheet1.B13:Sheet1.AF13</svg:desc>
                </draw:g>
              </table:table-cell>
              <table:table-cell office:value-type="float" office:value="1.50148262192162">
                <text:p>1.50148262192162</text:p>
              </table:table-cell>
              <table:table-cell office:value-type="float" office:value="1.77522839452949">
                <text:p>1.77522839452949</text:p>
              </table:table-cell>
              <table:table-cell office:value-type="float" office:value="1.9440617750007">
                <text:p>1.9440617750007</text:p>
              </table:table-cell>
              <table:table-cell office:value-type="float" office:value="17.5173544159703">
                <text:p>17.5173544159703</text:p>
              </table:table-cell>
              <table:table-cell office:value-type="float" office:value="48.1371962628426">
                <text:p>48.1371962628426</text:p>
              </table:table-cell>
              <table:table-cell office:value-type="float" office:value="63.8963518033205">
                <text:p>63.8963518033205</text:p>
              </table:table-cell>
              <table:table-cell office:value-type="float" office:value="66.7131199658757">
                <text:p>66.7131199658757</text:p>
              </table:table-cell>
              <table:table-cell office:value-type="float" office:value="71.7453440119929">
                <text:p>71.7453440119929</text:p>
              </table:table-cell>
              <table:table-cell office:value-type="float" office:value="75.960939606885">
                <text:p>75.960939606885</text:p>
              </table:table-cell>
              <table:table-cell office:value-type="float" office:value="76.3653577649269">
                <text:p>76.3653577649269</text:p>
              </table:table-cell>
              <table:table-cell office:value-type="float" office:value="79.4963805409159">
                <text:p>79.4963805409159</text:p>
              </table:table-cell>
              <table:table-cell office:value-type="float" office:value="78.9050086433709">
                <text:p>78.9050086433709</text:p>
              </table:table-cell>
              <table:table-cell office:value-type="float" office:value="79.3002332210649">
                <text:p>79.3002332210649</text:p>
              </table:table-cell>
              <table:table-cell office:value-type="float" office:value="80.784438329661">
                <text:p>80.784438329661</text:p>
              </table:table-cell>
              <table:table-cell office:value-type="float" office:value="80.6162663288098">
                <text:p>80.6162663288098</text:p>
              </table:table-cell>
              <table:table-cell office:value-type="float" office:value="81.4494434454358">
                <text:p>81.4494434454358</text:p>
              </table:table-cell>
              <table:table-cell office:value-type="float" office:value="81.892289538787">
                <text:p>81.892289538787</text:p>
              </table:table-cell>
              <table:table-cell office:value-type="float" office:value="82.4697263128734">
                <text:p>82.4697263128734</text:p>
              </table:table-cell>
              <table:table-cell office:value-type="float" office:value="82.4130460166199">
                <text:p>82.4130460166199</text:p>
              </table:table-cell>
              <table:table-cell office:value-type="float" office:value="82.8500744054997">
                <text:p>82.8500744054997</text:p>
              </table:table-cell>
              <table:table-cell office:value-type="float" office:value="83.6287102258264">
                <text:p>83.6287102258264</text:p>
              </table:table-cell>
              <table:table-cell office:value-type="float" office:value="82.6562242777352">
                <text:p>82.6562242777352</text:p>
              </table:table-cell>
              <table:table-cell office:value-type="float" office:value="84.5109985826859">
                <text:p>84.5109985826859</text:p>
              </table:table-cell>
              <table:table-cell office:value-type="float" office:value="83.7757028340176">
                <text:p>83.7757028340176</text:p>
              </table:table-cell>
              <table:table-cell office:value-type="float" office:value="84.2883265179327">
                <text:p>84.2883265179327</text:p>
              </table:table-cell>
              <table:table-cell office:value-type="float" office:value="83.7663078143852">
                <text:p>83.7663078143852</text:p>
              </table:table-cell>
              <table:table-cell office:value-type="float" office:value="83.733265348175">
                <text:p>83.733265348175</text:p>
              </table:table-cell>
              <table:table-cell office:value-type="float" office:value="84.4387781244571">
                <text:p>84.4387781244571</text:p>
              </table:table-cell>
              <table:table-cell office:value-type="float" office:value="84.1904801894404">
                <text:p>84.1904801894404</text:p>
              </table:table-cell>
              <table:table-cell office:value-type="float" office:value="84.0420760948457">
                <text:p>84.0420760948457</text:p>
              </table:table-cell>
            </table:table-row>
            <table:table-row>
              <table:table-cell office:value-type="string">
                <text:p>13</text:p>
                <draw:g>
                  <svg:desc>Sheet1.A14:Sheet1.A14</svg:desc>
                </draw:g>
              </table:table-cell>
              <table:table-cell office:value-type="float" office:value="1.0012496930878">
                <text:p>1.0012496930878</text:p>
                <draw:g>
                  <svg:desc>Sheet1.B14:Sheet1.AF14</svg:desc>
                </draw:g>
              </table:table-cell>
              <table:table-cell office:value-type="float" office:value="1.49304711043223">
                <text:p>1.49304711043223</text:p>
              </table:table-cell>
              <table:table-cell office:value-type="float" office:value="1.70300589099037">
                <text:p>1.70300589099037</text:p>
              </table:table-cell>
              <table:table-cell office:value-type="float" office:value="1.87214926814357">
                <text:p>1.87214926814357</text:p>
              </table:table-cell>
              <table:table-cell office:value-type="float" office:value="1.97884588187109">
                <text:p>1.97884588187109</text:p>
              </table:table-cell>
              <table:table-cell office:value-type="float" office:value="48.1358246199399">
                <text:p>48.1358246199399</text:p>
              </table:table-cell>
              <table:table-cell office:value-type="float" office:value="61.9637064098534">
                <text:p>61.9637064098534</text:p>
              </table:table-cell>
              <table:table-cell office:value-type="float" office:value="64.2985105742132">
                <text:p>64.2985105742132</text:p>
              </table:table-cell>
              <table:table-cell office:value-type="float" office:value="71.5349494493381">
                <text:p>71.5349494493381</text:p>
              </table:table-cell>
              <table:table-cell office:value-type="float" office:value="72.6116541337405">
                <text:p>72.6116541337405</text:p>
              </table:table-cell>
              <table:table-cell office:value-type="float" office:value="76.2129789564217">
                <text:p>76.2129789564217</text:p>
              </table:table-cell>
              <table:table-cell office:value-type="float" office:value="77.2979934612859">
                <text:p>77.2979934612859</text:p>
              </table:table-cell>
              <table:table-cell office:value-type="float" office:value="77.5185507616509">
                <text:p>77.5185507616509</text:p>
              </table:table-cell>
              <table:table-cell office:value-type="float" office:value="78.7220789289234">
                <text:p>78.7220789289234</text:p>
              </table:table-cell>
              <table:table-cell office:value-type="float" office:value="79.7350414985609">
                <text:p>79.7350414985609</text:p>
              </table:table-cell>
              <table:table-cell office:value-type="float" office:value="80.5863642713663">
                <text:p>80.5863642713663</text:p>
              </table:table-cell>
              <table:table-cell office:value-type="float" office:value="81.2551655124135">
                <text:p>81.2551655124135</text:p>
              </table:table-cell>
              <table:table-cell office:value-type="float" office:value="81.4046374563321">
                <text:p>81.4046374563321</text:p>
              </table:table-cell>
              <table:table-cell office:value-type="float" office:value="81.7653924933811">
                <text:p>81.7653924933811</text:p>
              </table:table-cell>
              <table:table-cell office:value-type="float" office:value="82.0310711062565">
                <text:p>82.0310711062565</text:p>
              </table:table-cell>
              <table:table-cell office:value-type="float" office:value="81.7730292975478">
                <text:p>81.7730292975478</text:p>
              </table:table-cell>
              <table:table-cell office:value-type="float" office:value="83.4562365643901">
                <text:p>83.4562365643901</text:p>
              </table:table-cell>
              <table:table-cell office:value-type="float" office:value="81.8897207578642">
                <text:p>81.8897207578642</text:p>
              </table:table-cell>
              <table:table-cell office:value-type="float" office:value="83.4659170853242">
                <text:p>83.4659170853242</text:p>
              </table:table-cell>
              <table:table-cell office:value-type="float" office:value="83.1701744997315">
                <text:p>83.1701744997315</text:p>
              </table:table-cell>
              <table:table-cell office:value-type="float" office:value="82.910959516241">
                <text:p>82.910959516241</text:p>
              </table:table-cell>
              <table:table-cell office:value-type="float" office:value="83.3886169509405">
                <text:p>83.3886169509405</text:p>
              </table:table-cell>
              <table:table-cell office:value-type="float" office:value="83.3003334562571">
                <text:p>83.3003334562571</text:p>
              </table:table-cell>
              <table:table-cell office:value-type="float" office:value="84.0621888847325">
                <text:p>84.0621888847325</text:p>
              </table:table-cell>
              <table:table-cell office:value-type="float" office:value="83.4504002744964">
                <text:p>83.4504002744964</text:p>
              </table:table-cell>
              <table:table-cell office:value-type="float" office:value="83.8402861989689">
                <text:p>83.8402861989689</text:p>
              </table:table-cell>
            </table:table-row>
            <table:table-row>
              <table:table-cell office:value-type="string">
                <text:p>14</text:p>
                <draw:g>
                  <svg:desc>Sheet1.A15:Sheet1.A15</svg:desc>
                </draw:g>
              </table:table-cell>
              <table:table-cell office:value-type="float" office:value="0.980567709005998">
                <text:p>0.980567709005998</text:p>
                <draw:g>
                  <svg:desc>Sheet1.B15:Sheet1.AF15</svg:desc>
                </draw:g>
              </table:table-cell>
              <table:table-cell office:value-type="float" office:value="1.4758221015793">
                <text:p>1.4758221015793</text:p>
              </table:table-cell>
              <table:table-cell office:value-type="float" office:value="1.69518999868139">
                <text:p>1.69518999868139</text:p>
              </table:table-cell>
              <table:table-cell office:value-type="float" office:value="1.8540473422693">
                <text:p>1.8540473422693</text:p>
              </table:table-cell>
              <table:table-cell office:value-type="float" office:value="1.92819254913835">
                <text:p>1.92819254913835</text:p>
              </table:table-cell>
              <table:table-cell office:value-type="float" office:value="14.9585064594612">
                <text:p>14.9585064594612</text:p>
              </table:table-cell>
              <table:table-cell office:value-type="float" office:value="48.2473354675983">
                <text:p>48.2473354675983</text:p>
              </table:table-cell>
              <table:table-cell office:value-type="float" office:value="64.2059359223884">
                <text:p>64.2059359223884</text:p>
              </table:table-cell>
              <table:table-cell office:value-type="float" office:value="71.2866979343619">
                <text:p>71.2866979343619</text:p>
              </table:table-cell>
              <table:table-cell office:value-type="float" office:value="72.2835186797915">
                <text:p>72.2835186797915</text:p>
              </table:table-cell>
              <table:table-cell office:value-type="float" office:value="75.6698420303881">
                <text:p>75.6698420303881</text:p>
              </table:table-cell>
              <table:table-cell office:value-type="float" office:value="76.1471918577874">
                <text:p>76.1471918577874</text:p>
              </table:table-cell>
              <table:table-cell office:value-type="float" office:value="77.3034505599554">
                <text:p>77.3034505599554</text:p>
              </table:table-cell>
              <table:table-cell office:value-type="float" office:value="78.6685652266616">
                <text:p>78.6685652266616</text:p>
              </table:table-cell>
              <table:table-cell office:value-type="float" office:value="79.7340697432913">
                <text:p>79.7340697432913</text:p>
              </table:table-cell>
              <table:table-cell office:value-type="float" office:value="80.5046095100738">
                <text:p>80.5046095100738</text:p>
              </table:table-cell>
              <table:table-cell office:value-type="float" office:value="81.2506427047143">
                <text:p>81.2506427047143</text:p>
              </table:table-cell>
              <table:table-cell office:value-type="float" office:value="81.3920295185686">
                <text:p>81.3920295185686</text:p>
              </table:table-cell>
              <table:table-cell office:value-type="float" office:value="80.9854181081448">
                <text:p>80.9854181081448</text:p>
              </table:table-cell>
              <table:table-cell office:value-type="float" office:value="80.6773899385764">
                <text:p>80.6773899385764</text:p>
              </table:table-cell>
              <table:table-cell office:value-type="float" office:value="81.7402701273008">
                <text:p>81.7402701273008</text:p>
              </table:table-cell>
              <table:table-cell office:value-type="float" office:value="82.6418225262116">
                <text:p>82.6418225262116</text:p>
              </table:table-cell>
              <table:table-cell office:value-type="float" office:value="81.5653887412845">
                <text:p>81.5653887412845</text:p>
              </table:table-cell>
              <table:table-cell office:value-type="float" office:value="82.7097509636291">
                <text:p>82.7097509636291</text:p>
              </table:table-cell>
              <table:table-cell office:value-type="float" office:value="82.7692948462316">
                <text:p>82.7692948462316</text:p>
              </table:table-cell>
              <table:table-cell office:value-type="float" office:value="82.7669065406888">
                <text:p>82.7669065406888</text:p>
              </table:table-cell>
              <table:table-cell office:value-type="float" office:value="82.719890768899">
                <text:p>82.719890768899</text:p>
              </table:table-cell>
              <table:table-cell office:value-type="float" office:value="82.6791544858862">
                <text:p>82.6791544858862</text:p>
              </table:table-cell>
              <table:table-cell office:value-type="float" office:value="83.1438232976915">
                <text:p>83.1438232976915</text:p>
              </table:table-cell>
              <table:table-cell office:value-type="float" office:value="83.1293340043936">
                <text:p>83.1293340043936</text:p>
              </table:table-cell>
              <table:table-cell office:value-type="float" office:value="83.769984261396">
                <text:p>83.769984261396</text:p>
              </table:table-cell>
            </table:table-row>
            <table:table-row>
              <table:table-cell office:value-type="string">
                <text:p>15</text:p>
                <draw:g>
                  <svg:desc>Sheet1.A16:Sheet1.A16</svg:desc>
                </draw:g>
              </table:table-cell>
              <table:table-cell office:value-type="float" office:value="0.970665264803803">
                <text:p>0.970665264803803</text:p>
                <draw:g>
                  <svg:desc>Sheet1.B16:Sheet1.AF16</svg:desc>
                </draw:g>
              </table:table-cell>
              <table:table-cell office:value-type="float" office:value="1.40212379127219">
                <text:p>1.40212379127219</text:p>
              </table:table-cell>
              <table:table-cell office:value-type="float" office:value="1.6900388305679">
                <text:p>1.6900388305679</text:p>
              </table:table-cell>
              <table:table-cell office:value-type="float" office:value="1.78529598605388">
                <text:p>1.78529598605388</text:p>
              </table:table-cell>
              <table:table-cell office:value-type="float" office:value="1.92313929232039">
                <text:p>1.92313929232039</text:p>
              </table:table-cell>
              <table:table-cell office:value-type="float" office:value="2.03836721584068">
                <text:p>2.03836721584068</text:p>
              </table:table-cell>
              <table:table-cell office:value-type="float" office:value="48.2004584515369">
                <text:p>48.2004584515369</text:p>
              </table:table-cell>
              <table:table-cell office:value-type="float" office:value="60.3477767948647">
                <text:p>60.3477767948647</text:p>
              </table:table-cell>
              <table:table-cell office:value-type="float" office:value="71.2682981172082">
                <text:p>71.2682981172082</text:p>
              </table:table-cell>
              <table:table-cell office:value-type="float" office:value="71.650235942783">
                <text:p>71.650235942783</text:p>
              </table:table-cell>
              <table:table-cell office:value-type="float" office:value="74.638557002857">
                <text:p>74.638557002857</text:p>
              </table:table-cell>
              <table:table-cell office:value-type="float" office:value="75.6997400029536">
                <text:p>75.6997400029536</text:p>
              </table:table-cell>
              <table:table-cell office:value-type="float" office:value="77.1099271930408">
                <text:p>77.1099271930408</text:p>
              </table:table-cell>
              <table:table-cell office:value-type="float" office:value="78.5391549782209">
                <text:p>78.5391549782209</text:p>
              </table:table-cell>
              <table:table-cell office:value-type="float" office:value="78.8308363381097">
                <text:p>78.8308363381097</text:p>
              </table:table-cell>
              <table:table-cell office:value-type="float" office:value="78.6651770122031">
                <text:p>78.6651770122031</text:p>
              </table:table-cell>
              <table:table-cell office:value-type="float" office:value="79.3074569218137">
                <text:p>79.3074569218137</text:p>
              </table:table-cell>
              <table:table-cell office:value-type="float" office:value="80.6568909842349">
                <text:p>80.6568909842349</text:p>
              </table:table-cell>
              <table:table-cell office:value-type="float" office:value="80.7172411582816">
                <text:p>80.7172411582816</text:p>
              </table:table-cell>
              <table:table-cell office:value-type="float" office:value="80.0974230349192">
                <text:p>80.0974230349192</text:p>
              </table:table-cell>
              <table:table-cell office:value-type="float" office:value="81.1782531047998">
                <text:p>81.1782531047998</text:p>
              </table:table-cell>
              <table:table-cell office:value-type="float" office:value="81.6672696223173">
                <text:p>81.6672696223173</text:p>
              </table:table-cell>
              <table:table-cell office:value-type="float" office:value="81.4270133244813">
                <text:p>81.4270133244813</text:p>
              </table:table-cell>
              <table:table-cell office:value-type="float" office:value="82.2258454502405">
                <text:p>82.2258454502405</text:p>
              </table:table-cell>
              <table:table-cell office:value-type="float" office:value="82.4664895243263">
                <text:p>82.4664895243263</text:p>
              </table:table-cell>
              <table:table-cell office:value-type="float" office:value="82.7308245633995">
                <text:p>82.7308245633995</text:p>
              </table:table-cell>
              <table:table-cell office:value-type="float" office:value="82.5536407355578">
                <text:p>82.5536407355578</text:p>
              </table:table-cell>
              <table:table-cell office:value-type="float" office:value="81.9936001991848">
                <text:p>81.9936001991848</text:p>
              </table:table-cell>
              <table:table-cell office:value-type="float" office:value="82.8947904200561">
                <text:p>82.8947904200561</text:p>
              </table:table-cell>
              <table:table-cell office:value-type="float" office:value="83.0483952635194">
                <text:p>83.0483952635194</text:p>
              </table:table-cell>
              <table:table-cell office:value-type="float" office:value="83.7585624687901">
                <text:p>83.7585624687901</text:p>
              </table:table-cell>
            </table:table-row>
            <table:table-row>
              <table:table-cell office:value-type="string">
                <text:p>16</text:p>
                <draw:g>
                  <svg:desc>Sheet1.A17:Sheet1.A17</svg:desc>
                </draw:g>
              </table:table-cell>
              <table:table-cell office:value-type="float" office:value="0.954091362774199">
                <text:p>0.954091362774199</text:p>
                <draw:g>
                  <svg:desc>Sheet1.B17:Sheet1.AF17</svg:desc>
                </draw:g>
              </table:table-cell>
              <table:table-cell office:value-type="float" office:value="1.15865227244234">
                <text:p>1.15865227244234</text:p>
              </table:table-cell>
              <table:table-cell office:value-type="float" office:value="1.66296944783276">
                <text:p>1.66296944783276</text:p>
              </table:table-cell>
              <table:table-cell office:value-type="float" office:value="1.78038403811043">
                <text:p>1.78038403811043</text:p>
              </table:table-cell>
              <table:table-cell office:value-type="float" office:value="1.8573194500366">
                <text:p>1.8573194500366</text:p>
              </table:table-cell>
              <table:table-cell office:value-type="float" office:value="2.00531637056211">
                <text:p>2.00531637056211</text:p>
              </table:table-cell>
              <table:table-cell office:value-type="float" office:value="13.1487069491445">
                <text:p>13.1487069491445</text:p>
              </table:table-cell>
              <table:table-cell office:value-type="float" office:value="48.1183724540293">
                <text:p>48.1183724540293</text:p>
              </table:table-cell>
              <table:table-cell office:value-type="float" office:value="70.1862112056532">
                <text:p>70.1862112056532</text:p>
              </table:table-cell>
              <table:table-cell office:value-type="float" office:value="71.2151093126372">
                <text:p>71.2151093126372</text:p>
              </table:table-cell>
              <table:table-cell office:value-type="float" office:value="74.5552349393343">
                <text:p>74.5552349393343</text:p>
              </table:table-cell>
              <table:table-cell office:value-type="float" office:value="75.5068120102265">
                <text:p>75.5068120102265</text:p>
              </table:table-cell>
              <table:table-cell office:value-type="float" office:value="76.9313600311336">
                <text:p>76.9313600311336</text:p>
              </table:table-cell>
              <table:table-cell office:value-type="float" office:value="77.021204782997">
                <text:p>77.021204782997</text:p>
              </table:table-cell>
              <table:table-cell office:value-type="float" office:value="77.3163283267309">
                <text:p>77.3163283267309</text:p>
              </table:table-cell>
              <table:table-cell office:value-type="float" office:value="78.3601262482582">
                <text:p>78.3601262482582</text:p>
              </table:table-cell>
              <table:table-cell office:value-type="float" office:value="79.0689044826247">
                <text:p>79.0689044826247</text:p>
              </table:table-cell>
              <table:table-cell office:value-type="float" office:value="80.150311113557">
                <text:p>80.150311113557</text:p>
              </table:table-cell>
              <table:table-cell office:value-type="float" office:value="80.2263778541996">
                <text:p>80.2263778541996</text:p>
              </table:table-cell>
              <table:table-cell office:value-type="float" office:value="79.5374465788494">
                <text:p>79.5374465788494</text:p>
              </table:table-cell>
              <table:table-cell office:value-type="float" office:value="80.2628709233906">
                <text:p>80.2628709233906</text:p>
              </table:table-cell>
              <table:table-cell office:value-type="float" office:value="81.6062123396389">
                <text:p>81.6062123396389</text:p>
              </table:table-cell>
              <table:table-cell office:value-type="float" office:value="80.1395200569902">
                <text:p>80.1395200569902</text:p>
              </table:table-cell>
              <table:table-cell office:value-type="float" office:value="81.6655155286514">
                <text:p>81.6655155286514</text:p>
              </table:table-cell>
              <table:table-cell office:value-type="float" office:value="81.8055922250438">
                <text:p>81.8055922250438</text:p>
              </table:table-cell>
              <table:table-cell office:value-type="float" office:value="80.700434047048">
                <text:p>80.700434047048</text:p>
              </table:table-cell>
              <table:table-cell office:value-type="float" office:value="81.3533794994852">
                <text:p>81.3533794994852</text:p>
              </table:table-cell>
              <table:table-cell office:value-type="float" office:value="81.6691403019437">
                <text:p>81.6691403019437</text:p>
              </table:table-cell>
              <table:table-cell office:value-type="float" office:value="82.4120533660491">
                <text:p>82.4120533660491</text:p>
              </table:table-cell>
              <table:table-cell office:value-type="float" office:value="83.0461951160758">
                <text:p>83.0461951160758</text:p>
              </table:table-cell>
              <table:table-cell office:value-type="float" office:value="83.1658606034235">
                <text:p>83.1658606034235</text:p>
              </table:table-cell>
            </table:table-row>
            <table:table-row>
              <table:table-cell office:value-type="string">
                <text:p>17</text:p>
                <draw:g>
                  <svg:desc>Sheet1.A18:Sheet1.A18</svg:desc>
                </draw:g>
              </table:table-cell>
              <table:table-cell office:value-type="float" office:value="0">
                <text:p>0</text:p>
                <draw:g>
                  <svg:desc>Sheet1.B18:Sheet1.AF18</svg:desc>
                </draw:g>
              </table:table-cell>
              <table:table-cell office:value-type="float" office:value="1.15590281318886">
                <text:p>1.15590281318886</text:p>
              </table:table-cell>
              <table:table-cell office:value-type="float" office:value="1.64927109636381">
                <text:p>1.64927109636381</text:p>
              </table:table-cell>
              <table:table-cell office:value-type="float" office:value="1.7704209008981">
                <text:p>1.7704209008981</text:p>
              </table:table-cell>
              <table:table-cell office:value-type="float" office:value="1.85125479624942">
                <text:p>1.85125479624942</text:p>
              </table:table-cell>
              <table:table-cell office:value-type="float" office:value="1.95148340235073">
                <text:p>1.95148340235073</text:p>
              </table:table-cell>
              <table:table-cell office:value-type="float" office:value="2.06120843915093">
                <text:p>2.06120843915093</text:p>
              </table:table-cell>
              <table:table-cell office:value-type="float" office:value="48.0596182954026">
                <text:p>48.0596182954026</text:p>
              </table:table-cell>
              <table:table-cell office:value-type="float" office:value="64.7776616923742">
                <text:p>64.7776616923742</text:p>
              </table:table-cell>
              <table:table-cell office:value-type="float" office:value="70.8661157192991">
                <text:p>70.8661157192991</text:p>
              </table:table-cell>
              <table:table-cell office:value-type="float" office:value="73.3115030878918">
                <text:p>73.3115030878918</text:p>
              </table:table-cell>
              <table:table-cell office:value-type="float" office:value="75.3499253030033">
                <text:p>75.3499253030033</text:p>
              </table:table-cell>
              <table:table-cell office:value-type="float" office:value="73.6914959532889">
                <text:p>73.6914959532889</text:p>
              </table:table-cell>
              <table:table-cell office:value-type="float" office:value="73.2862479582287">
                <text:p>73.2862479582287</text:p>
              </table:table-cell>
              <table:table-cell office:value-type="float" office:value="76.2238910179067">
                <text:p>76.2238910179067</text:p>
              </table:table-cell>
              <table:table-cell office:value-type="float" office:value="73.9611417138175">
                <text:p>73.9611417138175</text:p>
              </table:table-cell>
              <table:table-cell office:value-type="float" office:value="77.6029261470125">
                <text:p>77.6029261470125</text:p>
              </table:table-cell>
              <table:table-cell office:value-type="float" office:value="79.7047115950753">
                <text:p>79.7047115950753</text:p>
              </table:table-cell>
              <table:table-cell office:value-type="float" office:value="78.3551010412748">
                <text:p>78.3551010412748</text:p>
              </table:table-cell>
              <table:table-cell office:value-type="float" office:value="78.8150611878676">
                <text:p>78.8150611878676</text:p>
              </table:table-cell>
              <table:table-cell office:value-type="float" office:value="79.995982442278">
                <text:p>79.995982442278</text:p>
              </table:table-cell>
              <table:table-cell office:value-type="float" office:value="81.4124834674024">
                <text:p>81.4124834674024</text:p>
              </table:table-cell>
              <table:table-cell office:value-type="float" office:value="77.9298635322281">
                <text:p>77.9298635322281</text:p>
              </table:table-cell>
              <table:table-cell office:value-type="float" office:value="81.6283522462028">
                <text:p>81.6283522462028</text:p>
              </table:table-cell>
              <table:table-cell office:value-type="float" office:value="79.008818880967">
                <text:p>79.008818880967</text:p>
              </table:table-cell>
              <table:table-cell office:value-type="float" office:value="80.6073652654249">
                <text:p>80.6073652654249</text:p>
              </table:table-cell>
              <table:table-cell office:value-type="float" office:value="78.1252386942272">
                <text:p>78.1252386942272</text:p>
              </table:table-cell>
              <table:table-cell office:value-type="float" office:value="81.1618352990063">
                <text:p>81.1618352990063</text:p>
              </table:table-cell>
              <table:table-cell office:value-type="float" office:value="82.2784154900794">
                <text:p>82.2784154900794</text:p>
              </table:table-cell>
              <table:table-cell office:value-type="float" office:value="80.1022856167268">
                <text:p>80.1022856167268</text:p>
              </table:table-cell>
              <table:table-cell office:value-type="float" office:value="81.7284673276187">
                <text:p>81.7284673276187</text:p>
              </table:table-cell>
            </table:table-row>
            <table:table-row>
              <table:table-cell office:value-type="string">
                <text:p>18</text:p>
                <draw:g>
                  <svg:desc>Sheet1.A19:Sheet1.A19</svg:desc>
                </draw:g>
              </table:table-cell>
              <table:table-cell office:value-type="float" office:value="0">
                <text:p>0</text:p>
                <draw:g>
                  <svg:desc>Sheet1.B19:Sheet1.AF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.63648814099596">
                <text:p>1.63648814099596</text:p>
              </table:table-cell>
              <table:table-cell office:value-type="float" office:value="1.76824059802293">
                <text:p>1.76824059802293</text:p>
              </table:table-cell>
              <table:table-cell office:value-type="float" office:value="1.84795866069803">
                <text:p>1.84795866069803</text:p>
              </table:table-cell>
              <table:table-cell office:value-type="float" office:value="1.93245049967317">
                <text:p>1.93245049967317</text:p>
              </table:table-cell>
              <table:table-cell office:value-type="float" office:value="2.03778795515898">
                <text:p>2.03778795515898</text:p>
              </table:table-cell>
              <table:table-cell office:value-type="float" office:value="11.7576714824684">
                <text:p>11.7576714824684</text:p>
              </table:table-cell>
              <table:table-cell office:value-type="float" office:value="48.0756094850657">
                <text:p>48.0756094850657</text:p>
              </table:table-cell>
              <table:table-cell office:value-type="float" office:value="65.9028763527427">
                <text:p>65.9028763527427</text:p>
              </table:table-cell>
              <table:table-cell office:value-type="float" office:value="66.2075762056022">
                <text:p>66.2075762056022</text:p>
              </table:table-cell>
              <table:table-cell office:value-type="float" office:value="66.2504916738545">
                <text:p>66.2504916738545</text:p>
              </table:table-cell>
              <table:table-cell office:value-type="float" office:value="67.1436033018577">
                <text:p>67.1436033018577</text:p>
              </table:table-cell>
              <table:table-cell office:value-type="float" office:value="66.0663350590206">
                <text:p>66.0663350590206</text:p>
              </table:table-cell>
              <table:table-cell office:value-type="float" office:value="73.9756973209509">
                <text:p>73.9756973209509</text:p>
              </table:table-cell>
              <table:table-cell office:value-type="float" office:value="66.6236327923681">
                <text:p>66.6236327923681</text:p>
              </table:table-cell>
              <table:table-cell office:value-type="float" office:value="76.6222925412875">
                <text:p>76.6222925412875</text:p>
              </table:table-cell>
              <table:table-cell office:value-type="float" office:value="78.977609050385">
                <text:p>78.977609050385</text:p>
              </table:table-cell>
              <table:table-cell office:value-type="float" office:value="78.0340698566233">
                <text:p>78.0340698566233</text:p>
              </table:table-cell>
              <table:table-cell office:value-type="float" office:value="74.388632581892">
                <text:p>74.388632581892</text:p>
              </table:table-cell>
              <table:table-cell office:value-type="float" office:value="79.2848602111155">
                <text:p>79.2848602111155</text:p>
              </table:table-cell>
              <table:table-cell office:value-type="float" office:value="78.823995873043">
                <text:p>78.823995873043</text:p>
              </table:table-cell>
              <table:table-cell office:value-type="float" office:value="77.1942655103464">
                <text:p>77.1942655103464</text:p>
              </table:table-cell>
              <table:table-cell office:value-type="float" office:value="75.7727828121301">
                <text:p>75.7727828121301</text:p>
              </table:table-cell>
              <table:table-cell office:value-type="float" office:value="76.3156008076229">
                <text:p>76.3156008076229</text:p>
              </table:table-cell>
              <table:table-cell office:value-type="float" office:value="77.2658003520846">
                <text:p>77.2658003520846</text:p>
              </table:table-cell>
              <table:table-cell office:value-type="float" office:value="77.4310705321598">
                <text:p>77.4310705321598</text:p>
              </table:table-cell>
              <table:table-cell office:value-type="float" office:value="78.7861813922946">
                <text:p>78.7861813922946</text:p>
              </table:table-cell>
              <table:table-cell office:value-type="float" office:value="79.3986013710088">
                <text:p>79.3986013710088</text:p>
              </table:table-cell>
              <table:table-cell office:value-type="float" office:value="80.0393088962278">
                <text:p>80.0393088962278</text:p>
              </table:table-cell>
              <table:table-cell office:value-type="float" office:value="80.780613161036">
                <text:p>80.780613161036</text:p>
              </table:table-cell>
            </table:table-row>
            <table:table-row>
              <table:table-cell office:value-type="string">
                <text:p>19</text:p>
                <draw:g>
                  <svg:desc>Sheet1.A20:Sheet1.A20</svg:desc>
                </draw:g>
              </table:table-cell>
              <table:table-cell office:value-type="float" office:value="0">
                <text:p>0</text:p>
                <draw:g>
                  <svg:desc>Sheet1.B20:Sheet1.AF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.58771188599077">
                <text:p>1.58771188599077</text:p>
              </table:table-cell>
              <table:table-cell office:value-type="float" office:value="1.7572639291069">
                <text:p>1.7572639291069</text:p>
              </table:table-cell>
              <table:table-cell office:value-type="float" office:value="1.8082539497065">
                <text:p>1.8082539497065</text:p>
              </table:table-cell>
              <table:table-cell office:value-type="float" office:value="1.91024763596432">
                <text:p>1.91024763596432</text:p>
              </table:table-cell>
              <table:table-cell office:value-type="float" office:value="1.99045037239608">
                <text:p>1.99045037239608</text:p>
              </table:table-cell>
              <table:table-cell office:value-type="float" office:value="7.29756982592534">
                <text:p>7.29756982592534</text:p>
              </table:table-cell>
              <table:table-cell office:value-type="float" office:value="10.6724889207681">
                <text:p>10.6724889207681</text:p>
              </table:table-cell>
              <table:table-cell office:value-type="float" office:value="48.1744759556736">
                <text:p>48.1744759556736</text:p>
              </table:table-cell>
              <table:table-cell office:value-type="float" office:value="48.0913996282791">
                <text:p>48.0913996282791</text:p>
              </table:table-cell>
              <table:table-cell office:value-type="float" office:value="48.6507918919342">
                <text:p>48.6507918919342</text:p>
              </table:table-cell>
              <table:table-cell office:value-type="float" office:value="48.1776137581625">
                <text:p>48.1776137581625</text:p>
              </table:table-cell>
              <table:table-cell office:value-type="float" office:value="48.218323361926">
                <text:p>48.218323361926</text:p>
              </table:table-cell>
              <table:table-cell office:value-type="float" office:value="48.1264659822198">
                <text:p>48.1264659822198</text:p>
              </table:table-cell>
              <table:table-cell office:value-type="float" office:value="48.1532643435619">
                <text:p>48.1532643435619</text:p>
              </table:table-cell>
              <table:table-cell office:value-type="float" office:value="48.1597262861077">
                <text:p>48.1597262861077</text:p>
              </table:table-cell>
              <table:table-cell office:value-type="float" office:value="48.0993246114047">
                <text:p>48.0993246114047</text:p>
              </table:table-cell>
              <table:table-cell office:value-type="float" office:value="48.4493944623345">
                <text:p>48.4493944623345</text:p>
              </table:table-cell>
              <table:table-cell office:value-type="float" office:value="48.1788420602201">
                <text:p>48.1788420602201</text:p>
              </table:table-cell>
              <table:table-cell office:value-type="float" office:value="48.0733830825491">
                <text:p>48.0733830825491</text:p>
              </table:table-cell>
              <table:table-cell office:value-type="float" office:value="48.8266789748122">
                <text:p>48.8266789748122</text:p>
              </table:table-cell>
              <table:table-cell office:value-type="float" office:value="48.2232874008122">
                <text:p>48.2232874008122</text:p>
              </table:table-cell>
              <table:table-cell office:value-type="float" office:value="48.1743874025902">
                <text:p>48.1743874025902</text:p>
              </table:table-cell>
              <table:table-cell office:value-type="float" office:value="48.2677471553385">
                <text:p>48.2677471553385</text:p>
              </table:table-cell>
              <table:table-cell office:value-type="float" office:value="48.1482773360694">
                <text:p>48.1482773360694</text:p>
              </table:table-cell>
              <table:table-cell office:value-type="float" office:value="48.2367658541828">
                <text:p>48.2367658541828</text:p>
              </table:table-cell>
              <table:table-cell office:value-type="float" office:value="47.907790370899">
                <text:p>47.907790370899</text:p>
              </table:table-cell>
              <table:table-cell office:value-type="float" office:value="48.5312328614344">
                <text:p>48.5312328614344</text:p>
              </table:table-cell>
              <table:table-cell office:value-type="float" office:value="1.00291585274974">
                <text:p>1.00291585274974</text:p>
              </table:table-cell>
              <table:table-cell office:value-type="float" office:value="48.1982019283176">
                <text:p>48.1982019283176</text:p>
              </table:table-cell>
            </table:table-row>
            <table:table-row>
              <table:table-cell office:value-type="string">
                <text:p>20</text:p>
                <draw:g>
                  <svg:desc>Sheet1.A21:Sheet1.A21</svg:desc>
                </draw:g>
              </table:table-cell>
              <table:table-cell office:value-type="float" office:value="0">
                <text:p>0</text:p>
                <draw:g>
                  <svg:desc>Sheet1.B21:Sheet1.AF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.44772947805055">
                <text:p>1.44772947805055</text:p>
              </table:table-cell>
              <table:table-cell office:value-type="float" office:value="1.75607676622864">
                <text:p>1.75607676622864</text:p>
              </table:table-cell>
              <table:table-cell office:value-type="float" office:value="1.00357285923765">
                <text:p>1.00357285923765</text:p>
              </table:table-cell>
              <table:table-cell office:value-type="float" office:value="1.90181165709968">
                <text:p>1.90181165709968</text:p>
              </table:table-cell>
              <table:table-cell office:value-type="float" office:value="1.9746981973108">
                <text:p>1.9746981973108</text:p>
              </table:table-cell>
              <table:table-cell office:value-type="float" office:value="2.05228470583181">
                <text:p>2.05228470583181</text:p>
              </table:table-cell>
              <table:table-cell office:value-type="float" office:value="1.00208830117292">
                <text:p>1.00208830117292</text:p>
              </table:table-cell>
              <table:table-cell office:value-type="float" office:value="48.1546771945899">
                <text:p>48.1546771945899</text:p>
              </table:table-cell>
              <table:table-cell office:value-type="float" office:value="48.0734266711448">
                <text:p>48.0734266711448</text:p>
              </table:table-cell>
              <table:table-cell office:value-type="float" office:value="48.0350653132487">
                <text:p>48.0350653132487</text:p>
              </table:table-cell>
              <table:table-cell office:value-type="float" office:value="34.1402055212591">
                <text:p>34.1402055212591</text:p>
              </table:table-cell>
              <table:table-cell office:value-type="float" office:value="48.1616868495787">
                <text:p>48.1616868495787</text:p>
              </table:table-cell>
              <table:table-cell office:value-type="float" office:value="48.1164955192335">
                <text:p>48.1164955192335</text:p>
              </table:table-cell>
              <table:table-cell office:value-type="float" office:value="48.1515226610455">
                <text:p>48.1515226610455</text:p>
              </table:table-cell>
              <table:table-cell office:value-type="float" office:value="1.00338069442519">
                <text:p>1.00338069442519</text:p>
              </table:table-cell>
              <table:table-cell office:value-type="float" office:value="47.9469976656417">
                <text:p>47.9469976656417</text:p>
              </table:table-cell>
              <table:table-cell office:value-type="float" office:value="48.0451993790789">
                <text:p>48.0451993790789</text:p>
              </table:table-cell>
              <table:table-cell office:value-type="float" office:value="48.1128973978843">
                <text:p>48.1128973978843</text:p>
              </table:table-cell>
              <table:table-cell office:value-type="float" office:value="47.9190712454149">
                <text:p>47.9190712454149</text:p>
              </table:table-cell>
              <table:table-cell office:value-type="float" office:value="48.1217973963497">
                <text:p>48.1217973963497</text:p>
              </table:table-cell>
              <table:table-cell office:value-type="float" office:value="48.1854537637206">
                <text:p>48.1854537637206</text:p>
              </table:table-cell>
              <table:table-cell office:value-type="float" office:value="48.1670271077506">
                <text:p>48.1670271077506</text:p>
              </table:table-cell>
              <table:table-cell office:value-type="float" office:value="48.2485346469492">
                <text:p>48.2485346469492</text:p>
              </table:table-cell>
              <table:table-cell office:value-type="float" office:value="48.0814626148448">
                <text:p>48.0814626148448</text:p>
              </table:table-cell>
              <table:table-cell office:value-type="float" office:value="1.0060045859092">
                <text:p>1.0060045859092</text:p>
              </table:table-cell>
              <table:table-cell office:value-type="float" office:value="1.00287877522926">
                <text:p>1.00287877522926</text:p>
              </table:table-cell>
              <table:table-cell office:value-type="float" office:value="48.1596738400186">
                <text:p>48.1596738400186</text:p>
              </table:table-cell>
              <table:table-cell office:value-type="float" office:value="1.00238685545532">
                <text:p>1.00238685545532</text:p>
              </table:table-cell>
              <table:table-cell office:value-type="float" office:value="1.00229891496428">
                <text:p>1.00229891496428</text:p>
              </table:table-cell>
            </table:table-row>
            <table:table-row>
              <table:table-cell office:value-type="string">
                <text:p>Average fitness</text:p>
                <draw:g>
                  <svg:desc>Sheet1.A22:Sheet1.A22</svg:desc>
                </draw:g>
              </table:table-cell>
              <table:table-cell office:value-type="float" office:value="3.05254711454616">
                <text:p>3.05254711454616</text:p>
                <draw:g>
                  <svg:desc>Sheet1.B22:Sheet1.AF22</svg:desc>
                </draw:g>
              </table:table-cell>
              <table:table-cell office:value-type="float" office:value="8.30911587926672">
                <text:p>8.30911587926672</text:p>
              </table:table-cell>
              <table:table-cell office:value-type="float" office:value="20.1250076272843">
                <text:p>20.1250076272843</text:p>
              </table:table-cell>
              <table:table-cell office:value-type="float" office:value="28.425268252971">
                <text:p>28.425268252971</text:p>
              </table:table-cell>
              <table:table-cell office:value-type="float" office:value="34.6351360679948">
                <text:p>34.6351360679948</text:p>
              </table:table-cell>
              <table:table-cell office:value-type="float" office:value="43.6043865194941">
                <text:p>43.6043865194941</text:p>
              </table:table-cell>
              <table:table-cell office:value-type="float" office:value="51.1729597863015">
                <text:p>51.1729597863015</text:p>
              </table:table-cell>
              <table:table-cell office:value-type="float" office:value="59.819629022584">
                <text:p>59.819629022584</text:p>
              </table:table-cell>
              <table:table-cell office:value-type="float" office:value="65.8989238263264">
                <text:p>65.8989238263264</text:p>
              </table:table-cell>
              <table:table-cell office:value-type="float" office:value="73.4429373247941">
                <text:p>73.4429373247941</text:p>
              </table:table-cell>
              <table:table-cell office:value-type="float" office:value="74.9328740056252">
                <text:p>74.9328740056252</text:p>
              </table:table-cell>
              <table:table-cell office:value-type="float" office:value="76.2528185798715">
                <text:p>76.2528185798715</text:p>
              </table:table-cell>
              <table:table-cell office:value-type="float" office:value="75.494842770895">
                <text:p>75.494842770895</text:p>
              </table:table-cell>
              <table:table-cell office:value-type="float" office:value="77.0036262955043">
                <text:p>77.0036262955043</text:p>
              </table:table-cell>
              <table:table-cell office:value-type="float" office:value="77.8604872894099">
                <text:p>77.8604872894099</text:p>
              </table:table-cell>
              <table:table-cell office:value-type="float" office:value="77.9703227921465">
                <text:p>77.9703227921465</text:p>
              </table:table-cell>
              <table:table-cell office:value-type="float" office:value="76.4289646128294">
                <text:p>76.4289646128294</text:p>
              </table:table-cell>
              <table:table-cell office:value-type="float" office:value="79.6836646885719">
                <text:p>79.6836646885719</text:p>
              </table:table-cell>
              <table:table-cell office:value-type="float" office:value="79.6957045364756">
                <text:p>79.6957045364756</text:p>
              </table:table-cell>
              <table:table-cell office:value-type="float" office:value="79.6416067868395">
                <text:p>79.6416067868395</text:p>
              </table:table-cell>
              <table:table-cell office:value-type="float" office:value="80.0669709075933">
                <text:p>80.0669709075933</text:p>
              </table:table-cell>
              <table:table-cell office:value-type="float" office:value="80.5887768457462">
                <text:p>80.5887768457462</text:p>
              </table:table-cell>
              <table:table-cell office:value-type="float" office:value="80.1568718617377">
                <text:p>80.1568718617377</text:p>
              </table:table-cell>
              <table:table-cell office:value-type="float" office:value="80.5927805655138">
                <text:p>80.5927805655138</text:p>
              </table:table-cell>
              <table:table-cell office:value-type="float" office:value="80.7484756205847">
                <text:p>80.7484756205847</text:p>
              </table:table-cell>
              <table:table-cell office:value-type="float" office:value="80.7977798065993">
                <text:p>80.7977798065993</text:p>
              </table:table-cell>
              <table:table-cell office:value-type="float" office:value="78.3159015204571">
                <text:p>78.3159015204571</text:p>
              </table:table-cell>
              <table:table-cell office:value-type="float" office:value="78.4771306987949">
                <text:p>78.4771306987949</text:p>
              </table:table-cell>
              <table:table-cell office:value-type="float" office:value="81.3289410034267">
                <text:p>81.3289410034267</text:p>
              </table:table-cell>
              <table:table-cell office:value-type="float" office:value="76.7051212837181">
                <text:p>76.7051212837181</text:p>
              </table:table-cell>
              <table:table-cell office:value-type="float" office:value="79.2234473350493">
                <text:p>79.2234473350493</text:p>
              </table:table-cell>
            </table:table-row>
            <table:table-row>
              <table:table-cell office:value-type="string">
                <text:p>Average # of genes</text:p>
                <draw:g>
                  <svg:desc>Sheet1.A23:Sheet1.A23</svg:desc>
                </draw:g>
              </table:table-cell>
              <table:table-cell office:value-type="float" office:value="156.25">
                <text:p>156.25</text:p>
                <draw:g>
                  <svg:desc>Sheet1.B23:Sheet1.AF23</svg:desc>
                </draw:g>
              </table:table-cell>
              <table:table-cell office:value-type="float" office:value="153.45">
                <text:p>153.45</text:p>
              </table:table-cell>
              <table:table-cell office:value-type="float" office:value="143.05">
                <text:p>143.05</text:p>
              </table:table-cell>
              <table:table-cell office:value-type="float" office:value="136.4">
                <text:p>136.4</text:p>
              </table:table-cell>
              <table:table-cell office:value-type="float" office:value="129.8">
                <text:p>129.8</text:p>
              </table:table-cell>
              <table:table-cell office:value-type="float" office:value="124.5">
                <text:p>124.5</text:p>
              </table:table-cell>
              <table:table-cell office:value-type="float" office:value="120.45">
                <text:p>120.45</text:p>
              </table:table-cell>
              <table:table-cell office:value-type="float" office:value="109.55">
                <text:p>109.55</text:p>
              </table:table-cell>
              <table:table-cell office:value-type="float" office:value="97.65">
                <text:p>97.65</text:p>
              </table:table-cell>
              <table:table-cell office:value-type="float" office:value="90.8">
                <text:p>90.8</text:p>
              </table:table-cell>
              <table:table-cell office:value-type="float" office:value="96.95">
                <text:p>96.95</text:p>
              </table:table-cell>
              <table:table-cell office:value-type="float" office:value="87.2">
                <text:p>87.2</text:p>
              </table:table-cell>
              <table:table-cell office:value-type="float" office:value="89.15">
                <text:p>89.15</text:p>
              </table:table-cell>
              <table:table-cell office:value-type="float" office:value="95.2">
                <text:p>95.2</text:p>
              </table:table-cell>
              <table:table-cell office:value-type="float" office:value="89.65">
                <text:p>89.65</text:p>
              </table:table-cell>
              <table:table-cell office:value-type="float" office:value="96.15">
                <text:p>96.15</text:p>
              </table:table-cell>
              <table:table-cell office:value-type="float" office:value="97.2">
                <text:p>97.2</text:p>
              </table:table-cell>
              <table:table-cell office:value-type="float" office:value="89.65">
                <text:p>89.65</text:p>
              </table:table-cell>
              <table:table-cell office:value-type="float" office:value="95.85">
                <text:p>95.85</text:p>
              </table:table-cell>
              <table:table-cell office:value-type="float" office:value="94.95">
                <text:p>94.95</text:p>
              </table:table-cell>
              <table:table-cell office:value-type="float" office:value="96.1">
                <text:p>96.1</text:p>
              </table:table-cell>
              <table:table-cell office:value-type="float" office:value="87.8">
                <text:p>87.8</text:p>
              </table:table-cell>
              <table:table-cell office:value-type="float" office:value="90.8">
                <text:p>90.8</text:p>
              </table:table-cell>
              <table:table-cell office:value-type="float" office:value="93.4">
                <text:p>93.4</text:p>
              </table:table-cell>
              <table:table-cell office:value-type="float" office:value="88.05">
                <text:p>88.05</text:p>
              </table:table-cell>
              <table:table-cell office:value-type="float" office:value="95.25">
                <text:p>95.25</text:p>
              </table:table-cell>
              <table:table-cell office:value-type="float" office:value="90.2">
                <text:p>90.2</text:p>
              </table:table-cell>
              <table:table-cell office:value-type="float" office:value="91.2">
                <text:p>91.2</text:p>
              </table:table-cell>
              <table:table-cell office:value-type="float" office:value="89.45">
                <text:p>89.45</text:p>
              </table:table-cell>
              <table:table-cell office:value-type="float" office:value="88.85">
                <text:p>88.85</text:p>
              </table:table-cell>
              <table:table-cell office:value-type="float" office:value="89.65">
                <text:p>89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15.998cm" svg:height="11.795cm" xlink:href=".." xlink:type="simple" chart:class="chart:line" chart:style-name="ch1">
        <chart:title svg:x="4.675cm" svg:y="0.371cm" chart:style-name="ch2">
          <text:p>Fitness values velocity (2nd run)</text:p>
        </chart:title>
        <chart:legend svg:x="1.731cm" svg:y="9.346cm" style:legend-expansion="custom" chartooo:width="13.414cm" chartooo:height="2.071cm" style:legend-expansion-aspect-ratio="6.47706422018349" chart:style-name="ch3"/>
        <chart:plot-area chart:style-name="ch4" table:cell-range-address="Sheet1.A31:Sheet1.AF52" chart:data-source-has-labels="column" svg:x="0.928cm" svg:y="1.002cm" svg:width="14.023cm" svg:height="7.58cm">
          <chartooo:coordinate-region svg:x="1.735cm" svg:y="1.201cm" svg:width="13.03cm" svg:height="6.734cm"/>
          <chart:axis chart:dimension="x" chart:name="primary-x" chart:style-name="ch5">
            <chart:title svg:x="7.075cm" svg:y="8.817cm" chart:style-name="ch6">
              <text:p>Generation</text:p>
            </chart:title>
          </chart:axis>
          <chart:axis chart:dimension="y" chart:name="primary-y" chart:style-name="ch5">
            <chart:title svg:x="0.049cm" svg:y="5.762cm" chart:style-name="ch7">
              <text:p>Velocity(m/s)</text:p>
            </chart:title>
            <chart:grid chart:style-name="ch8" chart:class="major"/>
          </chart:axis>
          <chart:axis chart:dimension="y" chart:name="secondary-y" chart:style-name="ch9">
            <chart:title svg:x="15.27cm" svg:y="6.093cm" chart:style-name="ch7">
              <text:p>Number of genes</text:p>
            </chart:title>
          </chart:axis>
          <chart:series chart:attached-axis="primary-y" chart:style-name="ch10" chart:values-cell-range-address="Sheet1.B31:Sheet1.AF31" chart:label-cell-address="Sheet1.A31:Sheet1.A31" chart:class="chart:line">
            <chart:data-point chart:repeated="31"/>
          </chart:series>
          <chart:series chart:attached-axis="primary-y" chart:style-name="ch11" chart:values-cell-range-address="Sheet1.B32:Sheet1.AF32" chart:label-cell-address="Sheet1.A32:Sheet1.A32" chart:class="chart:line">
            <chart:data-point chart:repeated="31"/>
          </chart:series>
          <chart:series chart:attached-axis="primary-y" chart:style-name="ch12" chart:values-cell-range-address="Sheet1.B33:Sheet1.AF33" chart:label-cell-address="Sheet1.A33:Sheet1.A33" chart:class="chart:line">
            <chart:data-point chart:repeated="31"/>
          </chart:series>
          <chart:series chart:attached-axis="primary-y" chart:style-name="ch13" chart:values-cell-range-address="Sheet1.B34:Sheet1.AF34" chart:label-cell-address="Sheet1.A34:Sheet1.A34" chart:class="chart:line">
            <chart:data-point chart:repeated="31"/>
          </chart:series>
          <chart:series chart:attached-axis="primary-y" chart:style-name="ch14" chart:values-cell-range-address="Sheet1.B35:Sheet1.AF35" chart:label-cell-address="Sheet1.A35:Sheet1.A35" chart:class="chart:line">
            <chart:data-point chart:repeated="31"/>
          </chart:series>
          <chart:series chart:attached-axis="primary-y" chart:style-name="ch15" chart:values-cell-range-address="Sheet1.B36:Sheet1.AF36" chart:label-cell-address="Sheet1.A36:Sheet1.A36" chart:class="chart:line">
            <chart:data-point chart:repeated="31"/>
          </chart:series>
          <chart:series chart:attached-axis="primary-y" chart:style-name="ch16" chart:values-cell-range-address="Sheet1.B37:Sheet1.AF37" chart:label-cell-address="Sheet1.A37:Sheet1.A37" chart:class="chart:line">
            <chart:data-point chart:repeated="31"/>
          </chart:series>
          <chart:series chart:attached-axis="primary-y" chart:style-name="ch17" chart:values-cell-range-address="Sheet1.B38:Sheet1.AF38" chart:label-cell-address="Sheet1.A38:Sheet1.A38" chart:class="chart:line">
            <chart:data-point chart:repeated="31"/>
          </chart:series>
          <chart:series chart:attached-axis="primary-y" chart:style-name="ch18" chart:values-cell-range-address="Sheet1.B39:Sheet1.AF39" chart:label-cell-address="Sheet1.A39:Sheet1.A39" chart:class="chart:line">
            <chart:data-point chart:repeated="31"/>
          </chart:series>
          <chart:series chart:attached-axis="primary-y" chart:style-name="ch19" chart:values-cell-range-address="Sheet1.B40:Sheet1.AF40" chart:label-cell-address="Sheet1.A40:Sheet1.A40" chart:class="chart:line">
            <chart:data-point chart:repeated="31"/>
          </chart:series>
          <chart:series chart:attached-axis="primary-y" chart:style-name="ch20" chart:values-cell-range-address="Sheet1.B41:Sheet1.AF41" chart:label-cell-address="Sheet1.A41:Sheet1.A41" chart:class="chart:line">
            <chart:data-point chart:repeated="31"/>
          </chart:series>
          <chart:series chart:attached-axis="primary-y" chart:style-name="ch21" chart:values-cell-range-address="Sheet1.B42:Sheet1.AF42" chart:label-cell-address="Sheet1.A42:Sheet1.A42" chart:class="chart:line">
            <chart:data-point chart:repeated="31"/>
          </chart:series>
          <chart:series chart:attached-axis="primary-y" chart:style-name="ch22" chart:values-cell-range-address="Sheet1.B43:Sheet1.AF43" chart:label-cell-address="Sheet1.A43:Sheet1.A43" chart:class="chart:line">
            <chart:data-point chart:repeated="31"/>
          </chart:series>
          <chart:series chart:attached-axis="primary-y" chart:style-name="ch23" chart:values-cell-range-address="Sheet1.B44:Sheet1.AF44" chart:label-cell-address="Sheet1.A44:Sheet1.A44" chart:class="chart:line">
            <chart:data-point chart:repeated="31"/>
          </chart:series>
          <chart:series chart:attached-axis="primary-y" chart:style-name="ch24" chart:values-cell-range-address="Sheet1.B45:Sheet1.AF45" chart:label-cell-address="Sheet1.A45:Sheet1.A45" chart:class="chart:line">
            <chart:data-point chart:repeated="31"/>
          </chart:series>
          <chart:series chart:attached-axis="primary-y" chart:style-name="ch13" chart:values-cell-range-address="Sheet1.B46:Sheet1.AF46" chart:label-cell-address="Sheet1.A46:Sheet1.A46" chart:class="chart:line">
            <chart:data-point chart:repeated="31"/>
          </chart:series>
          <chart:series chart:attached-axis="primary-y" chart:style-name="ch14" chart:values-cell-range-address="Sheet1.B47:Sheet1.AF47" chart:label-cell-address="Sheet1.A47:Sheet1.A47" chart:class="chart:line">
            <chart:data-point chart:repeated="31"/>
          </chart:series>
          <chart:series chart:attached-axis="primary-y" chart:style-name="ch15" chart:values-cell-range-address="Sheet1.B48:Sheet1.AF48" chart:label-cell-address="Sheet1.A48:Sheet1.A48" chart:class="chart:line">
            <chart:data-point chart:repeated="31"/>
          </chart:series>
          <chart:series chart:attached-axis="primary-y" chart:style-name="ch16" chart:values-cell-range-address="Sheet1.B49:Sheet1.AF49" chart:label-cell-address="Sheet1.A49:Sheet1.A49" chart:class="chart:line">
            <chart:data-point chart:repeated="31"/>
          </chart:series>
          <chart:series chart:attached-axis="primary-y" chart:style-name="ch17" chart:values-cell-range-address="Sheet1.B50:Sheet1.AF50" chart:label-cell-address="Sheet1.A50:Sheet1.A50" chart:class="chart:line">
            <chart:data-point chart:repeated="31"/>
          </chart:series>
          <chart:series chart:attached-axis="primary-y" chart:style-name="ch18" chart:values-cell-range-address="Sheet1.B51:Sheet1.AF51" chart:label-cell-address="Sheet1.A51:Sheet1.A51" chart:class="chart:line">
            <chart:data-point chart:repeated="31"/>
          </chart:series>
          <chart:series chart:attached-axis="primary-y" chart:style-name="ch19" chart:values-cell-range-address="Sheet1.B52:Sheet1.AF52" chart:label-cell-address="Sheet1.A52:Sheet1.A52" chart:class="chart:line">
            <chart:data-point chart:repeated="31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31:Sheet1.A31</svg:desc>
                </draw:g>
              </table:table-cell>
              <table:table-cell office:value-type="float" office:value="15.7897302624355">
                <text:p>15.7897302624355</text:p>
                <draw:g>
                  <svg:desc>Sheet1.B31:Sheet1.AF31</svg:desc>
                </draw:g>
              </table:table-cell>
              <table:table-cell office:value-type="float" office:value="7.66240571701927">
                <text:p>7.66240571701927</text:p>
              </table:table-cell>
              <table:table-cell office:value-type="float" office:value="4.73889448841227">
                <text:p>4.73889448841227</text:p>
              </table:table-cell>
              <table:table-cell office:value-type="float" office:value="3.24485654847501">
                <text:p>3.24485654847501</text:p>
              </table:table-cell>
              <table:table-cell office:value-type="float" office:value="7.28510718639627">
                <text:p>7.28510718639627</text:p>
              </table:table-cell>
              <table:table-cell office:value-type="float" office:value="2.4355033013462">
                <text:p>2.4355033013462</text:p>
              </table:table-cell>
              <table:table-cell office:value-type="float" office:value="2.31609439580913">
                <text:p>2.31609439580913</text:p>
              </table:table-cell>
              <table:table-cell office:value-type="float" office:value="2.22451153765964">
                <text:p>2.22451153765964</text:p>
              </table:table-cell>
              <table:table-cell office:value-type="float" office:value="2.17643449250965">
                <text:p>2.17643449250965</text:p>
              </table:table-cell>
              <table:table-cell office:value-type="float" office:value="2.01750773987549">
                <text:p>2.01750773987549</text:p>
              </table:table-cell>
              <table:table-cell office:value-type="float" office:value="1.983403995579">
                <text:p>1.983403995579</text:p>
              </table:table-cell>
              <table:table-cell office:value-type="float" office:value="2.0201281281478">
                <text:p>2.0201281281478</text:p>
              </table:table-cell>
              <table:table-cell office:value-type="float" office:value="1.92815714678695">
                <text:p>1.92815714678695</text:p>
              </table:table-cell>
              <table:table-cell office:value-type="float" office:value="4.74487002983924">
                <text:p>4.74487002983924</text:p>
              </table:table-cell>
              <table:table-cell office:value-type="float" office:value="4.64872557388479">
                <text:p>4.64872557388479</text:p>
              </table:table-cell>
              <table:table-cell office:value-type="float" office:value="5.06781567323549">
                <text:p>5.06781567323549</text:p>
              </table:table-cell>
              <table:table-cell office:value-type="float" office:value="2.65043014482653">
                <text:p>2.65043014482653</text:p>
              </table:table-cell>
              <table:table-cell office:value-type="float" office:value="2.26610273385434">
                <text:p>2.26610273385434</text:p>
              </table:table-cell>
              <table:table-cell office:value-type="float" office:value="2.25422715950138">
                <text:p>2.25422715950138</text:p>
              </table:table-cell>
              <table:table-cell office:value-type="float" office:value="2.24170166926259">
                <text:p>2.24170166926259</text:p>
              </table:table-cell>
              <table:table-cell office:value-type="float" office:value="2.1694991772895">
                <text:p>2.1694991772895</text:p>
              </table:table-cell>
              <table:table-cell office:value-type="float" office:value="2.09803302471999">
                <text:p>2.09803302471999</text:p>
              </table:table-cell>
              <table:table-cell office:value-type="float" office:value="2.12003001653013">
                <text:p>2.12003001653013</text:p>
              </table:table-cell>
              <table:table-cell office:value-type="float" office:value="2.0449491516546">
                <text:p>2.0449491516546</text:p>
              </table:table-cell>
              <table:table-cell office:value-type="float" office:value="9.09498257305206">
                <text:p>9.09498257305206</text:p>
              </table:table-cell>
              <table:table-cell office:value-type="float" office:value="22.4370613487544">
                <text:p>22.4370613487544</text:p>
              </table:table-cell>
              <table:table-cell office:value-type="float" office:value="28.2968664974386">
                <text:p>28.2968664974386</text:p>
              </table:table-cell>
              <table:table-cell office:value-type="float" office:value="23.3503082516526">
                <text:p>23.3503082516526</text:p>
              </table:table-cell>
              <table:table-cell office:value-type="float" office:value="33.0793464429939">
                <text:p>33.0793464429939</text:p>
              </table:table-cell>
              <table:table-cell office:value-type="float" office:value="35.9065199203471">
                <text:p>35.9065199203471</text:p>
              </table:table-cell>
              <table:table-cell office:value-type="float" office:value="40.2245453873745">
                <text:p>40.2245453873745</text:p>
              </table:table-cell>
            </table:table-row>
            <table:table-row>
              <table:table-cell office:value-type="string">
                <text:p>2</text:p>
                <draw:g>
                  <svg:desc>Sheet1.A32:Sheet1.A32</svg:desc>
                </draw:g>
              </table:table-cell>
              <table:table-cell office:value-type="float" office:value="10.3771583347712">
                <text:p>10.3771583347712</text:p>
                <draw:g>
                  <svg:desc>Sheet1.B32:Sheet1.AF32</svg:desc>
                </draw:g>
              </table:table-cell>
              <table:table-cell office:value-type="float" office:value="5.3163316591492">
                <text:p>5.3163316591492</text:p>
              </table:table-cell>
              <table:table-cell office:value-type="float" office:value="3.13381859885583">
                <text:p>3.13381859885583</text:p>
              </table:table-cell>
              <table:table-cell office:value-type="float" office:value="2.49699133088404">
                <text:p>2.49699133088404</text:p>
              </table:table-cell>
              <table:table-cell office:value-type="float" office:value="2.69791889043979">
                <text:p>2.69791889043979</text:p>
              </table:table-cell>
              <table:table-cell office:value-type="float" office:value="2.14185911670402">
                <text:p>2.14185911670402</text:p>
              </table:table-cell>
              <table:table-cell office:value-type="float" office:value="1.99776184914361">
                <text:p>1.99776184914361</text:p>
              </table:table-cell>
              <table:table-cell office:value-type="float" office:value="1.91299908752461">
                <text:p>1.91299908752461</text:p>
              </table:table-cell>
              <table:table-cell office:value-type="float" office:value="1.92282475836148">
                <text:p>1.92282475836148</text:p>
              </table:table-cell>
              <table:table-cell office:value-type="float" office:value="1.82759711274526">
                <text:p>1.82759711274526</text:p>
              </table:table-cell>
              <table:table-cell office:value-type="float" office:value="1.90907274739604">
                <text:p>1.90907274739604</text:p>
              </table:table-cell>
              <table:table-cell office:value-type="float" office:value="1.82719746107017">
                <text:p>1.82719746107017</text:p>
              </table:table-cell>
              <table:table-cell office:value-type="float" office:value="1.78484634902978">
                <text:p>1.78484634902978</text:p>
              </table:table-cell>
              <table:table-cell office:value-type="float" office:value="2.77638148278085">
                <text:p>2.77638148278085</text:p>
              </table:table-cell>
              <table:table-cell office:value-type="float" office:value="4.41510765823732">
                <text:p>4.41510765823732</text:p>
              </table:table-cell>
              <table:table-cell office:value-type="float" office:value="4.53184240036646">
                <text:p>4.53184240036646</text:p>
              </table:table-cell>
              <table:table-cell office:value-type="float" office:value="2.32106308927059">
                <text:p>2.32106308927059</text:p>
              </table:table-cell>
              <table:table-cell office:value-type="float" office:value="2.14636605637511">
                <text:p>2.14636605637511</text:p>
              </table:table-cell>
              <table:table-cell office:value-type="float" office:value="2.13162989029965">
                <text:p>2.13162989029965</text:p>
              </table:table-cell>
              <table:table-cell office:value-type="float" office:value="2.12902128856704">
                <text:p>2.12902128856704</text:p>
              </table:table-cell>
              <table:table-cell office:value-type="float" office:value="2.13150839560194">
                <text:p>2.13150839560194</text:p>
              </table:table-cell>
              <table:table-cell office:value-type="float" office:value="2.05705680745936">
                <text:p>2.05705680745936</text:p>
              </table:table-cell>
              <table:table-cell office:value-type="float" office:value="1.97403308977206">
                <text:p>1.97403308977206</text:p>
              </table:table-cell>
              <table:table-cell office:value-type="float" office:value="1.99109292684771">
                <text:p>1.99109292684771</text:p>
              </table:table-cell>
              <table:table-cell office:value-type="float" office:value="2.02583883584404">
                <text:p>2.02583883584404</text:p>
              </table:table-cell>
              <table:table-cell office:value-type="float" office:value="6.41812400076294">
                <text:p>6.41812400076294</text:p>
              </table:table-cell>
              <table:table-cell office:value-type="float" office:value="24.629215483812">
                <text:p>24.629215483812</text:p>
              </table:table-cell>
              <table:table-cell office:value-type="float" office:value="19.8285684336426">
                <text:p>19.8285684336426</text:p>
              </table:table-cell>
              <table:table-cell office:value-type="float" office:value="25.3640028903155">
                <text:p>25.3640028903155</text:p>
              </table:table-cell>
              <table:table-cell office:value-type="float" office:value="31.7847061318113">
                <text:p>31.7847061318113</text:p>
              </table:table-cell>
              <table:table-cell office:value-type="float" office:value="34.3861668521335">
                <text:p>34.3861668521335</text:p>
              </table:table-cell>
            </table:table-row>
            <table:table-row>
              <table:table-cell office:value-type="string">
                <text:p>3</text:p>
                <draw:g>
                  <svg:desc>Sheet1.A33:Sheet1.A33</svg:desc>
                </draw:g>
              </table:table-cell>
              <table:table-cell office:value-type="float" office:value="8.38633692893027">
                <text:p>8.38633692893027</text:p>
                <draw:g>
                  <svg:desc>Sheet1.B33:Sheet1.AF33</svg:desc>
                </draw:g>
              </table:table-cell>
              <table:table-cell office:value-type="float" office:value="4.81150005804008">
                <text:p>4.81150005804008</text:p>
              </table:table-cell>
              <table:table-cell office:value-type="float" office:value="2.80008060630837">
                <text:p>2.80008060630837</text:p>
              </table:table-cell>
              <table:table-cell office:value-type="float" office:value="2.12704774734236">
                <text:p>2.12704774734236</text:p>
              </table:table-cell>
              <table:table-cell office:value-type="float" office:value="2.50530934046365">
                <text:p>2.50530934046365</text:p>
              </table:table-cell>
              <table:table-cell office:value-type="float" office:value="2.05143858395959">
                <text:p>2.05143858395959</text:p>
              </table:table-cell>
              <table:table-cell office:value-type="float" office:value="1.98500113007137">
                <text:p>1.98500113007137</text:p>
              </table:table-cell>
              <table:table-cell office:value-type="float" office:value="1.90819007065475">
                <text:p>1.90819007065475</text:p>
              </table:table-cell>
              <table:table-cell office:value-type="float" office:value="1.85033242780444">
                <text:p>1.85033242780444</text:p>
              </table:table-cell>
              <table:table-cell office:value-type="float" office:value="1.82554935743669">
                <text:p>1.82554935743669</text:p>
              </table:table-cell>
              <table:table-cell office:value-type="float" office:value="1.87233347519386">
                <text:p>1.87233347519386</text:p>
              </table:table-cell>
              <table:table-cell office:value-type="float" office:value="1.78701384094404">
                <text:p>1.78701384094404</text:p>
              </table:table-cell>
              <table:table-cell office:value-type="float" office:value="1.78345139601674">
                <text:p>1.78345139601674</text:p>
              </table:table-cell>
              <table:table-cell office:value-type="float" office:value="2.08140948439428">
                <text:p>2.08140948439428</text:p>
              </table:table-cell>
              <table:table-cell office:value-type="float" office:value="4.07855279478315">
                <text:p>4.07855279478315</text:p>
              </table:table-cell>
              <table:table-cell office:value-type="float" office:value="4.52415935851095">
                <text:p>4.52415935851095</text:p>
              </table:table-cell>
              <table:table-cell office:value-type="float" office:value="2.21435619232534">
                <text:p>2.21435619232534</text:p>
              </table:table-cell>
              <table:table-cell office:value-type="float" office:value="2.07525223955514">
                <text:p>2.07525223955514</text:p>
              </table:table-cell>
              <table:table-cell office:value-type="float" office:value="1.89618187774548">
                <text:p>1.89618187774548</text:p>
              </table:table-cell>
              <table:table-cell office:value-type="float" office:value="1.88654302786679">
                <text:p>1.88654302786679</text:p>
              </table:table-cell>
              <table:table-cell office:value-type="float" office:value="1.88207218231138">
                <text:p>1.88207218231138</text:p>
              </table:table-cell>
              <table:table-cell office:value-type="float" office:value="1.87300041381739">
                <text:p>1.87300041381739</text:p>
              </table:table-cell>
              <table:table-cell office:value-type="float" office:value="1.92431175942262">
                <text:p>1.92431175942262</text:p>
              </table:table-cell>
              <table:table-cell office:value-type="float" office:value="1.97983081542417">
                <text:p>1.97983081542417</text:p>
              </table:table-cell>
              <table:table-cell office:value-type="float" office:value="2.00557643563843">
                <text:p>2.00557643563843</text:p>
              </table:table-cell>
              <table:table-cell office:value-type="float" office:value="2.05691988563856">
                <text:p>2.05691988563856</text:p>
              </table:table-cell>
              <table:table-cell office:value-type="float" office:value="15.9643199870391">
                <text:p>15.9643199870391</text:p>
              </table:table-cell>
              <table:table-cell office:value-type="float" office:value="18.4876053535194">
                <text:p>18.4876053535194</text:p>
              </table:table-cell>
              <table:table-cell office:value-type="float" office:value="24.3452911036535">
                <text:p>24.3452911036535</text:p>
              </table:table-cell>
              <table:table-cell office:value-type="float" office:value="28.7399836025342">
                <text:p>28.7399836025342</text:p>
              </table:table-cell>
              <table:table-cell office:value-type="float" office:value="31.5028502336867">
                <text:p>31.5028502336867</text:p>
              </table:table-cell>
            </table:table-row>
            <table:table-row>
              <table:table-cell office:value-type="string">
                <text:p>4</text:p>
                <draw:g>
                  <svg:desc>Sheet1.A34:Sheet1.A34</svg:desc>
                </draw:g>
              </table:table-cell>
              <table:table-cell office:value-type="float" office:value="5.78778982400384">
                <text:p>5.78778982400384</text:p>
                <draw:g>
                  <svg:desc>Sheet1.B34:Sheet1.AF34</svg:desc>
                </draw:g>
              </table:table-cell>
              <table:table-cell office:value-type="float" office:value="3.91054211503478">
                <text:p>3.91054211503478</text:p>
              </table:table-cell>
              <table:table-cell office:value-type="float" office:value="2.71382763058415">
                <text:p>2.71382763058415</text:p>
              </table:table-cell>
              <table:table-cell office:value-type="float" office:value="2.12484556218743">
                <text:p>2.12484556218743</text:p>
              </table:table-cell>
              <table:table-cell office:value-type="float" office:value="2.26037706772908">
                <text:p>2.26037706772908</text:p>
              </table:table-cell>
              <table:table-cell office:value-type="float" office:value="2.00303147797125">
                <text:p>2.00303147797125</text:p>
              </table:table-cell>
              <table:table-cell office:value-type="float" office:value="1.972381078744">
                <text:p>1.972381078744</text:p>
              </table:table-cell>
              <table:table-cell office:value-type="float" office:value="1.87123752586041">
                <text:p>1.87123752586041</text:p>
              </table:table-cell>
              <table:table-cell office:value-type="float" office:value="1.84978463320429">
                <text:p>1.84978463320429</text:p>
              </table:table-cell>
              <table:table-cell office:value-type="float" office:value="1.82101823423545">
                <text:p>1.82101823423545</text:p>
              </table:table-cell>
              <table:table-cell office:value-type="float" office:value="1.82987910485689">
                <text:p>1.82987910485689</text:p>
              </table:table-cell>
              <table:table-cell office:value-type="float" office:value="1.77938601148103">
                <text:p>1.77938601148103</text:p>
              </table:table-cell>
              <table:table-cell office:value-type="float" office:value="1.75578192473883">
                <text:p>1.75578192473883</text:p>
              </table:table-cell>
              <table:table-cell office:value-type="float" office:value="1.92680855043467">
                <text:p>1.92680855043467</text:p>
              </table:table-cell>
              <table:table-cell office:value-type="float" office:value="3.85436676545084">
                <text:p>3.85436676545084</text:p>
              </table:table-cell>
              <table:table-cell office:value-type="float" office:value="3.81563327602663">
                <text:p>3.81563327602663</text:p>
              </table:table-cell>
              <table:table-cell office:value-type="float" office:value="2.17581630108505">
                <text:p>2.17581630108505</text:p>
              </table:table-cell>
              <table:table-cell office:value-type="float" office:value="1.93142584635086">
                <text:p>1.93142584635086</text:p>
              </table:table-cell>
              <table:table-cell office:value-type="float" office:value="1.84400649274254">
                <text:p>1.84400649274254</text:p>
              </table:table-cell>
              <table:table-cell office:value-type="float" office:value="1.84971524750756">
                <text:p>1.84971524750756</text:p>
              </table:table-cell>
              <table:table-cell office:value-type="float" office:value="1.85154809672188">
                <text:p>1.85154809672188</text:p>
              </table:table-cell>
              <table:table-cell office:value-type="float" office:value="1.87004192217307">
                <text:p>1.87004192217307</text:p>
              </table:table-cell>
              <table:table-cell office:value-type="float" office:value="1.86358457553346">
                <text:p>1.86358457553346</text:p>
              </table:table-cell>
              <table:table-cell office:value-type="float" office:value="1.88618396408776">
                <text:p>1.88618396408776</text:p>
              </table:table-cell>
              <table:table-cell office:value-type="float" office:value="1.99928592371939">
                <text:p>1.99928592371939</text:p>
              </table:table-cell>
              <table:table-cell office:value-type="float" office:value="2.03478571010444">
                <text:p>2.03478571010444</text:p>
              </table:table-cell>
              <table:table-cell office:value-type="float" office:value="5.04911551471262">
                <text:p>5.04911551471262</text:p>
              </table:table-cell>
              <table:table-cell office:value-type="float" office:value="15.848151733567">
                <text:p>15.848151733567</text:p>
              </table:table-cell>
              <table:table-cell office:value-type="float" office:value="12.280307494771">
                <text:p>12.280307494771</text:p>
              </table:table-cell>
              <table:table-cell office:value-type="float" office:value="22.2000871110024">
                <text:p>22.2000871110024</text:p>
              </table:table-cell>
              <table:table-cell office:value-type="float" office:value="24.9495624903466">
                <text:p>24.9495624903466</text:p>
              </table:table-cell>
            </table:table-row>
            <table:table-row>
              <table:table-cell office:value-type="string">
                <text:p>5</text:p>
                <draw:g>
                  <svg:desc>Sheet1.A35:Sheet1.A35</svg:desc>
                </draw:g>
              </table:table-cell>
              <table:table-cell office:value-type="float" office:value="5.67941439541682">
                <text:p>5.67941439541682</text:p>
                <draw:g>
                  <svg:desc>Sheet1.B35:Sheet1.AF35</svg:desc>
                </draw:g>
              </table:table-cell>
              <table:table-cell office:value-type="float" office:value="3.18917253265538">
                <text:p>3.18917253265538</text:p>
              </table:table-cell>
              <table:table-cell office:value-type="float" office:value="2.51021667410245">
                <text:p>2.51021667410245</text:p>
              </table:table-cell>
              <table:table-cell office:value-type="float" office:value="2.09326818899404">
                <text:p>2.09326818899404</text:p>
              </table:table-cell>
              <table:table-cell office:value-type="float" office:value="2.24178031584502">
                <text:p>2.24178031584502</text:p>
              </table:table-cell>
              <table:table-cell office:value-type="float" office:value="1.9890812082868">
                <text:p>1.9890812082868</text:p>
              </table:table-cell>
              <table:table-cell office:value-type="float" office:value="1.96383886438035">
                <text:p>1.96383886438035</text:p>
              </table:table-cell>
              <table:table-cell office:value-type="float" office:value="1.84627004147576">
                <text:p>1.84627004147576</text:p>
              </table:table-cell>
              <table:table-cell office:value-type="float" office:value="1.82787943495304">
                <text:p>1.82787943495304</text:p>
              </table:table-cell>
              <table:table-cell office:value-type="float" office:value="1.80849457789413">
                <text:p>1.80849457789413</text:p>
              </table:table-cell>
              <table:table-cell office:value-type="float" office:value="1.80260142552098">
                <text:p>1.80260142552098</text:p>
              </table:table-cell>
              <table:table-cell office:value-type="float" office:value="1.76113889215129">
                <text:p>1.76113889215129</text:p>
              </table:table-cell>
              <table:table-cell office:value-type="float" office:value="1.75424671327181">
                <text:p>1.75424671327181</text:p>
              </table:table-cell>
              <table:table-cell office:value-type="float" office:value="1.91382120054517">
                <text:p>1.91382120054517</text:p>
              </table:table-cell>
              <table:table-cell office:value-type="float" office:value="2.95745328515063">
                <text:p>2.95745328515063</text:p>
              </table:table-cell>
              <table:table-cell office:value-type="float" office:value="2.74124311371657">
                <text:p>2.74124311371657</text:p>
              </table:table-cell>
              <table:table-cell office:value-type="float" office:value="1.98307622155277">
                <text:p>1.98307622155277</text:p>
              </table:table-cell>
              <table:table-cell office:value-type="float" office:value="1.8992295274717">
                <text:p>1.8992295274717</text:p>
              </table:table-cell>
              <table:table-cell office:value-type="float" office:value="1.84089173061663">
                <text:p>1.84089173061663</text:p>
              </table:table-cell>
              <table:table-cell office:value-type="float" office:value="1.82621092931572">
                <text:p>1.82621092931572</text:p>
              </table:table-cell>
              <table:table-cell office:value-type="float" office:value="1.84560306313184">
                <text:p>1.84560306313184</text:p>
              </table:table-cell>
              <table:table-cell office:value-type="float" office:value="1.82450070410812">
                <text:p>1.82450070410812</text:p>
              </table:table-cell>
              <table:table-cell office:value-type="float" office:value="1.86320222551502">
                <text:p>1.86320222551502</text:p>
              </table:table-cell>
              <table:table-cell office:value-type="float" office:value="1.82232146015736">
                <text:p>1.82232146015736</text:p>
              </table:table-cell>
              <table:table-cell office:value-type="float" office:value="1.91030478337843">
                <text:p>1.91030478337843</text:p>
              </table:table-cell>
              <table:table-cell office:value-type="float" office:value="1.982030119041">
                <text:p>1.982030119041</text:p>
              </table:table-cell>
              <table:table-cell office:value-type="float" office:value="2.06056832220826">
                <text:p>2.06056832220826</text:p>
              </table:table-cell>
              <table:table-cell office:value-type="float" office:value="8.93963146417268">
                <text:p>8.93963146417268</text:p>
              </table:table-cell>
              <table:table-cell office:value-type="float" office:value="11.0823662521461">
                <text:p>11.0823662521461</text:p>
              </table:table-cell>
              <table:table-cell office:value-type="float" office:value="17.9233092870973">
                <text:p>17.9233092870973</text:p>
              </table:table-cell>
              <table:table-cell office:value-type="float" office:value="20.4610059135566">
                <text:p>20.4610059135566</text:p>
              </table:table-cell>
            </table:table-row>
            <table:table-row>
              <table:table-cell office:value-type="string">
                <text:p>6</text:p>
                <draw:g>
                  <svg:desc>Sheet1.A36:Sheet1.A36</svg:desc>
                </draw:g>
              </table:table-cell>
              <table:table-cell office:value-type="float" office:value="5.3163316591492">
                <text:p>5.3163316591492</text:p>
                <draw:g>
                  <svg:desc>Sheet1.B36:Sheet1.AF36</svg:desc>
                </draw:g>
              </table:table-cell>
              <table:table-cell office:value-type="float" office:value="3.13381859885583">
                <text:p>3.13381859885583</text:p>
              </table:table-cell>
              <table:table-cell office:value-type="float" office:value="2.49699133088404">
                <text:p>2.49699133088404</text:p>
              </table:table-cell>
              <table:table-cell office:value-type="float" office:value="2.06170256577716">
                <text:p>2.06170256577716</text:p>
              </table:table-cell>
              <table:table-cell office:value-type="float" office:value="2.14185911670402">
                <text:p>2.14185911670402</text:p>
              </table:table-cell>
              <table:table-cell office:value-type="float" office:value="1.98500113007137">
                <text:p>1.98500113007137</text:p>
              </table:table-cell>
              <table:table-cell office:value-type="float" office:value="1.90819007065475">
                <text:p>1.90819007065475</text:p>
              </table:table-cell>
              <table:table-cell office:value-type="float" office:value="1.82787943495304">
                <text:p>1.82787943495304</text:p>
              </table:table-cell>
              <table:table-cell office:value-type="float" office:value="1.82101823423545">
                <text:p>1.82101823423545</text:p>
              </table:table-cell>
              <table:table-cell office:value-type="float" office:value="1.80260142552098">
                <text:p>1.80260142552098</text:p>
              </table:table-cell>
              <table:table-cell office:value-type="float" office:value="1.78701384094404">
                <text:p>1.78701384094404</text:p>
              </table:table-cell>
              <table:table-cell office:value-type="float" office:value="1.75424671327181">
                <text:p>1.75424671327181</text:p>
              </table:table-cell>
              <table:table-cell office:value-type="float" office:value="1.75215768541734">
                <text:p>1.75215768541734</text:p>
              </table:table-cell>
              <table:table-cell office:value-type="float" office:value="1.76839316550239">
                <text:p>1.76839316550239</text:p>
              </table:table-cell>
              <table:table-cell office:value-type="float" office:value="2.74124311371657">
                <text:p>2.74124311371657</text:p>
              </table:table-cell>
              <table:table-cell office:value-type="float" office:value="2.65043014482653">
                <text:p>2.65043014482653</text:p>
              </table:table-cell>
              <table:table-cell office:value-type="float" office:value="1.93142584635086">
                <text:p>1.93142584635086</text:p>
              </table:table-cell>
              <table:table-cell office:value-type="float" office:value="1.89618187774548">
                <text:p>1.89618187774548</text:p>
              </table:table-cell>
              <table:table-cell office:value-type="float" office:value="1.82450070410812">
                <text:p>1.82450070410812</text:p>
              </table:table-cell>
              <table:table-cell office:value-type="float" office:value="1.82450070410812">
                <text:p>1.82450070410812</text:p>
              </table:table-cell>
              <table:table-cell office:value-type="float" office:value="1.82450070410812">
                <text:p>1.82450070410812</text:p>
              </table:table-cell>
              <table:table-cell office:value-type="float" office:value="1.82232146015736">
                <text:p>1.82232146015736</text:p>
              </table:table-cell>
              <table:table-cell office:value-type="float" office:value="1.82232146015736">
                <text:p>1.82232146015736</text:p>
              </table:table-cell>
              <table:table-cell office:value-type="float" office:value="1.81398748840273">
                <text:p>1.81398748840273</text:p>
              </table:table-cell>
              <table:table-cell office:value-type="float" office:value="1.88288815526571">
                <text:p>1.88288815526571</text:p>
              </table:table-cell>
              <table:table-cell office:value-type="float" office:value="1.88288815526571">
                <text:p>1.88288815526571</text:p>
              </table:table-cell>
              <table:table-cell office:value-type="float" office:value="2.04947910021839">
                <text:p>2.04947910021839</text:p>
              </table:table-cell>
              <table:table-cell office:value-type="float" office:value="2.07763705645854">
                <text:p>2.07763705645854</text:p>
              </table:table-cell>
              <table:table-cell office:value-type="float" office:value="4.91040660182827">
                <text:p>4.91040660182827</text:p>
              </table:table-cell>
              <table:table-cell office:value-type="float" office:value="15.5957987321232">
                <text:p>15.5957987321232</text:p>
              </table:table-cell>
              <table:table-cell office:value-type="float" office:value="15.5957987321232">
                <text:p>15.5957987321232</text:p>
              </table:table-cell>
            </table:table-row>
            <table:table-row>
              <table:table-cell office:value-type="string">
                <text:p>7</text:p>
                <draw:g>
                  <svg:desc>Sheet1.A37:Sheet1.A37</svg:desc>
                </draw:g>
              </table:table-cell>
              <table:table-cell office:value-type="float" office:value="4.94595142456373">
                <text:p>4.94595142456373</text:p>
                <draw:g>
                  <svg:desc>Sheet1.B37:Sheet1.AF37</svg:desc>
                </draw:g>
              </table:table-cell>
              <table:table-cell office:value-type="float" office:value="2.93870692242305">
                <text:p>2.93870692242305</text:p>
              </table:table-cell>
              <table:table-cell office:value-type="float" office:value="2.35953033609129">
                <text:p>2.35953033609129</text:p>
              </table:table-cell>
              <table:table-cell office:value-type="float" office:value="2.04766899121721">
                <text:p>2.04766899121721</text:p>
              </table:table-cell>
              <table:table-cell office:value-type="float" office:value="2.07458555117545">
                <text:p>2.07458555117545</text:p>
              </table:table-cell>
              <table:table-cell office:value-type="float" office:value="1.95948795737521">
                <text:p>1.95948795737521</text:p>
              </table:table-cell>
              <table:table-cell office:value-type="float" office:value="1.89561669135507">
                <text:p>1.89561669135507</text:p>
              </table:table-cell>
              <table:table-cell office:value-type="float" office:value="1.81185424166731">
                <text:p>1.81185424166731</text:p>
              </table:table-cell>
              <table:table-cell office:value-type="float" office:value="1.81004530821905">
                <text:p>1.81004530821905</text:p>
              </table:table-cell>
              <table:table-cell office:value-type="float" office:value="1.78937239983914">
                <text:p>1.78937239983914</text:p>
              </table:table-cell>
              <table:table-cell office:value-type="float" office:value="1.77189510603608">
                <text:p>1.77189510603608</text:p>
              </table:table-cell>
              <table:table-cell office:value-type="float" office:value="1.74532097502306">
                <text:p>1.74532097502306</text:p>
              </table:table-cell>
              <table:table-cell office:value-type="float" office:value="1.74679313104605">
                <text:p>1.74679313104605</text:p>
              </table:table-cell>
              <table:table-cell office:value-type="float" office:value="1.76834852983164">
                <text:p>1.76834852983164</text:p>
              </table:table-cell>
              <table:table-cell office:value-type="float" office:value="1.98058574931154">
                <text:p>1.98058574931154</text:p>
              </table:table-cell>
              <table:table-cell office:value-type="float" office:value="2.13087686613946">
                <text:p>2.13087686613946</text:p>
              </table:table-cell>
              <table:table-cell office:value-type="float" office:value="1.89075921541539">
                <text:p>1.89075921541539</text:p>
              </table:table-cell>
              <table:table-cell office:value-type="float" office:value="1.85456238464469">
                <text:p>1.85456238464469</text:p>
              </table:table-cell>
              <table:table-cell office:value-type="float" office:value="1.8233744450155">
                <text:p>1.8233744450155</text:p>
              </table:table-cell>
              <table:table-cell office:value-type="float" office:value="1.82053328929726">
                <text:p>1.82053328929726</text:p>
              </table:table-cell>
              <table:table-cell office:value-type="float" office:value="1.81759640960123">
                <text:p>1.81759640960123</text:p>
              </table:table-cell>
              <table:table-cell office:value-type="float" office:value="1.79438575642165">
                <text:p>1.79438575642165</text:p>
              </table:table-cell>
              <table:table-cell office:value-type="float" office:value="1.81059745553189">
                <text:p>1.81059745553189</text:p>
              </table:table-cell>
              <table:table-cell office:value-type="float" office:value="1.7996615419691">
                <text:p>1.7996615419691</text:p>
              </table:table-cell>
              <table:table-cell office:value-type="float" office:value="1.81398748840273">
                <text:p>1.81398748840273</text:p>
              </table:table-cell>
              <table:table-cell office:value-type="float" office:value="1.83667775677338">
                <text:p>1.83667775677338</text:p>
              </table:table-cell>
              <table:table-cell office:value-type="float" office:value="1.94958050491335">
                <text:p>1.94958050491335</text:p>
              </table:table-cell>
              <table:table-cell office:value-type="float" office:value="2.04947910021839">
                <text:p>2.04947910021839</text:p>
              </table:table-cell>
              <table:table-cell office:value-type="float" office:value="2.07763705645854">
                <text:p>2.07763705645854</text:p>
              </table:table-cell>
              <table:table-cell office:value-type="float" office:value="4.91040660182827">
                <text:p>4.91040660182827</text:p>
              </table:table-cell>
              <table:table-cell office:value-type="float" office:value="14.4913888246771">
                <text:p>14.4913888246771</text:p>
              </table:table-cell>
            </table:table-row>
            <table:table-row>
              <table:table-cell office:value-type="string">
                <text:p>8</text:p>
                <draw:g>
                  <svg:desc>Sheet1.A38:Sheet1.A38</svg:desc>
                </draw:g>
              </table:table-cell>
              <table:table-cell office:value-type="float" office:value="1.83308560593761">
                <text:p>1.83308560593761</text:p>
                <draw:g>
                  <svg:desc>Sheet1.B38:Sheet1.AF38</svg:desc>
                </draw:g>
              </table:table-cell>
              <table:table-cell office:value-type="float" office:value="2.67408503225135">
                <text:p>2.67408503225135</text:p>
              </table:table-cell>
              <table:table-cell office:value-type="float" office:value="2.19509220797469">
                <text:p>2.19509220797469</text:p>
              </table:table-cell>
              <table:table-cell office:value-type="float" office:value="2.04453210000554">
                <text:p>2.04453210000554</text:p>
              </table:table-cell>
              <table:table-cell office:value-type="float" office:value="2.06170256577716">
                <text:p>2.06170256577716</text:p>
              </table:table-cell>
              <table:table-cell office:value-type="float" office:value="1.8793805425687">
                <text:p>1.8793805425687</text:p>
              </table:table-cell>
              <table:table-cell office:value-type="float" office:value="1.88285029800826">
                <text:p>1.88285029800826</text:p>
              </table:table-cell>
              <table:table-cell office:value-type="float" office:value="1.80194085272318">
                <text:p>1.80194085272318</text:p>
              </table:table-cell>
              <table:table-cell office:value-type="float" office:value="1.80572243537738">
                <text:p>1.80572243537738</text:p>
              </table:table-cell>
              <table:table-cell office:value-type="float" office:value="1.76081114642448">
                <text:p>1.76081114642448</text:p>
              </table:table-cell>
              <table:table-cell office:value-type="float" office:value="1.74746458025832">
                <text:p>1.74746458025832</text:p>
              </table:table-cell>
              <table:table-cell office:value-type="float" office:value="1.72717225942024">
                <text:p>1.72717225942024</text:p>
              </table:table-cell>
              <table:table-cell office:value-type="float" office:value="1.73747527014577">
                <text:p>1.73747527014577</text:p>
              </table:table-cell>
              <table:table-cell office:value-type="float" office:value="1.75215768541734">
                <text:p>1.75215768541734</text:p>
              </table:table-cell>
              <table:table-cell office:value-type="float" office:value="1.92303581906821">
                <text:p>1.92303581906821</text:p>
              </table:table-cell>
              <table:table-cell office:value-type="float" office:value="1.92920282208494">
                <text:p>1.92920282208494</text:p>
              </table:table-cell>
              <table:table-cell office:value-type="float" office:value="1.87761332657683">
                <text:p>1.87761332657683</text:p>
              </table:table-cell>
              <table:table-cell office:value-type="float" office:value="1.83119181902813">
                <text:p>1.83119181902813</text:p>
              </table:table-cell>
              <table:table-cell office:value-type="float" office:value="1.81414490382267">
                <text:p>1.81414490382267</text:p>
              </table:table-cell>
              <table:table-cell office:value-type="float" office:value="1.81942726599064">
                <text:p>1.81942726599064</text:p>
              </table:table-cell>
              <table:table-cell office:value-type="float" office:value="1.79307240096748">
                <text:p>1.79307240096748</text:p>
              </table:table-cell>
              <table:table-cell office:value-type="float" office:value="1.79395515111801">
                <text:p>1.79395515111801</text:p>
              </table:table-cell>
              <table:table-cell office:value-type="float" office:value="1.79788058342964">
                <text:p>1.79788058342964</text:p>
              </table:table-cell>
              <table:table-cell office:value-type="float" office:value="1.79639159145748">
                <text:p>1.79639159145748</text:p>
              </table:table-cell>
              <table:table-cell office:value-type="float" office:value="1.7992168734138">
                <text:p>1.7992168734138</text:p>
              </table:table-cell>
              <table:table-cell office:value-type="float" office:value="1.82353341587426">
                <text:p>1.82353341587426</text:p>
              </table:table-cell>
              <table:table-cell office:value-type="float" office:value="1.92373629620202">
                <text:p>1.92373629620202</text:p>
              </table:table-cell>
              <table:table-cell office:value-type="float" office:value="1.99958663022647">
                <text:p>1.99958663022647</text:p>
              </table:table-cell>
              <table:table-cell office:value-type="float" office:value="2.07523806959315">
                <text:p>2.07523806959315</text:p>
              </table:table-cell>
              <table:table-cell office:value-type="float" office:value="2.1135489184015">
                <text:p>2.1135489184015</text:p>
              </table:table-cell>
              <table:table-cell office:value-type="float" office:value="12.9777982741942">
                <text:p>12.9777982741942</text:p>
              </table:table-cell>
            </table:table-row>
            <table:table-row>
              <table:table-cell office:value-type="string">
                <text:p>9</text:p>
                <draw:g>
                  <svg:desc>Sheet1.A39:Sheet1.A39</svg:desc>
                </draw:g>
              </table:table-cell>
              <table:table-cell office:value-type="float" office:value="1.1499685952797">
                <text:p>1.1499685952797</text:p>
                <draw:g>
                  <svg:desc>Sheet1.B39:Sheet1.AF39</svg:desc>
                </draw:g>
              </table:table-cell>
              <table:table-cell office:value-type="float" office:value="2.31314831596135">
                <text:p>2.31314831596135</text:p>
              </table:table-cell>
              <table:table-cell office:value-type="float" office:value="2.11716246135863">
                <text:p>2.11716246135863</text:p>
              </table:table-cell>
              <table:table-cell office:value-type="float" office:value="2.03515433723814">
                <text:p>2.03515433723814</text:p>
              </table:table-cell>
              <table:table-cell office:value-type="float" office:value="2.03682861558023">
                <text:p>2.03682861558023</text:p>
              </table:table-cell>
              <table:table-cell office:value-type="float" office:value="1.85419144278154">
                <text:p>1.85419144278154</text:p>
              </table:table-cell>
              <table:table-cell office:value-type="float" office:value="1.83238851687676">
                <text:p>1.83238851687676</text:p>
              </table:table-cell>
              <table:table-cell office:value-type="float" office:value="1.78993164563015">
                <text:p>1.78993164563015</text:p>
              </table:table-cell>
              <table:table-cell office:value-type="float" office:value="1.8014053746777">
                <text:p>1.8014053746777</text:p>
              </table:table-cell>
              <table:table-cell office:value-type="float" office:value="1.75776985106327">
                <text:p>1.75776985106327</text:p>
              </table:table-cell>
              <table:table-cell office:value-type="float" office:value="1.7301663154295">
                <text:p>1.7301663154295</text:p>
              </table:table-cell>
              <table:table-cell office:value-type="float" office:value="1.72291268647181">
                <text:p>1.72291268647181</text:p>
              </table:table-cell>
              <table:table-cell office:value-type="float" office:value="1.7301641873367">
                <text:p>1.7301641873367</text:p>
              </table:table-cell>
              <table:table-cell office:value-type="float" office:value="1.73273775651938">
                <text:p>1.73273775651938</text:p>
              </table:table-cell>
              <table:table-cell office:value-type="float" office:value="1.91493539873607">
                <text:p>1.91493539873607</text:p>
              </table:table-cell>
              <table:table-cell office:value-type="float" office:value="1.9127021774069">
                <text:p>1.9127021774069</text:p>
              </table:table-cell>
              <table:table-cell office:value-type="float" office:value="1.86698769502773">
                <text:p>1.86698769502773</text:p>
              </table:table-cell>
              <table:table-cell office:value-type="float" office:value="1.8108661941324">
                <text:p>1.8108661941324</text:p>
              </table:table-cell>
              <table:table-cell office:value-type="float" office:value="1.81384906416945">
                <text:p>1.81384906416945</text:p>
              </table:table-cell>
              <table:table-cell office:value-type="float" office:value="1.81761443927512">
                <text:p>1.81761443927512</text:p>
              </table:table-cell>
              <table:table-cell office:value-type="float" office:value="1.79243241462668">
                <text:p>1.79243241462668</text:p>
              </table:table-cell>
              <table:table-cell office:value-type="float" office:value="1.79067448788241">
                <text:p>1.79067448788241</text:p>
              </table:table-cell>
              <table:table-cell office:value-type="float" office:value="1.79309315829081">
                <text:p>1.79309315829081</text:p>
              </table:table-cell>
              <table:table-cell office:value-type="float" office:value="1.78309855849183">
                <text:p>1.78309855849183</text:p>
              </table:table-cell>
              <table:table-cell office:value-type="float" office:value="1.78550490146698">
                <text:p>1.78550490146698</text:p>
              </table:table-cell>
              <table:table-cell office:value-type="float" office:value="1.80934255372429">
                <text:p>1.80934255372429</text:p>
              </table:table-cell>
              <table:table-cell office:value-type="float" office:value="1.88288815526571">
                <text:p>1.88288815526571</text:p>
              </table:table-cell>
              <table:table-cell office:value-type="float" office:value="1.94114217572206">
                <text:p>1.94114217572206</text:p>
              </table:table-cell>
              <table:table-cell office:value-type="float" office:value="2.01668870766457">
                <text:p>2.01668870766457</text:p>
              </table:table-cell>
              <table:table-cell office:value-type="float" office:value="2.02953151947746">
                <text:p>2.02953151947746</text:p>
              </table:table-cell>
              <table:table-cell office:value-type="float" office:value="4.62498710171964">
                <text:p>4.62498710171964</text:p>
              </table:table-cell>
            </table:table-row>
            <table:table-row>
              <table:table-cell office:value-type="string">
                <text:p>10</text:p>
                <draw:g>
                  <svg:desc>Sheet1.A40:Sheet1.A40</svg:desc>
                </draw:g>
              </table:table-cell>
              <table:table-cell office:value-type="float" office:value="0.955719029992117">
                <text:p>0.955719029992117</text:p>
                <draw:g>
                  <svg:desc>Sheet1.B40:Sheet1.AF40</svg:desc>
                </draw:g>
              </table:table-cell>
              <table:table-cell office:value-type="float" office:value="2.02404068736604">
                <text:p>2.02404068736604</text:p>
              </table:table-cell>
              <table:table-cell office:value-type="float" office:value="1.86977925344748">
                <text:p>1.86977925344748</text:p>
              </table:table-cell>
              <table:table-cell office:value-type="float" office:value="1.9559150187493">
                <text:p>1.9559150187493</text:p>
              </table:table-cell>
              <table:table-cell office:value-type="float" office:value="2.00409399674702">
                <text:p>2.00409399674702</text:p>
              </table:table-cell>
              <table:table-cell office:value-type="float" office:value="1.84152812897817">
                <text:p>1.84152812897817</text:p>
              </table:table-cell>
              <table:table-cell office:value-type="float" office:value="1.81411981611942">
                <text:p>1.81411981611942</text:p>
              </table:table-cell>
              <table:table-cell office:value-type="float" office:value="1.77745605962293">
                <text:p>1.77745605962293</text:p>
              </table:table-cell>
              <table:table-cell office:value-type="float" office:value="1.80021301201431">
                <text:p>1.80021301201431</text:p>
              </table:table-cell>
              <table:table-cell office:value-type="float" office:value="1.75495919858558">
                <text:p>1.75495919858558</text:p>
              </table:table-cell>
              <table:table-cell office:value-type="float" office:value="1.6916786764103">
                <text:p>1.6916786764103</text:p>
              </table:table-cell>
              <table:table-cell office:value-type="float" office:value="1.71763071453894">
                <text:p>1.71763071453894</text:p>
              </table:table-cell>
              <table:table-cell office:value-type="float" office:value="1.71851118914255">
                <text:p>1.71851118914255</text:p>
              </table:table-cell>
              <table:table-cell office:value-type="float" office:value="1.72926992998304">
                <text:p>1.72926992998304</text:p>
              </table:table-cell>
              <table:table-cell office:value-type="float" office:value="1.87332565758419">
                <text:p>1.87332565758419</text:p>
              </table:table-cell>
              <table:table-cell office:value-type="float" office:value="1.85667641562706">
                <text:p>1.85667641562706</text:p>
              </table:table-cell>
              <table:table-cell office:value-type="float" office:value="1.84183096278791">
                <text:p>1.84183096278791</text:p>
              </table:table-cell>
              <table:table-cell office:value-type="float" office:value="1.80400174477314">
                <text:p>1.80400174477314</text:p>
              </table:table-cell>
              <table:table-cell office:value-type="float" office:value="1.78915900881145">
                <text:p>1.78915900881145</text:p>
              </table:table-cell>
              <table:table-cell office:value-type="float" office:value="1.78950688909332">
                <text:p>1.78950688909332</text:p>
              </table:table-cell>
              <table:table-cell office:value-type="float" office:value="1.78519856459349">
                <text:p>1.78519856459349</text:p>
              </table:table-cell>
              <table:table-cell office:value-type="float" office:value="1.78036090502704">
                <text:p>1.78036090502704</text:p>
              </table:table-cell>
              <table:table-cell office:value-type="float" office:value="1.79279502726438">
                <text:p>1.79279502726438</text:p>
              </table:table-cell>
              <table:table-cell office:value-type="float" office:value="1.77987160707556">
                <text:p>1.77987160707556</text:p>
              </table:table-cell>
              <table:table-cell office:value-type="float" office:value="1.78196629205467">
                <text:p>1.78196629205467</text:p>
              </table:table-cell>
              <table:table-cell office:value-type="float" office:value="1.80210426545833">
                <text:p>1.80210426545833</text:p>
              </table:table-cell>
              <table:table-cell office:value-type="float" office:value="1.81773332061427">
                <text:p>1.81773332061427</text:p>
              </table:table-cell>
              <table:table-cell office:value-type="float" office:value="1.91457294761337">
                <text:p>1.91457294761337</text:p>
              </table:table-cell>
              <table:table-cell office:value-type="float" office:value="1.99505276231178">
                <text:p>1.99505276231178</text:p>
              </table:table-cell>
              <table:table-cell office:value-type="float" office:value="2.0156271129546">
                <text:p>2.0156271129546</text:p>
              </table:table-cell>
              <table:table-cell office:value-type="float" office:value="2.1335081972314">
                <text:p>2.1335081972314</text:p>
              </table:table-cell>
            </table:table-row>
            <table:table-row>
              <table:table-cell office:value-type="string">
                <text:p>11</text:p>
                <draw:g>
                  <svg:desc>Sheet1.A41:Sheet1.A41</svg:desc>
                </draw:g>
              </table:table-cell>
              <table:table-cell office:value-type="float" office:value="0.943462535381216">
                <text:p>0.943462535381216</text:p>
                <draw:g>
                  <svg:desc>Sheet1.B41:Sheet1.AF41</svg:desc>
                </draw:g>
              </table:table-cell>
              <table:table-cell office:value-type="float" office:value="1.6088980094362">
                <text:p>1.6088980094362</text:p>
              </table:table-cell>
              <table:table-cell office:value-type="float" office:value="1.83616375867758">
                <text:p>1.83616375867758</text:p>
              </table:table-cell>
              <table:table-cell office:value-type="float" office:value="1.93962296622064">
                <text:p>1.93962296622064</text:p>
              </table:table-cell>
              <table:table-cell office:value-type="float" office:value="1.84498805718487">
                <text:p>1.84498805718487</text:p>
              </table:table-cell>
              <table:table-cell office:value-type="float" office:value="1.79512691201775">
                <text:p>1.79512691201775</text:p>
              </table:table-cell>
              <table:table-cell office:value-type="float" office:value="1.81379758672542">
                <text:p>1.81379758672542</text:p>
              </table:table-cell>
              <table:table-cell office:value-type="float" office:value="1.76072950751753">
                <text:p>1.76072950751753</text:p>
              </table:table-cell>
              <table:table-cell office:value-type="float" office:value="1.72724401966682">
                <text:p>1.72724401966682</text:p>
              </table:table-cell>
              <table:table-cell office:value-type="float" office:value="1.73005063385469">
                <text:p>1.73005063385469</text:p>
              </table:table-cell>
              <table:table-cell office:value-type="float" office:value="1.68480220684514">
                <text:p>1.68480220684514</text:p>
              </table:table-cell>
              <table:table-cell office:value-type="float" office:value="1.71746861940763">
                <text:p>1.71746861940763</text:p>
              </table:table-cell>
              <table:table-cell office:value-type="float" office:value="1.70411824870316">
                <text:p>1.70411824870316</text:p>
              </table:table-cell>
              <table:table-cell office:value-type="float" office:value="1.71783262371822">
                <text:p>1.71783262371822</text:p>
              </table:table-cell>
              <table:table-cell office:value-type="float" office:value="1.82814416006695">
                <text:p>1.82814416006695</text:p>
              </table:table-cell>
              <table:table-cell office:value-type="float" office:value="1.83909513373861">
                <text:p>1.83909513373861</text:p>
              </table:table-cell>
              <table:table-cell office:value-type="float" office:value="1.81307151334594">
                <text:p>1.81307151334594</text:p>
              </table:table-cell>
              <table:table-cell office:value-type="float" office:value="1.78629306221556">
                <text:p>1.78629306221556</text:p>
              </table:table-cell>
              <table:table-cell office:value-type="float" office:value="1.78662163384722">
                <text:p>1.78662163384722</text:p>
              </table:table-cell>
              <table:table-cell office:value-type="float" office:value="1.78863993632607">
                <text:p>1.78863993632607</text:p>
              </table:table-cell>
              <table:table-cell office:value-type="float" office:value="1.77183044347734">
                <text:p>1.77183044347734</text:p>
              </table:table-cell>
              <table:table-cell office:value-type="float" office:value="1.77728807272241">
                <text:p>1.77728807272241</text:p>
              </table:table-cell>
              <table:table-cell office:value-type="float" office:value="1.7797022005367">
                <text:p>1.7797022005367</text:p>
              </table:table-cell>
              <table:table-cell office:value-type="float" office:value="1.77658318570096">
                <text:p>1.77658318570096</text:p>
              </table:table-cell>
              <table:table-cell office:value-type="float" office:value="1.7809624980804">
                <text:p>1.7809624980804</text:p>
              </table:table-cell>
              <table:table-cell office:value-type="float" office:value="1.78571615771848">
                <text:p>1.78571615771848</text:p>
              </table:table-cell>
              <table:table-cell office:value-type="float" office:value="1.80997851864376">
                <text:p>1.80997851864376</text:p>
              </table:table-cell>
              <table:table-cell office:value-type="float" office:value="1.84429784885084">
                <text:p>1.84429784885084</text:p>
              </table:table-cell>
              <table:table-cell office:value-type="float" office:value="1.89226854415109">
                <text:p>1.89226854415109</text:p>
              </table:table-cell>
              <table:table-cell office:value-type="float" office:value="2.00081551284671">
                <text:p>2.00081551284671</text:p>
              </table:table-cell>
              <table:table-cell office:value-type="float" office:value="2.03597550028174">
                <text:p>2.03597550028174</text:p>
              </table:table-cell>
            </table:table-row>
            <table:table-row>
              <table:table-cell office:value-type="string">
                <text:p>12</text:p>
                <draw:g>
                  <svg:desc>Sheet1.A42:Sheet1.A42</svg:desc>
                </draw:g>
              </table:table-cell>
              <table:table-cell office:value-type="float" office:value="0.924736563489975">
                <text:p>0.924736563489975</text:p>
                <draw:g>
                  <svg:desc>Sheet1.B42:Sheet1.AF42</svg:desc>
                </draw:g>
              </table:table-cell>
              <table:table-cell office:value-type="float" office:value="1.51881962893698">
                <text:p>1.51881962893698</text:p>
              </table:table-cell>
              <table:table-cell office:value-type="float" office:value="1.75106487022968">
                <text:p>1.75106487022968</text:p>
              </table:table-cell>
              <table:table-cell office:value-type="float" office:value="1.87645556074623">
                <text:p>1.87645556074623</text:p>
              </table:table-cell>
              <table:table-cell office:value-type="float" office:value="1.83307490651794">
                <text:p>1.83307490651794</text:p>
              </table:table-cell>
              <table:table-cell office:value-type="float" office:value="1.77951281172147">
                <text:p>1.77951281172147</text:p>
              </table:table-cell>
              <table:table-cell office:value-type="float" office:value="1.80577090639475">
                <text:p>1.80577090639475</text:p>
              </table:table-cell>
              <table:table-cell office:value-type="float" office:value="1.74330669947701">
                <text:p>1.74330669947701</text:p>
              </table:table-cell>
              <table:table-cell office:value-type="float" office:value="1.70758242793617">
                <text:p>1.70758242793617</text:p>
              </table:table-cell>
              <table:table-cell office:value-type="float" office:value="1.7249087420202">
                <text:p>1.7249087420202</text:p>
              </table:table-cell>
              <table:table-cell office:value-type="float" office:value="1.67458087220636">
                <text:p>1.67458087220636</text:p>
              </table:table-cell>
              <table:table-cell office:value-type="float" office:value="1.71543542066403">
                <text:p>1.71543542066403</text:p>
              </table:table-cell>
              <table:table-cell office:value-type="float" office:value="1.67641201825749">
                <text:p>1.67641201825749</text:p>
              </table:table-cell>
              <table:table-cell office:value-type="float" office:value="1.69793405451588">
                <text:p>1.69793405451588</text:p>
              </table:table-cell>
              <table:table-cell office:value-type="float" office:value="1.76839316550239">
                <text:p>1.76839316550239</text:p>
              </table:table-cell>
              <table:table-cell office:value-type="float" office:value="1.82968754943158">
                <text:p>1.82968754943158</text:p>
              </table:table-cell>
              <table:table-cell office:value-type="float" office:value="1.80430010545346">
                <text:p>1.80430010545346</text:p>
              </table:table-cell>
              <table:table-cell office:value-type="float" office:value="1.784142772523">
                <text:p>1.784142772523</text:p>
              </table:table-cell>
              <table:table-cell office:value-type="float" office:value="1.7693579130833">
                <text:p>1.7693579130833</text:p>
              </table:table-cell>
              <table:table-cell office:value-type="float" office:value="1.78748308220164">
                <text:p>1.78748308220164</text:p>
              </table:table-cell>
              <table:table-cell office:value-type="float" office:value="1.76783199060323">
                <text:p>1.76783199060323</text:p>
              </table:table-cell>
              <table:table-cell office:value-type="float" office:value="1.77641347059271">
                <text:p>1.77641347059271</text:p>
              </table:table-cell>
              <table:table-cell office:value-type="float" office:value="1.77648386935549">
                <text:p>1.77648386935549</text:p>
              </table:table-cell>
              <table:table-cell office:value-type="float" office:value="1.77471379276157">
                <text:p>1.77471379276157</text:p>
              </table:table-cell>
              <table:table-cell office:value-type="float" office:value="1.77876195050543">
                <text:p>1.77876195050543</text:p>
              </table:table-cell>
              <table:table-cell office:value-type="float" office:value="1.7839095341542">
                <text:p>1.7839095341542</text:p>
              </table:table-cell>
              <table:table-cell office:value-type="float" office:value="1.80405719504503">
                <text:p>1.80405719504503</text:p>
              </table:table-cell>
              <table:table-cell office:value-type="float" office:value="1.81528162136996">
                <text:p>1.81528162136996</text:p>
              </table:table-cell>
              <table:table-cell office:value-type="float" office:value="1.85902098866687">
                <text:p>1.85902098866687</text:p>
              </table:table-cell>
              <table:table-cell office:value-type="float" office:value="1.87019876737752">
                <text:p>1.87019876737752</text:p>
              </table:table-cell>
              <table:table-cell office:value-type="float" office:value="2.0244207979991">
                <text:p>2.0244207979991</text:p>
              </table:table-cell>
            </table:table-row>
            <table:table-row>
              <table:table-cell office:value-type="string">
                <text:p>13</text:p>
                <draw:g>
                  <svg:desc>Sheet1.A43:Sheet1.A43</svg:desc>
                </draw:g>
              </table:table-cell>
              <table:table-cell office:value-type="float" office:value="0.911390819461903">
                <text:p>0.911390819461903</text:p>
                <draw:g>
                  <svg:desc>Sheet1.B43:Sheet1.AF43</svg:desc>
                </draw:g>
              </table:table-cell>
              <table:table-cell office:value-type="float" office:value="1.494569988427">
                <text:p>1.494569988427</text:p>
              </table:table-cell>
              <table:table-cell office:value-type="float" office:value="1.67753695108012">
                <text:p>1.67753695108012</text:p>
              </table:table-cell>
              <table:table-cell office:value-type="float" office:value="1.85378993981407">
                <text:p>1.85378993981407</text:p>
              </table:table-cell>
              <table:table-cell office:value-type="float" office:value="1.76934331401197">
                <text:p>1.76934331401197</text:p>
              </table:table-cell>
              <table:table-cell office:value-type="float" office:value="1.77376335979617">
                <text:p>1.77376335979617</text:p>
              </table:table-cell>
              <table:table-cell office:value-type="float" office:value="1.68719615540147">
                <text:p>1.68719615540147</text:p>
              </table:table-cell>
              <table:table-cell office:value-type="float" office:value="1.72636163391793">
                <text:p>1.72636163391793</text:p>
              </table:table-cell>
              <table:table-cell office:value-type="float" office:value="1.70619258751655">
                <text:p>1.70619258751655</text:p>
              </table:table-cell>
              <table:table-cell office:value-type="float" office:value="1.69834721690254">
                <text:p>1.69834721690254</text:p>
              </table:table-cell>
              <table:table-cell office:value-type="float" office:value="1.65590426469078">
                <text:p>1.65590426469078</text:p>
              </table:table-cell>
              <table:table-cell office:value-type="float" office:value="1.69891607690915">
                <text:p>1.69891607690915</text:p>
              </table:table-cell>
              <table:table-cell office:value-type="float" office:value="1.66708275102286">
                <text:p>1.66708275102286</text:p>
              </table:table-cell>
              <table:table-cell office:value-type="float" office:value="1.68487451663556">
                <text:p>1.68487451663556</text:p>
              </table:table-cell>
              <table:table-cell office:value-type="float" office:value="1.76743401853766">
                <text:p>1.76743401853766</text:p>
              </table:table-cell>
              <table:table-cell office:value-type="float" office:value="1.79008971169132">
                <text:p>1.79008971169132</text:p>
              </table:table-cell>
              <table:table-cell office:value-type="float" office:value="1.80351216773242">
                <text:p>1.80351216773242</text:p>
              </table:table-cell>
              <table:table-cell office:value-type="float" office:value="1.76122519709795">
                <text:p>1.76122519709795</text:p>
              </table:table-cell>
              <table:table-cell office:value-type="float" office:value="1.7631796619483">
                <text:p>1.7631796619483</text:p>
              </table:table-cell>
              <table:table-cell office:value-type="float" office:value="1.76415311529354">
                <text:p>1.76415311529354</text:p>
              </table:table-cell>
              <table:table-cell office:value-type="float" office:value="1.74612260257208">
                <text:p>1.74612260257208</text:p>
              </table:table-cell>
              <table:table-cell office:value-type="float" office:value="1.77122240405873">
                <text:p>1.77122240405873</text:p>
              </table:table-cell>
              <table:table-cell office:value-type="float" office:value="1.77300746898062">
                <text:p>1.77300746898062</text:p>
              </table:table-cell>
              <table:table-cell office:value-type="float" office:value="1.75137261923721">
                <text:p>1.75137261923721</text:p>
              </table:table-cell>
              <table:table-cell office:value-type="float" office:value="1.77292375254077">
                <text:p>1.77292375254077</text:p>
              </table:table-cell>
              <table:table-cell office:value-type="float" office:value="1.78356460783682">
                <text:p>1.78356460783682</text:p>
              </table:table-cell>
              <table:table-cell office:value-type="float" office:value="1.78795833830691">
                <text:p>1.78795833830691</text:p>
              </table:table-cell>
              <table:table-cell office:value-type="float" office:value="1.80513497576024">
                <text:p>1.80513497576024</text:p>
              </table:table-cell>
              <table:table-cell office:value-type="float" office:value="1.83005064236914">
                <text:p>1.83005064236914</text:p>
              </table:table-cell>
              <table:table-cell office:value-type="float" office:value="1.86981915195553">
                <text:p>1.86981915195553</text:p>
              </table:table-cell>
              <table:table-cell office:value-type="float" office:value="1.96761738359916">
                <text:p>1.96761738359916</text:p>
              </table:table-cell>
            </table:table-row>
            <table:table-row>
              <table:table-cell office:value-type="string">
                <text:p>14</text:p>
                <draw:g>
                  <svg:desc>Sheet1.A44:Sheet1.A44</svg:desc>
                </draw:g>
              </table:table-cell>
              <table:table-cell office:value-type="float" office:value="0.885507699863198">
                <text:p>0.885507699863198</text:p>
                <draw:g>
                  <svg:desc>Sheet1.B44:Sheet1.AF44</svg:desc>
                </draw:g>
              </table:table-cell>
              <table:table-cell office:value-type="float" office:value="1.48752708808351">
                <text:p>1.48752708808351</text:p>
              </table:table-cell>
              <table:table-cell office:value-type="float" office:value="1.56515454140953">
                <text:p>1.56515454140953</text:p>
              </table:table-cell>
              <table:table-cell office:value-type="float" office:value="1.77493951862475">
                <text:p>1.77493951862475</text:p>
              </table:table-cell>
              <table:table-cell office:value-type="float" office:value="1.76682876784118">
                <text:p>1.76682876784118</text:p>
              </table:table-cell>
              <table:table-cell office:value-type="float" office:value="1.7531177382387">
                <text:p>1.7531177382387</text:p>
              </table:table-cell>
              <table:table-cell office:value-type="float" office:value="1.67926412111227">
                <text:p>1.67926412111227</text:p>
              </table:table-cell>
              <table:table-cell office:value-type="float" office:value="1.7110053898627">
                <text:p>1.7110053898627</text:p>
              </table:table-cell>
              <table:table-cell office:value-type="float" office:value="1.70400386374764">
                <text:p>1.70400386374764</text:p>
              </table:table-cell>
              <table:table-cell office:value-type="float" office:value="1.67139946912167">
                <text:p>1.67139946912167</text:p>
              </table:table-cell>
              <table:table-cell office:value-type="float" office:value="1.65059804392101">
                <text:p>1.65059804392101</text:p>
              </table:table-cell>
              <table:table-cell office:value-type="float" office:value="1.69819193429756">
                <text:p>1.69819193429756</text:p>
              </table:table-cell>
              <table:table-cell office:value-type="float" office:value="1.65295919822828">
                <text:p>1.65295919822828</text:p>
              </table:table-cell>
              <table:table-cell office:value-type="float" office:value="1.68185089489785">
                <text:p>1.68185089489785</text:p>
              </table:table-cell>
              <table:table-cell office:value-type="float" office:value="1.76163106260764">
                <text:p>1.76163106260764</text:p>
              </table:table-cell>
              <table:table-cell office:value-type="float" office:value="1.78548830601014">
                <text:p>1.78548830601014</text:p>
              </table:table-cell>
              <table:table-cell office:value-type="float" office:value="1.78004414087774">
                <text:p>1.78004414087774</text:p>
              </table:table-cell>
              <table:table-cell office:value-type="float" office:value="1.7591199868973">
                <text:p>1.7591199868973</text:p>
              </table:table-cell>
              <table:table-cell office:value-type="float" office:value="1.7517603474956">
                <text:p>1.7517603474956</text:p>
              </table:table-cell>
              <table:table-cell office:value-type="float" office:value="1.7438529314373">
                <text:p>1.7438529314373</text:p>
              </table:table-cell>
              <table:table-cell office:value-type="float" office:value="1.73884232985236">
                <text:p>1.73884232985236</text:p>
              </table:table-cell>
              <table:table-cell office:value-type="float" office:value="1.73270050552429">
                <text:p>1.73270050552429</text:p>
              </table:table-cell>
              <table:table-cell office:value-type="float" office:value="1.74729443033724">
                <text:p>1.74729443033724</text:p>
              </table:table-cell>
              <table:table-cell office:value-type="float" office:value="1.74274292588654">
                <text:p>1.74274292588654</text:p>
              </table:table-cell>
              <table:table-cell office:value-type="float" office:value="1.74773149457286">
                <text:p>1.74773149457286</text:p>
              </table:table-cell>
              <table:table-cell office:value-type="float" office:value="1.77888533417486">
                <text:p>1.77888533417486</text:p>
              </table:table-cell>
              <table:table-cell office:value-type="float" office:value="1.78324762083794">
                <text:p>1.78324762083794</text:p>
              </table:table-cell>
              <table:table-cell office:value-type="float" office:value="1.79035188376795">
                <text:p>1.79035188376795</text:p>
              </table:table-cell>
              <table:table-cell office:value-type="float" office:value="1.8074329171203">
                <text:p>1.8074329171203</text:p>
              </table:table-cell>
              <table:table-cell office:value-type="float" office:value="1.84573956234636">
                <text:p>1.84573956234636</text:p>
              </table:table-cell>
              <table:table-cell office:value-type="float" office:value="1.87854356901309">
                <text:p>1.87854356901309</text:p>
              </table:table-cell>
            </table:table-row>
            <table:table-row>
              <table:table-cell office:value-type="string">
                <text:p>15</text:p>
                <draw:g>
                  <svg:desc>Sheet1.A45:Sheet1.A45</svg:desc>
                </draw:g>
              </table:table-cell>
              <table:table-cell office:value-type="float" office:value="0.859078450170756">
                <text:p>0.859078450170756</text:p>
                <draw:g>
                  <svg:desc>Sheet1.B45:Sheet1.AF45</svg:desc>
                </draw:g>
              </table:table-cell>
              <table:table-cell office:value-type="float" office:value="1.34290902773791">
                <text:p>1.34290902773791</text:p>
              </table:table-cell>
              <table:table-cell office:value-type="float" office:value="1.43426522696046">
                <text:p>1.43426522696046</text:p>
              </table:table-cell>
              <table:table-cell office:value-type="float" office:value="1.53403372682263">
                <text:p>1.53403372682263</text:p>
              </table:table-cell>
              <table:table-cell office:value-type="float" office:value="1.76070501242671">
                <text:p>1.76070501242671</text:p>
              </table:table-cell>
              <table:table-cell office:value-type="float" office:value="1.71542485597501">
                <text:p>1.71542485597501</text:p>
              </table:table-cell>
              <table:table-cell office:value-type="float" office:value="1.64986749696264">
                <text:p>1.64986749696264</text:p>
              </table:table-cell>
              <table:table-cell office:value-type="float" office:value="1.67184387910323">
                <text:p>1.67184387910323</text:p>
              </table:table-cell>
              <table:table-cell office:value-type="float" office:value="1.70313659150225">
                <text:p>1.70313659150225</text:p>
              </table:table-cell>
              <table:table-cell office:value-type="float" office:value="1.65529495047419">
                <text:p>1.65529495047419</text:p>
              </table:table-cell>
              <table:table-cell office:value-type="float" office:value="1.63278782367">
                <text:p>1.63278782367</text:p>
              </table:table-cell>
              <table:table-cell office:value-type="float" office:value="1.68517712298855">
                <text:p>1.68517712298855</text:p>
              </table:table-cell>
              <table:table-cell office:value-type="float" office:value="1.59921017947555">
                <text:p>1.59921017947555</text:p>
              </table:table-cell>
              <table:table-cell office:value-type="float" office:value="1.67645560350041">
                <text:p>1.67645560350041</text:p>
              </table:table-cell>
              <table:table-cell office:value-type="float" office:value="1.75920475064431">
                <text:p>1.75920475064431</text:p>
              </table:table-cell>
              <table:table-cell office:value-type="float" office:value="1.77941320117148">
                <text:p>1.77941320117148</text:p>
              </table:table-cell>
              <table:table-cell office:value-type="float" office:value="1.77805627966417">
                <text:p>1.77805627966417</text:p>
              </table:table-cell>
              <table:table-cell office:value-type="float" office:value="1.72563477101985">
                <text:p>1.72563477101985</text:p>
              </table:table-cell>
              <table:table-cell office:value-type="float" office:value="1.62836073747274">
                <text:p>1.62836073747274</text:p>
              </table:table-cell>
              <table:table-cell office:value-type="float" office:value="1.68680031318967">
                <text:p>1.68680031318967</text:p>
              </table:table-cell>
              <table:table-cell office:value-type="float" office:value="1.72834028342978">
                <text:p>1.72834028342978</text:p>
              </table:table-cell>
              <table:table-cell office:value-type="float" office:value="1.68890877354934">
                <text:p>1.68890877354934</text:p>
              </table:table-cell>
              <table:table-cell office:value-type="float" office:value="1.70157439233773">
                <text:p>1.70157439233773</text:p>
              </table:table-cell>
              <table:table-cell office:value-type="float" office:value="1.73908797051332">
                <text:p>1.73908797051332</text:p>
              </table:table-cell>
              <table:table-cell office:value-type="float" office:value="1.73996872039794">
                <text:p>1.73996872039794</text:p>
              </table:table-cell>
              <table:table-cell office:value-type="float" office:value="1.77015299334352">
                <text:p>1.77015299334352</text:p>
              </table:table-cell>
              <table:table-cell office:value-type="float" office:value="1.78247191669235">
                <text:p>1.78247191669235</text:p>
              </table:table-cell>
              <table:table-cell office:value-type="float" office:value="1.78748309290835">
                <text:p>1.78748309290835</text:p>
              </table:table-cell>
              <table:table-cell office:value-type="float" office:value="1.79269634978409">
                <text:p>1.79269634978409</text:p>
              </table:table-cell>
              <table:table-cell office:value-type="float" office:value="1.80806038906511">
                <text:p>1.80806038906511</text:p>
              </table:table-cell>
              <table:table-cell office:value-type="float" office:value="1.85253445064017">
                <text:p>1.85253445064017</text:p>
              </table:table-cell>
            </table:table-row>
            <table:table-row>
              <table:table-cell office:value-type="string">
                <text:p>16</text:p>
                <draw:g>
                  <svg:desc>Sheet1.A46:Sheet1.A46</svg:desc>
                </draw:g>
              </table:table-cell>
              <table:table-cell office:value-type="float" office:value="0.784901376776676">
                <text:p>0.784901376776676</text:p>
                <draw:g>
                  <svg:desc>Sheet1.B46:Sheet1.AF46</svg:desc>
                </draw:g>
              </table:table-cell>
              <table:table-cell office:value-type="float" office:value="1.25646060296176">
                <text:p>1.25646060296176</text:p>
              </table:table-cell>
              <table:table-cell office:value-type="float" office:value="1.405323248791">
                <text:p>1.405323248791</text:p>
              </table:table-cell>
              <table:table-cell office:value-type="float" office:value="1.52307940106926">
                <text:p>1.52307940106926</text:p>
              </table:table-cell>
              <table:table-cell office:value-type="float" office:value="1.740536282548">
                <text:p>1.740536282548</text:p>
              </table:table-cell>
              <table:table-cell office:value-type="float" office:value="1.68035629595448">
                <text:p>1.68035629595448</text:p>
              </table:table-cell>
              <table:table-cell office:value-type="float" office:value="1.63932937950054">
                <text:p>1.63932937950054</text:p>
              </table:table-cell>
              <table:table-cell office:value-type="float" office:value="1.6676871063255">
                <text:p>1.6676871063255</text:p>
              </table:table-cell>
              <table:table-cell office:value-type="float" office:value="1.6555745662588">
                <text:p>1.6555745662588</text:p>
              </table:table-cell>
              <table:table-cell office:value-type="float" office:value="1.64150040147279">
                <text:p>1.64150040147279</text:p>
              </table:table-cell>
              <table:table-cell office:value-type="float" office:value="1.62083225515127">
                <text:p>1.62083225515127</text:p>
              </table:table-cell>
              <table:table-cell office:value-type="float" office:value="1.60883323956822">
                <text:p>1.60883323956822</text:p>
              </table:table-cell>
              <table:table-cell office:value-type="float" office:value="1.56667638643941">
                <text:p>1.56667638643941</text:p>
              </table:table-cell>
              <table:table-cell office:value-type="float" office:value="1.66930114827242">
                <text:p>1.66930114827242</text:p>
              </table:table-cell>
              <table:table-cell office:value-type="float" office:value="1.7423415783861">
                <text:p>1.7423415783861</text:p>
              </table:table-cell>
              <table:table-cell office:value-type="float" office:value="1.77579917772639">
                <text:p>1.77579917772639</text:p>
              </table:table-cell>
              <table:table-cell office:value-type="float" office:value="1.7692648630859">
                <text:p>1.7692648630859</text:p>
              </table:table-cell>
              <table:table-cell office:value-type="float" office:value="1.65879558500841">
                <text:p>1.65879558500841</text:p>
              </table:table-cell>
              <table:table-cell office:value-type="float" office:value="1.54254316432226">
                <text:p>1.54254316432226</text:p>
              </table:table-cell>
              <table:table-cell office:value-type="float" office:value="1.60092846174097">
                <text:p>1.60092846174097</text:p>
              </table:table-cell>
              <table:table-cell office:value-type="float" office:value="1.67389479427416">
                <text:p>1.67389479427416</text:p>
              </table:table-cell>
              <table:table-cell office:value-type="float" office:value="1.67483773012049">
                <text:p>1.67483773012049</text:p>
              </table:table-cell>
              <table:table-cell office:value-type="float" office:value="1.64889244991394">
                <text:p>1.64889244991394</text:p>
              </table:table-cell>
              <table:table-cell office:value-type="float" office:value="1.72441268178512">
                <text:p>1.72441268178512</text:p>
              </table:table-cell>
              <table:table-cell office:value-type="float" office:value="1.72748918531412">
                <text:p>1.72748918531412</text:p>
              </table:table-cell>
              <table:table-cell office:value-type="float" office:value="1.75900210403346">
                <text:p>1.75900210403346</text:p>
              </table:table-cell>
              <table:table-cell office:value-type="float" office:value="1.78120908670223">
                <text:p>1.78120908670223</text:p>
              </table:table-cell>
              <table:table-cell office:value-type="float" office:value="1.78349459930415">
                <text:p>1.78349459930415</text:p>
              </table:table-cell>
              <table:table-cell office:value-type="float" office:value="1.7909073758011">
                <text:p>1.7909073758011</text:p>
              </table:table-cell>
              <table:table-cell office:value-type="float" office:value="1.79444625787877">
                <text:p>1.79444625787877</text:p>
              </table:table-cell>
              <table:table-cell office:value-type="float" office:value="1.84887524019869">
                <text:p>1.84887524019869</text:p>
              </table:table-cell>
            </table:table-row>
            <table:table-row>
              <table:table-cell office:value-type="string">
                <text:p>17</text:p>
                <draw:g>
                  <svg:desc>Sheet1.A47:Sheet1.A47</svg:desc>
                </draw:g>
              </table:table-cell>
              <table:table-cell office:value-type="float" office:value="0">
                <text:p>0</text:p>
                <draw:g>
                  <svg:desc>Sheet1.B47:Sheet1.AF47</svg:desc>
                </draw:g>
              </table:table-cell>
              <table:table-cell office:value-type="float" office:value="1.24027250825868">
                <text:p>1.24027250825868</text:p>
              </table:table-cell>
              <table:table-cell office:value-type="float" office:value="1.38138196105573">
                <text:p>1.38138196105573</text:p>
              </table:table-cell>
              <table:table-cell office:value-type="float" office:value="1.4822717255072">
                <text:p>1.4822717255072</text:p>
              </table:table-cell>
              <table:table-cell office:value-type="float" office:value="1.73820974384866">
                <text:p>1.73820974384866</text:p>
              </table:table-cell>
              <table:table-cell office:value-type="float" office:value="1.64105424942298">
                <text:p>1.64105424942298</text:p>
              </table:table-cell>
              <table:table-cell office:value-type="float" office:value="1.46660886502523">
                <text:p>1.46660886502523</text:p>
              </table:table-cell>
              <table:table-cell office:value-type="float" office:value="1.66178177546583">
                <text:p>1.66178177546583</text:p>
              </table:table-cell>
              <table:table-cell office:value-type="float" office:value="1.64934692005319">
                <text:p>1.64934692005319</text:p>
              </table:table-cell>
              <table:table-cell office:value-type="float" office:value="1.63330468404696">
                <text:p>1.63330468404696</text:p>
              </table:table-cell>
              <table:table-cell office:value-type="float" office:value="1.57658792891082">
                <text:p>1.57658792891082</text:p>
              </table:table-cell>
              <table:table-cell office:value-type="float" office:value="1.35352280582357">
                <text:p>1.35352280582357</text:p>
              </table:table-cell>
              <table:table-cell office:value-type="float" office:value="1.44597447511193">
                <text:p>1.44597447511193</text:p>
              </table:table-cell>
              <table:table-cell office:value-type="float" office:value="1.64368962246197">
                <text:p>1.64368962246197</text:p>
              </table:table-cell>
              <table:table-cell office:value-type="float" office:value="1.73153920152416">
                <text:p>1.73153920152416</text:p>
              </table:table-cell>
              <table:table-cell office:value-type="float" office:value="1.76808084380112">
                <text:p>1.76808084380112</text:p>
              </table:table-cell>
              <table:table-cell office:value-type="float" office:value="1.75393653713225">
                <text:p>1.75393653713225</text:p>
              </table:table-cell>
              <table:table-cell office:value-type="float" office:value="1.57021333787609">
                <text:p>1.57021333787609</text:p>
              </table:table-cell>
              <table:table-cell office:value-type="float" office:value="1.52657694133706">
                <text:p>1.52657694133706</text:p>
              </table:table-cell>
              <table:table-cell office:value-type="float" office:value="1.58228778277633">
                <text:p>1.58228778277633</text:p>
              </table:table-cell>
              <table:table-cell office:value-type="float" office:value="1.58092975097041">
                <text:p>1.58092975097041</text:p>
              </table:table-cell>
              <table:table-cell office:value-type="float" office:value="1.56574882770882">
                <text:p>1.56574882770882</text:p>
              </table:table-cell>
              <table:table-cell office:value-type="float" office:value="1.55884268035417">
                <text:p>1.55884268035417</text:p>
              </table:table-cell>
              <table:table-cell office:value-type="float" office:value="1.60643928326045">
                <text:p>1.60643928326045</text:p>
              </table:table-cell>
              <table:table-cell office:value-type="float" office:value="1.69516297407113">
                <text:p>1.69516297407113</text:p>
              </table:table-cell>
              <table:table-cell office:value-type="float" office:value="1.73631751904717">
                <text:p>1.73631751904717</text:p>
              </table:table-cell>
              <table:table-cell office:value-type="float" office:value="1.77909316795058">
                <text:p>1.77909316795058</text:p>
              </table:table-cell>
              <table:table-cell office:value-type="float" office:value="1.78289406514252">
                <text:p>1.78289406514252</text:p>
              </table:table-cell>
              <table:table-cell office:value-type="float" office:value="1.79008487842516">
                <text:p>1.79008487842516</text:p>
              </table:table-cell>
              <table:table-cell office:value-type="float" office:value="1.79308676369262">
                <text:p>1.79308676369262</text:p>
              </table:table-cell>
              <table:table-cell office:value-type="float" office:value="1.80970912651085">
                <text:p>1.80970912651085</text:p>
              </table:table-cell>
            </table:table-row>
            <table:table-row>
              <table:table-cell office:value-type="string">
                <text:p>18</text:p>
                <draw:g>
                  <svg:desc>Sheet1.A48:Sheet1.A48</svg:desc>
                </draw:g>
              </table:table-cell>
              <table:table-cell office:value-type="float" office:value="0">
                <text:p>0</text:p>
                <draw:g>
                  <svg:desc>Sheet1.B48:Sheet1.AF48</svg:desc>
                </draw:g>
              </table:table-cell>
              <table:table-cell office:value-type="float" office:value="1.0405704875707">
                <text:p>1.0405704875707</text:p>
              </table:table-cell>
              <table:table-cell office:value-type="float" office:value="0.926917494645594">
                <text:p>0.926917494645594</text:p>
              </table:table-cell>
              <table:table-cell office:value-type="float" office:value="1.47720440192721">
                <text:p>1.47720440192721</text:p>
              </table:table-cell>
              <table:table-cell office:value-type="float" office:value="1.69528618149813">
                <text:p>1.69528618149813</text:p>
              </table:table-cell>
              <table:table-cell office:value-type="float" office:value="1.58481691342726">
                <text:p>1.58481691342726</text:p>
              </table:table-cell>
              <table:table-cell office:value-type="float" office:value="1.44368978890019">
                <text:p>1.44368978890019</text:p>
              </table:table-cell>
              <table:table-cell office:value-type="float" office:value="1.65705086725252">
                <text:p>1.65705086725252</text:p>
              </table:table-cell>
              <table:table-cell office:value-type="float" office:value="1.50584043309943">
                <text:p>1.50584043309943</text:p>
              </table:table-cell>
              <table:table-cell office:value-type="float" office:value="1.62669993180961">
                <text:p>1.62669993180961</text:p>
              </table:table-cell>
              <table:table-cell office:value-type="float" office:value="1.49770901894763">
                <text:p>1.49770901894763</text:p>
              </table:table-cell>
              <table:table-cell office:value-type="float" office:value="1.28570040508239">
                <text:p>1.28570040508239</text:p>
              </table:table-cell>
              <table:table-cell office:value-type="float" office:value="1.29413367564207">
                <text:p>1.29413367564207</text:p>
              </table:table-cell>
              <table:table-cell office:value-type="float" office:value="1.6395127506642">
                <text:p>1.6395127506642</text:p>
              </table:table-cell>
              <table:table-cell office:value-type="float" office:value="1.7285176189934">
                <text:p>1.7285176189934</text:p>
              </table:table-cell>
              <table:table-cell office:value-type="float" office:value="1.74863757948595">
                <text:p>1.74863757948595</text:p>
              </table:table-cell>
              <table:table-cell office:value-type="float" office:value="1.72686697726561">
                <text:p>1.72686697726561</text:p>
              </table:table-cell>
              <table:table-cell office:value-type="float" office:value="1.48621749973665">
                <text:p>1.48621749973665</text:p>
              </table:table-cell>
              <table:table-cell office:value-type="float" office:value="1.4337802808374">
                <text:p>1.4337802808374</text:p>
              </table:table-cell>
              <table:table-cell office:value-type="float" office:value="1.41055825818635">
                <text:p>1.41055825818635</text:p>
              </table:table-cell>
              <table:table-cell office:value-type="float" office:value="1.44065248423483">
                <text:p>1.44065248423483</text:p>
              </table:table-cell>
              <table:table-cell office:value-type="float" office:value="1.44695429520893">
                <text:p>1.44695429520893</text:p>
              </table:table-cell>
              <table:table-cell office:value-type="float" office:value="1.46131595237579">
                <text:p>1.46131595237579</text:p>
              </table:table-cell>
              <table:table-cell office:value-type="float" office:value="1.59974172891375">
                <text:p>1.59974172891375</text:p>
              </table:table-cell>
              <table:table-cell office:value-type="float" office:value="1.66124442950737">
                <text:p>1.66124442950737</text:p>
              </table:table-cell>
              <table:table-cell office:value-type="float" office:value="1.71461247392198">
                <text:p>1.71461247392198</text:p>
              </table:table-cell>
              <table:table-cell office:value-type="float" office:value="1.76671864265837">
                <text:p>1.76671864265837</text:p>
              </table:table-cell>
              <table:table-cell office:value-type="float" office:value="1.78258532258203">
                <text:p>1.78258532258203</text:p>
              </table:table-cell>
              <table:table-cell office:value-type="float" office:value="1.78566985842411">
                <text:p>1.78566985842411</text:p>
              </table:table-cell>
              <table:table-cell office:value-type="float" office:value="1.79116557143024">
                <text:p>1.79116557143024</text:p>
              </table:table-cell>
              <table:table-cell office:value-type="float" office:value="1.8027911351322">
                <text:p>1.8027911351322</text:p>
              </table:table-cell>
            </table:table-row>
            <table:table-row>
              <table:table-cell office:value-type="string">
                <text:p>19</text:p>
                <draw:g>
                  <svg:desc>Sheet1.A49:Sheet1.A49</svg:desc>
                </draw:g>
              </table:table-cell>
              <table:table-cell office:value-type="float" office:value="0">
                <text:p>0</text:p>
                <draw:g>
                  <svg:desc>Sheet1.B49:Sheet1.AF49</svg:desc>
                </draw:g>
              </table:table-cell>
              <table:table-cell office:value-type="float" office:value="0.812790409536035">
                <text:p>0.812790409536035</text:p>
              </table:table-cell>
              <table:table-cell office:value-type="float" office:value="0.920125786318214">
                <text:p>0.920125786318214</text:p>
              </table:table-cell>
              <table:table-cell office:value-type="float" office:value="1.44869785474075">
                <text:p>1.44869785474075</text:p>
              </table:table-cell>
              <table:table-cell office:value-type="float" office:value="1.24186304575953">
                <text:p>1.24186304575953</text:p>
              </table:table-cell>
              <table:table-cell office:value-type="float" office:value="1.28852752891277">
                <text:p>1.28852752891277</text:p>
              </table:table-cell>
              <table:table-cell office:value-type="float" office:value="0.884916252376312">
                <text:p>0.884916252376312</text:p>
              </table:table-cell>
              <table:table-cell office:value-type="float" office:value="1.2273564942273">
                <text:p>1.2273564942273</text:p>
              </table:table-cell>
              <table:table-cell office:value-type="float" office:value="1.14348311130405">
                <text:p>1.14348311130405</text:p>
              </table:table-cell>
              <table:table-cell office:value-type="float" office:value="1.51881056668454">
                <text:p>1.51881056668454</text:p>
              </table:table-cell>
              <table:table-cell office:value-type="float" office:value="0.927104259380717">
                <text:p>0.927104259380717</text:p>
              </table:table-cell>
              <table:table-cell office:value-type="float" office:value="0.937456816789218">
                <text:p>0.937456816789218</text:p>
              </table:table-cell>
              <table:table-cell office:value-type="float" office:value="1.14040985411057">
                <text:p>1.14040985411057</text:p>
              </table:table-cell>
              <table:table-cell office:value-type="float" office:value="1.58966085554045">
                <text:p>1.58966085554045</text:p>
              </table:table-cell>
              <table:table-cell office:value-type="float" office:value="1.72413473254514">
                <text:p>1.72413473254514</text:p>
              </table:table-cell>
              <table:table-cell office:value-type="float" office:value="1.74764630602327">
                <text:p>1.74764630602327</text:p>
              </table:table-cell>
              <table:table-cell office:value-type="float" office:value="1.03446376740173">
                <text:p>1.03446376740173</text:p>
              </table:table-cell>
              <table:table-cell office:value-type="float" office:value="0.939376505991744">
                <text:p>0.939376505991744</text:p>
              </table:table-cell>
              <table:table-cell office:value-type="float" office:value="1.27339361557372">
                <text:p>1.27339361557372</text:p>
              </table:table-cell>
              <table:table-cell office:value-type="float" office:value="0.925794349561814">
                <text:p>0.925794349561814</text:p>
              </table:table-cell>
              <table:table-cell office:value-type="float" office:value="1.23899040484681">
                <text:p>1.23899040484681</text:p>
              </table:table-cell>
              <table:table-cell office:value-type="float" office:value="1.22558280752121">
                <text:p>1.22558280752121</text:p>
              </table:table-cell>
              <table:table-cell office:value-type="float" office:value="1.25837597169493">
                <text:p>1.25837597169493</text:p>
              </table:table-cell>
              <table:table-cell office:value-type="float" office:value="1.45779078605234">
                <text:p>1.45779078605234</text:p>
              </table:table-cell>
              <table:table-cell office:value-type="float" office:value="1.22331176262301">
                <text:p>1.22331176262301</text:p>
              </table:table-cell>
              <table:table-cell office:value-type="float" office:value="1.66904767779386">
                <text:p>1.66904767779386</text:p>
              </table:table-cell>
              <table:table-cell office:value-type="float" office:value="1.73365028559512">
                <text:p>1.73365028559512</text:p>
              </table:table-cell>
              <table:table-cell office:value-type="float" office:value="1.76399452403749">
                <text:p>1.76399452403749</text:p>
              </table:table-cell>
              <table:table-cell office:value-type="float" office:value="1.78496796986982">
                <text:p>1.78496796986982</text:p>
              </table:table-cell>
              <table:table-cell office:value-type="float" office:value="1.7868699342257">
                <text:p>1.7868699342257</text:p>
              </table:table-cell>
              <table:table-cell office:value-type="float" office:value="1.79325758911903">
                <text:p>1.79325758911903</text:p>
              </table:table-cell>
            </table:table-row>
            <table:table-row>
              <table:table-cell office:value-type="string">
                <text:p>20</text:p>
                <draw:g>
                  <svg:desc>Sheet1.A50:Sheet1.A50</svg:desc>
                </draw:g>
              </table:table-cell>
              <table:table-cell office:value-type="float" office:value="0">
                <text:p>0</text:p>
                <draw:g>
                  <svg:desc>Sheet1.B50:Sheet1.AF5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849742241112672">
                <text:p>0.849742241112672</text:p>
              </table:table-cell>
              <table:table-cell office:value-type="float" office:value="1.27306548160908">
                <text:p>1.27306548160908</text:p>
              </table:table-cell>
              <table:table-cell office:value-type="float" office:value="1.00643640642053">
                <text:p>1.00643640642053</text:p>
              </table:table-cell>
              <table:table-cell office:value-type="float" office:value="0.851159482078833">
                <text:p>0.851159482078833</text:p>
              </table:table-cell>
              <table:table-cell office:value-type="float" office:value="0.880799003746755">
                <text:p>0.880799003746755</text:p>
              </table:table-cell>
              <table:table-cell office:value-type="float" office:value="0.956328051807855">
                <text:p>0.956328051807855</text:p>
              </table:table-cell>
              <table:table-cell office:value-type="float" office:value="1.01615636961034">
                <text:p>1.01615636961034</text:p>
              </table:table-cell>
              <table:table-cell office:value-type="float" office:value="1.29650780175953">
                <text:p>1.29650780175953</text:p>
              </table:table-cell>
              <table:table-cell office:value-type="float" office:value="0.832010179689159">
                <text:p>0.832010179689159</text:p>
              </table:table-cell>
              <table:table-cell office:value-type="float" office:value="0.784298663268041">
                <text:p>0.784298663268041</text:p>
              </table:table-cell>
              <table:table-cell office:value-type="float" office:value="0.925041247359324">
                <text:p>0.925041247359324</text:p>
              </table:table-cell>
              <table:table-cell office:value-type="float" office:value="1.47754907143911">
                <text:p>1.47754907143911</text:p>
              </table:table-cell>
              <table:table-cell office:value-type="float" office:value="1.66239432901356">
                <text:p>1.66239432901356</text:p>
              </table:table-cell>
              <table:table-cell office:value-type="float" office:value="1.21791759882402">
                <text:p>1.21791759882402</text:p>
              </table:table-cell>
              <table:table-cell office:value-type="float" office:value="1.00221604833832">
                <text:p>1.00221604833832</text:p>
              </table:table-cell>
              <table:table-cell office:value-type="float" office:value="0.788950575181016">
                <text:p>0.788950575181016</text:p>
              </table:table-cell>
              <table:table-cell office:value-type="float" office:value="0.926113852880669">
                <text:p>0.926113852880669</text:p>
              </table:table-cell>
              <table:table-cell office:value-type="float" office:value="0.858780945084613">
                <text:p>0.858780945084613</text:p>
              </table:table-cell>
              <table:table-cell office:value-type="float" office:value="0.945065339475291">
                <text:p>0.945065339475291</text:p>
              </table:table-cell>
              <table:table-cell office:value-type="float" office:value="0.926480674513552">
                <text:p>0.926480674513552</text:p>
              </table:table-cell>
              <table:table-cell office:value-type="float" office:value="0.925286090766557">
                <text:p>0.925286090766557</text:p>
              </table:table-cell>
              <table:table-cell office:value-type="float" office:value="0.935770888201874">
                <text:p>0.935770888201874</text:p>
              </table:table-cell>
              <table:table-cell office:value-type="float" office:value="0.923376134672691">
                <text:p>0.923376134672691</text:p>
              </table:table-cell>
              <table:table-cell office:value-type="float" office:value="1.13300512753052">
                <text:p>1.13300512753052</text:p>
              </table:table-cell>
              <table:table-cell office:value-type="float" office:value="1.73234674950137">
                <text:p>1.73234674950137</text:p>
              </table:table-cell>
              <table:table-cell office:value-type="float" office:value="1.20202305245174">
                <text:p>1.20202305245174</text:p>
              </table:table-cell>
              <table:table-cell office:value-type="float" office:value="1.53632499847538">
                <text:p>1.53632499847538</text:p>
              </table:table-cell>
              <table:table-cell office:value-type="float" office:value="0.840691637690463">
                <text:p>0.840691637690463</text:p>
              </table:table-cell>
              <table:table-cell office:value-type="float" office:value="1.79032500685672">
                <text:p>1.79032500685672</text:p>
              </table:table-cell>
            </table:table-row>
            <table:table-row>
              <table:table-cell office:value-type="string">
                <text:p>Average fitness</text:p>
                <draw:g>
                  <svg:desc>Sheet1.A51:Sheet1.A51</svg:desc>
                </draw:g>
              </table:table-cell>
              <table:table-cell office:value-type="float" office:value="3.27652817528119">
                <text:p>3.27652817528119</text:p>
                <draw:g>
                  <svg:desc>Sheet1.B51:Sheet1.AF51</svg:desc>
                </draw:g>
              </table:table-cell>
              <table:table-cell office:value-type="float" office:value="2.48882846948525">
                <text:p>2.48882846948525</text:p>
              </table:table-cell>
              <table:table-cell office:value-type="float" office:value="2.03415348341499">
                <text:p>2.03415348341499</text:p>
              </table:table-cell>
              <table:table-cell office:value-type="float" office:value="1.9207571483976">
                <text:p>1.9207571483976</text:p>
              </table:table-cell>
              <table:table-cell office:value-type="float" office:value="2.18534171824576">
                <text:p>2.18534171824576</text:p>
              </table:table-cell>
              <table:table-cell office:value-type="float" office:value="1.80016815187941">
                <text:p>1.80016815187941</text:p>
              </table:table-cell>
              <table:table-cell office:value-type="float" office:value="1.72597411336541">
                <text:p>1.72597411336541</text:p>
              </table:table-cell>
              <table:table-cell office:value-type="float" office:value="1.72778609513646">
                <text:p>1.72778609513646</text:p>
              </table:table-cell>
              <table:table-cell office:value-type="float" office:value="1.7092110501026">
                <text:p>1.7092110501026</text:p>
              </table:table-cell>
              <table:table-cell office:value-type="float" office:value="1.71812527208836">
                <text:p>1.71812527208836</text:p>
              </table:table-cell>
              <table:table-cell office:value-type="float" office:value="1.6439213060519">
                <text:p>1.6439213060519</text:p>
              </table:table-cell>
              <table:table-cell office:value-type="float" office:value="1.61635743936593">
                <text:p>1.61635743936593</text:p>
              </table:table-cell>
              <table:table-cell office:value-type="float" office:value="1.61818015136416">
                <text:p>1.61818015136416</text:p>
              </table:table-cell>
              <table:table-cell office:value-type="float" office:value="1.9336429478447">
                <text:p>1.9336429478447</text:p>
              </table:table-cell>
              <table:table-cell office:value-type="float" office:value="2.39305332168723">
                <text:p>2.39305332168723</text:p>
              </table:table-cell>
              <table:table-cell office:value-type="float" office:value="2.42212188279224">
                <text:p>2.42212188279224</text:p>
              </table:table-cell>
              <table:table-cell office:value-type="float" office:value="1.85095456977583">
                <text:p>1.85095456977583</text:p>
              </table:table-cell>
              <table:table-cell office:value-type="float" office:value="1.73875748587393">
                <text:p>1.73875748587393</text:p>
              </table:table-cell>
              <table:table-cell office:value-type="float" office:value="1.72168267128156">
                <text:p>1.72168267128156</text:p>
              </table:table-cell>
              <table:table-cell office:value-type="float" office:value="1.70770269630412">
                <text:p>1.70770269630412</text:p>
              </table:table-cell>
              <table:table-cell office:value-type="float" office:value="1.72627659163449">
                <text:p>1.72627659163449</text:p>
              </table:table-cell>
              <table:table-cell office:value-type="float" office:value="1.71452340972024">
                <text:p>1.71452340972024</text:p>
              </table:table-cell>
              <table:table-cell office:value-type="float" office:value="1.71963124290503">
                <text:p>1.71963124290503</text:p>
              </table:table-cell>
              <table:table-cell office:value-type="float" office:value="1.74030224839407">
                <text:p>1.74030224839407</text:p>
              </table:table-cell>
              <table:table-cell office:value-type="float" office:value="2.1075242582261">
                <text:p>2.1075242582261</text:p>
              </table:table-cell>
              <table:table-cell office:value-type="float" office:value="3.04988403704761">
                <text:p>3.04988403704761</text:p>
              </table:table-cell>
              <table:table-cell office:value-type="float" office:value="5.1692117352179">
                <text:p>5.1692117352179</text:p>
              </table:table-cell>
              <table:table-cell office:value-type="float" office:value="5.68971120664842">
                <text:p>5.68971120664842</text:p>
              </table:table-cell>
              <table:table-cell office:value-type="float" office:value="6.85478809524117">
                <text:p>6.85478809524117</text:p>
              </table:table-cell>
              <table:table-cell office:value-type="float" office:value="9.03102062430432">
                <text:p>9.03102062430432</text:p>
              </table:table-cell>
              <table:table-cell office:value-type="float" office:value="11.0075830903197">
                <text:p>11.0075830903197</text:p>
              </table:table-cell>
            </table:table-row>
            <table:table-row>
              <table:table-cell office:value-type="string">
                <text:p>Average # of genes</text:p>
                <draw:g>
                  <svg:desc>Sheet1.A52:Sheet1.A52</svg:desc>
                </draw:g>
              </table:table-cell>
              <table:table-cell office:value-type="float" office:value="138.55">
                <text:p>138.55</text:p>
                <draw:g>
                  <svg:desc>Sheet1.B52:Sheet1.AF52</svg:desc>
                </draw:g>
              </table:table-cell>
              <table:table-cell office:value-type="float" office:value="134.75">
                <text:p>134.75</text:p>
              </table:table-cell>
              <table:table-cell office:value-type="float" office:value="130.5">
                <text:p>130.5</text:p>
              </table:table-cell>
              <table:table-cell office:value-type="float" office:value="124.3">
                <text:p>124.3</text:p>
              </table:table-cell>
              <table:table-cell office:value-type="float" office:value="121.55">
                <text:p>121.55</text:p>
              </table:table-cell>
              <table:table-cell office:value-type="float" office:value="117.05">
                <text:p>117.05</text:p>
              </table:table-cell>
              <table:table-cell office:value-type="float" office:value="121.9">
                <text:p>121.9</text:p>
              </table:table-cell>
              <table:table-cell office:value-type="float" office:value="122.75">
                <text:p>122.75</text:p>
              </table:table-cell>
              <table:table-cell office:value-type="float" office:value="119.9">
                <text:p>119.9</text:p>
              </table:table-cell>
              <table:table-cell office:value-type="float" office:value="120.55">
                <text:p>120.55</text:p>
              </table:table-cell>
              <table:table-cell office:value-type="float" office:value="112.75">
                <text:p>112.75</text:p>
              </table:table-cell>
              <table:table-cell office:value-type="float" office:value="115.7">
                <text:p>115.7</text:p>
              </table:table-cell>
              <table:table-cell office:value-type="float" office:value="112.3">
                <text:p>112.3</text:p>
              </table:table-cell>
              <table:table-cell office:value-type="float" office:value="120.2">
                <text:p>120.2</text:p>
              </table:table-cell>
              <table:table-cell office:value-type="float" office:value="115.35">
                <text:p>115.35</text:p>
              </table:table-cell>
              <table:table-cell office:value-type="float" office:value="107.35">
                <text:p>107.35</text:p>
              </table:table-cell>
              <table:table-cell office:value-type="float" office:value="99.1">
                <text:p>99.1</text:p>
              </table:table-cell>
              <table:table-cell office:value-type="float" office:value="100.4">
                <text:p>100.4</text:p>
              </table:table-cell>
              <table:table-cell office:value-type="float" office:value="103.65">
                <text:p>103.65</text:p>
              </table:table-cell>
              <table:table-cell office:value-type="float" office:value="110.9">
                <text:p>110.9</text:p>
              </table:table-cell>
              <table:table-cell office:value-type="float" office:value="107.6">
                <text:p>107.6</text:p>
              </table:table-cell>
              <table:table-cell office:value-type="float" office:value="99.25">
                <text:p>99.25</text:p>
              </table:table-cell>
              <table:table-cell office:value-type="float" office:value="115.55">
                <text:p>115.55</text:p>
              </table:table-cell>
              <table:table-cell office:value-type="float" office:value="100.65">
                <text:p>100.65</text:p>
              </table:table-cell>
              <table:table-cell office:value-type="float" office:value="97.35">
                <text:p>97.35</text:p>
              </table:table-cell>
              <table:table-cell office:value-type="float" office:value="104.4">
                <text:p>104.4</text:p>
              </table:table-cell>
              <table:table-cell office:value-type="float" office:value="100.4">
                <text:p>100.4</text:p>
              </table:table-cell>
              <table:table-cell office:value-type="float" office:value="96">
                <text:p>96</text:p>
              </table:table-cell>
              <table:table-cell office:value-type="float" office:value="90.35">
                <text:p>90.35</text:p>
              </table:table-cell>
              <table:table-cell office:value-type="float" office:value="91.75">
                <text:p>91.75</text:p>
              </table:table-cell>
              <table:table-cell office:value-type="float" office:value="87.85">
                <text:p>87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